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33cm"/>
    </style:style>
    <style:style style:name="co2" style:family="table-column">
      <style:table-column-properties fo:break-before="auto" style:column-width="5.11cm"/>
    </style:style>
    <style:style style:name="co3" style:family="table-column">
      <style:table-column-properties fo:break-before="auto" style:column-width="2.392cm"/>
    </style:style>
    <style:style style:name="co4" style:family="table-column">
      <style:table-column-properties fo:break-before="auto" style:column-width="2.282cm"/>
    </style:style>
    <style:style style:name="co5" style:family="table-column">
      <style:table-column-properties fo:break-before="auto" style:column-width="2.337cm"/>
    </style:style>
    <style:style style:name="co6" style:family="table-column">
      <style:table-column-properties fo:break-before="auto" style:column-width="3.639cm"/>
    </style:style>
    <style:style style:name="co7" style:family="table-column">
      <style:table-column-properties fo:break-before="auto" style:column-width="0.727cm"/>
    </style:style>
    <style:style style:name="co8" style:family="table-column">
      <style:table-column-properties fo:break-before="auto" style:column-width="0.833cm"/>
    </style:style>
    <style:style style:name="co9" style:family="table-column">
      <style:table-column-properties fo:break-before="auto" style:column-width="4.623cm"/>
    </style:style>
    <style:style style:name="co10" style:family="table-column">
      <style:table-column-properties fo:break-before="auto" style:column-width="2.93cm"/>
    </style:style>
    <style:style style:name="co11" style:family="table-column">
      <style:table-column-properties fo:break-before="auto" style:column-width="0.94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58cm" fo:break-before="auto" style:use-optimal-row-height="true"/>
    </style:style>
    <style:style style:name="ta1" style:family="table" style:master-page-name="PageStyle_5f_Projektplan_20_Kalenderwochen">
      <style:table-properties table:display="true" style:writing-mode="lr-tb"/>
    </style:style>
    <style:style style:name="ta2" style:family="table" style:master-page-name="PageStyle_5f_Projektplan_20_Monate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8002" number:language="de" number:country="DE">
      <number:number number:decimal-places="2" number:min-integer-digits="1"/>
    </number:number-style>
    <number:date-style style:name="N8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8100" number:language="de" number:country="DE">
      <number:text-content/>
    </number:text-style>
    <style:style style:name="ce1" style:family="table-cell" style:parent-style-name="Excel_20_Built-in_20_Normal" style:data-style-name="N8000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Excel_20_Built-in_20_Normal" style:data-style-name="N8100">
      <style:table-cell-properties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style:font-name="Calibri1"/>
    </style:style>
    <style:style style:name="ce3" style:family="table-cell" style:parent-style-name="Excel_20_Built-in_20_Normal" style:data-style-name="N8100">
      <style:table-cell-properties fo:background-color="#4f767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Excel_20_Built-in_20_Normal" style:data-style-name="N8100">
      <style:table-cell-properties fo:border-bottom="0.035cm solid #000000" fo:background-color="#4f767e" style:diagonal-bl-tr="none" style:diagonal-tl-br="none" fo:border-left="none" fo:border-right="none" style:rotation-align="none" fo:border-top="non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Excel_20_Built-in_20_Normal" style:data-style-name="N8100">
      <style:text-properties style:font-name="Calibri1"/>
    </style:style>
    <style:style style:name="ce6" style:family="table-cell" style:parent-style-name="Excel_20_Built-in_20_Normal" style:data-style-name="N8100">
      <style:table-cell-properties fo:border-bottom="0.035cm solid #f2f2f2" style:diagonal-bl-tr="none" style:diagonal-tl-br="none" fo:border-left="none" fo:border-right="none" style:rotation-align="none" fo:border-top="none"/>
      <style:text-properties style:font-name="Calibri1"/>
    </style:style>
    <style:style style:name="ce7" style:family="table-cell" style:parent-style-name="Excel_20_Built-in_20_Normal" style:data-style-name="N8100">
      <style:table-cell-properties fo:border-bottom="0.035cm solid #f2f2f2" fo:background-color="#c3d0d3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20_Built-in_20_Normal" style:data-style-name="N8100">
      <style:table-cell-properties fo:border-bottom="0.035cm solid #f2f2f2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Excel_20_Built-in_20_Normal" style:data-style-name="N8100">
      <style:table-cell-properties fo:border-bottom="0.035cm solid #f2f2f2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Excel_20_Built-in_20_Normal" style:data-style-name="N8100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/>
    </style:style>
    <style:style style:name="ce11" style:family="table-cell" style:parent-style-name="Excel_20_Built-in_20_Normal" style:data-style-name="N8100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 fo:font-weight="bold" style:font-weight-asian="bold" style:font-weight-complex="bold"/>
    </style:style>
    <style:style style:name="ce12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/>
    </style:style>
    <style:style style:name="ce13" style:family="table-cell" style:parent-style-name="Excel_20_Built-in_20_Normal" style:data-style-name="N8100">
      <style:table-cell-properties fo:border-bottom="0.035cm solid #f2f2f2" fo:background-color="#ccccff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ext-properties style:font-name="Calibri1"/>
    </style:style>
    <style:style style:name="ce15" style:family="table-cell" style:parent-style-name="Excel_20_Built-in_20_Normal" style:data-style-name="N8100">
      <style:table-cell-properties fo:border-bottom="0.035cm solid #f2f2f2" fo:background-color="#ffffff" style:diagonal-bl-tr="none" style:diagonal-tl-br="none" fo:border-left="none" fo:border-right="none" style:rotation-align="none" fo:border-top="0.035cm solid #f2f2f2"/>
      <style:text-properties style:font-name="Calibri1"/>
    </style:style>
    <style:style style:name="ce16" style:family="table-cell" style:parent-style-name="Default">
      <style:table-cell-properties fo:background-color="#ffffff"/>
    </style:style>
    <style:style style:name="ce17" style:family="table-cell" style:parent-style-name="Default">
      <style:text-properties style:font-name="Calibri1" fo:font-size="12pt" fo:font-weight="bold" style:font-size-asian="12pt" style:font-weight-asian="bold" style:font-size-complex="12pt" style:font-weight-complex="bold"/>
    </style:style>
    <style:style style:name="ce18" style:family="table-cell" style:parent-style-name="Excel_20_Built-in_20_Normal" style:data-style-name="N8100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style:font-name="Calibri1"/>
    </style:style>
    <style:style style:name="ce19" style:family="table-cell" style:parent-style-name="Excel_20_Built-in_20_Normal" style:data-style-name="N8100">
      <style:table-cell-properties fo:border-bottom="none" style:diagonal-bl-tr="none" style:diagonal-tl-br="none" fo:border-left="none" fo:border-right="none" style:rotation-align="none" fo:border-top="0.035cm solid #f2f2f2"/>
      <style:text-properties style:font-name="Calibri1"/>
    </style:style>
    <style:style style:name="ce20" style:family="table-cell" style:parent-style-name="Excel_20_Built-in_20_Normal" style:data-style-name="N8000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Excel_20_Built-in_20_Normal" style:data-style-name="N8100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style:font-name="Calibri1"/>
    </style:style>
    <style:style style:name="ce22" style:family="table-cell" style:parent-style-name="Excel_20_Built-in_20_Normal">
      <style:table-cell-properties fo:border-bottom="none" fo:background-color="#4f767e" style:diagonal-bl-tr="none" style:diagonal-tl-br="none" fo:border-left="0.035cm solid #f2f2f2" fo:border-right="0.035cm solid #f2f2f2" style:rotation-align="none" fo:border-top="0.035cm solid #000000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Excel_20_Built-in_20_Normal">
      <style:table-cell-properties fo:border-bottom="0.035cm solid #000000" fo:background-color="#4f767e" style:diagonal-bl-tr="none" style:diagonal-tl-br="none" fo:border-left="0.035cm solid #f2f2f2" fo:border-right="0.035cm solid #f2f2f2" style:rotation-align="none" fo:border-top="non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Excel_20_Built-in_20_Normal">
      <style:text-properties style:font-name="Calibri1"/>
    </style:style>
    <style:style style:name="ce25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none"/>
      <style:text-properties style:font-name="Calibri1"/>
    </style:style>
    <style:style style:name="ce26" style:family="table-cell" style:parent-style-name="Excel_20_Built-in_20_Normal">
      <style:table-cell-properties fo:border-bottom="0.035cm solid #f2f2f2" fo:background-color="#c3d0d3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 fo:font-weight="bold" style:font-weight-asian="bold" style:font-weight-complex="bold"/>
    </style:style>
    <style:style style:name="ce30" style:family="table-cell" style:parent-style-name="Excel_20_Built-in_20_Normal">
      <style:table-cell-properties fo:border-bottom="0.035cm solid #f2f2f2" fo:background-color="#ccccff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ext-properties style:font-name="Calibri1" fo:font-size="12pt" style:font-size-asian="12pt" style:font-size-complex="12pt"/>
    </style:style>
    <style:style style:name="ce32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 fo:font-size="12pt" style:font-size-asian="12pt" style:font-size-complex="12pt"/>
    </style:style>
    <style:style style:name="ce33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 fo:font-size="12pt" fo:font-weight="bold" style:font-size-asian="12pt" style:font-weight-asian="bold" style:font-size-complex="12pt" style:font-weight-complex="bold"/>
    </style:style>
    <style:style style:name="ce34" style:family="table-cell" style:parent-style-name="Excel_20_Built-in_20_Normal">
      <style:table-cell-properties fo:border-bottom="0.035cm solid #f2f2f2" fo:background-color="#ffffff" style:diagonal-bl-tr="none" style:diagonal-tl-br="none" fo:border-left="none" fo:border-right="none" style:rotation-align="none" fo:border-top="0.035cm solid #f2f2f2"/>
      <style:text-properties style:font-name="Calibri1"/>
    </style:style>
    <style:style style:name="ce35" style:family="table-cell" style:parent-style-name="Excel_20_Built-in_20_Normal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style:font-name="Calibri1"/>
    </style:style>
    <style:style style:name="ce36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5cm solid #f2f2f2"/>
      <style:text-properties style:font-name="Calibri1"/>
    </style:style>
    <style:style style:name="ce37" style:family="table-cell" style:parent-style-name="Excel_20_Built-in_20_Normal" style:data-style-name="N8000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8" style:family="table-cell" style:parent-style-name="Excel_20_Built-in_20_Normal" style:data-style-name="N8100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style:font-name="Calibri1"/>
    </style:style>
    <style:style style:name="ce39" style:family="table-cell" style:parent-style-name="Excel_20_Built-in_20_Normal">
      <style:table-cell-properties fo:background-color="#4f767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20_Built-in_20_Normal">
      <style:table-cell-properties fo:border-bottom="0.035cm solid #000000" fo:background-color="#4f767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Excel_20_Built-in_20_Normal" style:data-style-name="N8036">
      <style:table-cell-properties fo:border-bottom="0.035cm solid #f2f2f2" fo:background-color="#c3d0d3" style:diagonal-bl-tr="none" style:diagonal-tl-br="none" fo:border-left="none" fo:border-right="none" style:rotation-align="none" fo:border-top="0.035cm solid #f2f2f2"/>
      <style:text-properties style:font-name="Calibri1"/>
    </style:style>
    <style:style style:name="ce42" style:family="table-cell" style:parent-style-name="Excel_20_Built-in_20_Normal" style:data-style-name="N8036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Excel_20_Built-in_20_Normal" style:data-style-name="N8036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Excel_20_Built-in_20_Normal" style:data-style-name="N8036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/>
    </style:style>
    <style:style style:name="ce45" style:family="table-cell" style:parent-style-name="Excel_20_Built-in_20_Normal" style:data-style-name="N8036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 fo:font-weight="bold" style:font-weight-asian="bold" style:font-weight-complex="bold"/>
    </style:style>
    <style:style style:name="ce46" style:family="table-cell" style:parent-style-name="Excel_20_Built-in_20_Normal" style:data-style-name="N8036">
      <style:table-cell-properties fo:border-bottom="0.035cm solid #f2f2f2" fo:background-color="#ccccff" style:diagonal-bl-tr="none" style:diagonal-tl-br="none" fo:border-left="none" fo:border-right="none" style:rotation-align="none" fo:border-top="0.035cm solid #f2f2f2"/>
      <style:text-properties style:font-name="Calibri1"/>
    </style:style>
    <style:style style:name="ce47" style:family="table-cell" style:parent-style-name="Excel_20_Built-in_20_Normal" style:data-style-name="N8036">
      <style:table-cell-properties fo:border-bottom="0.035cm solid #f2f2f2" fo:background-color="#ffffff" style:diagonal-bl-tr="none" style:diagonal-tl-br="none" fo:border-left="none" fo:border-right="none" style:rotation-align="none" fo:border-top="0.035cm solid #f2f2f2"/>
      <style:text-properties style:font-name="Calibri1"/>
    </style:style>
    <style:style style:name="ce48" style:family="table-cell" style:parent-style-name="Default" style:data-style-name="N36">
      <style:text-properties style:font-name="Calibri1" fo:font-size="12pt" fo:font-weight="bold" style:font-size-asian="12pt" style:font-weight-asian="bold" style:font-size-complex="12pt" style:font-weight-complex="bold"/>
    </style:style>
    <style:style style:name="ce49" style:family="table-cell" style:parent-style-name="Excel_20_Built-in_20_Normal" style:data-style-name="N8036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style:font-name="Calibri1"/>
    </style:style>
    <style:style style:name="ce50" style:family="table-cell" style:parent-style-name="Excel_20_Built-in_20_Normal" style:data-style-name="N8036">
      <style:text-properties style:font-name="Calibri1"/>
    </style:style>
    <style:style style:name="ce51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2" style:family="table-cell" style:parent-style-name="Excel_20_Built-in_20_Normal" style:data-style-name="N8036">
      <style:table-cell-properties fo:border-bottom="0.035cm solid #000000" fo:background-color="#c3d0d3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Excel_20_Built-in_20_Normal">
      <style:table-cell-properties fo:border-bottom="0.035cm solid #000000" fo:background-color="#4f767e" style:diagonal-bl-tr="none" style:diagonal-tl-br="none" style:text-align-source="fix" style:repeat-content="false" fo:wrap-option="wrap" fo:border-left="0.035cm solid #f2f2f2" style:direction="ltr" fo:border-right="0.035cm solid #f2f2f2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Excel_20_Built-in_20_Normal">
      <style:table-cell-properties fo:border-bottom="0.035cm solid #000000" fo:background-color="#4f767e" style:diagonal-bl-tr="none" style:diagonal-tl-br="none" style:text-align-source="fix" style:repeat-content="false" fo:wrap-option="wrap" fo:border-left="0.035cm solid #f2f2f2" style:direction="ltr" fo:border-right="0.035cm solid #f2f2f2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Excel_20_Built-in_20_Normal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Excel_20_Built-in_20_Normal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8" style:family="table-cell" style:parent-style-name="Excel_20_Built-in_20_Normal" style:data-style-name="N8036">
      <style:table-cell-properties fo:border-bottom="0.035cm solid #000000" fo:background-color="#c3d0d3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Excel_20_Built-in_20_Normal" style:data-style-name="N8036">
      <style:table-cell-properties fo:background-color="#4f767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Excel_20_Built-in_20_Normal" style:data-style-name="N8036">
      <style:table-cell-properties fo:border-bottom="0.035cm solid #000000" fo:background-color="#4f767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Excel_20_Built-in_20_Normal" style:data-style-name="N8036">
      <style:table-cell-properties fo:border-bottom="0.035cm solid #f2f2f2" style:diagonal-bl-tr="none" style:diagonal-tl-br="none" fo:border-left="none" fo:border-right="none" style:rotation-align="none" fo:border-top="none"/>
      <style:text-properties style:font-name="Calibri1"/>
    </style:style>
    <style:style style:name="ce62" style:family="table-cell" style:parent-style-name="Excel_20_Built-in_20_Normal" style:data-style-name="N8100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3" style:family="table-cell" style:parent-style-name="Excel_20_Built-in_20_Normal" style:data-style-name="N8100">
      <style:table-cell-properties fo:border-bottom="0.035cm solid #000000" fo:background-color="#c3d0d3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Excel_20_Built-in_20_Normal" style:data-style-name="N8100">
      <style:table-cell-properties fo:background-color="#4f767e" style:text-align-source="fix" style:repeat-content="false"/>
      <style:paragraph-properties fo:text-align="center" fo:margin-left="0cm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Excel_20_Built-in_20_Normal" style:data-style-name="N8100">
      <style:table-cell-properties fo:border-bottom="0.035cm solid #000000" fo:background-color="#4f767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Excel_20_Built-in_20_Normal" style:data-style-name="N8100">
      <style:table-cell-properties style:text-align-source="fix" style:repeat-content="false"/>
      <style:paragraph-properties fo:text-align="center" fo:margin-left="0cm"/>
      <style:text-properties style:font-name="Calibri1"/>
    </style:style>
    <style:style style:name="ce67" style:family="table-cell" style:parent-style-name="Excel_20_Built-in_20_Normal" style:data-style-name="N8100">
      <style:table-cell-properties fo:border-bottom="0.035cm solid #f2f2f2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cm"/>
      <style:text-properties style:font-name="Calibri1"/>
    </style:style>
    <style:style style:name="ce68" style:family="table-cell" style:parent-style-name="Excel_20_Built-in_20_Normal" style:data-style-name="N8100">
      <style:table-cell-properties fo:border-bottom="0.035cm solid #f2f2f2" fo:background-color="#c3d0d3" style:diagonal-bl-tr="none" style:diagonal-tl-br="none" style:text-align-source="fix" style:repeat-content="false" fo:border-left="none" fo:border-right="none" style:rotation-align="none" fo:border-top="0.035cm solid #f2f2f2"/>
      <style:paragraph-properties fo:text-align="center" fo:margin-left="0cm"/>
      <style:text-properties style:font-name="Calibri1"/>
    </style:style>
    <style:style style:name="ce69" style:family="table-cell" style:parent-style-name="Excel_20_Built-in_20_Normal" style:data-style-name="N8100">
      <style:table-cell-properties fo:border-bottom="0.035cm solid #f2f2f2" style:diagonal-bl-tr="none" style:diagonal-tl-br="none" style:text-align-source="fix" style:repeat-content="false" fo:background-color="transparent" fo:border-left="none" fo:border-right="none" style:rotation-align="none" fo:border-top="0.035cm solid #f2f2f2"/>
      <style:paragraph-properties fo:text-align="center" fo:margin-left="0cm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Excel_20_Built-in_20_Normal" style:data-style-name="N8100">
      <style:table-cell-properties fo:border-bottom="0.035cm solid #f2f2f2" style:diagonal-bl-tr="none" style:diagonal-tl-br="none" style:text-align-source="fix" style:repeat-content="false" fo:background-color="transparent" fo:border-left="none" fo:border-right="none" style:rotation-align="none" fo:border-top="0.035cm solid #f2f2f2"/>
      <style:paragraph-properties fo:text-align="center" fo:margin-left="0cm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Excel_20_Built-in_20_Normal" style:data-style-name="N8100">
      <style:table-cell-properties fo:border-bottom="0.035cm solid #f2f2f2" style:diagonal-bl-tr="none" style:diagonal-tl-br="none" style:text-align-source="fix" style:repeat-content="false" fo:border-left="none" fo:border-right="none" style:rotation-align="none" fo:border-top="0.035cm solid #f2f2f2"/>
      <style:paragraph-properties fo:text-align="center" fo:margin-left="0cm"/>
      <style:text-properties style:font-name="Calibri1"/>
    </style:style>
    <style:style style:name="ce72" style:family="table-cell" style:parent-style-name="Excel_20_Built-in_20_Normal" style:data-style-name="N8100">
      <style:table-cell-properties style:text-align-source="fix" style:repeat-content="false"/>
      <style:paragraph-properties fo:text-align="center" fo:margin-left="0cm"/>
    </style:style>
    <style:style style:name="ce73" style:family="table-cell" style:parent-style-name="Excel_20_Built-in_20_Normal" style:data-style-name="N8100">
      <style:table-cell-properties fo:border-bottom="0.035cm solid #f2f2f2" style:diagonal-bl-tr="none" style:diagonal-tl-br="none" style:text-align-source="fix" style:repeat-content="false" fo:border-left="none" fo:border-right="none" style:rotation-align="none" fo:border-top="0.035cm solid #f2f2f2"/>
      <style:paragraph-properties fo:text-align="center" fo:margin-left="0cm"/>
      <style:text-properties style:font-name="Calibri1" fo:font-weight="bold" style:font-weight-asian="bold" style:font-weight-complex="bold"/>
    </style:style>
    <style:style style:name="ce74" style:family="table-cell" style:parent-style-name="Excel_20_Built-in_20_Normal" style:data-style-name="N8100">
      <style:table-cell-properties fo:border-bottom="0.035cm solid #f2f2f2" fo:background-color="#ccccff" style:diagonal-bl-tr="none" style:diagonal-tl-br="none" style:text-align-source="fix" style:repeat-content="false" fo:border-left="none" fo:border-right="none" style:rotation-align="none" fo:border-top="0.035cm solid #f2f2f2"/>
      <style:paragraph-properties fo:text-align="center" fo:margin-left="0cm"/>
      <style:text-properties style:font-name="Calibri1"/>
    </style:style>
    <style:style style:name="ce7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Calibri1"/>
    </style:style>
    <style:style style:name="ce76" style:family="table-cell" style:parent-style-name="Excel_20_Built-in_20_Normal" style:data-style-name="N8100">
      <style:table-cell-properties fo:border-bottom="0.035cm solid #f2f2f2" fo:background-color="#ffffff" style:diagonal-bl-tr="none" style:diagonal-tl-br="none" style:text-align-source="fix" style:repeat-content="false" fo:border-left="none" fo:border-right="none" style:rotation-align="none" fo:border-top="0.035cm solid #f2f2f2"/>
      <style:paragraph-properties fo:text-align="center" fo:margin-left="0cm"/>
      <style:text-properties style:font-name="Calibri1"/>
    </style:style>
    <style:style style:name="ce77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cm"/>
    </style:style>
    <style:style style:name="ce7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Calibri1"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80" style:family="table-cell" style:parent-style-name="Excel_20_Built-in_20_Normal" style:data-style-name="N8100">
      <style:table-cell-properties fo:border-bottom="0.035cm solid #f2f2f2" style:diagonal-bl-tr="none" style:diagonal-tl-br="none" style:text-align-source="fix" style:repeat-content="false" fo:background-color="transparent" fo:border-left="none" fo:border-right="none" style:rotation-align="none" fo:border-top="0.035cm solid #f2f2f2"/>
      <style:paragraph-properties fo:text-align="center" fo:margin-left="0cm"/>
      <style:text-properties style:font-name="Calibri1"/>
    </style:style>
    <style:style style:name="ce81" style:family="table-cell" style:parent-style-name="Excel_20_Built-in_20_Normal" style:data-style-name="N8002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2" style:family="table-cell" style:parent-style-name="Excel_20_Built-in_20_Normal" style:data-style-name="N8002">
      <style:table-cell-properties fo:border-bottom="0.035cm solid #000000" fo:background-color="#c3d0d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Excel_20_Built-in_20_Normal" style:data-style-name="N8002">
      <style:table-cell-properties fo:background-color="#4f767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Excel_20_Built-in_20_Normal" style:data-style-name="N8002">
      <style:table-cell-properties fo:border-bottom="0.035cm solid #000000" fo:background-color="#4f767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5" style:family="table-cell" style:parent-style-name="Excel_20_Built-in_20_Normal" style:data-style-name="N8002">
      <style:text-properties style:font-name="Calibri1"/>
    </style:style>
    <style:style style:name="ce86" style:family="table-cell" style:parent-style-name="Excel_20_Built-in_20_Normal" style:data-style-name="N8002">
      <style:table-cell-properties fo:border-bottom="0.035cm solid #f2f2f2" style:diagonal-bl-tr="none" style:diagonal-tl-br="none" fo:border-left="none" fo:border-right="none" style:rotation-align="none" fo:border-top="none"/>
      <style:text-properties style:font-name="Calibri1"/>
    </style:style>
    <style:style style:name="ce87" style:family="table-cell" style:parent-style-name="Excel_20_Built-in_20_Normal" style:data-style-name="N8002">
      <style:table-cell-properties fo:border-bottom="0.035cm solid #f2f2f2" fo:background-color="#c3d0d3" style:diagonal-bl-tr="none" style:diagonal-tl-br="none" fo:border-left="none" fo:border-right="none" style:rotation-align="none" fo:border-top="0.035cm solid #f2f2f2"/>
      <style:text-properties style:font-name="Calibri1"/>
    </style:style>
    <style:style style:name="ce88" style:family="table-cell" style:parent-style-name="Excel_20_Built-in_20_Normal" style:data-style-name="N8002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Excel_20_Built-in_20_Normal" style:data-style-name="N8002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0" style:family="table-cell" style:parent-style-name="Excel_20_Built-in_20_Normal" style:data-style-name="N8002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/>
    </style:style>
    <style:style style:name="ce91" style:family="table-cell" style:parent-style-name="Excel_20_Built-in_20_Normal" style:data-style-name="N8002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 fo:font-weight="bold" style:font-weight-asian="bold" style:font-weight-complex="bold"/>
    </style:style>
    <style:style style:name="ce92" style:family="table-cell" style:parent-style-name="Excel_20_Built-in_20_Normal" style:data-style-name="N8002">
      <style:table-cell-properties fo:border-bottom="0.035cm solid #f2f2f2" fo:background-color="#ccccff" style:diagonal-bl-tr="none" style:diagonal-tl-br="none" fo:border-left="none" fo:border-right="none" style:rotation-align="none" fo:border-top="0.035cm solid #f2f2f2"/>
      <style:text-properties style:font-name="Calibri1"/>
    </style:style>
    <style:style style:name="ce93" style:family="table-cell" style:parent-style-name="Excel_20_Built-in_20_Normal" style:data-style-name="N8002">
      <style:table-cell-properties fo:border-bottom="0.035cm solid #f2f2f2" fo:background-color="#ffffff" style:diagonal-bl-tr="none" style:diagonal-tl-br="none" fo:border-left="none" fo:border-right="none" style:rotation-align="none" fo:border-top="0.035cm solid #f2f2f2"/>
      <style:text-properties style:font-name="Calibri1"/>
    </style:style>
    <style:style style:name="ce94" style:family="table-cell" style:parent-style-name="Excel_20_Built-in_20_Normal" style:data-style-name="N8002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style:font-name="Calibri1"/>
    </style:style>
    <style:style style:name="ce95" style:family="table-cell" style:parent-style-name="Excel_20_Built-in_20_Normal" style:data-style-name="N8002">
      <style:table-cell-properties fo:border-bottom="none" style:diagonal-bl-tr="none" style:diagonal-tl-br="none" fo:border-left="none" fo:border-right="none" style:rotation-align="none" fo:border-top="0.035cm solid #f2f2f2"/>
      <style:text-properties style:font-name="Calibri1"/>
    </style:style>
    <style:style style:name="ce96" style:family="table-cell" style:parent-style-name="Excel_20_Built-in_20_Normal" style:data-style-name="N8002">
      <style:table-cell-properties style:text-align-source="fix" style:repeat-content="false"/>
      <style:paragraph-properties fo:text-align="center" fo:margin-left="0cm"/>
      <style:text-properties style:font-name="Calibri1"/>
    </style:style>
    <style:style style:name="ce97" style:family="table-cell" style:parent-style-name="Excel_20_Built-in_20_Normal" style:data-style-name="N8002">
      <style:table-cell-properties fo:border-bottom="0.035cm solid #f2f2f2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cm"/>
      <style:text-properties style:font-name="Calibri1"/>
    </style:style>
    <style:style style:name="ce98" style:family="table-cell" style:parent-style-name="Excel_20_Built-in_20_Normal" style:data-style-name="N8002">
      <style:table-cell-properties fo:border-bottom="0.035cm solid #f2f2f2" fo:background-color="#c3d0d3" style:diagonal-bl-tr="none" style:diagonal-tl-br="none" style:text-align-source="fix" style:repeat-content="false" fo:border-left="none" fo:border-right="none" style:rotation-align="none" fo:border-top="0.035cm solid #f2f2f2"/>
      <style:paragraph-properties fo:text-align="center" fo:margin-left="0cm"/>
      <style:text-properties style:font-name="Calibri1"/>
    </style:style>
    <style:style style:name="ce99" style:family="table-cell" style:parent-style-name="Excel_20_Built-in_20_Normal" style:data-style-name="N8002">
      <style:table-cell-properties fo:border-bottom="0.035cm solid #f2f2f2" style:diagonal-bl-tr="none" style:diagonal-tl-br="none" style:text-align-source="fix" style:repeat-content="false" fo:background-color="transparent" fo:border-left="none" fo:border-right="none" style:rotation-align="none" fo:border-top="0.035cm solid #f2f2f2"/>
      <style:paragraph-properties fo:text-align="center" fo:margin-left="0cm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Excel_20_Built-in_20_Normal" style:data-style-name="N8002">
      <style:table-cell-properties fo:border-bottom="0.035cm solid #f2f2f2" style:diagonal-bl-tr="none" style:diagonal-tl-br="none" style:text-align-source="fix" style:repeat-content="false" fo:background-color="transparent" fo:border-left="none" fo:border-right="none" style:rotation-align="none" fo:border-top="0.035cm solid #f2f2f2"/>
      <style:paragraph-properties fo:text-align="center" fo:margin-left="0cm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1" style:family="table-cell" style:parent-style-name="Excel_20_Built-in_20_Normal" style:data-style-name="N8002">
      <style:table-cell-properties fo:border-bottom="0.035cm solid #f2f2f2" style:diagonal-bl-tr="none" style:diagonal-tl-br="none" style:text-align-source="fix" style:repeat-content="false" fo:border-left="none" fo:border-right="none" style:rotation-align="none" fo:border-top="0.035cm solid #f2f2f2"/>
      <style:paragraph-properties fo:text-align="center" fo:margin-left="0cm"/>
      <style:text-properties style:font-name="Calibri1"/>
    </style:style>
    <style:style style:name="ce102" style:family="table-cell" style:parent-style-name="Excel_20_Built-in_20_Normal" style:data-style-name="N8002">
      <style:table-cell-properties fo:border-bottom="0.035cm solid #f2f2f2" style:diagonal-bl-tr="none" style:diagonal-tl-br="none" style:text-align-source="fix" style:repeat-content="false" fo:border-left="none" fo:border-right="none" style:rotation-align="none" fo:border-top="0.035cm solid #f2f2f2"/>
      <style:paragraph-properties fo:text-align="center" fo:margin-left="0cm"/>
      <style:text-properties style:font-name="Calibri1" fo:font-weight="bold" style:font-weight-asian="bold" style:font-weight-complex="bold"/>
    </style:style>
    <style:style style:name="ce103" style:family="table-cell" style:parent-style-name="Excel_20_Built-in_20_Normal" style:data-style-name="N8002">
      <style:table-cell-properties fo:border-bottom="0.035cm solid #f2f2f2" fo:background-color="#ccccff" style:diagonal-bl-tr="none" style:diagonal-tl-br="none" style:text-align-source="fix" style:repeat-content="false" fo:border-left="none" fo:border-right="none" style:rotation-align="none" fo:border-top="0.035cm solid #f2f2f2"/>
      <style:paragraph-properties fo:text-align="center" fo:margin-left="0cm"/>
      <style:text-properties style:font-name="Calibri1"/>
    </style:style>
    <style:style style:name="ce104" style:family="table-cell" style:parent-style-name="Excel_20_Built-in_20_Normal" style:data-style-name="N8002">
      <style:table-cell-properties fo:border-bottom="0.035cm solid #f2f2f2" fo:background-color="#ffffff" style:diagonal-bl-tr="none" style:diagonal-tl-br="none" style:text-align-source="fix" style:repeat-content="false" fo:border-left="none" fo:border-right="none" style:rotation-align="none" fo:border-top="0.035cm solid #f2f2f2"/>
      <style:paragraph-properties fo:text-align="center" fo:margin-left="0cm"/>
      <style:text-properties style:font-name="Calibri1"/>
    </style:style>
    <style:style style:name="ce105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1" fo:font-size="12pt" fo:font-weight="bold" style:font-size-asian="12pt" style:font-weight-asian="bold" style:font-size-complex="12pt" style:font-weight-complex="bold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8" style:family="table-cell" style:parent-style-name="Excel_20_Built-in_20_Normal" style:data-style-name="N8002">
      <style:table-cell-properties fo:border-bottom="0.035cm solid #f2f2f2" style:diagonal-bl-tr="none" style:diagonal-tl-br="none" style:text-align-source="fix" style:repeat-content="false" fo:background-color="transparent" fo:border-left="none" fo:border-right="none" style:rotation-align="none" fo:border-top="0.035cm solid #f2f2f2"/>
      <style:paragraph-properties fo:text-align="center" fo:margin-left="0cm"/>
      <style:text-properties style:font-name="Calibri1"/>
    </style:style>
    <style:style style:name="ce109" style:family="table-cell" style:parent-style-name="Excel_20_Built-in_20_Normal" style:data-style-name="N8002">
      <style:table-cell-properties fo:border-bottom="none" style:diagonal-bl-tr="none" style:diagonal-tl-br="none" style:text-align-source="fix" style:repeat-content="false" fo:border-left="none" fo:border-right="none" style:rotation-align="none" fo:border-top="0.035cm solid #f2f2f2"/>
      <style:paragraph-properties fo:text-align="center" fo:margin-left="0cm"/>
      <style:text-properties style:font-name="Calibri1"/>
    </style:style>
    <style:style style:name="ce110" style:family="table-cell" style:parent-style-name="Excel_20_Built-in_20_Hyperlink" style:data-style-name="N80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bfbfbf" style:text-outline="false" style:text-line-through-style="none" style:font-name="Calibri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Excel_20_Built-in_20_Normal">
      <style:table-cell-properties fo:border-bottom="0.035cm solid #000000" fo:background-color="#ffffff" style:diagonal-bl-tr="none" style:diagonal-tl-br="none" fo:border-left="0.035cm solid #000000" fo:border-right="none" style:rotation-align="none" fo:border-top="none"/>
      <style:text-properties style:font-name="Calibri1"/>
    </style:style>
    <style:style style:name="ce112" style:family="table-cell" style:parent-style-name="Excel_20_Built-in_20_Normal">
      <style:table-cell-properties fo:border-bottom="none" fo:background-color="#4f767e" style:diagonal-bl-tr="none" style:diagonal-tl-br="none" style:text-align-source="fix" style:repeat-content="false" fo:wrap-option="no-wrap" fo:border-left="0.035cm solid #000000" style:direction="ltr" fo:border-right="0.035cm solid #f2f2f2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3" style:family="table-cell" style:parent-style-name="Excel_20_Built-in_20_Normal" style:data-style-name="N8036">
      <style:table-cell-properties fo:border-bottom="0.035cm solid #000000" fo:background-color="#4f767e" style:diagonal-bl-tr="none" style:diagonal-tl-br="none" style:text-align-source="fix" style:repeat-content="false" fo:wrap-option="no-wrap" fo:border-left="0.035cm solid #000000" style:direction="ltr" fo:border-right="0.035cm solid #f2f2f2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Excel_20_Built-in_20_Normal" style:data-style-name="N8036">
      <style:table-cell-properties fo:border-bottom="none" style:diagonal-bl-tr="none" style:diagonal-tl-br="none" fo:border-left="0.035cm solid #000000" fo:border-right="0.035cm solid #f2f2f2" style:rotation-align="none" fo:border-top="none"/>
      <style:text-properties style:font-name="Calibri1"/>
    </style:style>
    <style:style style:name="ce115" style:family="table-cell" style:parent-style-name="Excel_20_Built-in_20_Normal">
      <style:table-cell-properties fo:border-bottom="0.035cm solid #f2f2f2" style:diagonal-bl-tr="none" style:diagonal-tl-br="none" fo:border-left="0.035cm solid #000000" fo:border-right="0.035cm solid #f2f2f2" style:rotation-align="none" fo:border-top="none"/>
      <style:text-properties style:font-name="Calibri1"/>
    </style:style>
    <style:style style:name="ce116" style:family="table-cell" style:parent-style-name="Excel_20_Built-in_20_Normal">
      <style:table-cell-properties fo:border-bottom="0.035cm solid #f2f2f2" fo:background-color="#c3d0d3" style:diagonal-bl-tr="none" style:diagonal-tl-br="none" fo:border-left="0.035cm solid #000000" fo:border-right="0.035cm solid #f2f2f2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17" style:family="table-cell" style:parent-style-name="Excel_20_Built-in_20_Normal">
      <style:table-cell-properties fo:border-bottom="0.035cm solid #f2f2f2" style:diagonal-bl-tr="none" style:diagonal-tl-br="none" fo:background-color="transparent" fo:border-left="0.035cm solid #000000" fo:border-right="0.035cm solid #f2f2f2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18" style:family="table-cell" style:parent-style-name="Excel_20_Built-in_20_Normal">
      <style:table-cell-properties fo:border-bottom="0.035cm solid #f2f2f2" style:diagonal-bl-tr="none" style:diagonal-tl-br="none" fo:background-color="transparent" fo:border-left="0.035cm solid #000000" fo:border-right="0.035cm solid #f2f2f2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19" style:family="table-cell" style:parent-style-name="Excel_20_Built-in_20_Normal">
      <style:table-cell-properties fo:border-bottom="0.035cm solid #f2f2f2" style:diagonal-bl-tr="none" style:diagonal-tl-br="none" fo:border-left="0.035cm solid #000000" fo:border-right="0.035cm solid #f2f2f2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20" style:family="table-cell" style:parent-style-name="Excel_20_Built-in_20_Normal">
      <style:table-cell-properties fo:border-bottom="0.035cm solid #f2f2f2" style:diagonal-bl-tr="none" style:diagonal-tl-br="none" fo:border-left="0.035cm solid #000000" fo:border-right="0.035cm solid #f2f2f2" style:rotation-align="none" fo:border-top="0.035cm solid #f2f2f2"/>
      <style:text-properties style:font-name="Calibri1"/>
      <style:map style:condition="is-true-formula(AND([.A$5]&gt;=#ref!,[.I$5]&lt;=#ref!,#ref!=0))" style:apply-style-name="ConditionalStyle_5f_9" style:base-cell-address="'Projektplan Kalenderwochen'.A1"/>
      <style:map style:condition="is-true-formula(AND([.A$5]&gt;=#ref!,[.I$5]&lt;=#ref!))" style:apply-style-name="ConditionalStyle_5f_8" style:base-cell-address="'Projektplan Kalenderwochen'.A1"/>
    </style:style>
    <style:style style:name="ce121" style:family="table-cell" style:parent-style-name="Excel_20_Built-in_20_Normal">
      <style:table-cell-properties fo:border-bottom="0.035cm solid #f2f2f2" style:diagonal-bl-tr="none" style:diagonal-tl-br="none" fo:border-left="0.035cm solid #000000" fo:border-right="0.035cm solid #f2f2f2" style:rotation-align="none" fo:border-top="0.035cm solid #f2f2f2"/>
      <style:text-properties style:font-name="Calibri1" fo:font-weight="bold" style:font-weight-asian="bold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22" style:family="table-cell" style:parent-style-name="Excel_20_Built-in_20_Normal">
      <style:table-cell-properties fo:border-bottom="0.035cm solid #f2f2f2" fo:background-color="#ccccff" style:diagonal-bl-tr="none" style:diagonal-tl-br="none" fo:border-left="0.035cm solid #000000" fo:border-right="0.035cm solid #f2f2f2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23" style:family="table-cell" style:parent-style-name="Excel_20_Built-in_20_Normal">
      <style:table-cell-properties fo:border-bottom="0.035cm solid #f2f2f2" fo:background-color="#ccccff" style:diagonal-bl-tr="none" style:diagonal-tl-br="none" fo:border-left="0.035cm solid #000000" fo:border-right="0.035cm solid #f2f2f2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24" style:family="table-cell" style:parent-style-name="Excel_20_Built-in_20_Normal">
      <style:table-cell-properties fo:border-bottom="0.035cm solid #f2f2f2" fo:background-color="#ffffff" style:diagonal-bl-tr="none" style:diagonal-tl-br="none" fo:border-left="0.035cm solid #000000" fo:border-right="0.035cm solid #f2f2f2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25" style:family="table-cell" style:parent-style-name="Excel_20_Built-in_20_Normal">
      <style:table-cell-properties fo:border-bottom="0.035cm solid #f2f2f2" style:diagonal-bl-tr="none" style:diagonal-tl-br="none" fo:border-left="0.035cm solid #000000" fo:border-right="0.035cm solid #f2f2f2" style:rotation-align="none" fo:border-top="0.035cm solid #f2f2f2"/>
      <style:text-properties style:font-name="Calibri1" fo:font-size="12pt" fo:font-weight="bold" style:font-size-asian="12pt" style:font-weight-asian="bold" style:font-size-complex="12pt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26" style:family="table-cell" style:parent-style-name="Excel_20_Built-in_20_Normal">
      <style:table-cell-properties fo:border-bottom="0.035cm solid #f2f2f2" style:diagonal-bl-tr="none" style:diagonal-tl-br="none" fo:background-color="transparent" fo:border-left="0.035cm solid #000000" fo:border-right="0.035cm solid #f2f2f2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27" style:family="table-cell" style:parent-style-name="Excel_20_Built-in_20_Normal">
      <style:table-cell-properties fo:border-bottom="none" style:diagonal-bl-tr="none" style:diagonal-tl-br="none" fo:border-left="0.035cm solid #000000" fo:border-right="0.035cm solid #f2f2f2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28" style:family="table-cell" style:parent-style-name="Excel_20_Built-in_20_Normal">
      <style:table-cell-properties fo:border-bottom="none" style:diagonal-bl-tr="none" style:diagonal-tl-br="none" fo:border-left="0.035cm solid #000000" fo:border-right="0.035cm solid #f2f2f2" style:rotation-align="none" fo:border-top="none"/>
      <style:text-properties style:font-name="Calibri1"/>
    </style:style>
    <style:style style:name="ce129" style:family="table-cell" style:parent-style-name="Excel_20_Built-in_20_Hyperlink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bfbfbf" style:text-outline="false" style:text-line-through-style="none" style:font-name="Calibri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Excel_20_Built-in_20_Normal">
      <style:table-cell-properties fo:border-bottom="0.035cm solid #000000" fo:background-color="#ffffff" style:diagonal-bl-tr="none" style:diagonal-tl-br="none" fo:border-left="none" fo:border-right="none" style:rotation-align="none" fo:border-top="none"/>
      <style:text-properties style:font-name="Calibri1"/>
    </style:style>
    <style:style style:name="ce131" style:family="table-cell" style:parent-style-name="Excel_20_Built-in_20_Normal">
      <style:table-cell-properties fo:border-bottom="none" fo:background-color="#4f767e" style:diagonal-bl-tr="none" style:diagonal-tl-br="none" style:text-align-source="fix" style:repeat-content="false" fo:wrap-option="no-wrap" fo:border-left="0.035cm solid #f2f2f2" style:direction="ltr" fo:border-right="0.035cm solid #f2f2f2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2" style:family="table-cell" style:parent-style-name="Excel_20_Built-in_20_Normal">
      <style:table-cell-properties fo:border-bottom="0.035cm solid #000000" fo:background-color="#4f767e" style:diagonal-bl-tr="none" style:diagonal-tl-br="none" style:text-align-source="fix" style:repeat-content="false" fo:wrap-option="no-wrap" fo:border-left="0.035cm solid #f2f2f2" style:direction="ltr" fo:border-right="0.035cm solid #f2f2f2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Excel_20_Built-in_20_Normal" style:data-style-name="N8036">
      <style:table-cell-properties fo:border-bottom="none" style:diagonal-bl-tr="none" style:diagonal-tl-br="none" fo:border-left="0.035cm solid #f2f2f2" fo:border-right="0.035cm solid #f2f2f2" style:rotation-align="none" fo:border-top="none"/>
      <style:text-properties style:font-name="Calibri1"/>
    </style:style>
    <style:style style:name="ce134" style:family="table-cell" style:parent-style-name="Excel_20_Built-in_20_Normal">
      <style:table-cell-properties fo:border-bottom="0.035cm solid #f2f2f2" style:diagonal-bl-tr="none" style:diagonal-tl-br="none" fo:border-left="0.035cm solid #f2f2f2" fo:border-right="0.035cm solid #f2f2f2" style:rotation-align="none" fo:border-top="none"/>
      <style:text-properties style:font-name="Calibri1"/>
    </style:style>
    <style:style style:name="ce135" style:family="table-cell" style:parent-style-name="Excel_20_Built-in_20_Normal">
      <style:table-cell-properties fo:background-color="#c3d0d3" style:diagonal-bl-tr="none" style:diagonal-tl-br="none" fo:border="0.035cm solid #f2f2f2" style:rotation-align="none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36" style:family="table-cell" style:parent-style-name="Excel_20_Built-in_20_Normal">
      <style:table-cell-properties style:diagonal-bl-tr="none" style:diagonal-tl-br="none" fo:background-color="transparent" fo:border="0.035cm solid #f2f2f2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37" style:family="table-cell" style:parent-style-name="Excel_20_Built-in_20_Normal">
      <style:table-cell-properties style:diagonal-bl-tr="none" style:diagonal-tl-br="none" fo:background-color="transparent" fo:border="0.035cm solid #f2f2f2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38" style:family="table-cell" style:parent-style-name="Excel_20_Built-in_20_Normal">
      <style:table-cell-properties style:diagonal-bl-tr="none" style:diagonal-tl-br="none" fo:border="0.035cm solid #f2f2f2" style:rotation-align="none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39" style:family="table-cell" style:parent-style-name="Excel_20_Built-in_20_Normal">
      <style:table-cell-properties style:diagonal-bl-tr="none" style:diagonal-tl-br="none" fo:border="0.035cm solid #f2f2f2" style:rotation-align="none"/>
      <style:text-properties style:font-name="Calibri1"/>
      <style:map style:condition="is-true-formula(AND([.A$5]&gt;=#ref!,[.I$5]&lt;=#ref!,#ref!=0))" style:apply-style-name="ConditionalStyle_5f_9" style:base-cell-address="'Projektplan Kalenderwochen'.A1"/>
      <style:map style:condition="is-true-formula(AND([.A$5]&gt;=#ref!,[.I$5]&lt;=#ref!))" style:apply-style-name="ConditionalStyle_5f_8" style:base-cell-address="'Projektplan Kalenderwochen'.A1"/>
    </style:style>
    <style:style style:name="ce140" style:family="table-cell" style:parent-style-name="Excel_20_Built-in_20_Normal">
      <style:table-cell-properties style:diagonal-bl-tr="none" style:diagonal-tl-br="none" fo:border="0.035cm solid #f2f2f2" style:rotation-align="none"/>
      <style:text-properties style:font-name="Calibri1" fo:font-weight="bold" style:font-weight-asian="bold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41" style:family="table-cell" style:parent-style-name="Excel_20_Built-in_20_Normal">
      <style:table-cell-properties fo:background-color="#ccccff" style:diagonal-bl-tr="none" style:diagonal-tl-br="none" fo:border="0.035cm solid #f2f2f2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42" style:family="table-cell" style:parent-style-name="Excel_20_Built-in_20_Normal">
      <style:table-cell-properties fo:background-color="#ccccff" style:diagonal-bl-tr="none" style:diagonal-tl-br="none" fo:border="0.035cm solid #f2f2f2" style:rotation-align="none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43" style:family="table-cell" style:parent-style-name="Excel_20_Built-in_20_Normal">
      <style:table-cell-properties fo:background-color="#ffffff" style:diagonal-bl-tr="none" style:diagonal-tl-br="none" fo:border="0.035cm solid #f2f2f2" style:rotation-align="none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44" style:family="table-cell" style:parent-style-name="Excel_20_Built-in_20_Normal">
      <style:table-cell-properties style:diagonal-bl-tr="none" style:diagonal-tl-br="none" fo:border="0.035cm solid #f2f2f2" style:rotation-align="none"/>
      <style:text-properties style:font-name="Calibri1" fo:font-size="12pt" fo:font-weight="bold" style:font-size-asian="12pt" style:font-weight-asian="bold" style:font-size-complex="12pt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45" style:family="table-cell" style:parent-style-name="Excel_20_Built-in_20_Normal">
      <style:table-cell-properties style:diagonal-bl-tr="none" style:diagonal-tl-br="none" fo:background-color="transparent" fo:border="0.035cm solid #f2f2f2" style:rotation-align="none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46" style:family="table-cell" style:parent-style-name="Excel_20_Built-in_20_Normal">
      <style:table-cell-properties fo:border-bottom="none" style:diagonal-bl-tr="none" style:diagonal-tl-br="none" fo:border-left="0.035cm solid #f2f2f2" fo:border-right="0.035cm solid #f2f2f2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47" style:family="table-cell" style:parent-style-name="Excel_20_Built-in_20_Normal">
      <style:table-cell-properties fo:border-bottom="none" style:diagonal-bl-tr="none" style:diagonal-tl-br="none" fo:border-left="0.035cm solid #f2f2f2" fo:border-right="0.035cm solid #f2f2f2" style:rotation-align="none" fo:border-top="none"/>
      <style:text-properties style:font-name="Calibri1"/>
    </style:style>
    <style:style style:name="ce148" style:family="table-cell" style:parent-style-name="Excel_20_Built-in_20_Normal" style:data-style-name="N8036">
      <style:table-cell-properties fo:border-bottom="none" fo:background-color="#f2f2f2" style:diagonal-bl-tr="none" style:diagonal-tl-br="none" fo:border-left="0.035cm solid #f2f2f2" fo:border-right="0.035cm solid #f2f2f2" style:rotation-align="none" fo:border-top="none"/>
      <style:text-properties style:font-name="Calibri1"/>
    </style:style>
    <style:style style:name="ce149" style:family="table-cell" style:parent-style-name="Excel_20_Built-in_20_Normal">
      <style:table-cell-properties fo:border-bottom="0.035cm solid #f2f2f2" fo:background-color="#f2f2f2" style:diagonal-bl-tr="none" style:diagonal-tl-br="none" fo:border-left="0.035cm solid #f2f2f2" fo:border-right="0.035cm solid #f2f2f2" style:rotation-align="none" fo:border-top="none"/>
      <style:text-properties style:font-name="Calibri1"/>
    </style:style>
    <style:style style:name="ce150" style:family="table-cell" style:parent-style-name="Excel_20_Built-in_20_Normal">
      <style:table-cell-properties fo:background-color="#f2f2f2" style:diagonal-bl-tr="none" style:diagonal-tl-br="none" fo:border="0.035cm solid #f2f2f2" style:rotation-align="none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51" style:family="table-cell" style:parent-style-name="Excel_20_Built-in_20_Normal">
      <style:table-cell-properties fo:background-color="#f2f2f2" style:diagonal-bl-tr="none" style:diagonal-tl-br="none" fo:border="0.035cm solid #f2f2f2" style:rotation-align="none"/>
      <style:text-properties style:font-name="Calibri1"/>
      <style:map style:condition="is-true-formula(AND([.A$5]&gt;=#ref!,[.I$5]&lt;=#ref!,#ref!=0))" style:apply-style-name="ConditionalStyle_5f_9" style:base-cell-address="'Projektplan Kalenderwochen'.A1"/>
      <style:map style:condition="is-true-formula(AND([.A$5]&gt;=#ref!,[.I$5]&lt;=#ref!))" style:apply-style-name="ConditionalStyle_5f_8" style:base-cell-address="'Projektplan Kalenderwochen'.A1"/>
    </style:style>
    <style:style style:name="ce152" style:family="table-cell" style:parent-style-name="Excel_20_Built-in_20_Normal">
      <style:table-cell-properties fo:background-color="#f2f2f2" style:diagonal-bl-tr="none" style:diagonal-tl-br="none" fo:border="0.035cm solid #f2f2f2" style:rotation-align="none"/>
      <style:text-properties style:font-name="Calibri1" fo:font-weight="bold" style:font-weight-asian="bold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53" style:family="table-cell" style:parent-style-name="Excel_20_Built-in_20_Normal">
      <style:table-cell-properties fo:background-color="#f2f2f2" style:diagonal-bl-tr="none" style:diagonal-tl-br="none" fo:border="0.035cm solid #f2f2f2" style:rotation-align="none"/>
      <style:text-properties style:font-name="Calibri1" fo:font-size="12pt" fo:font-weight="bold" style:font-size-asian="12pt" style:font-weight-asian="bold" style:font-size-complex="12pt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54" style:family="table-cell" style:parent-style-name="Excel_20_Built-in_20_Normal">
      <style:table-cell-properties fo:border-bottom="none" fo:background-color="#f2f2f2" style:diagonal-bl-tr="none" style:diagonal-tl-br="none" fo:border-left="0.035cm solid #f2f2f2" fo:border-right="0.035cm solid #f2f2f2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55" style:family="table-cell" style:parent-style-name="Excel_20_Built-in_20_Normal">
      <style:table-cell-properties fo:border-bottom="none" fo:background-color="#f2f2f2" style:diagonal-bl-tr="none" style:diagonal-tl-br="none" fo:border-left="0.035cm solid #f2f2f2" fo:border-right="0.035cm solid #f2f2f2" style:rotation-align="none" fo:border-top="none"/>
      <style:text-properties style:font-name="Calibri1"/>
    </style:style>
    <style:style style:name="ce156" style:family="table-cell" style:parent-style-name="Excel_20_Built-in_20_Normal" style:data-style-name="N8036">
      <style:table-cell-properties fo:border-bottom="0.035cm solid #000000" fo:background-color="#4f767e" style:diagonal-bl-tr="none" style:diagonal-tl-br="none" style:text-align-source="fix" style:repeat-content="false" fo:wrap-option="no-wrap" fo:border-left="0.035cm solid #f2f2f2" style:direction="ltr" fo:border-right="0.035cm solid #f2f2f2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Excel_20_Built-in_20_Normal">
      <style:table-cell-properties fo:background-color="#ffffff" style:diagonal-bl-tr="none" style:diagonal-tl-br="none" style:rotation-align="none"/>
      <style:text-properties style:font-name="Calibri1"/>
    </style:style>
    <style:style style:name="ce158" style:family="table-cell" style:parent-style-name="Excel_20_Built-in_20_Normal">
      <style:table-cell-properties fo:border-bottom="none" fo:background-color="#4f767e" style:diagonal-bl-tr="none" style:diagonal-tl-br="none" style:text-align-source="fix" style:repeat-content="false" fo:wrap-option="no-wrap" fo:border-left="0.035cm solid #f2f2f2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9" style:family="table-cell" style:parent-style-name="Excel_20_Built-in_20_Normal" style:data-style-name="N8036">
      <style:table-cell-properties fo:border-bottom="0.035cm solid #000000" fo:background-color="#4f767e" style:diagonal-bl-tr="none" style:diagonal-tl-br="none" style:text-align-source="fix" style:repeat-content="false" fo:wrap-option="no-wrap" fo:border-left="0.035cm solid #f2f2f2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0" style:family="table-cell" style:parent-style-name="Excel_20_Built-in_20_Normal">
      <style:table-cell-properties fo:border-bottom="0.035cm solid #000000" fo:background-color="#4f767e" style:diagonal-bl-tr="none" style:diagonal-tl-br="none" style:text-align-source="fix" style:repeat-content="false" fo:wrap-option="no-wrap" fo:border-left="0.035cm solid #f2f2f2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1" style:family="table-cell" style:parent-style-name="Excel_20_Built-in_20_Normal" style:data-style-name="N8036">
      <style:table-cell-properties fo:border-bottom="none" fo:background-color="#f2f2f2" style:diagonal-bl-tr="none" style:diagonal-tl-br="none" fo:border-left="0.035cm solid #f2f2f2" fo:border-right="0.035cm solid #000000" style:rotation-align="none" fo:border-top="none"/>
      <style:text-properties style:font-name="Calibri1"/>
    </style:style>
    <style:style style:name="ce162" style:family="table-cell" style:parent-style-name="Excel_20_Built-in_20_Normal">
      <style:table-cell-properties fo:border-bottom="0.035cm solid #f2f2f2" fo:background-color="#f2f2f2" style:diagonal-bl-tr="none" style:diagonal-tl-br="none" fo:border-left="0.035cm solid #f2f2f2" fo:border-right="0.035cm solid #000000" style:rotation-align="none" fo:border-top="none"/>
      <style:text-properties style:font-name="Calibri1"/>
    </style:style>
    <style:style style:name="ce163" style:family="table-cell" style:parent-style-name="Excel_20_Built-in_20_Normal">
      <style:table-cell-properties fo:border-bottom="0.035cm solid #f2f2f2" fo:background-color="#c3d0d3" style:diagonal-bl-tr="none" style:diagonal-tl-br="none" fo:border-left="0.035cm solid #f2f2f2" fo:border-right="0.035cm solid #000000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64" style:family="table-cell" style:parent-style-name="Excel_20_Built-in_20_Normal">
      <style:table-cell-properties fo:border-bottom="0.035cm solid #f2f2f2" style:diagonal-bl-tr="none" style:diagonal-tl-br="none" fo:background-color="transparent" fo:border-left="0.035cm solid #f2f2f2" fo:border-right="0.035cm solid #000000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65" style:family="table-cell" style:parent-style-name="Excel_20_Built-in_20_Normal">
      <style:table-cell-properties fo:border-bottom="0.035cm solid #f2f2f2" style:diagonal-bl-tr="none" style:diagonal-tl-br="none" fo:background-color="transparent" fo:border-left="0.035cm solid #f2f2f2" fo:border-right="0.035cm solid #000000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66" style:family="table-cell" style:parent-style-name="Excel_20_Built-in_20_Normal">
      <style:table-cell-properties fo:border-bottom="0.035cm solid #f2f2f2" fo:background-color="#f2f2f2" style:diagonal-bl-tr="none" style:diagonal-tl-br="none" fo:border-left="0.035cm solid #f2f2f2" fo:border-right="0.035cm solid #000000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67" style:family="table-cell" style:parent-style-name="Excel_20_Built-in_20_Normal">
      <style:table-cell-properties fo:border-bottom="0.035cm solid #f2f2f2" fo:background-color="#f2f2f2" style:diagonal-bl-tr="none" style:diagonal-tl-br="none" fo:border-left="0.035cm solid #f2f2f2" fo:border-right="0.035cm solid #000000" style:rotation-align="none" fo:border-top="0.035cm solid #f2f2f2"/>
      <style:text-properties style:font-name="Calibri1"/>
      <style:map style:condition="is-true-formula(AND([.A$5]&gt;=#ref!,[.I$5]&lt;=#ref!,#ref!=0))" style:apply-style-name="ConditionalStyle_5f_9" style:base-cell-address="'Projektplan Kalenderwochen'.A1"/>
      <style:map style:condition="is-true-formula(AND([.A$5]&gt;=#ref!,[.I$5]&lt;=#ref!))" style:apply-style-name="ConditionalStyle_5f_8" style:base-cell-address="'Projektplan Kalenderwochen'.A1"/>
    </style:style>
    <style:style style:name="ce168" style:family="table-cell" style:parent-style-name="Excel_20_Built-in_20_Normal">
      <style:table-cell-properties fo:border-bottom="0.035cm solid #f2f2f2" fo:background-color="#f2f2f2" style:diagonal-bl-tr="none" style:diagonal-tl-br="none" fo:border-left="0.035cm solid #f2f2f2" fo:border-right="0.035cm solid #000000" style:rotation-align="none" fo:border-top="0.035cm solid #f2f2f2"/>
      <style:text-properties style:font-name="Calibri1" fo:font-weight="bold" style:font-weight-asian="bold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69" style:family="table-cell" style:parent-style-name="Excel_20_Built-in_20_Normal">
      <style:table-cell-properties fo:border-bottom="0.035cm solid #f2f2f2" fo:background-color="#ccccff" style:diagonal-bl-tr="none" style:diagonal-tl-br="none" fo:border-left="0.035cm solid #f2f2f2" fo:border-right="0.035cm solid #000000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70" style:family="table-cell" style:parent-style-name="Excel_20_Built-in_20_Normal">
      <style:table-cell-properties fo:border-bottom="0.035cm solid #f2f2f2" fo:background-color="#ccccff" style:diagonal-bl-tr="none" style:diagonal-tl-br="none" fo:border-left="0.035cm solid #f2f2f2" fo:border-right="0.035cm solid #000000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71" style:family="table-cell" style:parent-style-name="Excel_20_Built-in_20_Normal">
      <style:table-cell-properties fo:border-bottom="0.035cm solid #f2f2f2" fo:background-color="#ffffff" style:diagonal-bl-tr="none" style:diagonal-tl-br="none" fo:border-left="0.035cm solid #f2f2f2" fo:border-right="0.035cm solid #000000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72" style:family="table-cell" style:parent-style-name="Excel_20_Built-in_20_Normal">
      <style:table-cell-properties fo:border-bottom="0.035cm solid #f2f2f2" fo:background-color="#f2f2f2" style:diagonal-bl-tr="none" style:diagonal-tl-br="none" fo:border-left="0.035cm solid #f2f2f2" fo:border-right="0.035cm solid #000000" style:rotation-align="none" fo:border-top="0.035cm solid #f2f2f2"/>
      <style:text-properties style:font-name="Calibri1" fo:font-size="12pt" fo:font-weight="bold" style:font-size-asian="12pt" style:font-weight-asian="bold" style:font-size-complex="12pt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73" style:family="table-cell" style:parent-style-name="Excel_20_Built-in_20_Normal">
      <style:table-cell-properties fo:border-bottom="0.035cm solid #f2f2f2" style:diagonal-bl-tr="none" style:diagonal-tl-br="none" fo:background-color="transparent" fo:border-left="0.035cm solid #f2f2f2" fo:border-right="0.035cm solid #000000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74" style:family="table-cell" style:parent-style-name="Excel_20_Built-in_20_Normal">
      <style:table-cell-properties fo:border-bottom="none" fo:background-color="#f2f2f2" style:diagonal-bl-tr="none" style:diagonal-tl-br="none" fo:border-left="0.035cm solid #f2f2f2" fo:border-right="0.035cm solid #000000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75" style:family="table-cell" style:parent-style-name="Excel_20_Built-in_20_Normal">
      <style:table-cell-properties fo:border-bottom="none" fo:background-color="#f2f2f2" style:diagonal-bl-tr="none" style:diagonal-tl-br="none" fo:border-left="0.035cm solid #f2f2f2" fo:border-right="0.035cm solid #000000" style:rotation-align="none" fo:border-top="none"/>
      <style:text-properties style:font-name="Calibri1"/>
    </style:style>
    <style:style style:name="ce176" style:family="table-cell" style:parent-style-name="Excel_20_Built-in_20_Normal">
      <style:table-cell-properties fo:border-bottom="none" fo:background-color="#ffffff" style:diagonal-bl-tr="none" style:diagonal-tl-br="none" fo:border-left="none" fo:border-right="0.035cm solid #f2f2f2" style:rotation-align="none" fo:border-top="none"/>
      <style:text-properties style:font-name="Calibri1"/>
    </style:style>
    <style:style style:name="ce177" style:family="table-cell" style:parent-style-name="Excel_20_Built-in_20_Normal">
      <style:table-cell-properties fo:border-bottom="0.035cm solid #000000" fo:background-color="#ffffff" style:diagonal-bl-tr="none" style:diagonal-tl-br="none" fo:border-left="none" fo:border-right="0.035cm solid #f2f2f2" style:rotation-align="none" fo:border-top="none"/>
      <style:text-properties style:font-name="Calibri1"/>
    </style:style>
    <style:style style:name="ce178" style:family="table-cell" style:parent-style-name="Excel_20_Built-in_20_Normal">
      <style:table-cell-properties fo:border-bottom="none" fo:background-color="#ffffff" style:diagonal-bl-tr="none" style:diagonal-tl-br="none" fo:border-left="0.035cm solid #f2f2f2" fo:border-right="none" style:rotation-align="none" fo:border-top="none"/>
      <style:text-properties style:font-name="Calibri1"/>
    </style:style>
    <style:style style:name="ce179" style:family="table-cell" style:parent-style-name="Excel_20_Built-in_20_Normal">
      <style:table-cell-properties fo:border-bottom="0.035cm solid #000000" fo:background-color="#ffffff" style:diagonal-bl-tr="none" style:diagonal-tl-br="none" fo:border-left="0.035cm solid #f2f2f2" fo:border-right="none" style:rotation-align="none" fo:border-top="none"/>
      <style:text-properties style:font-name="Calibri1"/>
    </style:style>
    <style:style style:name="ce180" style:family="table-cell" style:parent-style-name="Excel_20_Built-in_20_Normal">
      <style:table-cell-properties fo:border-bottom="0.035cm solid #000000" fo:background-color="#4f767e" style:diagonal-bl-tr="none" style:diagonal-tl-br="none" fo:border-left="none" fo:border-right="none" style:rotation-align="none" fo:border-top="none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1" style:family="table-cell" style:parent-style-name="Excel_20_Built-in_20_Normal">
      <style:table-cell-properties fo:border-bottom="0.035cm solid #f2f2f2" fo:background-color="#c3d0d3" style:diagonal-bl-tr="none" style:diagonal-tl-br="none" fo:border-left="none" fo:border-right="none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82" style:family="table-cell" style:parent-style-name="Excel_20_Built-in_20_Normal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83" style:family="table-cell" style:parent-style-name="Excel_20_Built-in_20_Normal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84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85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/>
      <style:map style:condition="is-true-formula(AND([.A$5]&gt;=#ref!,[.I$5]&lt;=#ref!,#ref!=0))" style:apply-style-name="ConditionalStyle_5f_9" style:base-cell-address="'Projektplan Kalenderwochen'.A1"/>
      <style:map style:condition="is-true-formula(AND([.A$5]&gt;=#ref!,[.I$5]&lt;=#ref!))" style:apply-style-name="ConditionalStyle_5f_8" style:base-cell-address="'Projektplan Kalenderwochen'.A1"/>
    </style:style>
    <style:style style:name="ce186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 fo:font-weight="bold" style:font-weight-asian="bold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87" style:family="table-cell" style:parent-style-name="Excel_20_Built-in_20_Normal">
      <style:table-cell-properties fo:border-bottom="0.035cm solid #f2f2f2" fo:background-color="#ccccff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88" style:family="table-cell" style:parent-style-name="Excel_20_Built-in_20_Normal">
      <style:table-cell-properties fo:border-bottom="0.035cm solid #f2f2f2" fo:background-color="#ccccff" style:diagonal-bl-tr="none" style:diagonal-tl-br="none" fo:border-left="none" fo:border-right="none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89" style:family="table-cell" style:parent-style-name="Excel_20_Built-in_20_Normal">
      <style:table-cell-properties fo:border-bottom="0.035cm solid #f2f2f2" fo:background-color="#ffffff" style:diagonal-bl-tr="none" style:diagonal-tl-br="none" fo:border-left="none" fo:border-right="none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90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 fo:font-size="12pt" fo:font-weight="bold" style:font-size-asian="12pt" style:font-weight-asian="bold" style:font-size-complex="12pt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91" style:family="table-cell" style:parent-style-name="Excel_20_Built-in_20_Normal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92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93" style:family="table-cell" style:parent-style-name="Excel_20_Built-in_20_Normal">
      <style:table-cell-properties fo:border-bottom="0.035cm solid #f2f2f2" fo:background-color="#c3d0d3" style:diagonal-bl-tr="none" style:diagonal-tl-br="none" fo:border-left="none" fo:border-right="none" style:rotation-align="none" fo:border-top="0.035cm solid #f2f2f2"/>
      <style:text-properties style:font-name="Calibri1"/>
    </style:style>
    <style:style style:name="ce194" style:family="table-cell" style:parent-style-name="Excel_20_Built-in_20_Normal">
      <style:table-cell-properties fo:border-bottom="0.035cm solid #f2f2f2" fo:background-color="#ccccff" style:diagonal-bl-tr="none" style:diagonal-tl-br="none" fo:border-left="none" fo:border-right="none" style:rotation-align="none" fo:border-top="0.035cm solid #f2f2f2"/>
      <style:text-properties style:font-name="Calibri1"/>
    </style:style>
    <style:style style:name="ce195" style:family="table-cell" style:parent-style-name="Default">
      <style:text-properties fo:font-weight="bold" style:font-weight-asian="bold" style:font-weight-complex="bold"/>
    </style:style>
    <style:style style:name="ce196" style:family="table-cell" style:parent-style-name="Excel_20_Built-in_20_Normal" style:data-style-name="N8000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7" style:family="table-cell" style:parent-style-name="Excel_20_Built-in_20_Normal" style:data-style-name="N8100">
      <style:table-cell-properties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</style:style>
    <style:style style:name="ce198" style:family="table-cell" style:parent-style-name="Excel_20_Built-in_20_Normal" style:data-style-name="N8100"/>
    <style:style style:name="ce199" style:family="table-cell" style:parent-style-name="Excel_20_Built-in_20_Normal" style:data-style-name="N8100">
      <style:table-cell-properties fo:border-bottom="0.035cm solid #f2f2f2" style:diagonal-bl-tr="none" style:diagonal-tl-br="none" fo:border-left="none" fo:border-right="none" style:rotation-align="none" fo:border-top="none"/>
    </style:style>
    <style:style style:name="ce200" style:family="table-cell" style:parent-style-name="Excel_20_Built-in_20_Normal" style:data-style-name="N8100">
      <style:table-cell-properties fo:border-bottom="0.035cm solid #f2f2f2" style:diagonal-bl-tr="none" style:diagonal-tl-br="none" fo:border-left="none" fo:border-right="none" style:rotation-align="none" fo:border-top="0.035cm solid #f2f2f2"/>
    </style:style>
    <style:style style:name="ce201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</style:style>
    <style:style style:name="ce202" style:family="table-cell" style:parent-style-name="Excel_20_Built-in_20_Normal" style:data-style-name="N8100">
      <style:table-cell-properties fo:border-bottom="none" style:diagonal-bl-tr="none" style:diagonal-tl-br="none" fo:border-left="none" fo:border-right="none" style:rotation-align="none" fo:border-top="0.035cm solid #f2f2f2"/>
    </style:style>
    <style:style style:name="ce203" style:family="table-cell" style:parent-style-name="Excel_20_Built-in_20_Normal" style:data-style-name="N8000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4" style:family="table-cell" style:parent-style-name="Excel_20_Built-in_20_Normal" style:data-style-name="N8100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</style:style>
    <style:style style:name="ce205" style:family="table-cell" style:parent-style-name="Excel_20_Built-in_20_Normal" style:data-style-name="N8000">
      <style:table-cell-properties fo:border-bottom="0.035cm solid #000000" fo:background-color="#4f767e" style:diagonal-bl-tr="none" style:diagonal-tl-br="none" fo:border-left="none" fo:border-right="none" style:rotation-align="none" fo:border-top="non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6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none"/>
    </style:style>
    <style:style style:name="ce207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5cm solid #f2f2f2"/>
    </style:style>
    <style:style style:name="ce208" style:family="table-cell" style:parent-style-name="Excel_20_Built-in_20_Normal" style:data-style-name="N8000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9" style:family="table-cell" style:parent-style-name="Excel_20_Built-in_20_Normal" style:data-style-name="N8100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</style:style>
    <style:style style:name="ce210" style:family="table-cell" style:parent-style-name="Excel_20_Built-in_20_Normal" style:data-style-name="N8000">
      <style:table-cell-properties fo:border-bottom="0.035cm solid #000000" fo:background-color="#4f767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1" style:family="table-cell" style:parent-style-name="Excel_20_Built-in_20_Normal" style:data-style-name="N8036">
      <style:table-cell-properties fo:border-bottom="0.035cm solid #f2f2f2" fo:background-color="#c3d0d3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2" style:family="table-cell" style:parent-style-name="Excel_20_Built-in_20_Normal" style:data-style-name="N8036">
      <style:table-cell-properties fo:border-bottom="0.035cm solid #f2f2f2" style:diagonal-bl-tr="none" style:diagonal-tl-br="none" fo:border-left="none" fo:border-right="none" style:rotation-align="none" fo:border-top="0.035cm solid #f2f2f2"/>
    </style:style>
    <style:style style:name="ce213" style:family="table-cell" style:parent-style-name="Excel_20_Built-in_20_Normal" style:data-style-name="N8036">
      <style:table-cell-properties fo:border-bottom="0.035cm solid #f2f2f2" fo:background-color="#c3d0d3" style:diagonal-bl-tr="none" style:diagonal-tl-br="none" fo:border-left="none" fo:border-right="none" style:rotation-align="none" fo:border-top="0.035cm solid #f2f2f2"/>
    </style:style>
    <style:style style:name="ce214" style:family="table-cell" style:parent-style-name="Excel_20_Built-in_20_Normal" style:data-style-name="N8036">
      <style:table-cell-properties fo:border-bottom="none" style:diagonal-bl-tr="none" style:diagonal-tl-br="none" fo:border-left="none" fo:border-right="none" style:rotation-align="none" fo:border-top="0.035cm solid #f2f2f2"/>
    </style:style>
    <style:style style:name="ce215" style:family="table-cell" style:parent-style-name="Excel_20_Built-in_20_Normal" style:data-style-name="N8036"/>
    <style:style style:name="ce216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7" style:family="table-cell" style:parent-style-name="Excel_20_Built-in_20_Normal">
      <style:table-cell-properties fo:border-bottom="0.035cm solid #000000" fo:background-color="#4f767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8" style:family="table-cell" style:parent-style-name="Excel_20_Built-in_20_Normal">
      <style:table-cell-properties fo:border-bottom="0.035cm solid #000000" fo:background-color="#4f767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9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0" style:family="table-cell" style:parent-style-name="Excel_20_Built-in_20_Normal" style:data-style-name="N8036">
      <style:table-cell-properties fo:border-bottom="0.035cm solid #f2f2f2" style:diagonal-bl-tr="none" style:diagonal-tl-br="none" fo:border-left="none" fo:border-right="none" style:rotation-align="none" fo:border-top="none"/>
    </style:style>
    <style:style style:name="ce221" style:family="table-cell" style:parent-style-name="Excel_20_Built-in_20_Hyperlink" style:data-style-name="N80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bfbfbf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222" style:family="table-cell" style:parent-style-name="Excel_20_Built-in_20_Normal">
      <style:table-cell-properties fo:border-bottom="0.035cm solid #000000" fo:background-color="#ffffff" style:diagonal-bl-tr="none" style:diagonal-tl-br="none" fo:border-left="0.035cm solid #000000" fo:border-right="none" style:rotation-align="none" fo:border-top="none"/>
    </style:style>
    <style:style style:name="ce223" style:family="table-cell" style:parent-style-name="Excel_20_Built-in_20_Normal">
      <style:table-cell-properties fo:border-bottom="none" fo:background-color="#4f767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4" style:family="table-cell" style:parent-style-name="Excel_20_Built-in_20_Normal" style:data-style-name="N8000">
      <style:table-cell-properties fo:border-bottom="0.035cm solid #000000" fo:background-color="#4f767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5" style:family="table-cell" style:parent-style-name="Excel_20_Built-in_20_Normal" style:data-style-name="N8036">
      <style:table-cell-properties fo:border-bottom="none" style:diagonal-bl-tr="none" style:diagonal-tl-br="none" fo:border-left="0.035cm solid #000000" fo:border-right="0.035cm solid #f2f2f2" style:rotation-align="none" fo:border-top="none"/>
    </style:style>
    <style:style style:name="ce226" style:family="table-cell" style:parent-style-name="Excel_20_Built-in_20_Normal">
      <style:table-cell-properties fo:border-bottom="0.035cm solid #f2f2f2" style:diagonal-bl-tr="none" style:diagonal-tl-br="none" fo:border-left="0.035cm solid #000000" fo:border-right="0.035cm solid #f2f2f2" style:rotation-align="none" fo:border-top="none"/>
    </style:style>
    <style:style style:name="ce227" style:family="table-cell" style:parent-style-name="Excel_20_Built-in_20_Normal">
      <style:table-cell-properties fo:border-bottom="0.035cm solid #f2f2f2" fo:background-color="#c3d0d3" style:diagonal-bl-tr="none" style:diagonal-tl-br="none" fo:border-left="0.035cm solid #000000" fo:border-right="0.035cm solid #f2f2f2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&gt;0))" style:apply-style-name="ConditionalStyle_5f_5" style:base-cell-address="'Projektplan Kalenderwochen'.A1"/>
    </style:style>
    <style:style style:name="ce228" style:family="table-cell" style:parent-style-name="Excel_20_Built-in_20_Normal">
      <style:table-cell-properties fo:border-bottom="0.035cm solid #f2f2f2" style:diagonal-bl-tr="none" style:diagonal-tl-br="none" fo:border-left="0.035cm solid #000000" fo:border-right="0.035cm solid #f2f2f2" style:rotation-align="none" fo:border-top="0.035cm solid #f2f2f2"/>
      <style:map style:condition="is-true-formula(AND([.A$5]&gt;=[.$C1];[.A$5]&lt;=[.$E1];[.$D1]&gt;0))" style:apply-style-name="ConditionalStyle_5f_5" style:base-cell-address="'Projektplan Kalenderwochen'.A1"/>
    </style:style>
    <style:style style:name="ce229" style:family="table-cell" style:parent-style-name="Excel_20_Built-in_20_Normal">
      <style:table-cell-properties fo:border-bottom="none" style:diagonal-bl-tr="none" style:diagonal-tl-br="none" fo:border-left="0.035cm solid #000000" fo:border-right="0.035cm solid #f2f2f2" style:rotation-align="none" fo:border-top="0.035cm solid #f2f2f2"/>
      <style:map style:condition="is-true-formula(AND([.A$5]&gt;=[.$C1];[.A$5]&lt;=[.$E1];[.$D1]&gt;0))" style:apply-style-name="ConditionalStyle_5f_5" style:base-cell-address="'Projektplan Kalenderwochen'.A1"/>
    </style:style>
    <style:style style:name="ce230" style:family="table-cell" style:parent-style-name="Excel_20_Built-in_20_Normal">
      <style:table-cell-properties fo:border-bottom="none" style:diagonal-bl-tr="none" style:diagonal-tl-br="none" fo:border-left="0.035cm solid #000000" fo:border-right="0.035cm solid #f2f2f2" style:rotation-align="none" fo:border-top="none"/>
    </style:style>
    <style:style style:name="ce231" style:family="table-cell" style:parent-style-name="Excel_20_Built-in_20_Hyperlink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bfbfbf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232" style:family="table-cell" style:parent-style-name="Excel_20_Built-in_20_Normal">
      <style:table-cell-properties fo:border-bottom="0.035cm solid #000000" fo:background-color="#ffffff" style:diagonal-bl-tr="none" style:diagonal-tl-br="none" fo:border-left="none" fo:border-right="0.035cm solid #f2f2f2" style:rotation-align="none" fo:border-top="none"/>
    </style:style>
    <style:style style:name="ce233" style:family="table-cell" style:parent-style-name="Excel_20_Built-in_20_Normal">
      <style:table-cell-properties fo:border-bottom="none" fo:background-color="#4f767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4" style:family="table-cell" style:parent-style-name="Excel_20_Built-in_20_Normal" style:data-style-name="N8000">
      <style:table-cell-properties fo:border-bottom="0.035cm solid #000000" fo:background-color="#4f767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5" style:family="table-cell" style:parent-style-name="Excel_20_Built-in_20_Normal" style:data-style-name="N8036">
      <style:table-cell-properties fo:border-bottom="none" style:diagonal-bl-tr="none" style:diagonal-tl-br="none" fo:border-left="0.035cm solid #f2f2f2" fo:border-right="0.035cm solid #f2f2f2" style:rotation-align="none" fo:border-top="none"/>
    </style:style>
    <style:style style:name="ce236" style:family="table-cell" style:parent-style-name="Excel_20_Built-in_20_Normal">
      <style:table-cell-properties fo:border-bottom="0.035cm solid #f2f2f2" style:diagonal-bl-tr="none" style:diagonal-tl-br="none" fo:border-left="0.035cm solid #f2f2f2" fo:border-right="0.035cm solid #f2f2f2" style:rotation-align="none" fo:border-top="none"/>
    </style:style>
    <style:style style:name="ce237" style:family="table-cell" style:parent-style-name="Excel_20_Built-in_20_Normal">
      <style:table-cell-properties fo:background-color="#c3d0d3" style:diagonal-bl-tr="none" style:diagonal-tl-br="none" fo:border="0.035cm solid #f2f2f2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&gt;0))" style:apply-style-name="ConditionalStyle_5f_5" style:base-cell-address="'Projektplan Kalenderwochen'.A1"/>
    </style:style>
    <style:style style:name="ce238" style:family="table-cell" style:parent-style-name="Excel_20_Built-in_20_Normal">
      <style:table-cell-properties style:diagonal-bl-tr="none" style:diagonal-tl-br="none" fo:border="0.035cm solid #f2f2f2" style:rotation-align="none"/>
      <style:map style:condition="is-true-formula(AND([.A$5]&gt;=[.$C1];[.A$5]&lt;=[.$E1];[.$D1]&gt;0))" style:apply-style-name="ConditionalStyle_5f_5" style:base-cell-address="'Projektplan Kalenderwochen'.A1"/>
    </style:style>
    <style:style style:name="ce239" style:family="table-cell" style:parent-style-name="Excel_20_Built-in_20_Normal">
      <style:table-cell-properties fo:border-bottom="none" style:diagonal-bl-tr="none" style:diagonal-tl-br="none" fo:border-left="0.035cm solid #f2f2f2" fo:border-right="0.035cm solid #f2f2f2" style:rotation-align="none" fo:border-top="0.035cm solid #f2f2f2"/>
      <style:map style:condition="is-true-formula(AND([.A$5]&gt;=[.$C1];[.A$5]&lt;=[.$E1];[.$D1]&gt;0))" style:apply-style-name="ConditionalStyle_5f_5" style:base-cell-address="'Projektplan Kalenderwochen'.A1"/>
    </style:style>
    <style:style style:name="ce240" style:family="table-cell" style:parent-style-name="Excel_20_Built-in_20_Normal">
      <style:table-cell-properties fo:border-bottom="none" style:diagonal-bl-tr="none" style:diagonal-tl-br="none" fo:border-left="0.035cm solid #f2f2f2" fo:border-right="0.035cm solid #f2f2f2" style:rotation-align="none" fo:border-top="none"/>
    </style:style>
    <style:style style:name="ce241" style:family="table-cell" style:parent-style-name="Excel_20_Built-in_20_Normal">
      <style:table-cell-properties fo:border-bottom="0.035cm solid #000000" style:diagonal-bl-tr="none" style:diagonal-tl-br="none" fo:background-color="transparent" fo:border-left="none" fo:border-right="0.035cm solid #f2f2f2" style:rotation-align="none" fo:border-top="none"/>
    </style:style>
    <style:style style:name="ce242" style:family="table-cell" style:parent-style-name="Excel_20_Built-in_20_Normal" style:data-style-name="N8036">
      <style:table-cell-properties fo:border-bottom="none" style:diagonal-bl-tr="none" style:diagonal-tl-br="none" fo:background-color="transparent" fo:border-left="0.035cm solid #f2f2f2" fo:border-right="0.035cm solid #f2f2f2" style:rotation-align="none" fo:border-top="none"/>
    </style:style>
    <style:style style:name="ce243" style:family="table-cell" style:parent-style-name="Excel_20_Built-in_20_Normal">
      <style:table-cell-properties fo:border-bottom="0.035cm solid #f2f2f2" style:diagonal-bl-tr="none" style:diagonal-tl-br="none" fo:background-color="transparent" fo:border-left="0.035cm solid #f2f2f2" fo:border-right="0.035cm solid #f2f2f2" style:rotation-align="none" fo:border-top="none"/>
    </style:style>
    <style:style style:name="ce244" style:family="table-cell" style:parent-style-name="Excel_20_Built-in_20_Normal">
      <style:table-cell-properties style:diagonal-bl-tr="none" style:diagonal-tl-br="none" fo:background-color="transparent" fo:border="0.035cm solid #f2f2f2" style:rotation-align="none"/>
      <style:map style:condition="is-true-formula(AND([.A$5]&gt;=[.$C1];[.A$5]&lt;=[.$E1];[.$D1]&gt;0))" style:apply-style-name="ConditionalStyle_5f_5" style:base-cell-address="'Projektplan Kalenderwochen'.A1"/>
    </style:style>
    <style:style style:name="ce245" style:family="table-cell" style:parent-style-name="Excel_20_Built-in_20_Normal">
      <style:table-cell-properties fo:border-bottom="none" style:diagonal-bl-tr="none" style:diagonal-tl-br="none" fo:background-color="transparent" fo:border-left="0.035cm solid #f2f2f2" fo:border-right="0.035cm solid #f2f2f2" style:rotation-align="none" fo:border-top="0.035cm solid #f2f2f2"/>
      <style:map style:condition="is-true-formula(AND([.A$5]&gt;=[.$C1];[.A$5]&lt;=[.$E1];[.$D1]&gt;0))" style:apply-style-name="ConditionalStyle_5f_5" style:base-cell-address="'Projektplan Kalenderwochen'.A1"/>
    </style:style>
    <style:style style:name="ce246" style:family="table-cell" style:parent-style-name="Excel_20_Built-in_20_Normal">
      <style:table-cell-properties fo:border-bottom="none" style:diagonal-bl-tr="none" style:diagonal-tl-br="none" fo:background-color="transparent" fo:border-left="0.035cm solid #f2f2f2" fo:border-right="0.035cm solid #f2f2f2" style:rotation-align="none" fo:border-top="none"/>
    </style:style>
    <style:style style:name="ce247" style:family="table-cell" style:parent-style-name="Excel_20_Built-in_20_Normal">
      <style:table-cell-properties fo:background-color="#c3d0d3" style:diagonal-bl-tr="none" style:diagonal-tl-br="none" fo:border="0.035cm solid #f2f2f2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&gt;0))" style:apply-style-name="ConditionalStyle_5f_5" style:base-cell-address="'Projektplan Kalenderwochen'.A1"/>
      <style:map style:condition="is-true-formula(AND([.A$5]&gt;=[.$C1];[.A$5]&lt;=[.$E1];[.$D1]=0))" style:apply-style-name="ConditionalStyle_5f_4" style:base-cell-address="'Projektplan Kalenderwochen'.A1"/>
      <style:map style:condition="is-true-formula(AND([.A$5]&gt;=[.$C1];[.A$5]&lt;=[.$E1]))" style:apply-style-name="ConditionalStyle_5f_3" style:base-cell-address="'Projektplan Kalenderwochen'.A1"/>
    </style:style>
    <style:style style:name="ce248" style:family="table-cell" style:parent-style-name="Excel_20_Built-in_20_Normal">
      <style:table-cell-properties style:diagonal-bl-tr="none" style:diagonal-tl-br="none" fo:background-color="transparent" fo:border="0.035cm solid #f2f2f2" style:rotation-align="none"/>
      <style:map style:condition="is-true-formula(AND([.A$5]&gt;=[.$C1];[.A$5]&lt;=[.$E1];[.$D1]&gt;0))" style:apply-style-name="ConditionalStyle_5f_5" style:base-cell-address="'Projektplan Kalenderwochen'.A1"/>
      <style:map style:condition="is-true-formula(AND([.A$5]&gt;=[.$C1];[.A$5]&lt;=[.$E1];[.$D1]=0))" style:apply-style-name="ConditionalStyle_5f_4" style:base-cell-address="'Projektplan Kalenderwochen'.A1"/>
      <style:map style:condition="is-true-formula(AND([.A$5]&gt;=[.$C1];[.A$5]&lt;=[.$E1]))" style:apply-style-name="ConditionalStyle_5f_3" style:base-cell-address="'Projektplan Kalenderwochen'.A1"/>
    </style:style>
    <style:style style:name="ce249" style:family="table-cell" style:parent-style-name="Excel_20_Built-in_20_Normal">
      <style:table-cell-properties fo:border-bottom="none" style:diagonal-bl-tr="none" style:diagonal-tl-br="none" fo:background-color="transparent" fo:border-left="0.035cm solid #f2f2f2" fo:border-right="0.035cm solid #f2f2f2" style:rotation-align="none" fo:border-top="0.035cm solid #f2f2f2"/>
      <style:map style:condition="is-true-formula(AND([.A$5]&gt;=[.$C1];[.A$5]&lt;=[.$E1];[.$D1]&gt;0))" style:apply-style-name="ConditionalStyle_5f_5" style:base-cell-address="'Projektplan Kalenderwochen'.A1"/>
      <style:map style:condition="is-true-formula(AND([.A$5]&gt;=[.$C1];[.A$5]&lt;=[.$E1];[.$D1]=0))" style:apply-style-name="ConditionalStyle_5f_4" style:base-cell-address="'Projektplan Kalenderwochen'.A1"/>
      <style:map style:condition="is-true-formula(AND([.A$5]&gt;=[.$C1];[.A$5]&lt;=[.$E1]))" style:apply-style-name="ConditionalStyle_5f_3" style:base-cell-address="'Projektplan Kalenderwochen'.A1"/>
    </style:style>
    <style:style style:name="ce250" style:family="table-cell" style:parent-style-name="Excel_20_Built-in_20_Normal">
      <style:table-cell-properties fo:border-bottom="0.035cm solid #000000" style:diagonal-bl-tr="none" style:diagonal-tl-br="none" fo:background-color="transparent" fo:border-left="0.035cm solid #f2f2f2" fo:border-right="0.035cm solid #f2f2f2" style:rotation-align="none" fo:border-top="none"/>
    </style:style>
    <style:style style:name="ce251" style:family="table-cell" style:parent-style-name="Excel_20_Built-in_20_Normal">
      <style:table-cell-properties fo:background-color="#c3d0d3" style:diagonal-bl-tr="none" style:diagonal-tl-br="none" fo:border="0.035cm solid #f2f2f2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&gt;0))" style:apply-style-name="ConditionalStyle_5f_5" style:base-cell-address="'Projektplan Kalenderwochen'.A1"/>
      <style:map style:condition="is-true-formula(AND([.A$5]&gt;=[.$C1];[.A$5]&lt;=[.$E1];[.$D1]=0))" style:apply-style-name="ConditionalStyle_5f_2" style:base-cell-address="'Projektplan Kalenderwochen'.A1"/>
      <style:map style:condition="is-true-formula(AND([.A$5]&gt;=[.$C1];[.A$5]&lt;=[.$E1]))" style:apply-style-name="ConditionalStyle_5f_1" style:base-cell-address="'Projektplan Kalenderwochen'.A1"/>
    </style:style>
    <style:style style:name="ce252" style:family="table-cell" style:parent-style-name="Excel_20_Built-in_20_Normal">
      <style:table-cell-properties style:diagonal-bl-tr="none" style:diagonal-tl-br="none" fo:background-color="transparent" fo:border="0.035cm solid #f2f2f2" style:rotation-align="none"/>
      <style:map style:condition="is-true-formula(AND([.A$5]&gt;=[.$C1];[.A$5]&lt;=[.$E1];[.$D1]&gt;0))" style:apply-style-name="ConditionalStyle_5f_5" style:base-cell-address="'Projektplan Kalenderwochen'.A1"/>
      <style:map style:condition="is-true-formula(AND([.A$5]&gt;=[.$C1];[.A$5]&lt;=[.$E1];[.$D1]=0))" style:apply-style-name="ConditionalStyle_5f_2" style:base-cell-address="'Projektplan Kalenderwochen'.A1"/>
      <style:map style:condition="is-true-formula(AND([.A$5]&gt;=[.$C1];[.A$5]&lt;=[.$E1]))" style:apply-style-name="ConditionalStyle_5f_1" style:base-cell-address="'Projektplan Kalenderwochen'.A1"/>
    </style:style>
    <style:style style:name="ce253" style:family="table-cell" style:parent-style-name="Excel_20_Built-in_20_Normal">
      <style:table-cell-properties fo:border-bottom="none" style:diagonal-bl-tr="none" style:diagonal-tl-br="none" fo:background-color="transparent" fo:border-left="0.035cm solid #f2f2f2" fo:border-right="0.035cm solid #f2f2f2" style:rotation-align="none" fo:border-top="0.035cm solid #f2f2f2"/>
      <style:map style:condition="is-true-formula(AND([.A$5]&gt;=[.$C1];[.A$5]&lt;=[.$E1];[.$D1]&gt;0))" style:apply-style-name="ConditionalStyle_5f_5" style:base-cell-address="'Projektplan Kalenderwochen'.A1"/>
      <style:map style:condition="is-true-formula(AND([.A$5]&gt;=[.$C1];[.A$5]&lt;=[.$E1];[.$D1]=0))" style:apply-style-name="ConditionalStyle_5f_2" style:base-cell-address="'Projektplan Kalenderwochen'.A1"/>
      <style:map style:condition="is-true-formula(AND([.A$5]&gt;=[.$C1];[.A$5]&lt;=[.$E1]))" style:apply-style-name="ConditionalStyle_5f_1" style:base-cell-address="'Projektplan Kalenderwochen'.A1"/>
    </style:style>
    <style:style style:name="ce254" style:family="table-cell" style:parent-style-name="Excel_20_Built-in_20_Normal">
      <style:table-cell-properties fo:background-color="#ffffff" style:diagonal-bl-tr="none" style:diagonal-tl-br="none" style:rotation-align="none"/>
    </style:style>
    <style:style style:name="ce255" style:family="table-cell" style:parent-style-name="Excel_20_Built-in_20_Normal">
      <style:table-cell-properties fo:border-bottom="0.035cm solid #000000" fo:background-color="#ffffff" style:diagonal-bl-tr="none" style:diagonal-tl-br="none" fo:border-left="none" fo:border-right="none" style:rotation-align="none" fo:border-top="none"/>
    </style:style>
    <style:style style:name="ce256" style:family="table-cell" style:parent-style-name="Excel_20_Built-in_20_Normal" style:data-style-name="N8000">
      <style:table-cell-properties fo:border-bottom="0.035cm solid #000000" fo:background-color="#4f767e" style:diagonal-bl-tr="none" style:diagonal-tl-br="none" fo:border-left="none" fo:border-right="none" style:rotation-align="none" fo:border-top="none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rojektplan Kalenderwochen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50"/>
        <table:table-column table:style-name="co6" table:default-cell-style-name="ce66"/>
        <table:table-column table:style-name="co6" table:number-columns-repeated="3" table:default-cell-style-name="ce85"/>
        <table:table-column table:style-name="co6" table:default-cell-style-name="ce96"/>
        <table:table-column table:style-name="co7" table:default-cell-style-name="ce128"/>
        <table:table-column table:style-name="co7" table:number-columns-repeated="4" table:default-cell-style-name="ce147"/>
        <table:table-column table:style-name="co7" table:number-columns-repeated="2" table:default-cell-style-name="ce155"/>
        <table:table-column table:style-name="co7" table:number-columns-repeated="5" table:default-cell-style-name="ce147"/>
        <table:table-column table:style-name="co7" table:number-columns-repeated="2" table:default-cell-style-name="ce155"/>
        <table:table-column table:style-name="co7" table:number-columns-repeated="5" table:default-cell-style-name="ce147"/>
        <table:table-column table:style-name="co7" table:number-columns-repeated="2" table:default-cell-style-name="ce155"/>
        <table:table-column table:style-name="co7" table:number-columns-repeated="5" table:default-cell-style-name="ce147"/>
        <table:table-column table:style-name="co7" table:number-columns-repeated="2" table:default-cell-style-name="ce155"/>
        <table:table-column table:style-name="co7" table:number-columns-repeated="5" table:default-cell-style-name="ce147"/>
        <table:table-column table:style-name="co7" table:number-columns-repeated="2" table:default-cell-style-name="ce155"/>
        <table:table-column table:style-name="co7" table:number-columns-repeated="5" table:default-cell-style-name="ce147"/>
        <table:table-column table:style-name="co7" table:number-columns-repeated="2" table:default-cell-style-name="ce155"/>
        <table:table-column table:style-name="co7" table:number-columns-repeated="5" table:default-cell-style-name="ce147"/>
        <table:table-column table:style-name="co7" table:number-columns-repeated="2" table:default-cell-style-name="ce155"/>
        <table:table-column table:style-name="co7" table:number-columns-repeated="5" table:default-cell-style-name="ce147"/>
        <table:table-column table:style-name="co7" table:number-columns-repeated="2" table:default-cell-style-name="ce155"/>
        <table:table-column table:style-name="co7" table:number-columns-repeated="5" table:default-cell-style-name="ce147"/>
        <table:table-column table:style-name="co7" table:number-columns-repeated="2" table:default-cell-style-name="ce155"/>
        <table:table-column table:style-name="co7" table:number-columns-repeated="5" table:default-cell-style-name="ce147"/>
        <table:table-column table:style-name="co7" table:number-columns-repeated="2" table:default-cell-style-name="ce155"/>
        <table:table-column table:style-name="co7" table:number-columns-repeated="5" table:default-cell-style-name="ce147"/>
        <table:table-column table:style-name="co7" table:number-columns-repeated="2" table:default-cell-style-name="ce155"/>
        <table:table-column table:style-name="co7" table:number-columns-repeated="5" table:default-cell-style-name="ce147"/>
        <table:table-column table:style-name="co7" table:number-columns-repeated="2" table:default-cell-style-name="ce155"/>
        <table:table-column table:style-name="co7" table:number-columns-repeated="5" table:default-cell-style-name="ce147"/>
        <table:table-column table:style-name="co7" table:number-columns-repeated="2" table:default-cell-style-name="ce155"/>
        <table:table-column table:style-name="co7" table:number-columns-repeated="5" table:default-cell-style-name="ce147"/>
        <table:table-column table:style-name="co7" table:number-columns-repeated="2" table:default-cell-style-name="ce155"/>
        <table:table-column table:style-name="co7" table:number-columns-repeated="5" table:default-cell-style-name="ce147"/>
        <table:table-column table:style-name="co7" table:number-columns-repeated="2" table:default-cell-style-name="ce155"/>
        <table:table-column table:style-name="co7" table:number-columns-repeated="5" table:default-cell-style-name="ce147"/>
        <table:table-column table:style-name="co7" table:number-columns-repeated="2" table:default-cell-style-name="ce155"/>
        <table:table-column table:style-name="co7" table:number-columns-repeated="5" table:default-cell-style-name="ce147"/>
        <table:table-column table:style-name="co7" table:number-columns-repeated="2" table:default-cell-style-name="ce155"/>
        <table:table-column table:style-name="co7" table:number-columns-repeated="5" table:default-cell-style-name="ce147"/>
        <table:table-column table:style-name="co7" table:number-columns-repeated="2" table:default-cell-style-name="ce155"/>
        <table:table-column table:style-name="co7" table:number-columns-repeated="5" table:default-cell-style-name="ce147"/>
        <table:table-column table:style-name="co7" table:number-columns-repeated="2" table:default-cell-style-name="ce155"/>
        <table:table-column table:style-name="co7" table:number-columns-repeated="5" table:default-cell-style-name="ce147"/>
        <table:table-column table:style-name="co7" table:number-columns-repeated="2" table:default-cell-style-name="ce155"/>
        <table:table-column table:style-name="co7" table:number-columns-repeated="5" table:default-cell-style-name="ce147"/>
        <table:table-column table:style-name="co7" table:number-columns-repeated="2" table:default-cell-style-name="ce155"/>
        <table:table-column table:style-name="co7" table:number-columns-repeated="5" table:default-cell-style-name="ce147"/>
        <table:table-column table:style-name="co7" table:number-columns-repeated="2" table:default-cell-style-name="ce155"/>
        <table:table-column table:style-name="co7" table:number-columns-repeated="5" table:default-cell-style-name="ce147"/>
        <table:table-column table:style-name="co7" table:number-columns-repeated="2" table:default-cell-style-name="ce155"/>
        <table:table-column table:style-name="co7" table:number-columns-repeated="5" table:default-cell-style-name="ce147"/>
        <table:table-column table:style-name="co7" table:number-columns-repeated="2" table:default-cell-style-name="ce155"/>
        <table:table-column table:style-name="co7" table:number-columns-repeated="5" table:default-cell-style-name="ce147"/>
        <table:table-column table:style-name="co7" table:number-columns-repeated="2" table:default-cell-style-name="ce155"/>
        <table:table-column table:style-name="co7" table:number-columns-repeated="5" table:default-cell-style-name="ce147"/>
        <table:table-column table:style-name="co7" table:number-columns-repeated="2" table:default-cell-style-name="ce155"/>
        <table:table-column table:style-name="co7" table:number-columns-repeated="5" table:default-cell-style-name="ce147"/>
        <table:table-column table:style-name="co7" table:number-columns-repeated="2" table:default-cell-style-name="ce155"/>
        <table:table-column table:style-name="co7" table:number-columns-repeated="5" table:default-cell-style-name="ce147"/>
        <table:table-column table:style-name="co7" table:number-columns-repeated="2" table:default-cell-style-name="ce155"/>
        <table:table-column table:style-name="co7" table:number-columns-repeated="5" table:default-cell-style-name="ce147"/>
        <table:table-column table:style-name="co7" table:default-cell-style-name="ce155"/>
        <table:table-column table:style-name="co7" table:default-cell-style-name="ce175"/>
        <table:table-column table:style-name="co7" table:number-columns-repeated="5" table:default-cell-style-name="ce147"/>
        <table:table-column table:style-name="co7" table:default-cell-style-name="ce155"/>
        <table:table-column table:style-name="co7" table:default-cell-style-name="ce175"/>
        <table:table-column table:style-name="co7" table:number-columns-repeated="5" table:default-cell-style-name="ce147"/>
        <table:table-column table:style-name="co7" table:default-cell-style-name="ce155"/>
        <table:table-column table:style-name="co7" table:default-cell-style-name="ce175"/>
        <table:table-column table:style-name="co7" table:number-columns-repeated="5" table:default-cell-style-name="ce147"/>
        <table:table-column table:style-name="co7" table:default-cell-style-name="ce155"/>
        <table:table-column table:style-name="co7" table:default-cell-style-name="ce175"/>
        <table:table-column table:style-name="co7" table:number-columns-repeated="5" table:default-cell-style-name="ce147"/>
        <table:table-column table:style-name="co7" table:default-cell-style-name="ce155"/>
        <table:table-column table:style-name="co7" table:default-cell-style-name="ce175"/>
        <table:table-column table:style-name="co7" table:number-columns-repeated="5" table:default-cell-style-name="ce147"/>
        <table:table-column table:style-name="co7" table:default-cell-style-name="ce155"/>
        <table:table-column table:style-name="co7" table:default-cell-style-name="ce175"/>
        <table:table-column table:style-name="co7" table:number-columns-repeated="5" table:default-cell-style-name="ce147"/>
        <table:table-column table:style-name="co7" table:default-cell-style-name="ce155"/>
        <table:table-column table:style-name="co7" table:default-cell-style-name="ce175"/>
        <table:table-column table:style-name="co7" table:number-columns-repeated="5" table:default-cell-style-name="ce147"/>
        <table:table-column table:style-name="co7" table:default-cell-style-name="ce155"/>
        <table:table-column table:style-name="co7" table:default-cell-style-name="ce175"/>
        <table:table-column table:style-name="co7" table:number-columns-repeated="5" table:default-cell-style-name="ce147"/>
        <table:table-column table:style-name="co7" table:default-cell-style-name="ce155"/>
        <table:table-column table:style-name="co7" table:default-cell-style-name="ce175"/>
        <table:table-column table:style-name="co7" table:number-columns-repeated="5" table:default-cell-style-name="ce147"/>
        <table:table-column table:style-name="co7" table:default-cell-style-name="ce155"/>
        <table:table-column table:style-name="co7" table:default-cell-style-name="ce175"/>
        <table:table-column table:style-name="co7" table:number-columns-repeated="5" table:default-cell-style-name="ce147"/>
        <table:table-column table:style-name="co7" table:default-cell-style-name="ce155"/>
        <table:table-column table:style-name="co7" table:default-cell-style-name="ce175"/>
        <table:table-column table:style-name="co7" table:number-columns-repeated="5" table:default-cell-style-name="ce147"/>
        <table:table-column table:style-name="co7" table:default-cell-style-name="ce155"/>
        <table:table-column table:style-name="co7" table:default-cell-style-name="ce175"/>
        <table:table-column table:style-name="co7" table:number-columns-repeated="5" table:default-cell-style-name="ce147"/>
        <table:table-column table:style-name="co7" table:default-cell-style-name="ce155"/>
        <table:table-column table:style-name="co7" table:default-cell-style-name="ce175"/>
        <table:table-column table:style-name="co7" table:number-columns-repeated="5" table:default-cell-style-name="ce147"/>
        <table:table-column table:style-name="co7" table:default-cell-style-name="ce155"/>
        <table:table-column table:style-name="co7" table:default-cell-style-name="ce175"/>
        <table:table-column table:style-name="co7" table:number-columns-repeated="5" table:default-cell-style-name="ce147"/>
        <table:table-column table:style-name="co7" table:default-cell-style-name="ce155"/>
        <table:table-column table:style-name="co7" table:default-cell-style-name="ce175"/>
        <table:table-column table:style-name="co7" table:number-columns-repeated="5" table:default-cell-style-name="ce147"/>
        <table:table-column table:style-name="co7" table:default-cell-style-name="ce155"/>
        <table:table-column table:style-name="co7" table:default-cell-style-name="ce175"/>
        <table:table-column table:style-name="co7" table:number-columns-repeated="5" table:default-cell-style-name="ce147"/>
        <table:table-column table:style-name="co7" table:default-cell-style-name="ce155"/>
        <table:table-column table:style-name="co7" table:default-cell-style-name="ce175"/>
        <table:table-column table:style-name="co7" table:number-columns-repeated="5" table:default-cell-style-name="ce147"/>
        <table:table-column table:style-name="co7" table:default-cell-style-name="ce155"/>
        <table:table-column table:style-name="co7" table:default-cell-style-name="ce175"/>
        <table:table-column table:style-name="co7" table:number-columns-repeated="5" table:default-cell-style-name="ce147"/>
        <table:table-column table:style-name="co7" table:default-cell-style-name="ce155"/>
        <table:table-column table:style-name="co7" table:default-cell-style-name="ce175"/>
        <table:table-column table:style-name="co7" table:number-columns-repeated="5" table:default-cell-style-name="ce147"/>
        <table:table-column table:style-name="co7" table:default-cell-style-name="ce155"/>
        <table:table-column table:style-name="co7" table:default-cell-style-name="ce175"/>
        <table:table-column table:style-name="co7" table:number-columns-repeated="5" table:default-cell-style-name="ce147"/>
        <table:table-column table:style-name="co7" table:default-cell-style-name="ce155"/>
        <table:table-column table:style-name="co7" table:default-cell-style-name="ce175"/>
        <table:table-column table:style-name="co7" table:number-columns-repeated="5" table:default-cell-style-name="ce147"/>
        <table:table-column table:style-name="co7" table:default-cell-style-name="ce155"/>
        <table:table-column table:style-name="co7" table:default-cell-style-name="ce175"/>
        <table:table-column table:style-name="co7" table:number-columns-repeated="5" table:default-cell-style-name="ce147"/>
        <table:table-column table:style-name="co7" table:default-cell-style-name="ce155"/>
        <table:table-column table:style-name="co7" table:default-cell-style-name="ce175"/>
        <table:table-column table:style-name="co7" table:number-columns-repeated="5" table:default-cell-style-name="ce147"/>
        <table:table-column table:style-name="co7" table:default-cell-style-name="ce155"/>
        <table:table-column table:style-name="co7" table:default-cell-style-name="ce175"/>
        <table:table-column table:style-name="co7" table:number-columns-repeated="5" table:default-cell-style-name="ce147"/>
        <table:table-column table:style-name="co7" table:default-cell-style-name="ce155"/>
        <table:table-column table:style-name="co7" table:default-cell-style-name="ce175"/>
        <table:table-column table:style-name="co7" table:number-columns-repeated="5" table:default-cell-style-name="ce147"/>
        <table:table-column table:style-name="co7" table:default-cell-style-name="ce155"/>
        <table:table-column table:style-name="co7" table:default-cell-style-name="ce175"/>
        <table:table-column table:style-name="co7" table:number-columns-repeated="5" table:default-cell-style-name="ce147"/>
        <table:table-column table:style-name="co7" table:default-cell-style-name="ce155"/>
        <table:table-column table:style-name="co7" table:default-cell-style-name="ce175"/>
        <table:table-column table:style-name="co7" table:number-columns-repeated="5" table:default-cell-style-name="ce147"/>
        <table:table-column table:style-name="co7" table:default-cell-style-name="ce155"/>
        <table:table-column table:style-name="co7" table:default-cell-style-name="ce175"/>
        <table:table-column table:style-name="co7" table:number-columns-repeated="5" table:default-cell-style-name="ce147"/>
        <table:table-column table:style-name="co7" table:default-cell-style-name="ce155"/>
        <table:table-column table:style-name="co7" table:default-cell-style-name="ce175"/>
        <table:table-column table:style-name="co7" table:number-columns-repeated="5" table:default-cell-style-name="ce147"/>
        <table:table-column table:style-name="co7" table:default-cell-style-name="ce155"/>
        <table:table-column table:style-name="co7" table:default-cell-style-name="ce175"/>
        <table:table-column table:style-name="co8" table:number-columns-repeated="605" table:default-cell-style-name="ce24"/>
        <table:table-column table:style-name="co8" table:number-columns-repeated="3" table:default-cell-style-name="Default"/>
        <table:table-row table:style-name="ro1">
          <table:table-cell table:style-name="ce1" office:value-type="string" table:number-columns-spanned="3" table:number-rows-spanned="1">
            <text:p>Projekttitel:</text:p>
          </table:table-cell>
          <table:covered-table-cell table:style-name="ce20"/>
          <table:covered-table-cell table:style-name="ce37"/>
          <table:table-cell table:style-name="ce51" office:value-type="string" table:number-columns-spanned="2" table:number-rows-spanned="1">
            <text:p>Projektstart:</text:p>
          </table:table-cell>
          <table:covered-table-cell table:style-name="ce57"/>
          <table:table-cell table:style-name="ce62"/>
          <table:table-cell table:style-name="ce81" table:number-columns-repeated="4"/>
          <table:table-cell table:style-name="ce110" table:number-columns-spanned="9" table:number-rows-spanned="1"/>
          <table:covered-table-cell table:number-columns-repeated="8" table:style-name="ce129"/>
          <table:table-cell table:style-name="ce157" table:number-columns-repeated="395"/>
          <table:table-cell table:style-name="ce176"/>
          <table:table-cell table:style-name="ce178"/>
          <table:table-cell table:style-name="ce157" table:number-columns-repeated="605"/>
          <table:table-cell table:number-columns-repeated="3"/>
        </table:table-row>
        <table:table-row table:style-name="ro2">
          <table:table-cell table:style-name="ce2" office:value-type="string" table:number-columns-spanned="3" table:number-rows-spanned="1">
            <text:p>Das Spiel von Team Gold</text:p>
          </table:table-cell>
          <table:covered-table-cell table:style-name="ce21"/>
          <table:covered-table-cell table:style-name="ce38"/>
          <table:table-cell table:style-name="ce52" office:value-type="date" office:date-value="2016-04-20" table:number-columns-spanned="2" table:number-rows-spanned="1">
            <text:p>20.04.2016</text:p>
          </table:table-cell>
          <table:covered-table-cell table:style-name="ce58"/>
          <table:table-cell table:style-name="ce63"/>
          <table:table-cell table:style-name="ce82" table:number-columns-repeated="4"/>
          <table:table-cell table:style-name="ce111"/>
          <table:table-cell table:style-name="ce130" table:number-columns-repeated="403"/>
          <table:table-cell table:style-name="ce177"/>
          <table:table-cell table:style-name="ce179"/>
          <table:table-cell table:style-name="ce130" table:number-columns-repeated="605"/>
          <table:table-cell table:number-columns-repeated="3"/>
        </table:table-row>
        <table:table-row table:style-name="ro2">
          <table:table-cell table:style-name="ce3"/>
          <table:table-cell table:style-name="ce22"/>
          <table:table-cell table:style-name="ce39"/>
          <table:table-cell table:style-name="ce53" office:value-type="string" table:number-columns-spanned="1" table:number-rows-spanned="2">
            <text:p>Dauer in Tagen</text:p>
          </table:table-cell>
          <table:table-cell table:style-name="ce59"/>
          <table:table-cell table:style-name="ce64"/>
          <table:table-cell table:style-name="ce83" office:value-type="string">
            <text:p>Geplante</text:p>
          </table:table-cell>
          <table:table-cell table:style-name="ce83" office:value-type="string">
            <text:p>Benötigte</text:p>
          </table:table-cell>
          <table:table-cell table:style-name="ce83" office:value-type="string">
            <text:p>Verbleibende</text:p>
          </table:table-cell>
          <table:table-cell table:style-name="ce83" office:value-type="string">
            <text:p>Eingeteilte</text:p>
          </table:table-cell>
          <table:table-cell table:style-name="ce112" table:formula="of:=&quot;KW &quot; &amp; WEEKNUM([.D2];1)" office:value-type="string" office:string-value="KW 17" table:number-columns-spanned="7" table:number-rows-spanned="1">
            <text:p>KW 17</text:p>
          </table:table-cell>
          <table:covered-table-cell table:number-columns-repeated="6" table:style-name="ce131"/>
          <table:table-cell table:style-name="ce131" table:formula="of:=&quot;KW &quot; &amp; WEEKNUM([.R4];1)" office:value-type="string" office:string-value="KW 18" table:number-columns-spanned="7" table:number-rows-spanned="1">
            <text:p>KW 18</text:p>
          </table:table-cell>
          <table:covered-table-cell table:number-columns-repeated="6" table:style-name="ce131"/>
          <table:table-cell table:style-name="ce131" table:formula="of:=&quot;KW &quot; &amp; WEEKNUM([.Y4];1)" office:value-type="string" office:string-value="KW 19" table:number-columns-spanned="7" table:number-rows-spanned="1">
            <text:p>KW 19</text:p>
          </table:table-cell>
          <table:covered-table-cell table:number-columns-repeated="6" table:style-name="ce131"/>
          <table:table-cell table:style-name="ce131" table:formula="of:=&quot;KW &quot; &amp; WEEKNUM([.AF4];1)" office:value-type="string" office:string-value="KW 20" table:number-columns-spanned="7" table:number-rows-spanned="1">
            <text:p>KW 20</text:p>
          </table:table-cell>
          <table:covered-table-cell table:number-columns-repeated="6" table:style-name="ce131"/>
          <table:table-cell table:style-name="ce131" table:formula="of:=&quot;KW &quot; &amp; WEEKNUM([.AM4];1)" office:value-type="string" office:string-value="KW 21" table:number-columns-spanned="7" table:number-rows-spanned="1">
            <text:p>KW 21</text:p>
          </table:table-cell>
          <table:covered-table-cell table:number-columns-repeated="6" table:style-name="ce131"/>
          <table:table-cell table:style-name="ce131" table:formula="of:=&quot;KW &quot; &amp; WEEKNUM([.AT4];1)" office:value-type="string" office:string-value="KW 22" table:number-columns-spanned="7" table:number-rows-spanned="1">
            <text:p>KW 22</text:p>
          </table:table-cell>
          <table:covered-table-cell table:number-columns-repeated="6" table:style-name="ce131"/>
          <table:table-cell table:style-name="ce131" table:formula="of:=&quot;KW &quot; &amp; WEEKNUM([.BA4];1)" office:value-type="string" office:string-value="KW 23" table:number-columns-spanned="7" table:number-rows-spanned="1">
            <text:p>KW 23</text:p>
          </table:table-cell>
          <table:covered-table-cell table:number-columns-repeated="6" table:style-name="ce131"/>
          <table:table-cell table:style-name="ce131" table:formula="of:=&quot;KW &quot; &amp; WEEKNUM([.BH4];1)" office:value-type="string" office:string-value="KW 24" table:number-columns-spanned="7" table:number-rows-spanned="1">
            <text:p>KW 24</text:p>
          </table:table-cell>
          <table:covered-table-cell table:number-columns-repeated="6" table:style-name="ce131"/>
          <table:table-cell table:style-name="ce131" table:formula="of:=&quot;KW &quot; &amp; WEEKNUM([.BO4];1)" office:value-type="string" office:string-value="KW 25" table:number-columns-spanned="7" table:number-rows-spanned="1">
            <text:p>KW 25</text:p>
          </table:table-cell>
          <table:covered-table-cell table:number-columns-repeated="6" table:style-name="ce131"/>
          <table:table-cell table:style-name="ce131" table:formula="of:=&quot;KW &quot; &amp; WEEKNUM([.BV4];1)" office:value-type="string" office:string-value="KW 26" table:number-columns-spanned="7" table:number-rows-spanned="1">
            <text:p>KW 26</text:p>
          </table:table-cell>
          <table:covered-table-cell table:number-columns-repeated="6" table:style-name="ce131"/>
          <table:table-cell table:style-name="ce131" table:formula="of:=&quot;KW &quot; &amp; WEEKNUM([.CC4];1)" office:value-type="string" office:string-value="KW 27" table:number-columns-spanned="7" table:number-rows-spanned="1">
            <text:p>KW 27</text:p>
          </table:table-cell>
          <table:covered-table-cell table:number-columns-repeated="6" table:style-name="ce131"/>
          <table:table-cell table:style-name="ce131" table:formula="of:=&quot;KW &quot; &amp; WEEKNUM([.CJ4];1)" office:value-type="string" office:string-value="KW 28" table:number-columns-spanned="7" table:number-rows-spanned="1">
            <text:p>KW 28</text:p>
          </table:table-cell>
          <table:covered-table-cell table:number-columns-repeated="6" table:style-name="ce131"/>
          <table:table-cell table:style-name="ce131" table:formula="of:=&quot;KW &quot; &amp; WEEKNUM([.CQ4];1)" office:value-type="string" office:string-value="KW 29" table:number-columns-spanned="7" table:number-rows-spanned="1">
            <text:p>KW 29</text:p>
          </table:table-cell>
          <table:covered-table-cell table:number-columns-repeated="6" table:style-name="ce131"/>
          <table:table-cell table:style-name="ce131" table:formula="of:=&quot;KW &quot; &amp; WEEKNUM([.CX4];1)" office:value-type="string" office:string-value="KW 30" table:number-columns-spanned="7" table:number-rows-spanned="1">
            <text:p>KW 30</text:p>
          </table:table-cell>
          <table:covered-table-cell table:number-columns-repeated="6" table:style-name="ce131"/>
          <table:table-cell table:style-name="ce131" table:formula="of:=&quot;KW &quot; &amp; WEEKNUM([.DE4];1)" office:value-type="string" office:string-value="KW 31" table:number-columns-spanned="7" table:number-rows-spanned="1">
            <text:p>KW 31</text:p>
          </table:table-cell>
          <table:covered-table-cell table:number-columns-repeated="6" table:style-name="ce131"/>
          <table:table-cell table:style-name="ce131" table:formula="of:=&quot;KW &quot; &amp; WEEKNUM([.DL4];1)" office:value-type="string" office:string-value="KW 32" table:number-columns-spanned="7" table:number-rows-spanned="1">
            <text:p>KW 32</text:p>
          </table:table-cell>
          <table:covered-table-cell table:number-columns-repeated="6" table:style-name="ce131"/>
          <table:table-cell table:style-name="ce131" table:formula="of:=&quot;KW &quot; &amp; WEEKNUM([.DS4];1)" office:value-type="string" office:string-value="KW 33" table:number-columns-spanned="7" table:number-rows-spanned="1">
            <text:p>KW 33</text:p>
          </table:table-cell>
          <table:covered-table-cell table:number-columns-repeated="6" table:style-name="ce131"/>
          <table:table-cell table:style-name="ce131" table:formula="of:=&quot;KW &quot; &amp; WEEKNUM([.DZ4];1)" office:value-type="string" office:string-value="KW 34" table:number-columns-spanned="7" table:number-rows-spanned="1">
            <text:p>KW 34</text:p>
          </table:table-cell>
          <table:covered-table-cell table:number-columns-repeated="6" table:style-name="ce131"/>
          <table:table-cell table:style-name="ce131" table:formula="of:=&quot;KW &quot; &amp; WEEKNUM([.EG4];1)" office:value-type="string" office:string-value="KW 35" table:number-columns-spanned="7" table:number-rows-spanned="1">
            <text:p>KW 35</text:p>
          </table:table-cell>
          <table:covered-table-cell table:number-columns-repeated="6" table:style-name="ce131"/>
          <table:table-cell table:style-name="ce131" table:formula="of:=&quot;KW &quot; &amp; WEEKNUM([.EN4];1)" office:value-type="string" office:string-value="KW 36" table:number-columns-spanned="7" table:number-rows-spanned="1">
            <text:p>KW 36</text:p>
          </table:table-cell>
          <table:covered-table-cell table:number-columns-repeated="6" table:style-name="ce131"/>
          <table:table-cell table:style-name="ce131" table:formula="of:=&quot;KW &quot; &amp; WEEKNUM([.EU4];1)" office:value-type="string" office:string-value="KW 37" table:number-columns-spanned="7" table:number-rows-spanned="1">
            <text:p>KW 37</text:p>
          </table:table-cell>
          <table:covered-table-cell table:number-columns-repeated="6" table:style-name="ce131"/>
          <table:table-cell table:style-name="ce131" table:formula="of:=&quot;KW &quot; &amp; WEEKNUM([.FB4];1)" office:value-type="string" office:string-value="KW 38" table:number-columns-spanned="7" table:number-rows-spanned="1">
            <text:p>KW 38</text:p>
          </table:table-cell>
          <table:covered-table-cell table:number-columns-repeated="6" table:style-name="ce131"/>
          <table:table-cell table:style-name="ce131" table:formula="of:=&quot;KW &quot; &amp; WEEKNUM([.FI4];1)" office:value-type="string" office:string-value="KW 39" table:number-columns-spanned="7" table:number-rows-spanned="1">
            <text:p>KW 39</text:p>
          </table:table-cell>
          <table:covered-table-cell table:number-columns-repeated="6" table:style-name="ce131"/>
          <table:table-cell table:style-name="ce131" table:formula="of:=&quot;KW &quot; &amp; WEEKNUM([.FP4];1)" office:value-type="string" office:string-value="KW 40" table:number-columns-spanned="7" table:number-rows-spanned="1">
            <text:p>KW 40</text:p>
          </table:table-cell>
          <table:covered-table-cell table:number-columns-repeated="6" table:style-name="ce131"/>
          <table:table-cell table:style-name="ce131" table:formula="of:=&quot;KW &quot; &amp; WEEKNUM([.FW4];1)" office:value-type="string" office:string-value="KW 41" table:number-columns-spanned="7" table:number-rows-spanned="1">
            <text:p>KW 41</text:p>
          </table:table-cell>
          <table:covered-table-cell table:number-columns-repeated="6" table:style-name="ce131"/>
          <table:table-cell table:style-name="ce131" table:formula="of:=&quot;KW &quot; &amp; WEEKNUM([.GD4];1)" office:value-type="string" office:string-value="KW 42" table:number-columns-spanned="7" table:number-rows-spanned="1">
            <text:p>KW 42</text:p>
          </table:table-cell>
          <table:covered-table-cell table:number-columns-repeated="6" table:style-name="ce131"/>
          <table:table-cell table:style-name="ce131" table:formula="of:=&quot;KW &quot; &amp; WEEKNUM([.GK4];1)" office:value-type="string" office:string-value="KW 43" table:number-columns-spanned="7" table:number-rows-spanned="1">
            <text:p>KW 43</text:p>
          </table:table-cell>
          <table:covered-table-cell table:number-columns-repeated="6" table:style-name="ce131"/>
          <table:table-cell table:style-name="ce131" table:formula="of:=&quot;KW &quot; &amp; WEEKNUM([.GR4];1)" office:value-type="string" office:string-value="KW 44" table:number-columns-spanned="7" table:number-rows-spanned="1">
            <text:p>KW 44</text:p>
          </table:table-cell>
          <table:covered-table-cell table:number-columns-repeated="6" table:style-name="ce131"/>
          <table:table-cell table:style-name="ce158" table:formula="of:=&quot;KW &quot; &amp; WEEKNUM([.GY4];1)" office:value-type="string" office:string-value="KW 45" table:number-columns-spanned="7" table:number-rows-spanned="1">
            <text:p>KW 45</text:p>
          </table:table-cell>
          <table:covered-table-cell table:number-columns-repeated="5" table:style-name="ce131"/>
          <table:covered-table-cell table:style-name="ce158"/>
          <table:table-cell table:style-name="ce158" table:formula="of:=&quot;KW &quot; &amp; WEEKNUM([.HF4];1)" office:value-type="string" office:string-value="KW 46" table:number-columns-spanned="7" table:number-rows-spanned="1">
            <text:p>KW 46</text:p>
          </table:table-cell>
          <table:covered-table-cell table:number-columns-repeated="5" table:style-name="ce131"/>
          <table:covered-table-cell table:style-name="ce158"/>
          <table:table-cell table:style-name="ce158" table:formula="of:=&quot;KW &quot; &amp; WEEKNUM([.HM4];1)" office:value-type="string" office:string-value="KW 47" table:number-columns-spanned="7" table:number-rows-spanned="1">
            <text:p>KW 47</text:p>
          </table:table-cell>
          <table:covered-table-cell table:number-columns-repeated="5" table:style-name="ce131"/>
          <table:covered-table-cell table:style-name="ce158"/>
          <table:table-cell table:style-name="ce158" table:formula="of:=&quot;KW &quot; &amp; WEEKNUM([.HT4];1)" office:value-type="string" office:string-value="KW 48" table:number-columns-spanned="7" table:number-rows-spanned="1">
            <text:p>KW 48</text:p>
          </table:table-cell>
          <table:covered-table-cell table:number-columns-repeated="5" table:style-name="ce131"/>
          <table:covered-table-cell table:style-name="ce158"/>
          <table:table-cell table:style-name="ce158" table:formula="of:=&quot;KW &quot; &amp; WEEKNUM([.IA4];1)" office:value-type="string" office:string-value="KW 49" table:number-columns-spanned="7" table:number-rows-spanned="1">
            <text:p>KW 49</text:p>
          </table:table-cell>
          <table:covered-table-cell table:number-columns-repeated="5" table:style-name="ce131"/>
          <table:covered-table-cell table:style-name="ce158"/>
          <table:table-cell table:style-name="ce158" table:formula="of:=&quot;KW &quot; &amp; WEEKNUM([.IH4];1)" office:value-type="string" office:string-value="KW 50" table:number-columns-spanned="7" table:number-rows-spanned="1">
            <text:p>KW 50</text:p>
          </table:table-cell>
          <table:covered-table-cell table:number-columns-repeated="5" table:style-name="ce131"/>
          <table:covered-table-cell table:style-name="ce158"/>
          <table:table-cell table:style-name="ce158" table:formula="of:=&quot;KW &quot; &amp; WEEKNUM([.IO4];1)" office:value-type="string" office:string-value="KW 51" table:number-columns-spanned="7" table:number-rows-spanned="1">
            <text:p>KW 51</text:p>
          </table:table-cell>
          <table:covered-table-cell table:number-columns-repeated="5" table:style-name="ce131"/>
          <table:covered-table-cell table:style-name="ce158"/>
          <table:table-cell table:style-name="ce158" table:formula="of:=&quot;KW &quot; &amp; WEEKNUM([.IV4];1)" office:value-type="string" office:string-value="KW 52" table:number-columns-spanned="7" table:number-rows-spanned="1">
            <text:p>KW 52</text:p>
          </table:table-cell>
          <table:covered-table-cell table:number-columns-repeated="5" table:style-name="ce131"/>
          <table:covered-table-cell table:style-name="ce158"/>
          <table:table-cell table:style-name="ce158" table:formula="of:=&quot;KW &quot; &amp; WEEKNUM([.JC4];1)" office:value-type="string" office:string-value="KW 53" table:number-columns-spanned="7" table:number-rows-spanned="1">
            <text:p>KW 53</text:p>
          </table:table-cell>
          <table:covered-table-cell table:number-columns-repeated="5" table:style-name="ce131"/>
          <table:covered-table-cell table:style-name="ce158"/>
          <table:table-cell table:style-name="ce158" table:formula="of:=&quot;KW &quot; &amp; WEEKNUM([.JJ4];1)" office:value-type="string" office:string-value="KW 1" table:number-columns-spanned="7" table:number-rows-spanned="1">
            <text:p>KW 1</text:p>
          </table:table-cell>
          <table:covered-table-cell table:number-columns-repeated="5" table:style-name="ce131"/>
          <table:covered-table-cell table:style-name="ce158"/>
          <table:table-cell table:style-name="ce158" table:formula="of:=&quot;KW &quot; &amp; WEEKNUM([.JQ4];1)" office:value-type="string" office:string-value="KW 2" table:number-columns-spanned="7" table:number-rows-spanned="1">
            <text:p>KW 2</text:p>
          </table:table-cell>
          <table:covered-table-cell table:number-columns-repeated="5" table:style-name="ce131"/>
          <table:covered-table-cell table:style-name="ce158"/>
          <table:table-cell table:style-name="ce158" table:formula="of:=&quot;KW &quot; &amp; WEEKNUM([.JX4];1)" office:value-type="string" office:string-value="KW 3" table:number-columns-spanned="7" table:number-rows-spanned="1">
            <text:p>KW 3</text:p>
          </table:table-cell>
          <table:covered-table-cell table:number-columns-repeated="5" table:style-name="ce131"/>
          <table:covered-table-cell table:style-name="ce158"/>
          <table:table-cell table:style-name="ce158" table:formula="of:=&quot;KW &quot; &amp; WEEKNUM([.KE4];1)" office:value-type="string" office:string-value="KW 4" table:number-columns-spanned="7" table:number-rows-spanned="1">
            <text:p>KW 4</text:p>
          </table:table-cell>
          <table:covered-table-cell table:number-columns-repeated="5" table:style-name="ce131"/>
          <table:covered-table-cell table:style-name="ce158"/>
          <table:table-cell table:style-name="ce158" table:formula="of:=&quot;KW &quot; &amp; WEEKNUM([.KL4];1)" office:value-type="string" office:string-value="KW 5" table:number-columns-spanned="7" table:number-rows-spanned="1">
            <text:p>KW 5</text:p>
          </table:table-cell>
          <table:covered-table-cell table:number-columns-repeated="5" table:style-name="ce131"/>
          <table:covered-table-cell table:style-name="ce158"/>
          <table:table-cell table:style-name="ce158" table:formula="of:=&quot;KW &quot; &amp; WEEKNUM([.KS4];1)" office:value-type="string" office:string-value="KW 6" table:number-columns-spanned="7" table:number-rows-spanned="1">
            <text:p>KW 6</text:p>
          </table:table-cell>
          <table:covered-table-cell table:number-columns-repeated="5" table:style-name="ce131"/>
          <table:covered-table-cell table:style-name="ce158"/>
          <table:table-cell table:style-name="ce158" table:formula="of:=&quot;KW &quot; &amp; WEEKNUM([.KZ4];1)" office:value-type="string" office:string-value="KW 7" table:number-columns-spanned="7" table:number-rows-spanned="1">
            <text:p>KW 7</text:p>
          </table:table-cell>
          <table:covered-table-cell table:number-columns-repeated="5" table:style-name="ce131"/>
          <table:covered-table-cell table:style-name="ce158"/>
          <table:table-cell table:style-name="ce158" table:formula="of:=&quot;KW &quot; &amp; WEEKNUM([.LG4];1)" office:value-type="string" office:string-value="KW 8" table:number-columns-spanned="7" table:number-rows-spanned="1">
            <text:p>KW 8</text:p>
          </table:table-cell>
          <table:covered-table-cell table:number-columns-repeated="5" table:style-name="ce131"/>
          <table:covered-table-cell table:style-name="ce158"/>
          <table:table-cell table:style-name="ce158" table:formula="of:=&quot;KW &quot; &amp; WEEKNUM([.LN4];1)" office:value-type="string" office:string-value="KW 9" table:number-columns-spanned="7" table:number-rows-spanned="1">
            <text:p>KW 9</text:p>
          </table:table-cell>
          <table:covered-table-cell table:number-columns-repeated="5" table:style-name="ce131"/>
          <table:covered-table-cell table:style-name="ce158"/>
          <table:table-cell table:style-name="ce158" table:formula="of:=&quot;KW &quot; &amp; WEEKNUM([.LU4];1)" office:value-type="string" office:string-value="KW 10" table:number-columns-spanned="7" table:number-rows-spanned="1">
            <text:p>KW 10</text:p>
          </table:table-cell>
          <table:covered-table-cell table:number-columns-repeated="5" table:style-name="ce131"/>
          <table:covered-table-cell table:style-name="ce158"/>
          <table:table-cell table:style-name="ce158" table:formula="of:=&quot;KW &quot; &amp; WEEKNUM([.MB4];1)" office:value-type="string" office:string-value="KW 11" table:number-columns-spanned="7" table:number-rows-spanned="1">
            <text:p>KW 11</text:p>
          </table:table-cell>
          <table:covered-table-cell table:number-columns-repeated="5" table:style-name="ce131"/>
          <table:covered-table-cell table:style-name="ce158"/>
          <table:table-cell table:style-name="ce158" table:formula="of:=&quot;KW &quot; &amp; WEEKNUM([.MI4];1)" office:value-type="string" office:string-value="KW 12" table:number-columns-spanned="7" table:number-rows-spanned="1">
            <text:p>KW 12</text:p>
          </table:table-cell>
          <table:covered-table-cell table:number-columns-repeated="5" table:style-name="ce131"/>
          <table:covered-table-cell table:style-name="ce158"/>
          <table:table-cell table:style-name="ce158" table:formula="of:=&quot;KW &quot; &amp; WEEKNUM([.MP4];1)" office:value-type="string" office:string-value="KW 13" table:number-columns-spanned="7" table:number-rows-spanned="1">
            <text:p>KW 13</text:p>
          </table:table-cell>
          <table:covered-table-cell table:number-columns-repeated="5" table:style-name="ce131"/>
          <table:covered-table-cell table:style-name="ce158"/>
          <table:table-cell table:style-name="ce158" table:formula="of:=&quot;KW &quot; &amp; WEEKNUM([.MW4];1)" office:value-type="string" office:string-value="KW 14" table:number-columns-spanned="7" table:number-rows-spanned="1">
            <text:p>KW 14</text:p>
          </table:table-cell>
          <table:covered-table-cell table:number-columns-repeated="5" table:style-name="ce131"/>
          <table:covered-table-cell table:style-name="ce158"/>
          <table:table-cell table:style-name="ce158" table:formula="of:=&quot;KW &quot; &amp; WEEKNUM([.ND4];1)" office:value-type="string" office:string-value="KW 15" table:number-columns-spanned="7" table:number-rows-spanned="1">
            <text:p>KW 15</text:p>
          </table:table-cell>
          <table:covered-table-cell table:number-columns-repeated="5" table:style-name="ce131"/>
          <table:covered-table-cell table:style-name="ce158"/>
          <table:table-cell table:style-name="ce158" table:formula="of:=&quot;KW &quot; &amp; WEEKNUM([.NK4];1)" office:value-type="string" office:string-value="KW 16" table:number-columns-spanned="7" table:number-rows-spanned="1">
            <text:p>KW 16</text:p>
          </table:table-cell>
          <table:covered-table-cell table:number-columns-repeated="5" table:style-name="ce131"/>
          <table:covered-table-cell table:style-name="ce158"/>
          <table:table-cell table:style-name="ce158" table:formula="of:=&quot;KW &quot; &amp; WEEKNUM([.NR4];1)" office:value-type="string" office:string-value="KW 17" table:number-columns-spanned="7" table:number-rows-spanned="1">
            <text:p>KW 17</text:p>
          </table:table-cell>
          <table:covered-table-cell table:number-columns-repeated="5" table:style-name="ce131"/>
          <table:covered-table-cell table:style-name="ce158"/>
          <table:table-cell table:style-name="ce158" table:formula="of:=&quot;KW &quot; &amp; WEEKNUM([.NY4];1)" office:value-type="string" office:string-value="KW 18" table:number-columns-spanned="7" table:number-rows-spanned="1">
            <text:p>KW 18</text:p>
          </table:table-cell>
          <table:covered-table-cell table:number-columns-repeated="5" table:style-name="ce131"/>
          <table:covered-table-cell table:style-name="ce158"/>
          <table:table-cell table:style-name="ce158" table:formula="of:=&quot;KW &quot; &amp; WEEKNUM([.OF4];1)" office:value-type="string" office:string-value="KW 19" table:number-columns-spanned="7" table:number-rows-spanned="1">
            <text:p>KW 19</text:p>
          </table:table-cell>
          <table:covered-table-cell table:number-columns-repeated="5" table:style-name="ce131"/>
          <table:covered-table-cell table:style-name="ce158"/>
          <table:table-cell table:style-name="ce158" table:formula="of:=&quot;KW &quot; &amp; WEEKNUM([.OM4];1)" office:value-type="string" office:string-value="KW 20" table:number-columns-spanned="7" table:number-rows-spanned="1">
            <text:p>KW 20</text:p>
          </table:table-cell>
          <table:covered-table-cell table:number-columns-repeated="5" table:style-name="ce131"/>
          <table:covered-table-cell table:style-name="ce158"/>
          <table:table-cell table:style-name="ce158" table:formula="of:=&quot;KW &quot; &amp; WEEKNUM([.OT4];1)" office:value-type="string" office:string-value="KW 21" table:number-columns-spanned="7" table:number-rows-spanned="1">
            <text:p>KW 21</text:p>
          </table:table-cell>
          <table:covered-table-cell table:number-columns-repeated="5" table:style-name="ce131"/>
          <table:covered-table-cell table:style-name="ce158"/>
          <table:table-cell table:style-name="ce39" table:number-columns-repeated="605"/>
          <table:table-cell table:number-columns-repeated="3"/>
        </table:table-row>
        <table:table-row table:style-name="ro2">
          <table:table-cell table:style-name="ce4" office:value-type="string">
            <text:p>Nr.</text:p>
          </table:table-cell>
          <table:table-cell table:style-name="ce23" office:value-type="string">
            <text:p>Aufgabe</text:p>
          </table:table-cell>
          <table:table-cell table:style-name="ce40" office:value-type="string">
            <text:p>Start</text:p>
          </table:table-cell>
          <table:covered-table-cell table:style-name="ce54"/>
          <table:table-cell table:style-name="ce60" office:value-type="string">
            <text:p>Ende</text:p>
          </table:table-cell>
          <table:table-cell table:style-name="ce65" office:value-type="string">
            <text:p>Abhängigkeit</text:p>
          </table:table-cell>
          <table:table-cell table:number-columns-repeated="3" table:style-name="ce84" office:value-type="string">
            <text:p>Personenstunden</text:p>
          </table:table-cell>
          <table:table-cell table:style-name="ce84" office:value-type="string">
            <text:p>Mitarbeiter</text:p>
          </table:table-cell>
          <table:table-cell table:style-name="ce113" table:formula="of:=[.K5]" office:value-type="date" office:date-value="2016-04-18" table:number-columns-spanned="7" table:number-rows-spanned="1">
            <text:p>18.04.2016</text:p>
          </table:table-cell>
          <table:covered-table-cell table:number-columns-repeated="6" table:style-name="ce132"/>
          <table:table-cell table:style-name="ce156" table:formula="of:=[.R5]" office:value-type="date" office:date-value="2016-04-25" table:number-columns-spanned="7" table:number-rows-spanned="1">
            <text:p>25.04.2016</text:p>
          </table:table-cell>
          <table:covered-table-cell table:number-columns-repeated="6" table:style-name="ce132"/>
          <table:table-cell table:style-name="ce156" table:formula="of:=[.Y5]" office:value-type="date" office:date-value="2016-05-02" table:number-columns-spanned="7" table:number-rows-spanned="1">
            <text:p>02.05.2016</text:p>
          </table:table-cell>
          <table:covered-table-cell table:number-columns-repeated="6" table:style-name="ce132"/>
          <table:table-cell table:style-name="ce156" table:formula="of:=[.AF5]" office:value-type="date" office:date-value="2016-05-09" table:number-columns-spanned="7" table:number-rows-spanned="1">
            <text:p>09.05.2016</text:p>
          </table:table-cell>
          <table:covered-table-cell table:number-columns-repeated="6" table:style-name="ce132"/>
          <table:table-cell table:style-name="ce156" table:formula="of:=[.AM5]" office:value-type="date" office:date-value="2016-05-16" table:number-columns-spanned="7" table:number-rows-spanned="1">
            <text:p>16.05.2016</text:p>
          </table:table-cell>
          <table:covered-table-cell table:number-columns-repeated="6" table:style-name="ce132"/>
          <table:table-cell table:style-name="ce156" table:formula="of:=[.AT5]" office:value-type="date" office:date-value="2016-05-23" table:number-columns-spanned="7" table:number-rows-spanned="1">
            <text:p>23.05.2016</text:p>
          </table:table-cell>
          <table:covered-table-cell table:number-columns-repeated="6" table:style-name="ce132"/>
          <table:table-cell table:style-name="ce156" table:formula="of:=[.BA5]" office:value-type="date" office:date-value="2016-05-30" table:number-columns-spanned="7" table:number-rows-spanned="1">
            <text:p>30.05.2016</text:p>
          </table:table-cell>
          <table:covered-table-cell table:number-columns-repeated="6" table:style-name="ce132"/>
          <table:table-cell table:style-name="ce156" table:formula="of:=[.BH5]" office:value-type="date" office:date-value="2016-06-06" table:number-columns-spanned="7" table:number-rows-spanned="1">
            <text:p>06.06.2016</text:p>
          </table:table-cell>
          <table:covered-table-cell table:number-columns-repeated="6" table:style-name="ce132"/>
          <table:table-cell table:style-name="ce156" table:formula="of:=[.BO5]" office:value-type="date" office:date-value="2016-06-13" table:number-columns-spanned="7" table:number-rows-spanned="1">
            <text:p>13.06.2016</text:p>
          </table:table-cell>
          <table:covered-table-cell table:number-columns-repeated="6" table:style-name="ce132"/>
          <table:table-cell table:style-name="ce156" table:formula="of:=[.BV5]" office:value-type="date" office:date-value="2016-06-20" table:number-columns-spanned="7" table:number-rows-spanned="1">
            <text:p>20.06.2016</text:p>
          </table:table-cell>
          <table:covered-table-cell table:number-columns-repeated="6" table:style-name="ce132"/>
          <table:table-cell table:style-name="ce156" table:formula="of:=[.CC5]" office:value-type="date" office:date-value="2016-06-27" table:number-columns-spanned="7" table:number-rows-spanned="1">
            <text:p>27.06.2016</text:p>
          </table:table-cell>
          <table:covered-table-cell table:number-columns-repeated="6" table:style-name="ce132"/>
          <table:table-cell table:style-name="ce156" table:formula="of:=[.CJ5]" office:value-type="date" office:date-value="2016-07-04" table:number-columns-spanned="7" table:number-rows-spanned="1">
            <text:p>04.07.2016</text:p>
          </table:table-cell>
          <table:covered-table-cell table:number-columns-repeated="6" table:style-name="ce132"/>
          <table:table-cell table:style-name="ce156" table:formula="of:=[.CQ5]" office:value-type="date" office:date-value="2016-07-11" table:number-columns-spanned="7" table:number-rows-spanned="1">
            <text:p>11.07.2016</text:p>
          </table:table-cell>
          <table:covered-table-cell table:number-columns-repeated="6" table:style-name="ce132"/>
          <table:table-cell table:style-name="ce156" table:formula="of:=[.CX5]" office:value-type="date" office:date-value="2016-07-18" table:number-columns-spanned="7" table:number-rows-spanned="1">
            <text:p>18.07.2016</text:p>
          </table:table-cell>
          <table:covered-table-cell table:number-columns-repeated="6" table:style-name="ce132"/>
          <table:table-cell table:style-name="ce156" table:formula="of:=[.DE5]" office:value-type="date" office:date-value="2016-07-25" table:number-columns-spanned="7" table:number-rows-spanned="1">
            <text:p>25.07.2016</text:p>
          </table:table-cell>
          <table:covered-table-cell table:number-columns-repeated="6" table:style-name="ce132"/>
          <table:table-cell table:style-name="ce156" table:formula="of:=[.DL5]" office:value-type="date" office:date-value="2016-08-01" table:number-columns-spanned="7" table:number-rows-spanned="1">
            <text:p>01.08.2016</text:p>
          </table:table-cell>
          <table:covered-table-cell table:number-columns-repeated="6" table:style-name="ce132"/>
          <table:table-cell table:style-name="ce156" table:formula="of:=[.DS5]" office:value-type="date" office:date-value="2016-08-08" table:number-columns-spanned="7" table:number-rows-spanned="1">
            <text:p>08.08.2016</text:p>
          </table:table-cell>
          <table:covered-table-cell table:number-columns-repeated="6" table:style-name="ce132"/>
          <table:table-cell table:style-name="ce156" table:formula="of:=[.DZ5]" office:value-type="date" office:date-value="2016-08-15" table:number-columns-spanned="7" table:number-rows-spanned="1">
            <text:p>15.08.2016</text:p>
          </table:table-cell>
          <table:covered-table-cell table:number-columns-repeated="6" table:style-name="ce132"/>
          <table:table-cell table:style-name="ce156" table:formula="of:=[.EG5]" office:value-type="date" office:date-value="2016-08-22" table:number-columns-spanned="7" table:number-rows-spanned="1">
            <text:p>22.08.2016</text:p>
          </table:table-cell>
          <table:covered-table-cell table:number-columns-repeated="6" table:style-name="ce132"/>
          <table:table-cell table:style-name="ce156" table:formula="of:=[.EN5]" office:value-type="date" office:date-value="2016-08-29" table:number-columns-spanned="7" table:number-rows-spanned="1">
            <text:p>29.08.2016</text:p>
          </table:table-cell>
          <table:covered-table-cell table:number-columns-repeated="6" table:style-name="ce132"/>
          <table:table-cell table:style-name="ce156" table:formula="of:=[.EU5]" office:value-type="date" office:date-value="2016-09-05" table:number-columns-spanned="7" table:number-rows-spanned="1">
            <text:p>05.09.2016</text:p>
          </table:table-cell>
          <table:covered-table-cell table:number-columns-repeated="6" table:style-name="ce132"/>
          <table:table-cell table:style-name="ce156" table:formula="of:=[.FB5]" office:value-type="date" office:date-value="2016-09-12" table:number-columns-spanned="7" table:number-rows-spanned="1">
            <text:p>12.09.2016</text:p>
          </table:table-cell>
          <table:covered-table-cell table:number-columns-repeated="6" table:style-name="ce132"/>
          <table:table-cell table:style-name="ce156" table:formula="of:=[.FI5]" office:value-type="date" office:date-value="2016-09-19" table:number-columns-spanned="7" table:number-rows-spanned="1">
            <text:p>19.09.2016</text:p>
          </table:table-cell>
          <table:covered-table-cell table:number-columns-repeated="6" table:style-name="ce132"/>
          <table:table-cell table:style-name="ce156" table:formula="of:=[.FP5]" office:value-type="date" office:date-value="2016-09-26" table:number-columns-spanned="7" table:number-rows-spanned="1">
            <text:p>26.09.2016</text:p>
          </table:table-cell>
          <table:covered-table-cell table:number-columns-repeated="6" table:style-name="ce132"/>
          <table:table-cell table:style-name="ce156" table:formula="of:=[.FW5]" office:value-type="date" office:date-value="2016-10-03" table:number-columns-spanned="7" table:number-rows-spanned="1">
            <text:p>03.10.2016</text:p>
          </table:table-cell>
          <table:covered-table-cell table:number-columns-repeated="6" table:style-name="ce132"/>
          <table:table-cell table:style-name="ce156" table:formula="of:=[.GD5]" office:value-type="date" office:date-value="2016-10-10" table:number-columns-spanned="7" table:number-rows-spanned="1">
            <text:p>10.10.2016</text:p>
          </table:table-cell>
          <table:covered-table-cell table:number-columns-repeated="6" table:style-name="ce132"/>
          <table:table-cell table:style-name="ce156" table:formula="of:=[.GK5]" office:value-type="date" office:date-value="2016-10-17" table:number-columns-spanned="7" table:number-rows-spanned="1">
            <text:p>17.10.2016</text:p>
          </table:table-cell>
          <table:covered-table-cell table:number-columns-repeated="6" table:style-name="ce132"/>
          <table:table-cell table:style-name="ce156" table:formula="of:=[.GR5]" office:value-type="date" office:date-value="2016-10-24" table:number-columns-spanned="7" table:number-rows-spanned="1">
            <text:p>24.10.2016</text:p>
          </table:table-cell>
          <table:covered-table-cell table:number-columns-repeated="6" table:style-name="ce132"/>
          <table:table-cell table:style-name="ce159" table:formula="of:=[.GY5]" office:value-type="date" office:date-value="2016-10-31" table:number-columns-spanned="7" table:number-rows-spanned="1">
            <text:p>31.10.2016</text:p>
          </table:table-cell>
          <table:covered-table-cell table:number-columns-repeated="5" table:style-name="ce132"/>
          <table:covered-table-cell table:style-name="ce160"/>
          <table:table-cell table:style-name="ce159" table:formula="of:=[.HF5]" office:value-type="date" office:date-value="2016-11-07" table:number-columns-spanned="7" table:number-rows-spanned="1">
            <text:p>07.11.2016</text:p>
          </table:table-cell>
          <table:covered-table-cell table:number-columns-repeated="5" table:style-name="ce132"/>
          <table:covered-table-cell table:style-name="ce160"/>
          <table:table-cell table:style-name="ce159" table:formula="of:=[.HM5]" office:value-type="date" office:date-value="2016-11-14" table:number-columns-spanned="7" table:number-rows-spanned="1">
            <text:p>14.11.2016</text:p>
          </table:table-cell>
          <table:covered-table-cell table:number-columns-repeated="5" table:style-name="ce132"/>
          <table:covered-table-cell table:style-name="ce160"/>
          <table:table-cell table:style-name="ce159" table:formula="of:=[.HT5]" office:value-type="date" office:date-value="2016-11-21" table:number-columns-spanned="7" table:number-rows-spanned="1">
            <text:p>21.11.2016</text:p>
          </table:table-cell>
          <table:covered-table-cell table:number-columns-repeated="5" table:style-name="ce132"/>
          <table:covered-table-cell table:style-name="ce160"/>
          <table:table-cell table:style-name="ce159" table:formula="of:=[.IA5]" office:value-type="date" office:date-value="2016-11-28" table:number-columns-spanned="7" table:number-rows-spanned="1">
            <text:p>28.11.2016</text:p>
          </table:table-cell>
          <table:covered-table-cell table:number-columns-repeated="5" table:style-name="ce132"/>
          <table:covered-table-cell table:style-name="ce160"/>
          <table:table-cell table:style-name="ce159" table:formula="of:=[.IH5]" office:value-type="date" office:date-value="2016-12-05" table:number-columns-spanned="7" table:number-rows-spanned="1">
            <text:p>05.12.2016</text:p>
          </table:table-cell>
          <table:covered-table-cell table:number-columns-repeated="5" table:style-name="ce132"/>
          <table:covered-table-cell table:style-name="ce160"/>
          <table:table-cell table:style-name="ce159" table:formula="of:=[.IO5]" office:value-type="date" office:date-value="2016-12-12" table:number-columns-spanned="7" table:number-rows-spanned="1">
            <text:p>12.12.2016</text:p>
          </table:table-cell>
          <table:covered-table-cell table:number-columns-repeated="5" table:style-name="ce132"/>
          <table:covered-table-cell table:style-name="ce160"/>
          <table:table-cell table:style-name="ce159" table:formula="of:=[.IV5]" office:value-type="date" office:date-value="2016-12-19" table:number-columns-spanned="7" table:number-rows-spanned="1">
            <text:p>19.12.2016</text:p>
          </table:table-cell>
          <table:covered-table-cell table:number-columns-repeated="5" table:style-name="ce132"/>
          <table:covered-table-cell table:style-name="ce160"/>
          <table:table-cell table:style-name="ce159" table:formula="of:=[.JC5]" office:value-type="date" office:date-value="2016-12-26" table:number-columns-spanned="7" table:number-rows-spanned="1">
            <text:p>26.12.2016</text:p>
          </table:table-cell>
          <table:covered-table-cell table:number-columns-repeated="5" table:style-name="ce132"/>
          <table:covered-table-cell table:style-name="ce160"/>
          <table:table-cell table:style-name="ce159" table:formula="of:=[.JJ5]" office:value-type="date" office:date-value="2017-01-02" table:number-columns-spanned="7" table:number-rows-spanned="1">
            <text:p>02.01.2017</text:p>
          </table:table-cell>
          <table:covered-table-cell table:number-columns-repeated="5" table:style-name="ce132"/>
          <table:covered-table-cell table:style-name="ce160"/>
          <table:table-cell table:style-name="ce159" table:formula="of:=[.JQ5]" office:value-type="date" office:date-value="2017-01-09" table:number-columns-spanned="7" table:number-rows-spanned="1">
            <text:p>09.01.2017</text:p>
          </table:table-cell>
          <table:covered-table-cell table:number-columns-repeated="5" table:style-name="ce132"/>
          <table:covered-table-cell table:style-name="ce160"/>
          <table:table-cell table:style-name="ce159" table:formula="of:=[.JX5]" office:value-type="date" office:date-value="2017-01-16" table:number-columns-spanned="7" table:number-rows-spanned="1">
            <text:p>16.01.2017</text:p>
          </table:table-cell>
          <table:covered-table-cell table:number-columns-repeated="5" table:style-name="ce132"/>
          <table:covered-table-cell table:style-name="ce160"/>
          <table:table-cell table:style-name="ce159" table:formula="of:=[.KE5]" office:value-type="date" office:date-value="2017-01-23" table:number-columns-spanned="7" table:number-rows-spanned="1">
            <text:p>23.01.2017</text:p>
          </table:table-cell>
          <table:covered-table-cell table:number-columns-repeated="5" table:style-name="ce132"/>
          <table:covered-table-cell table:style-name="ce160"/>
          <table:table-cell table:style-name="ce159" table:formula="of:=[.KL5]" office:value-type="date" office:date-value="2017-01-30" table:number-columns-spanned="7" table:number-rows-spanned="1">
            <text:p>30.01.2017</text:p>
          </table:table-cell>
          <table:covered-table-cell table:number-columns-repeated="5" table:style-name="ce132"/>
          <table:covered-table-cell table:style-name="ce160"/>
          <table:table-cell table:style-name="ce159" table:formula="of:=[.KS5]" office:value-type="date" office:date-value="2017-02-06" table:number-columns-spanned="7" table:number-rows-spanned="1">
            <text:p>06.02.2017</text:p>
          </table:table-cell>
          <table:covered-table-cell table:number-columns-repeated="5" table:style-name="ce132"/>
          <table:covered-table-cell table:style-name="ce160"/>
          <table:table-cell table:style-name="ce159" table:formula="of:=[.KZ5]" office:value-type="date" office:date-value="2017-02-13" table:number-columns-spanned="7" table:number-rows-spanned="1">
            <text:p>13.02.2017</text:p>
          </table:table-cell>
          <table:covered-table-cell table:number-columns-repeated="5" table:style-name="ce132"/>
          <table:covered-table-cell table:style-name="ce160"/>
          <table:table-cell table:style-name="ce159" table:formula="of:=[.LG5]" office:value-type="date" office:date-value="2017-02-20" table:number-columns-spanned="7" table:number-rows-spanned="1">
            <text:p>20.02.2017</text:p>
          </table:table-cell>
          <table:covered-table-cell table:number-columns-repeated="5" table:style-name="ce132"/>
          <table:covered-table-cell table:style-name="ce160"/>
          <table:table-cell table:style-name="ce159" table:formula="of:=[.LN5]" office:value-type="date" office:date-value="2017-02-27" table:number-columns-spanned="7" table:number-rows-spanned="1">
            <text:p>27.02.2017</text:p>
          </table:table-cell>
          <table:covered-table-cell table:number-columns-repeated="5" table:style-name="ce132"/>
          <table:covered-table-cell table:style-name="ce160"/>
          <table:table-cell table:style-name="ce159" table:formula="of:=[.LU5]" office:value-type="date" office:date-value="2017-03-06" table:number-columns-spanned="7" table:number-rows-spanned="1">
            <text:p>06.03.2017</text:p>
          </table:table-cell>
          <table:covered-table-cell table:number-columns-repeated="5" table:style-name="ce132"/>
          <table:covered-table-cell table:style-name="ce160"/>
          <table:table-cell table:style-name="ce159" table:formula="of:=[.MB5]" office:value-type="date" office:date-value="2017-03-13" table:number-columns-spanned="7" table:number-rows-spanned="1">
            <text:p>13.03.2017</text:p>
          </table:table-cell>
          <table:covered-table-cell table:number-columns-repeated="5" table:style-name="ce132"/>
          <table:covered-table-cell table:style-name="ce160"/>
          <table:table-cell table:style-name="ce159" table:formula="of:=[.MI5]" office:value-type="date" office:date-value="2017-03-20" table:number-columns-spanned="7" table:number-rows-spanned="1">
            <text:p>20.03.2017</text:p>
          </table:table-cell>
          <table:covered-table-cell table:number-columns-repeated="5" table:style-name="ce132"/>
          <table:covered-table-cell table:style-name="ce160"/>
          <table:table-cell table:style-name="ce159" table:formula="of:=[.MP5]" office:value-type="date" office:date-value="2017-03-27" table:number-columns-spanned="7" table:number-rows-spanned="1">
            <text:p>27.03.2017</text:p>
          </table:table-cell>
          <table:covered-table-cell table:number-columns-repeated="5" table:style-name="ce132"/>
          <table:covered-table-cell table:style-name="ce160"/>
          <table:table-cell table:style-name="ce159" table:formula="of:=[.MW5]" office:value-type="date" office:date-value="2017-04-03" table:number-columns-spanned="7" table:number-rows-spanned="1">
            <text:p>03.04.2017</text:p>
          </table:table-cell>
          <table:covered-table-cell table:number-columns-repeated="5" table:style-name="ce132"/>
          <table:covered-table-cell table:style-name="ce160"/>
          <table:table-cell table:style-name="ce159" table:formula="of:=[.ND5]" office:value-type="date" office:date-value="2017-04-10" table:number-columns-spanned="7" table:number-rows-spanned="1">
            <text:p>10.04.2017</text:p>
          </table:table-cell>
          <table:covered-table-cell table:number-columns-repeated="5" table:style-name="ce132"/>
          <table:covered-table-cell table:style-name="ce160"/>
          <table:table-cell table:style-name="ce159" table:formula="of:=[.NK5]" office:value-type="date" office:date-value="2017-04-17" table:number-columns-spanned="7" table:number-rows-spanned="1">
            <text:p>17.04.2017</text:p>
          </table:table-cell>
          <table:covered-table-cell table:number-columns-repeated="5" table:style-name="ce132"/>
          <table:covered-table-cell table:style-name="ce160"/>
          <table:table-cell table:style-name="ce159" table:formula="of:=[.NR5]" office:value-type="date" office:date-value="2017-04-24" table:number-columns-spanned="7" table:number-rows-spanned="1">
            <text:p>24.04.2017</text:p>
          </table:table-cell>
          <table:covered-table-cell table:number-columns-repeated="5" table:style-name="ce132"/>
          <table:covered-table-cell table:style-name="ce160"/>
          <table:table-cell table:style-name="ce159" table:formula="of:=[.NY5]" office:value-type="date" office:date-value="2017-05-01" table:number-columns-spanned="7" table:number-rows-spanned="1">
            <text:p>01.05.2017</text:p>
          </table:table-cell>
          <table:covered-table-cell table:number-columns-repeated="5" table:style-name="ce132"/>
          <table:covered-table-cell table:style-name="ce160"/>
          <table:table-cell table:style-name="ce159" table:formula="of:=[.OF5]" office:value-type="date" office:date-value="2017-05-08" table:number-columns-spanned="7" table:number-rows-spanned="1">
            <text:p>08.05.2017</text:p>
          </table:table-cell>
          <table:covered-table-cell table:number-columns-repeated="5" table:style-name="ce132"/>
          <table:covered-table-cell table:style-name="ce160"/>
          <table:table-cell table:style-name="ce159" table:formula="of:=[.OM5]" office:value-type="date" office:date-value="2017-05-15" table:number-columns-spanned="7" table:number-rows-spanned="1">
            <text:p>15.05.2017</text:p>
          </table:table-cell>
          <table:covered-table-cell table:number-columns-repeated="5" table:style-name="ce132"/>
          <table:covered-table-cell table:style-name="ce160"/>
          <table:table-cell table:style-name="ce159" table:formula="of:=[.OT5]" office:value-type="date" office:date-value="2017-05-22" table:number-columns-spanned="7" table:number-rows-spanned="1">
            <text:p>22.05.2017</text:p>
          </table:table-cell>
          <table:covered-table-cell table:number-columns-repeated="5" table:style-name="ce132"/>
          <table:covered-table-cell table:style-name="ce160"/>
          <table:table-cell table:style-name="ce180" table:number-columns-repeated="605"/>
          <table:table-cell table:number-columns-repeated="3"/>
        </table:table-row>
        <table:table-row table:style-name="ro3" table:visibility="collapse">
          <table:table-cell table:number-columns-repeated="10"/>
          <table:table-cell table:style-name="ce114" table:formula="of:=([.$D$2]-WEEKDAY([.$D$2];2)+1)" office:value-type="date" office:date-value="2016-04-18">
            <text:p>18.04.2016</text:p>
          </table:table-cell>
          <table:table-cell table:style-name="ce133" table:formula="of:=[.K5]+1" office:value-type="date" office:date-value="2016-04-19">
            <text:p>19.04.2016</text:p>
          </table:table-cell>
          <table:table-cell table:style-name="ce133" table:formula="of:=[.L5]+1" office:value-type="date" office:date-value="2016-04-20">
            <text:p>20.04.2016</text:p>
          </table:table-cell>
          <table:table-cell table:style-name="ce133" table:formula="of:=[.M5]+1" office:value-type="date" office:date-value="2016-04-21">
            <text:p>21.04.2016</text:p>
          </table:table-cell>
          <table:table-cell table:style-name="ce133" table:formula="of:=[.N5]+1" office:value-type="date" office:date-value="2016-04-22">
            <text:p>22.04.2016</text:p>
          </table:table-cell>
          <table:table-cell table:style-name="ce148" table:formula="of:=[.O5]+1" office:value-type="date" office:date-value="2016-04-23">
            <text:p>23.04.2016</text:p>
          </table:table-cell>
          <table:table-cell table:style-name="ce148" table:formula="of:=[.P5]+1" office:value-type="date" office:date-value="2016-04-24">
            <text:p>24.04.2016</text:p>
          </table:table-cell>
          <table:table-cell table:style-name="ce133" table:formula="of:=[.Q5]+1" office:value-type="date" office:date-value="2016-04-25">
            <text:p>25.04.2016</text:p>
          </table:table-cell>
          <table:table-cell table:style-name="ce133" table:formula="of:=[.R5]+1" office:value-type="date" office:date-value="2016-04-26">
            <text:p>26.04.2016</text:p>
          </table:table-cell>
          <table:table-cell table:style-name="ce133" table:formula="of:=[.S5]+1" office:value-type="date" office:date-value="2016-04-27">
            <text:p>27.04.2016</text:p>
          </table:table-cell>
          <table:table-cell table:style-name="ce133" table:formula="of:=[.T5]+1" office:value-type="date" office:date-value="2016-04-28">
            <text:p>28.04.2016</text:p>
          </table:table-cell>
          <table:table-cell table:style-name="ce133" table:formula="of:=[.U5]+1" office:value-type="date" office:date-value="2016-04-29">
            <text:p>29.04.2016</text:p>
          </table:table-cell>
          <table:table-cell table:style-name="ce148" table:formula="of:=[.V5]+1" office:value-type="date" office:date-value="2016-04-30">
            <text:p>30.04.2016</text:p>
          </table:table-cell>
          <table:table-cell table:style-name="ce148" table:formula="of:=[.W5]+1" office:value-type="date" office:date-value="2016-05-01">
            <text:p>01.05.2016</text:p>
          </table:table-cell>
          <table:table-cell table:style-name="ce133" table:formula="of:=[.X5]+1" office:value-type="date" office:date-value="2016-05-02">
            <text:p>02.05.2016</text:p>
          </table:table-cell>
          <table:table-cell table:style-name="ce133" table:formula="of:=[.Y5]+1" office:value-type="date" office:date-value="2016-05-03">
            <text:p>03.05.2016</text:p>
          </table:table-cell>
          <table:table-cell table:style-name="ce133" table:formula="of:=[.Z5]+1" office:value-type="date" office:date-value="2016-05-04">
            <text:p>04.05.2016</text:p>
          </table:table-cell>
          <table:table-cell table:style-name="ce133" table:formula="of:=[.AA5]+1" office:value-type="date" office:date-value="2016-05-05">
            <text:p>05.05.2016</text:p>
          </table:table-cell>
          <table:table-cell table:style-name="ce133" table:formula="of:=[.AB5]+1" office:value-type="date" office:date-value="2016-05-06">
            <text:p>06.05.2016</text:p>
          </table:table-cell>
          <table:table-cell table:style-name="ce148" table:formula="of:=[.AC5]+1" office:value-type="date" office:date-value="2016-05-07">
            <text:p>07.05.2016</text:p>
          </table:table-cell>
          <table:table-cell table:style-name="ce148" table:formula="of:=[.AD5]+1" office:value-type="date" office:date-value="2016-05-08">
            <text:p>08.05.2016</text:p>
          </table:table-cell>
          <table:table-cell table:style-name="ce133" table:formula="of:=[.AE5]+1" office:value-type="date" office:date-value="2016-05-09">
            <text:p>09.05.2016</text:p>
          </table:table-cell>
          <table:table-cell table:style-name="ce133" table:formula="of:=[.AF5]+1" office:value-type="date" office:date-value="2016-05-10">
            <text:p>10.05.2016</text:p>
          </table:table-cell>
          <table:table-cell table:style-name="ce133" table:formula="of:=[.AG5]+1" office:value-type="date" office:date-value="2016-05-11">
            <text:p>11.05.2016</text:p>
          </table:table-cell>
          <table:table-cell table:style-name="ce133" table:formula="of:=[.AH5]+1" office:value-type="date" office:date-value="2016-05-12">
            <text:p>12.05.2016</text:p>
          </table:table-cell>
          <table:table-cell table:style-name="ce133" table:formula="of:=[.AI5]+1" office:value-type="date" office:date-value="2016-05-13">
            <text:p>13.05.2016</text:p>
          </table:table-cell>
          <table:table-cell table:style-name="ce148" table:formula="of:=[.AJ5]+1" office:value-type="date" office:date-value="2016-05-14">
            <text:p>14.05.2016</text:p>
          </table:table-cell>
          <table:table-cell table:style-name="ce148" table:formula="of:=[.AK5]+1" office:value-type="date" office:date-value="2016-05-15">
            <text:p>15.05.2016</text:p>
          </table:table-cell>
          <table:table-cell table:style-name="ce133" table:formula="of:=[.AL5]+1" office:value-type="date" office:date-value="2016-05-16">
            <text:p>16.05.2016</text:p>
          </table:table-cell>
          <table:table-cell table:style-name="ce133" table:formula="of:=[.AM5]+1" office:value-type="date" office:date-value="2016-05-17">
            <text:p>17.05.2016</text:p>
          </table:table-cell>
          <table:table-cell table:style-name="ce133" table:formula="of:=[.AN5]+1" office:value-type="date" office:date-value="2016-05-18">
            <text:p>18.05.2016</text:p>
          </table:table-cell>
          <table:table-cell table:style-name="ce133" table:formula="of:=[.AO5]+1" office:value-type="date" office:date-value="2016-05-19">
            <text:p>19.05.2016</text:p>
          </table:table-cell>
          <table:table-cell table:style-name="ce133" table:formula="of:=[.AP5]+1" office:value-type="date" office:date-value="2016-05-20">
            <text:p>20.05.2016</text:p>
          </table:table-cell>
          <table:table-cell table:style-name="ce148" table:formula="of:=[.AQ5]+1" office:value-type="date" office:date-value="2016-05-21">
            <text:p>21.05.2016</text:p>
          </table:table-cell>
          <table:table-cell table:style-name="ce148" table:formula="of:=[.AR5]+1" office:value-type="date" office:date-value="2016-05-22">
            <text:p>22.05.2016</text:p>
          </table:table-cell>
          <table:table-cell table:style-name="ce133" table:formula="of:=[.AS5]+1" office:value-type="date" office:date-value="2016-05-23">
            <text:p>23.05.2016</text:p>
          </table:table-cell>
          <table:table-cell table:style-name="ce133" table:formula="of:=[.AT5]+1" office:value-type="date" office:date-value="2016-05-24">
            <text:p>24.05.2016</text:p>
          </table:table-cell>
          <table:table-cell table:style-name="ce133" table:formula="of:=[.AU5]+1" office:value-type="date" office:date-value="2016-05-25">
            <text:p>25.05.2016</text:p>
          </table:table-cell>
          <table:table-cell table:style-name="ce133" table:formula="of:=[.AV5]+1" office:value-type="date" office:date-value="2016-05-26">
            <text:p>26.05.2016</text:p>
          </table:table-cell>
          <table:table-cell table:style-name="ce133" table:formula="of:=[.AW5]+1" office:value-type="date" office:date-value="2016-05-27">
            <text:p>27.05.2016</text:p>
          </table:table-cell>
          <table:table-cell table:style-name="ce148" table:formula="of:=[.AX5]+1" office:value-type="date" office:date-value="2016-05-28">
            <text:p>28.05.2016</text:p>
          </table:table-cell>
          <table:table-cell table:style-name="ce148" table:formula="of:=[.AY5]+1" office:value-type="date" office:date-value="2016-05-29">
            <text:p>29.05.2016</text:p>
          </table:table-cell>
          <table:table-cell table:style-name="ce133" table:formula="of:=[.AZ5]+1" office:value-type="date" office:date-value="2016-05-30">
            <text:p>30.05.2016</text:p>
          </table:table-cell>
          <table:table-cell table:style-name="ce133" table:formula="of:=[.BA5]+1" office:value-type="date" office:date-value="2016-05-31">
            <text:p>31.05.2016</text:p>
          </table:table-cell>
          <table:table-cell table:style-name="ce133" table:formula="of:=[.BB5]+1" office:value-type="date" office:date-value="2016-06-01">
            <text:p>01.06.2016</text:p>
          </table:table-cell>
          <table:table-cell table:style-name="ce133" table:formula="of:=[.BC5]+1" office:value-type="date" office:date-value="2016-06-02">
            <text:p>02.06.2016</text:p>
          </table:table-cell>
          <table:table-cell table:style-name="ce133" table:formula="of:=[.BD5]+1" office:value-type="date" office:date-value="2016-06-03">
            <text:p>03.06.2016</text:p>
          </table:table-cell>
          <table:table-cell table:style-name="ce148" table:formula="of:=[.BE5]+1" office:value-type="date" office:date-value="2016-06-04">
            <text:p>04.06.2016</text:p>
          </table:table-cell>
          <table:table-cell table:style-name="ce148" table:formula="of:=[.BF5]+1" office:value-type="date" office:date-value="2016-06-05">
            <text:p>05.06.2016</text:p>
          </table:table-cell>
          <table:table-cell table:style-name="ce133" table:formula="of:=[.BG5]+1" office:value-type="date" office:date-value="2016-06-06">
            <text:p>06.06.2016</text:p>
          </table:table-cell>
          <table:table-cell table:style-name="ce133" table:formula="of:=[.BH5]+1" office:value-type="date" office:date-value="2016-06-07">
            <text:p>07.06.2016</text:p>
          </table:table-cell>
          <table:table-cell table:style-name="ce133" table:formula="of:=[.BI5]+1" office:value-type="date" office:date-value="2016-06-08">
            <text:p>08.06.2016</text:p>
          </table:table-cell>
          <table:table-cell table:style-name="ce133" table:formula="of:=[.BJ5]+1" office:value-type="date" office:date-value="2016-06-09">
            <text:p>09.06.2016</text:p>
          </table:table-cell>
          <table:table-cell table:style-name="ce133" table:formula="of:=[.BK5]+1" office:value-type="date" office:date-value="2016-06-10">
            <text:p>10.06.2016</text:p>
          </table:table-cell>
          <table:table-cell table:style-name="ce148" table:formula="of:=[.BL5]+1" office:value-type="date" office:date-value="2016-06-11">
            <text:p>11.06.2016</text:p>
          </table:table-cell>
          <table:table-cell table:style-name="ce148" table:formula="of:=[.BM5]+1" office:value-type="date" office:date-value="2016-06-12">
            <text:p>12.06.2016</text:p>
          </table:table-cell>
          <table:table-cell table:style-name="ce133" table:formula="of:=[.BN5]+1" office:value-type="date" office:date-value="2016-06-13">
            <text:p>13.06.2016</text:p>
          </table:table-cell>
          <table:table-cell table:style-name="ce133" table:formula="of:=[.BO5]+1" office:value-type="date" office:date-value="2016-06-14">
            <text:p>14.06.2016</text:p>
          </table:table-cell>
          <table:table-cell table:style-name="ce133" table:formula="of:=[.BP5]+1" office:value-type="date" office:date-value="2016-06-15">
            <text:p>15.06.2016</text:p>
          </table:table-cell>
          <table:table-cell table:style-name="ce133" table:formula="of:=[.BQ5]+1" office:value-type="date" office:date-value="2016-06-16">
            <text:p>16.06.2016</text:p>
          </table:table-cell>
          <table:table-cell table:style-name="ce133" table:formula="of:=[.BR5]+1" office:value-type="date" office:date-value="2016-06-17">
            <text:p>17.06.2016</text:p>
          </table:table-cell>
          <table:table-cell table:style-name="ce148" table:formula="of:=[.BS5]+1" office:value-type="date" office:date-value="2016-06-18">
            <text:p>18.06.2016</text:p>
          </table:table-cell>
          <table:table-cell table:style-name="ce148" table:formula="of:=[.BT5]+1" office:value-type="date" office:date-value="2016-06-19">
            <text:p>19.06.2016</text:p>
          </table:table-cell>
          <table:table-cell table:style-name="ce133" table:formula="of:=[.BU5]+1" office:value-type="date" office:date-value="2016-06-20">
            <text:p>20.06.2016</text:p>
          </table:table-cell>
          <table:table-cell table:style-name="ce133" table:formula="of:=[.BV5]+1" office:value-type="date" office:date-value="2016-06-21">
            <text:p>21.06.2016</text:p>
          </table:table-cell>
          <table:table-cell table:style-name="ce133" table:formula="of:=[.BW5]+1" office:value-type="date" office:date-value="2016-06-22">
            <text:p>22.06.2016</text:p>
          </table:table-cell>
          <table:table-cell table:style-name="ce133" table:formula="of:=[.BX5]+1" office:value-type="date" office:date-value="2016-06-23">
            <text:p>23.06.2016</text:p>
          </table:table-cell>
          <table:table-cell table:style-name="ce133" table:formula="of:=[.BY5]+1" office:value-type="date" office:date-value="2016-06-24">
            <text:p>24.06.2016</text:p>
          </table:table-cell>
          <table:table-cell table:style-name="ce148" table:formula="of:=[.BZ5]+1" office:value-type="date" office:date-value="2016-06-25">
            <text:p>25.06.2016</text:p>
          </table:table-cell>
          <table:table-cell table:style-name="ce148" table:formula="of:=[.CA5]+1" office:value-type="date" office:date-value="2016-06-26">
            <text:p>26.06.2016</text:p>
          </table:table-cell>
          <table:table-cell table:style-name="ce133" table:formula="of:=[.CB5]+1" office:value-type="date" office:date-value="2016-06-27">
            <text:p>27.06.2016</text:p>
          </table:table-cell>
          <table:table-cell table:style-name="ce133" table:formula="of:=[.CC5]+1" office:value-type="date" office:date-value="2016-06-28">
            <text:p>28.06.2016</text:p>
          </table:table-cell>
          <table:table-cell table:style-name="ce133" table:formula="of:=[.CD5]+1" office:value-type="date" office:date-value="2016-06-29">
            <text:p>29.06.2016</text:p>
          </table:table-cell>
          <table:table-cell table:style-name="ce133" table:formula="of:=[.CE5]+1" office:value-type="date" office:date-value="2016-06-30">
            <text:p>30.06.2016</text:p>
          </table:table-cell>
          <table:table-cell table:style-name="ce133" table:formula="of:=[.CF5]+1" office:value-type="date" office:date-value="2016-07-01">
            <text:p>01.07.2016</text:p>
          </table:table-cell>
          <table:table-cell table:style-name="ce148" table:formula="of:=[.CG5]+1" office:value-type="date" office:date-value="2016-07-02">
            <text:p>02.07.2016</text:p>
          </table:table-cell>
          <table:table-cell table:style-name="ce148" table:formula="of:=[.CH5]+1" office:value-type="date" office:date-value="2016-07-03">
            <text:p>03.07.2016</text:p>
          </table:table-cell>
          <table:table-cell table:style-name="ce133" table:formula="of:=[.CI5]+1" office:value-type="date" office:date-value="2016-07-04">
            <text:p>04.07.2016</text:p>
          </table:table-cell>
          <table:table-cell table:style-name="ce133" table:formula="of:=[.CJ5]+1" office:value-type="date" office:date-value="2016-07-05">
            <text:p>05.07.2016</text:p>
          </table:table-cell>
          <table:table-cell table:style-name="ce133" table:formula="of:=[.CK5]+1" office:value-type="date" office:date-value="2016-07-06">
            <text:p>06.07.2016</text:p>
          </table:table-cell>
          <table:table-cell table:style-name="ce133" table:formula="of:=[.CL5]+1" office:value-type="date" office:date-value="2016-07-07">
            <text:p>07.07.2016</text:p>
          </table:table-cell>
          <table:table-cell table:style-name="ce133" table:formula="of:=[.CM5]+1" office:value-type="date" office:date-value="2016-07-08">
            <text:p>08.07.2016</text:p>
          </table:table-cell>
          <table:table-cell table:style-name="ce148" table:formula="of:=[.CN5]+1" office:value-type="date" office:date-value="2016-07-09">
            <text:p>09.07.2016</text:p>
          </table:table-cell>
          <table:table-cell table:style-name="ce148" table:formula="of:=[.CO5]+1" office:value-type="date" office:date-value="2016-07-10">
            <text:p>10.07.2016</text:p>
          </table:table-cell>
          <table:table-cell table:style-name="ce133" table:formula="of:=[.CP5]+1" office:value-type="date" office:date-value="2016-07-11">
            <text:p>11.07.2016</text:p>
          </table:table-cell>
          <table:table-cell table:style-name="ce133" table:formula="of:=[.CQ5]+1" office:value-type="date" office:date-value="2016-07-12">
            <text:p>12.07.2016</text:p>
          </table:table-cell>
          <table:table-cell table:style-name="ce133" table:formula="of:=[.CR5]+1" office:value-type="date" office:date-value="2016-07-13">
            <text:p>13.07.2016</text:p>
          </table:table-cell>
          <table:table-cell table:style-name="ce133" table:formula="of:=[.CS5]+1" office:value-type="date" office:date-value="2016-07-14">
            <text:p>14.07.2016</text:p>
          </table:table-cell>
          <table:table-cell table:style-name="ce133" table:formula="of:=[.CT5]+1" office:value-type="date" office:date-value="2016-07-15">
            <text:p>15.07.2016</text:p>
          </table:table-cell>
          <table:table-cell table:style-name="ce148" table:formula="of:=[.CU5]+1" office:value-type="date" office:date-value="2016-07-16">
            <text:p>16.07.2016</text:p>
          </table:table-cell>
          <table:table-cell table:style-name="ce148" table:formula="of:=[.CV5]+1" office:value-type="date" office:date-value="2016-07-17">
            <text:p>17.07.2016</text:p>
          </table:table-cell>
          <table:table-cell table:style-name="ce133" table:formula="of:=[.CW5]+1" office:value-type="date" office:date-value="2016-07-18">
            <text:p>18.07.2016</text:p>
          </table:table-cell>
          <table:table-cell table:style-name="ce133" table:formula="of:=[.CX5]+1" office:value-type="date" office:date-value="2016-07-19">
            <text:p>19.07.2016</text:p>
          </table:table-cell>
          <table:table-cell table:style-name="ce133" table:formula="of:=[.CY5]+1" office:value-type="date" office:date-value="2016-07-20">
            <text:p>20.07.2016</text:p>
          </table:table-cell>
          <table:table-cell table:style-name="ce133" table:formula="of:=[.CZ5]+1" office:value-type="date" office:date-value="2016-07-21">
            <text:p>21.07.2016</text:p>
          </table:table-cell>
          <table:table-cell table:style-name="ce133" table:formula="of:=[.DA5]+1" office:value-type="date" office:date-value="2016-07-22">
            <text:p>22.07.2016</text:p>
          </table:table-cell>
          <table:table-cell table:style-name="ce148" table:formula="of:=[.DB5]+1" office:value-type="date" office:date-value="2016-07-23">
            <text:p>23.07.2016</text:p>
          </table:table-cell>
          <table:table-cell table:style-name="ce148" table:formula="of:=[.DC5]+1" office:value-type="date" office:date-value="2016-07-24">
            <text:p>24.07.2016</text:p>
          </table:table-cell>
          <table:table-cell table:style-name="ce133" table:formula="of:=[.DD5]+1" office:value-type="date" office:date-value="2016-07-25">
            <text:p>25.07.2016</text:p>
          </table:table-cell>
          <table:table-cell table:style-name="ce133" table:formula="of:=[.DE5]+1" office:value-type="date" office:date-value="2016-07-26">
            <text:p>26.07.2016</text:p>
          </table:table-cell>
          <table:table-cell table:style-name="ce133" table:formula="of:=[.DF5]+1" office:value-type="date" office:date-value="2016-07-27">
            <text:p>27.07.2016</text:p>
          </table:table-cell>
          <table:table-cell table:style-name="ce133" table:formula="of:=[.DG5]+1" office:value-type="date" office:date-value="2016-07-28">
            <text:p>28.07.2016</text:p>
          </table:table-cell>
          <table:table-cell table:style-name="ce133" table:formula="of:=[.DH5]+1" office:value-type="date" office:date-value="2016-07-29">
            <text:p>29.07.2016</text:p>
          </table:table-cell>
          <table:table-cell table:style-name="ce148" table:formula="of:=[.DI5]+1" office:value-type="date" office:date-value="2016-07-30">
            <text:p>30.07.2016</text:p>
          </table:table-cell>
          <table:table-cell table:style-name="ce148" table:formula="of:=[.DJ5]+1" office:value-type="date" office:date-value="2016-07-31">
            <text:p>31.07.2016</text:p>
          </table:table-cell>
          <table:table-cell table:style-name="ce133" table:formula="of:=[.DK5]+1" office:value-type="date" office:date-value="2016-08-01">
            <text:p>01.08.2016</text:p>
          </table:table-cell>
          <table:table-cell table:style-name="ce133" table:formula="of:=[.DL5]+1" office:value-type="date" office:date-value="2016-08-02">
            <text:p>02.08.2016</text:p>
          </table:table-cell>
          <table:table-cell table:style-name="ce133" table:formula="of:=[.DM5]+1" office:value-type="date" office:date-value="2016-08-03">
            <text:p>03.08.2016</text:p>
          </table:table-cell>
          <table:table-cell table:style-name="ce133" table:formula="of:=[.DN5]+1" office:value-type="date" office:date-value="2016-08-04">
            <text:p>04.08.2016</text:p>
          </table:table-cell>
          <table:table-cell table:style-name="ce133" table:formula="of:=[.DO5]+1" office:value-type="date" office:date-value="2016-08-05">
            <text:p>05.08.2016</text:p>
          </table:table-cell>
          <table:table-cell table:style-name="ce148" table:formula="of:=[.DP5]+1" office:value-type="date" office:date-value="2016-08-06">
            <text:p>06.08.2016</text:p>
          </table:table-cell>
          <table:table-cell table:style-name="ce148" table:formula="of:=[.DQ5]+1" office:value-type="date" office:date-value="2016-08-07">
            <text:p>07.08.2016</text:p>
          </table:table-cell>
          <table:table-cell table:style-name="ce133" table:formula="of:=[.DR5]+1" office:value-type="date" office:date-value="2016-08-08">
            <text:p>08.08.2016</text:p>
          </table:table-cell>
          <table:table-cell table:style-name="ce133" table:formula="of:=[.DS5]+1" office:value-type="date" office:date-value="2016-08-09">
            <text:p>09.08.2016</text:p>
          </table:table-cell>
          <table:table-cell table:style-name="ce133" table:formula="of:=[.DT5]+1" office:value-type="date" office:date-value="2016-08-10">
            <text:p>10.08.2016</text:p>
          </table:table-cell>
          <table:table-cell table:style-name="ce133" table:formula="of:=[.DU5]+1" office:value-type="date" office:date-value="2016-08-11">
            <text:p>11.08.2016</text:p>
          </table:table-cell>
          <table:table-cell table:style-name="ce133" table:formula="of:=[.DV5]+1" office:value-type="date" office:date-value="2016-08-12">
            <text:p>12.08.2016</text:p>
          </table:table-cell>
          <table:table-cell table:style-name="ce148" table:formula="of:=[.DW5]+1" office:value-type="date" office:date-value="2016-08-13">
            <text:p>13.08.2016</text:p>
          </table:table-cell>
          <table:table-cell table:style-name="ce148" table:formula="of:=[.DX5]+1" office:value-type="date" office:date-value="2016-08-14">
            <text:p>14.08.2016</text:p>
          </table:table-cell>
          <table:table-cell table:style-name="ce133" table:formula="of:=[.DY5]+1" office:value-type="date" office:date-value="2016-08-15">
            <text:p>15.08.2016</text:p>
          </table:table-cell>
          <table:table-cell table:style-name="ce133" table:formula="of:=[.DZ5]+1" office:value-type="date" office:date-value="2016-08-16">
            <text:p>16.08.2016</text:p>
          </table:table-cell>
          <table:table-cell table:style-name="ce133" table:formula="of:=[.EA5]+1" office:value-type="date" office:date-value="2016-08-17">
            <text:p>17.08.2016</text:p>
          </table:table-cell>
          <table:table-cell table:style-name="ce133" table:formula="of:=[.EB5]+1" office:value-type="date" office:date-value="2016-08-18">
            <text:p>18.08.2016</text:p>
          </table:table-cell>
          <table:table-cell table:style-name="ce133" table:formula="of:=[.EC5]+1" office:value-type="date" office:date-value="2016-08-19">
            <text:p>19.08.2016</text:p>
          </table:table-cell>
          <table:table-cell table:style-name="ce148" table:formula="of:=[.ED5]+1" office:value-type="date" office:date-value="2016-08-20">
            <text:p>20.08.2016</text:p>
          </table:table-cell>
          <table:table-cell table:style-name="ce148" table:formula="of:=[.EE5]+1" office:value-type="date" office:date-value="2016-08-21">
            <text:p>21.08.2016</text:p>
          </table:table-cell>
          <table:table-cell table:style-name="ce133" table:formula="of:=[.EF5]+1" office:value-type="date" office:date-value="2016-08-22">
            <text:p>22.08.2016</text:p>
          </table:table-cell>
          <table:table-cell table:style-name="ce133" table:formula="of:=[.EG5]+1" office:value-type="date" office:date-value="2016-08-23">
            <text:p>23.08.2016</text:p>
          </table:table-cell>
          <table:table-cell table:style-name="ce133" table:formula="of:=[.EH5]+1" office:value-type="date" office:date-value="2016-08-24">
            <text:p>24.08.2016</text:p>
          </table:table-cell>
          <table:table-cell table:style-name="ce133" table:formula="of:=[.EI5]+1" office:value-type="date" office:date-value="2016-08-25">
            <text:p>25.08.2016</text:p>
          </table:table-cell>
          <table:table-cell table:style-name="ce133" table:formula="of:=[.EJ5]+1" office:value-type="date" office:date-value="2016-08-26">
            <text:p>26.08.2016</text:p>
          </table:table-cell>
          <table:table-cell table:style-name="ce148" table:formula="of:=[.EK5]+1" office:value-type="date" office:date-value="2016-08-27">
            <text:p>27.08.2016</text:p>
          </table:table-cell>
          <table:table-cell table:style-name="ce148" table:formula="of:=[.EL5]+1" office:value-type="date" office:date-value="2016-08-28">
            <text:p>28.08.2016</text:p>
          </table:table-cell>
          <table:table-cell table:style-name="ce133" table:formula="of:=[.EM5]+1" office:value-type="date" office:date-value="2016-08-29">
            <text:p>29.08.2016</text:p>
          </table:table-cell>
          <table:table-cell table:style-name="ce133" table:formula="of:=[.EN5]+1" office:value-type="date" office:date-value="2016-08-30">
            <text:p>30.08.2016</text:p>
          </table:table-cell>
          <table:table-cell table:style-name="ce133" table:formula="of:=[.EO5]+1" office:value-type="date" office:date-value="2016-08-31">
            <text:p>31.08.2016</text:p>
          </table:table-cell>
          <table:table-cell table:style-name="ce133" table:formula="of:=[.EP5]+1" office:value-type="date" office:date-value="2016-09-01">
            <text:p>01.09.2016</text:p>
          </table:table-cell>
          <table:table-cell table:style-name="ce133" table:formula="of:=[.EQ5]+1" office:value-type="date" office:date-value="2016-09-02">
            <text:p>02.09.2016</text:p>
          </table:table-cell>
          <table:table-cell table:style-name="ce148" table:formula="of:=[.ER5]+1" office:value-type="date" office:date-value="2016-09-03">
            <text:p>03.09.2016</text:p>
          </table:table-cell>
          <table:table-cell table:style-name="ce148" table:formula="of:=[.ES5]+1" office:value-type="date" office:date-value="2016-09-04">
            <text:p>04.09.2016</text:p>
          </table:table-cell>
          <table:table-cell table:style-name="ce133" table:formula="of:=[.ET5]+1" office:value-type="date" office:date-value="2016-09-05">
            <text:p>05.09.2016</text:p>
          </table:table-cell>
          <table:table-cell table:style-name="ce133" table:formula="of:=[.EU5]+1" office:value-type="date" office:date-value="2016-09-06">
            <text:p>06.09.2016</text:p>
          </table:table-cell>
          <table:table-cell table:style-name="ce133" table:formula="of:=[.EV5]+1" office:value-type="date" office:date-value="2016-09-07">
            <text:p>07.09.2016</text:p>
          </table:table-cell>
          <table:table-cell table:style-name="ce133" table:formula="of:=[.EW5]+1" office:value-type="date" office:date-value="2016-09-08">
            <text:p>08.09.2016</text:p>
          </table:table-cell>
          <table:table-cell table:style-name="ce133" table:formula="of:=[.EX5]+1" office:value-type="date" office:date-value="2016-09-09">
            <text:p>09.09.2016</text:p>
          </table:table-cell>
          <table:table-cell table:style-name="ce148" table:formula="of:=[.EY5]+1" office:value-type="date" office:date-value="2016-09-10">
            <text:p>10.09.2016</text:p>
          </table:table-cell>
          <table:table-cell table:style-name="ce148" table:formula="of:=[.EZ5]+1" office:value-type="date" office:date-value="2016-09-11">
            <text:p>11.09.2016</text:p>
          </table:table-cell>
          <table:table-cell table:style-name="ce133" table:formula="of:=[.FA5]+1" office:value-type="date" office:date-value="2016-09-12">
            <text:p>12.09.2016</text:p>
          </table:table-cell>
          <table:table-cell table:style-name="ce133" table:formula="of:=[.FB5]+1" office:value-type="date" office:date-value="2016-09-13">
            <text:p>13.09.2016</text:p>
          </table:table-cell>
          <table:table-cell table:style-name="ce133" table:formula="of:=[.FC5]+1" office:value-type="date" office:date-value="2016-09-14">
            <text:p>14.09.2016</text:p>
          </table:table-cell>
          <table:table-cell table:style-name="ce133" table:formula="of:=[.FD5]+1" office:value-type="date" office:date-value="2016-09-15">
            <text:p>15.09.2016</text:p>
          </table:table-cell>
          <table:table-cell table:style-name="ce133" table:formula="of:=[.FE5]+1" office:value-type="date" office:date-value="2016-09-16">
            <text:p>16.09.2016</text:p>
          </table:table-cell>
          <table:table-cell table:style-name="ce148" table:formula="of:=[.FF5]+1" office:value-type="date" office:date-value="2016-09-17">
            <text:p>17.09.2016</text:p>
          </table:table-cell>
          <table:table-cell table:style-name="ce148" table:formula="of:=[.FG5]+1" office:value-type="date" office:date-value="2016-09-18">
            <text:p>18.09.2016</text:p>
          </table:table-cell>
          <table:table-cell table:style-name="ce133" table:formula="of:=[.FH5]+1" office:value-type="date" office:date-value="2016-09-19">
            <text:p>19.09.2016</text:p>
          </table:table-cell>
          <table:table-cell table:style-name="ce133" table:formula="of:=[.FI5]+1" office:value-type="date" office:date-value="2016-09-20">
            <text:p>20.09.2016</text:p>
          </table:table-cell>
          <table:table-cell table:style-name="ce133" table:formula="of:=[.FJ5]+1" office:value-type="date" office:date-value="2016-09-21">
            <text:p>21.09.2016</text:p>
          </table:table-cell>
          <table:table-cell table:style-name="ce133" table:formula="of:=[.FK5]+1" office:value-type="date" office:date-value="2016-09-22">
            <text:p>22.09.2016</text:p>
          </table:table-cell>
          <table:table-cell table:style-name="ce133" table:formula="of:=[.FL5]+1" office:value-type="date" office:date-value="2016-09-23">
            <text:p>23.09.2016</text:p>
          </table:table-cell>
          <table:table-cell table:style-name="ce148" table:formula="of:=[.FM5]+1" office:value-type="date" office:date-value="2016-09-24">
            <text:p>24.09.2016</text:p>
          </table:table-cell>
          <table:table-cell table:style-name="ce148" table:formula="of:=[.FN5]+1" office:value-type="date" office:date-value="2016-09-25">
            <text:p>25.09.2016</text:p>
          </table:table-cell>
          <table:table-cell table:style-name="ce133" table:formula="of:=[.FO5]+1" office:value-type="date" office:date-value="2016-09-26">
            <text:p>26.09.2016</text:p>
          </table:table-cell>
          <table:table-cell table:style-name="ce133" table:formula="of:=[.FP5]+1" office:value-type="date" office:date-value="2016-09-27">
            <text:p>27.09.2016</text:p>
          </table:table-cell>
          <table:table-cell table:style-name="ce133" table:formula="of:=[.FQ5]+1" office:value-type="date" office:date-value="2016-09-28">
            <text:p>28.09.2016</text:p>
          </table:table-cell>
          <table:table-cell table:style-name="ce133" table:formula="of:=[.FR5]+1" office:value-type="date" office:date-value="2016-09-29">
            <text:p>29.09.2016</text:p>
          </table:table-cell>
          <table:table-cell table:style-name="ce133" table:formula="of:=[.FS5]+1" office:value-type="date" office:date-value="2016-09-30">
            <text:p>30.09.2016</text:p>
          </table:table-cell>
          <table:table-cell table:style-name="ce148" table:formula="of:=[.FT5]+1" office:value-type="date" office:date-value="2016-10-01">
            <text:p>01.10.2016</text:p>
          </table:table-cell>
          <table:table-cell table:style-name="ce148" table:formula="of:=[.FU5]+1" office:value-type="date" office:date-value="2016-10-02">
            <text:p>02.10.2016</text:p>
          </table:table-cell>
          <table:table-cell table:style-name="ce133" table:formula="of:=[.FV5]+1" office:value-type="date" office:date-value="2016-10-03">
            <text:p>03.10.2016</text:p>
          </table:table-cell>
          <table:table-cell table:style-name="ce133" table:formula="of:=[.FW5]+1" office:value-type="date" office:date-value="2016-10-04">
            <text:p>04.10.2016</text:p>
          </table:table-cell>
          <table:table-cell table:style-name="ce133" table:formula="of:=[.FX5]+1" office:value-type="date" office:date-value="2016-10-05">
            <text:p>05.10.2016</text:p>
          </table:table-cell>
          <table:table-cell table:style-name="ce133" table:formula="of:=[.FY5]+1" office:value-type="date" office:date-value="2016-10-06">
            <text:p>06.10.2016</text:p>
          </table:table-cell>
          <table:table-cell table:style-name="ce133" table:formula="of:=[.FZ5]+1" office:value-type="date" office:date-value="2016-10-07">
            <text:p>07.10.2016</text:p>
          </table:table-cell>
          <table:table-cell table:style-name="ce148" table:formula="of:=[.GA5]+1" office:value-type="date" office:date-value="2016-10-08">
            <text:p>08.10.2016</text:p>
          </table:table-cell>
          <table:table-cell table:style-name="ce148" table:formula="of:=[.GB5]+1" office:value-type="date" office:date-value="2016-10-09">
            <text:p>09.10.2016</text:p>
          </table:table-cell>
          <table:table-cell table:style-name="ce133" table:formula="of:=[.GC5]+1" office:value-type="date" office:date-value="2016-10-10">
            <text:p>10.10.2016</text:p>
          </table:table-cell>
          <table:table-cell table:style-name="ce133" table:formula="of:=[.GD5]+1" office:value-type="date" office:date-value="2016-10-11">
            <text:p>11.10.2016</text:p>
          </table:table-cell>
          <table:table-cell table:style-name="ce133" table:formula="of:=[.GE5]+1" office:value-type="date" office:date-value="2016-10-12">
            <text:p>12.10.2016</text:p>
          </table:table-cell>
          <table:table-cell table:style-name="ce133" table:formula="of:=[.GF5]+1" office:value-type="date" office:date-value="2016-10-13">
            <text:p>13.10.2016</text:p>
          </table:table-cell>
          <table:table-cell table:style-name="ce133" table:formula="of:=[.GG5]+1" office:value-type="date" office:date-value="2016-10-14">
            <text:p>14.10.2016</text:p>
          </table:table-cell>
          <table:table-cell table:style-name="ce148" table:formula="of:=[.GH5]+1" office:value-type="date" office:date-value="2016-10-15">
            <text:p>15.10.2016</text:p>
          </table:table-cell>
          <table:table-cell table:style-name="ce148" table:formula="of:=[.GI5]+1" office:value-type="date" office:date-value="2016-10-16">
            <text:p>16.10.2016</text:p>
          </table:table-cell>
          <table:table-cell table:style-name="ce133" table:formula="of:=[.GJ5]+1" office:value-type="date" office:date-value="2016-10-17">
            <text:p>17.10.2016</text:p>
          </table:table-cell>
          <table:table-cell table:style-name="ce133" table:formula="of:=[.GK5]+1" office:value-type="date" office:date-value="2016-10-18">
            <text:p>18.10.2016</text:p>
          </table:table-cell>
          <table:table-cell table:style-name="ce133" table:formula="of:=[.GL5]+1" office:value-type="date" office:date-value="2016-10-19">
            <text:p>19.10.2016</text:p>
          </table:table-cell>
          <table:table-cell table:style-name="ce133" table:formula="of:=[.GM5]+1" office:value-type="date" office:date-value="2016-10-20">
            <text:p>20.10.2016</text:p>
          </table:table-cell>
          <table:table-cell table:style-name="ce133" table:formula="of:=[.GN5]+1" office:value-type="date" office:date-value="2016-10-21">
            <text:p>21.10.2016</text:p>
          </table:table-cell>
          <table:table-cell table:style-name="ce148" table:formula="of:=[.GO5]+1" office:value-type="date" office:date-value="2016-10-22">
            <text:p>22.10.2016</text:p>
          </table:table-cell>
          <table:table-cell table:style-name="ce148" table:formula="of:=[.GP5]+1" office:value-type="date" office:date-value="2016-10-23">
            <text:p>23.10.2016</text:p>
          </table:table-cell>
          <table:table-cell table:style-name="ce133" table:formula="of:=[.GQ5]+1" office:value-type="date" office:date-value="2016-10-24">
            <text:p>24.10.2016</text:p>
          </table:table-cell>
          <table:table-cell table:style-name="ce133" table:formula="of:=[.GR5]+1" office:value-type="date" office:date-value="2016-10-25">
            <text:p>25.10.2016</text:p>
          </table:table-cell>
          <table:table-cell table:style-name="ce133" table:formula="of:=[.GS5]+1" office:value-type="date" office:date-value="2016-10-26">
            <text:p>26.10.2016</text:p>
          </table:table-cell>
          <table:table-cell table:style-name="ce133" table:formula="of:=[.GT5]+1" office:value-type="date" office:date-value="2016-10-27">
            <text:p>27.10.2016</text:p>
          </table:table-cell>
          <table:table-cell table:style-name="ce133" table:formula="of:=[.GU5]+1" office:value-type="date" office:date-value="2016-10-28">
            <text:p>28.10.2016</text:p>
          </table:table-cell>
          <table:table-cell table:style-name="ce148" table:formula="of:=[.GV5]+1" office:value-type="date" office:date-value="2016-10-29">
            <text:p>29.10.2016</text:p>
          </table:table-cell>
          <table:table-cell table:style-name="ce148" table:formula="of:=[.GW5]+1" office:value-type="date" office:date-value="2016-10-30">
            <text:p>30.10.2016</text:p>
          </table:table-cell>
          <table:table-cell table:style-name="ce133" table:formula="of:=[.GX5]+1" office:value-type="date" office:date-value="2016-10-31">
            <text:p>31.10.2016</text:p>
          </table:table-cell>
          <table:table-cell table:style-name="ce133" table:formula="of:=[.GY5]+1" office:value-type="date" office:date-value="2016-11-01">
            <text:p>01.11.2016</text:p>
          </table:table-cell>
          <table:table-cell table:style-name="ce133" table:formula="of:=[.GZ5]+1" office:value-type="date" office:date-value="2016-11-02">
            <text:p>02.11.2016</text:p>
          </table:table-cell>
          <table:table-cell table:style-name="ce133" table:formula="of:=[.HA5]+1" office:value-type="date" office:date-value="2016-11-03">
            <text:p>03.11.2016</text:p>
          </table:table-cell>
          <table:table-cell table:style-name="ce133" table:formula="of:=[.HB5]+1" office:value-type="date" office:date-value="2016-11-04">
            <text:p>04.11.2016</text:p>
          </table:table-cell>
          <table:table-cell table:style-name="ce148" table:formula="of:=[.HC5]+1" office:value-type="date" office:date-value="2016-11-05">
            <text:p>05.11.2016</text:p>
          </table:table-cell>
          <table:table-cell table:style-name="ce161" table:formula="of:=[.HD5]+1" office:value-type="date" office:date-value="2016-11-06">
            <text:p>06.11.2016</text:p>
          </table:table-cell>
          <table:table-cell table:style-name="ce133" table:formula="of:=[.HE5]+1" office:value-type="date" office:date-value="2016-11-07">
            <text:p>07.11.2016</text:p>
          </table:table-cell>
          <table:table-cell table:style-name="ce133" table:formula="of:=[.HF5]+1" office:value-type="date" office:date-value="2016-11-08">
            <text:p>08.11.2016</text:p>
          </table:table-cell>
          <table:table-cell table:style-name="ce133" table:formula="of:=[.HG5]+1" office:value-type="date" office:date-value="2016-11-09">
            <text:p>09.11.2016</text:p>
          </table:table-cell>
          <table:table-cell table:style-name="ce133" table:formula="of:=[.HH5]+1" office:value-type="date" office:date-value="2016-11-10">
            <text:p>10.11.2016</text:p>
          </table:table-cell>
          <table:table-cell table:style-name="ce133" table:formula="of:=[.HI5]+1" office:value-type="date" office:date-value="2016-11-11">
            <text:p>11.11.2016</text:p>
          </table:table-cell>
          <table:table-cell table:style-name="ce148" table:formula="of:=[.HJ5]+1" office:value-type="date" office:date-value="2016-11-12">
            <text:p>12.11.2016</text:p>
          </table:table-cell>
          <table:table-cell table:style-name="ce161" table:formula="of:=[.HK5]+1" office:value-type="date" office:date-value="2016-11-13">
            <text:p>13.11.2016</text:p>
          </table:table-cell>
          <table:table-cell table:style-name="ce133" table:formula="of:=[.HL5]+1" office:value-type="date" office:date-value="2016-11-14">
            <text:p>14.11.2016</text:p>
          </table:table-cell>
          <table:table-cell table:style-name="ce133" table:formula="of:=[.HM5]+1" office:value-type="date" office:date-value="2016-11-15">
            <text:p>15.11.2016</text:p>
          </table:table-cell>
          <table:table-cell table:style-name="ce133" table:formula="of:=[.HN5]+1" office:value-type="date" office:date-value="2016-11-16">
            <text:p>16.11.2016</text:p>
          </table:table-cell>
          <table:table-cell table:style-name="ce133" table:formula="of:=[.HO5]+1" office:value-type="date" office:date-value="2016-11-17">
            <text:p>17.11.2016</text:p>
          </table:table-cell>
          <table:table-cell table:style-name="ce133" table:formula="of:=[.HP5]+1" office:value-type="date" office:date-value="2016-11-18">
            <text:p>18.11.2016</text:p>
          </table:table-cell>
          <table:table-cell table:style-name="ce148" table:formula="of:=[.HQ5]+1" office:value-type="date" office:date-value="2016-11-19">
            <text:p>19.11.2016</text:p>
          </table:table-cell>
          <table:table-cell table:style-name="ce161" table:formula="of:=[.HR5]+1" office:value-type="date" office:date-value="2016-11-20">
            <text:p>20.11.2016</text:p>
          </table:table-cell>
          <table:table-cell table:style-name="ce133" table:formula="of:=[.HS5]+1" office:value-type="date" office:date-value="2016-11-21">
            <text:p>21.11.2016</text:p>
          </table:table-cell>
          <table:table-cell table:style-name="ce133" table:formula="of:=[.HT5]+1" office:value-type="date" office:date-value="2016-11-22">
            <text:p>22.11.2016</text:p>
          </table:table-cell>
          <table:table-cell table:style-name="ce133" table:formula="of:=[.HU5]+1" office:value-type="date" office:date-value="2016-11-23">
            <text:p>23.11.2016</text:p>
          </table:table-cell>
          <table:table-cell table:style-name="ce133" table:formula="of:=[.HV5]+1" office:value-type="date" office:date-value="2016-11-24">
            <text:p>24.11.2016</text:p>
          </table:table-cell>
          <table:table-cell table:style-name="ce133" table:formula="of:=[.HW5]+1" office:value-type="date" office:date-value="2016-11-25">
            <text:p>25.11.2016</text:p>
          </table:table-cell>
          <table:table-cell table:style-name="ce148" table:formula="of:=[.HX5]+1" office:value-type="date" office:date-value="2016-11-26">
            <text:p>26.11.2016</text:p>
          </table:table-cell>
          <table:table-cell table:style-name="ce161" table:formula="of:=[.HY5]+1" office:value-type="date" office:date-value="2016-11-27">
            <text:p>27.11.2016</text:p>
          </table:table-cell>
          <table:table-cell table:style-name="ce133" table:formula="of:=[.HZ5]+1" office:value-type="date" office:date-value="2016-11-28">
            <text:p>28.11.2016</text:p>
          </table:table-cell>
          <table:table-cell table:style-name="ce133" table:formula="of:=[.IA5]+1" office:value-type="date" office:date-value="2016-11-29">
            <text:p>29.11.2016</text:p>
          </table:table-cell>
          <table:table-cell table:style-name="ce133" table:formula="of:=[.IB5]+1" office:value-type="date" office:date-value="2016-11-30">
            <text:p>30.11.2016</text:p>
          </table:table-cell>
          <table:table-cell table:style-name="ce133" table:formula="of:=[.IC5]+1" office:value-type="date" office:date-value="2016-12-01">
            <text:p>01.12.2016</text:p>
          </table:table-cell>
          <table:table-cell table:style-name="ce133" table:formula="of:=[.ID5]+1" office:value-type="date" office:date-value="2016-12-02">
            <text:p>02.12.2016</text:p>
          </table:table-cell>
          <table:table-cell table:style-name="ce148" table:formula="of:=[.IE5]+1" office:value-type="date" office:date-value="2016-12-03">
            <text:p>03.12.2016</text:p>
          </table:table-cell>
          <table:table-cell table:style-name="ce161" table:formula="of:=[.IF5]+1" office:value-type="date" office:date-value="2016-12-04">
            <text:p>04.12.2016</text:p>
          </table:table-cell>
          <table:table-cell table:style-name="ce133" table:formula="of:=[.IG5]+1" office:value-type="date" office:date-value="2016-12-05">
            <text:p>05.12.2016</text:p>
          </table:table-cell>
          <table:table-cell table:style-name="ce133" table:formula="of:=[.IH5]+1" office:value-type="date" office:date-value="2016-12-06">
            <text:p>06.12.2016</text:p>
          </table:table-cell>
          <table:table-cell table:style-name="ce133" table:formula="of:=[.II5]+1" office:value-type="date" office:date-value="2016-12-07">
            <text:p>07.12.2016</text:p>
          </table:table-cell>
          <table:table-cell table:style-name="ce133" table:formula="of:=[.IJ5]+1" office:value-type="date" office:date-value="2016-12-08">
            <text:p>08.12.2016</text:p>
          </table:table-cell>
          <table:table-cell table:style-name="ce133" table:formula="of:=[.IK5]+1" office:value-type="date" office:date-value="2016-12-09">
            <text:p>09.12.2016</text:p>
          </table:table-cell>
          <table:table-cell table:style-name="ce148" table:formula="of:=[.IL5]+1" office:value-type="date" office:date-value="2016-12-10">
            <text:p>10.12.2016</text:p>
          </table:table-cell>
          <table:table-cell table:style-name="ce161" table:formula="of:=[.IM5]+1" office:value-type="date" office:date-value="2016-12-11">
            <text:p>11.12.2016</text:p>
          </table:table-cell>
          <table:table-cell table:style-name="ce133" table:formula="of:=[.IN5]+1" office:value-type="date" office:date-value="2016-12-12">
            <text:p>12.12.2016</text:p>
          </table:table-cell>
          <table:table-cell table:style-name="ce133" table:formula="of:=[.IO5]+1" office:value-type="date" office:date-value="2016-12-13">
            <text:p>13.12.2016</text:p>
          </table:table-cell>
          <table:table-cell table:style-name="ce133" table:formula="of:=[.IP5]+1" office:value-type="date" office:date-value="2016-12-14">
            <text:p>14.12.2016</text:p>
          </table:table-cell>
          <table:table-cell table:style-name="ce133" table:formula="of:=[.IQ5]+1" office:value-type="date" office:date-value="2016-12-15">
            <text:p>15.12.2016</text:p>
          </table:table-cell>
          <table:table-cell table:style-name="ce133" table:formula="of:=[.IR5]+1" office:value-type="date" office:date-value="2016-12-16">
            <text:p>16.12.2016</text:p>
          </table:table-cell>
          <table:table-cell table:style-name="ce148" table:formula="of:=[.IS5]+1" office:value-type="date" office:date-value="2016-12-17">
            <text:p>17.12.2016</text:p>
          </table:table-cell>
          <table:table-cell table:style-name="ce161" table:formula="of:=[.IT5]+1" office:value-type="date" office:date-value="2016-12-18">
            <text:p>18.12.2016</text:p>
          </table:table-cell>
          <table:table-cell table:style-name="ce133" table:formula="of:=[.IU5]+1" office:value-type="date" office:date-value="2016-12-19">
            <text:p>19.12.2016</text:p>
          </table:table-cell>
          <table:table-cell table:style-name="ce133" table:formula="of:=[.IV5]+1" office:value-type="date" office:date-value="2016-12-20">
            <text:p>20.12.2016</text:p>
          </table:table-cell>
          <table:table-cell table:style-name="ce133" table:formula="of:=[.IW5]+1" office:value-type="date" office:date-value="2016-12-21">
            <text:p>21.12.2016</text:p>
          </table:table-cell>
          <table:table-cell table:style-name="ce133" table:formula="of:=[.IX5]+1" office:value-type="date" office:date-value="2016-12-22">
            <text:p>22.12.2016</text:p>
          </table:table-cell>
          <table:table-cell table:style-name="ce133" table:formula="of:=[.IY5]+1" office:value-type="date" office:date-value="2016-12-23">
            <text:p>23.12.2016</text:p>
          </table:table-cell>
          <table:table-cell table:style-name="ce148" table:formula="of:=[.IZ5]+1" office:value-type="date" office:date-value="2016-12-24">
            <text:p>24.12.2016</text:p>
          </table:table-cell>
          <table:table-cell table:style-name="ce161" table:formula="of:=[.JA5]+1" office:value-type="date" office:date-value="2016-12-25">
            <text:p>25.12.2016</text:p>
          </table:table-cell>
          <table:table-cell table:style-name="ce133" table:formula="of:=[.JB5]+1" office:value-type="date" office:date-value="2016-12-26">
            <text:p>26.12.2016</text:p>
          </table:table-cell>
          <table:table-cell table:style-name="ce133" table:formula="of:=[.JC5]+1" office:value-type="date" office:date-value="2016-12-27">
            <text:p>27.12.2016</text:p>
          </table:table-cell>
          <table:table-cell table:style-name="ce133" table:formula="of:=[.JD5]+1" office:value-type="date" office:date-value="2016-12-28">
            <text:p>28.12.2016</text:p>
          </table:table-cell>
          <table:table-cell table:style-name="ce133" table:formula="of:=[.JE5]+1" office:value-type="date" office:date-value="2016-12-29">
            <text:p>29.12.2016</text:p>
          </table:table-cell>
          <table:table-cell table:style-name="ce133" table:formula="of:=[.JF5]+1" office:value-type="date" office:date-value="2016-12-30">
            <text:p>30.12.2016</text:p>
          </table:table-cell>
          <table:table-cell table:style-name="ce148" table:formula="of:=[.JG5]+1" office:value-type="date" office:date-value="2016-12-31">
            <text:p>31.12.2016</text:p>
          </table:table-cell>
          <table:table-cell table:style-name="ce161" table:formula="of:=[.JH5]+1" office:value-type="date" office:date-value="2017-01-01">
            <text:p>01.01.2017</text:p>
          </table:table-cell>
          <table:table-cell table:style-name="ce133" table:formula="of:=[.JI5]+1" office:value-type="date" office:date-value="2017-01-02">
            <text:p>02.01.2017</text:p>
          </table:table-cell>
          <table:table-cell table:style-name="ce133" table:formula="of:=[.JJ5]+1" office:value-type="date" office:date-value="2017-01-03">
            <text:p>03.01.2017</text:p>
          </table:table-cell>
          <table:table-cell table:style-name="ce133" table:formula="of:=[.JK5]+1" office:value-type="date" office:date-value="2017-01-04">
            <text:p>04.01.2017</text:p>
          </table:table-cell>
          <table:table-cell table:style-name="ce133" table:formula="of:=[.JL5]+1" office:value-type="date" office:date-value="2017-01-05">
            <text:p>05.01.2017</text:p>
          </table:table-cell>
          <table:table-cell table:style-name="ce133" table:formula="of:=[.JM5]+1" office:value-type="date" office:date-value="2017-01-06">
            <text:p>06.01.2017</text:p>
          </table:table-cell>
          <table:table-cell table:style-name="ce148" table:formula="of:=[.JN5]+1" office:value-type="date" office:date-value="2017-01-07">
            <text:p>07.01.2017</text:p>
          </table:table-cell>
          <table:table-cell table:style-name="ce161" table:formula="of:=[.JO5]+1" office:value-type="date" office:date-value="2017-01-08">
            <text:p>08.01.2017</text:p>
          </table:table-cell>
          <table:table-cell table:style-name="ce133" table:formula="of:=[.JP5]+1" office:value-type="date" office:date-value="2017-01-09">
            <text:p>09.01.2017</text:p>
          </table:table-cell>
          <table:table-cell table:style-name="ce133" table:formula="of:=[.JQ5]+1" office:value-type="date" office:date-value="2017-01-10">
            <text:p>10.01.2017</text:p>
          </table:table-cell>
          <table:table-cell table:style-name="ce133" table:formula="of:=[.JR5]+1" office:value-type="date" office:date-value="2017-01-11">
            <text:p>11.01.2017</text:p>
          </table:table-cell>
          <table:table-cell table:style-name="ce133" table:formula="of:=[.JS5]+1" office:value-type="date" office:date-value="2017-01-12">
            <text:p>12.01.2017</text:p>
          </table:table-cell>
          <table:table-cell table:style-name="ce133" table:formula="of:=[.JT5]+1" office:value-type="date" office:date-value="2017-01-13">
            <text:p>13.01.2017</text:p>
          </table:table-cell>
          <table:table-cell table:style-name="ce148" table:formula="of:=[.JU5]+1" office:value-type="date" office:date-value="2017-01-14">
            <text:p>14.01.2017</text:p>
          </table:table-cell>
          <table:table-cell table:style-name="ce161" table:formula="of:=[.JV5]+1" office:value-type="date" office:date-value="2017-01-15">
            <text:p>15.01.2017</text:p>
          </table:table-cell>
          <table:table-cell table:style-name="ce133" table:formula="of:=[.JW5]+1" office:value-type="date" office:date-value="2017-01-16">
            <text:p>16.01.2017</text:p>
          </table:table-cell>
          <table:table-cell table:style-name="ce133" table:formula="of:=[.JX5]+1" office:value-type="date" office:date-value="2017-01-17">
            <text:p>17.01.2017</text:p>
          </table:table-cell>
          <table:table-cell table:style-name="ce133" table:formula="of:=[.JY5]+1" office:value-type="date" office:date-value="2017-01-18">
            <text:p>18.01.2017</text:p>
          </table:table-cell>
          <table:table-cell table:style-name="ce133" table:formula="of:=[.JZ5]+1" office:value-type="date" office:date-value="2017-01-19">
            <text:p>19.01.2017</text:p>
          </table:table-cell>
          <table:table-cell table:style-name="ce133" table:formula="of:=[.KA5]+1" office:value-type="date" office:date-value="2017-01-20">
            <text:p>20.01.2017</text:p>
          </table:table-cell>
          <table:table-cell table:style-name="ce148" table:formula="of:=[.KB5]+1" office:value-type="date" office:date-value="2017-01-21">
            <text:p>21.01.2017</text:p>
          </table:table-cell>
          <table:table-cell table:style-name="ce161" table:formula="of:=[.KC5]+1" office:value-type="date" office:date-value="2017-01-22">
            <text:p>22.01.2017</text:p>
          </table:table-cell>
          <table:table-cell table:style-name="ce133" table:formula="of:=[.KD5]+1" office:value-type="date" office:date-value="2017-01-23">
            <text:p>23.01.2017</text:p>
          </table:table-cell>
          <table:table-cell table:style-name="ce133" table:formula="of:=[.KE5]+1" office:value-type="date" office:date-value="2017-01-24">
            <text:p>24.01.2017</text:p>
          </table:table-cell>
          <table:table-cell table:style-name="ce133" table:formula="of:=[.KF5]+1" office:value-type="date" office:date-value="2017-01-25">
            <text:p>25.01.2017</text:p>
          </table:table-cell>
          <table:table-cell table:style-name="ce133" table:formula="of:=[.KG5]+1" office:value-type="date" office:date-value="2017-01-26">
            <text:p>26.01.2017</text:p>
          </table:table-cell>
          <table:table-cell table:style-name="ce133" table:formula="of:=[.KH5]+1" office:value-type="date" office:date-value="2017-01-27">
            <text:p>27.01.2017</text:p>
          </table:table-cell>
          <table:table-cell table:style-name="ce148" table:formula="of:=[.KI5]+1" office:value-type="date" office:date-value="2017-01-28">
            <text:p>28.01.2017</text:p>
          </table:table-cell>
          <table:table-cell table:style-name="ce161" table:formula="of:=[.KJ5]+1" office:value-type="date" office:date-value="2017-01-29">
            <text:p>29.01.2017</text:p>
          </table:table-cell>
          <table:table-cell table:style-name="ce133" table:formula="of:=[.KK5]+1" office:value-type="date" office:date-value="2017-01-30">
            <text:p>30.01.2017</text:p>
          </table:table-cell>
          <table:table-cell table:style-name="ce133" table:formula="of:=[.KL5]+1" office:value-type="date" office:date-value="2017-01-31">
            <text:p>31.01.2017</text:p>
          </table:table-cell>
          <table:table-cell table:style-name="ce133" table:formula="of:=[.KM5]+1" office:value-type="date" office:date-value="2017-02-01">
            <text:p>01.02.2017</text:p>
          </table:table-cell>
          <table:table-cell table:style-name="ce133" table:formula="of:=[.KN5]+1" office:value-type="date" office:date-value="2017-02-02">
            <text:p>02.02.2017</text:p>
          </table:table-cell>
          <table:table-cell table:style-name="ce133" table:formula="of:=[.KO5]+1" office:value-type="date" office:date-value="2017-02-03">
            <text:p>03.02.2017</text:p>
          </table:table-cell>
          <table:table-cell table:style-name="ce148" table:formula="of:=[.KP5]+1" office:value-type="date" office:date-value="2017-02-04">
            <text:p>04.02.2017</text:p>
          </table:table-cell>
          <table:table-cell table:style-name="ce161" table:formula="of:=[.KQ5]+1" office:value-type="date" office:date-value="2017-02-05">
            <text:p>05.02.2017</text:p>
          </table:table-cell>
          <table:table-cell table:style-name="ce133" table:formula="of:=[.KR5]+1" office:value-type="date" office:date-value="2017-02-06">
            <text:p>06.02.2017</text:p>
          </table:table-cell>
          <table:table-cell table:style-name="ce133" table:formula="of:=[.KS5]+1" office:value-type="date" office:date-value="2017-02-07">
            <text:p>07.02.2017</text:p>
          </table:table-cell>
          <table:table-cell table:style-name="ce133" table:formula="of:=[.KT5]+1" office:value-type="date" office:date-value="2017-02-08">
            <text:p>08.02.2017</text:p>
          </table:table-cell>
          <table:table-cell table:style-name="ce133" table:formula="of:=[.KU5]+1" office:value-type="date" office:date-value="2017-02-09">
            <text:p>09.02.2017</text:p>
          </table:table-cell>
          <table:table-cell table:style-name="ce133" table:formula="of:=[.KV5]+1" office:value-type="date" office:date-value="2017-02-10">
            <text:p>10.02.2017</text:p>
          </table:table-cell>
          <table:table-cell table:style-name="ce148" table:formula="of:=[.KW5]+1" office:value-type="date" office:date-value="2017-02-11">
            <text:p>11.02.2017</text:p>
          </table:table-cell>
          <table:table-cell table:style-name="ce161" table:formula="of:=[.KX5]+1" office:value-type="date" office:date-value="2017-02-12">
            <text:p>12.02.2017</text:p>
          </table:table-cell>
          <table:table-cell table:style-name="ce133" table:formula="of:=[.KY5]+1" office:value-type="date" office:date-value="2017-02-13">
            <text:p>13.02.2017</text:p>
          </table:table-cell>
          <table:table-cell table:style-name="ce133" table:formula="of:=[.KZ5]+1" office:value-type="date" office:date-value="2017-02-14">
            <text:p>14.02.2017</text:p>
          </table:table-cell>
          <table:table-cell table:style-name="ce133" table:formula="of:=[.LA5]+1" office:value-type="date" office:date-value="2017-02-15">
            <text:p>15.02.2017</text:p>
          </table:table-cell>
          <table:table-cell table:style-name="ce133" table:formula="of:=[.LB5]+1" office:value-type="date" office:date-value="2017-02-16">
            <text:p>16.02.2017</text:p>
          </table:table-cell>
          <table:table-cell table:style-name="ce133" table:formula="of:=[.LC5]+1" office:value-type="date" office:date-value="2017-02-17">
            <text:p>17.02.2017</text:p>
          </table:table-cell>
          <table:table-cell table:style-name="ce148" table:formula="of:=[.LD5]+1" office:value-type="date" office:date-value="2017-02-18">
            <text:p>18.02.2017</text:p>
          </table:table-cell>
          <table:table-cell table:style-name="ce161" table:formula="of:=[.LE5]+1" office:value-type="date" office:date-value="2017-02-19">
            <text:p>19.02.2017</text:p>
          </table:table-cell>
          <table:table-cell table:style-name="ce133" table:formula="of:=[.LF5]+1" office:value-type="date" office:date-value="2017-02-20">
            <text:p>20.02.2017</text:p>
          </table:table-cell>
          <table:table-cell table:style-name="ce133" table:formula="of:=[.LG5]+1" office:value-type="date" office:date-value="2017-02-21">
            <text:p>21.02.2017</text:p>
          </table:table-cell>
          <table:table-cell table:style-name="ce133" table:formula="of:=[.LH5]+1" office:value-type="date" office:date-value="2017-02-22">
            <text:p>22.02.2017</text:p>
          </table:table-cell>
          <table:table-cell table:style-name="ce133" table:formula="of:=[.LI5]+1" office:value-type="date" office:date-value="2017-02-23">
            <text:p>23.02.2017</text:p>
          </table:table-cell>
          <table:table-cell table:style-name="ce133" table:formula="of:=[.LJ5]+1" office:value-type="date" office:date-value="2017-02-24">
            <text:p>24.02.2017</text:p>
          </table:table-cell>
          <table:table-cell table:style-name="ce148" table:formula="of:=[.LK5]+1" office:value-type="date" office:date-value="2017-02-25">
            <text:p>25.02.2017</text:p>
          </table:table-cell>
          <table:table-cell table:style-name="ce161" table:formula="of:=[.LL5]+1" office:value-type="date" office:date-value="2017-02-26">
            <text:p>26.02.2017</text:p>
          </table:table-cell>
          <table:table-cell table:style-name="ce133" table:formula="of:=[.LM5]+1" office:value-type="date" office:date-value="2017-02-27">
            <text:p>27.02.2017</text:p>
          </table:table-cell>
          <table:table-cell table:style-name="ce133" table:formula="of:=[.LN5]+1" office:value-type="date" office:date-value="2017-02-28">
            <text:p>28.02.2017</text:p>
          </table:table-cell>
          <table:table-cell table:style-name="ce133" table:formula="of:=[.LO5]+1" office:value-type="date" office:date-value="2017-03-01">
            <text:p>01.03.2017</text:p>
          </table:table-cell>
          <table:table-cell table:style-name="ce133" table:formula="of:=[.LP5]+1" office:value-type="date" office:date-value="2017-03-02">
            <text:p>02.03.2017</text:p>
          </table:table-cell>
          <table:table-cell table:style-name="ce133" table:formula="of:=[.LQ5]+1" office:value-type="date" office:date-value="2017-03-03">
            <text:p>03.03.2017</text:p>
          </table:table-cell>
          <table:table-cell table:style-name="ce148" table:formula="of:=[.LR5]+1" office:value-type="date" office:date-value="2017-03-04">
            <text:p>04.03.2017</text:p>
          </table:table-cell>
          <table:table-cell table:style-name="ce161" table:formula="of:=[.LS5]+1" office:value-type="date" office:date-value="2017-03-05">
            <text:p>05.03.2017</text:p>
          </table:table-cell>
          <table:table-cell table:style-name="ce133" table:formula="of:=[.LT5]+1" office:value-type="date" office:date-value="2017-03-06">
            <text:p>06.03.2017</text:p>
          </table:table-cell>
          <table:table-cell table:style-name="ce133" table:formula="of:=[.LU5]+1" office:value-type="date" office:date-value="2017-03-07">
            <text:p>07.03.2017</text:p>
          </table:table-cell>
          <table:table-cell table:style-name="ce133" table:formula="of:=[.LV5]+1" office:value-type="date" office:date-value="2017-03-08">
            <text:p>08.03.2017</text:p>
          </table:table-cell>
          <table:table-cell table:style-name="ce133" table:formula="of:=[.LW5]+1" office:value-type="date" office:date-value="2017-03-09">
            <text:p>09.03.2017</text:p>
          </table:table-cell>
          <table:table-cell table:style-name="ce133" table:formula="of:=[.LX5]+1" office:value-type="date" office:date-value="2017-03-10">
            <text:p>10.03.2017</text:p>
          </table:table-cell>
          <table:table-cell table:style-name="ce148" table:formula="of:=[.LY5]+1" office:value-type="date" office:date-value="2017-03-11">
            <text:p>11.03.2017</text:p>
          </table:table-cell>
          <table:table-cell table:style-name="ce161" table:formula="of:=[.LZ5]+1" office:value-type="date" office:date-value="2017-03-12">
            <text:p>12.03.2017</text:p>
          </table:table-cell>
          <table:table-cell table:style-name="ce133" table:formula="of:=[.MA5]+1" office:value-type="date" office:date-value="2017-03-13">
            <text:p>13.03.2017</text:p>
          </table:table-cell>
          <table:table-cell table:style-name="ce133" table:formula="of:=[.MB5]+1" office:value-type="date" office:date-value="2017-03-14">
            <text:p>14.03.2017</text:p>
          </table:table-cell>
          <table:table-cell table:style-name="ce133" table:formula="of:=[.MC5]+1" office:value-type="date" office:date-value="2017-03-15">
            <text:p>15.03.2017</text:p>
          </table:table-cell>
          <table:table-cell table:style-name="ce133" table:formula="of:=[.MD5]+1" office:value-type="date" office:date-value="2017-03-16">
            <text:p>16.03.2017</text:p>
          </table:table-cell>
          <table:table-cell table:style-name="ce133" table:formula="of:=[.ME5]+1" office:value-type="date" office:date-value="2017-03-17">
            <text:p>17.03.2017</text:p>
          </table:table-cell>
          <table:table-cell table:style-name="ce148" table:formula="of:=[.MF5]+1" office:value-type="date" office:date-value="2017-03-18">
            <text:p>18.03.2017</text:p>
          </table:table-cell>
          <table:table-cell table:style-name="ce161" table:formula="of:=[.MG5]+1" office:value-type="date" office:date-value="2017-03-19">
            <text:p>19.03.2017</text:p>
          </table:table-cell>
          <table:table-cell table:style-name="ce133" table:formula="of:=[.MH5]+1" office:value-type="date" office:date-value="2017-03-20">
            <text:p>20.03.2017</text:p>
          </table:table-cell>
          <table:table-cell table:style-name="ce133" table:formula="of:=[.MI5]+1" office:value-type="date" office:date-value="2017-03-21">
            <text:p>21.03.2017</text:p>
          </table:table-cell>
          <table:table-cell table:style-name="ce133" table:formula="of:=[.MJ5]+1" office:value-type="date" office:date-value="2017-03-22">
            <text:p>22.03.2017</text:p>
          </table:table-cell>
          <table:table-cell table:style-name="ce133" table:formula="of:=[.MK5]+1" office:value-type="date" office:date-value="2017-03-23">
            <text:p>23.03.2017</text:p>
          </table:table-cell>
          <table:table-cell table:style-name="ce133" table:formula="of:=[.ML5]+1" office:value-type="date" office:date-value="2017-03-24">
            <text:p>24.03.2017</text:p>
          </table:table-cell>
          <table:table-cell table:style-name="ce148" table:formula="of:=[.MM5]+1" office:value-type="date" office:date-value="2017-03-25">
            <text:p>25.03.2017</text:p>
          </table:table-cell>
          <table:table-cell table:style-name="ce161" table:formula="of:=[.MN5]+1" office:value-type="date" office:date-value="2017-03-26">
            <text:p>26.03.2017</text:p>
          </table:table-cell>
          <table:table-cell table:style-name="ce133" table:formula="of:=[.MO5]+1" office:value-type="date" office:date-value="2017-03-27">
            <text:p>27.03.2017</text:p>
          </table:table-cell>
          <table:table-cell table:style-name="ce133" table:formula="of:=[.MP5]+1" office:value-type="date" office:date-value="2017-03-28">
            <text:p>28.03.2017</text:p>
          </table:table-cell>
          <table:table-cell table:style-name="ce133" table:formula="of:=[.MQ5]+1" office:value-type="date" office:date-value="2017-03-29">
            <text:p>29.03.2017</text:p>
          </table:table-cell>
          <table:table-cell table:style-name="ce133" table:formula="of:=[.MR5]+1" office:value-type="date" office:date-value="2017-03-30">
            <text:p>30.03.2017</text:p>
          </table:table-cell>
          <table:table-cell table:style-name="ce133" table:formula="of:=[.MS5]+1" office:value-type="date" office:date-value="2017-03-31">
            <text:p>31.03.2017</text:p>
          </table:table-cell>
          <table:table-cell table:style-name="ce148" table:formula="of:=[.MT5]+1" office:value-type="date" office:date-value="2017-04-01">
            <text:p>01.04.2017</text:p>
          </table:table-cell>
          <table:table-cell table:style-name="ce161" table:formula="of:=[.MU5]+1" office:value-type="date" office:date-value="2017-04-02">
            <text:p>02.04.2017</text:p>
          </table:table-cell>
          <table:table-cell table:style-name="ce133" table:formula="of:=[.MV5]+1" office:value-type="date" office:date-value="2017-04-03">
            <text:p>03.04.2017</text:p>
          </table:table-cell>
          <table:table-cell table:style-name="ce133" table:formula="of:=[.MW5]+1" office:value-type="date" office:date-value="2017-04-04">
            <text:p>04.04.2017</text:p>
          </table:table-cell>
          <table:table-cell table:style-name="ce133" table:formula="of:=[.MX5]+1" office:value-type="date" office:date-value="2017-04-05">
            <text:p>05.04.2017</text:p>
          </table:table-cell>
          <table:table-cell table:style-name="ce133" table:formula="of:=[.MY5]+1" office:value-type="date" office:date-value="2017-04-06">
            <text:p>06.04.2017</text:p>
          </table:table-cell>
          <table:table-cell table:style-name="ce133" table:formula="of:=[.MZ5]+1" office:value-type="date" office:date-value="2017-04-07">
            <text:p>07.04.2017</text:p>
          </table:table-cell>
          <table:table-cell table:style-name="ce148" table:formula="of:=[.NA5]+1" office:value-type="date" office:date-value="2017-04-08">
            <text:p>08.04.2017</text:p>
          </table:table-cell>
          <table:table-cell table:style-name="ce161" table:formula="of:=[.NB5]+1" office:value-type="date" office:date-value="2017-04-09">
            <text:p>09.04.2017</text:p>
          </table:table-cell>
          <table:table-cell table:style-name="ce133" table:formula="of:=[.NC5]+1" office:value-type="date" office:date-value="2017-04-10">
            <text:p>10.04.2017</text:p>
          </table:table-cell>
          <table:table-cell table:style-name="ce133" table:formula="of:=[.ND5]+1" office:value-type="date" office:date-value="2017-04-11">
            <text:p>11.04.2017</text:p>
          </table:table-cell>
          <table:table-cell table:style-name="ce133" table:formula="of:=[.NE5]+1" office:value-type="date" office:date-value="2017-04-12">
            <text:p>12.04.2017</text:p>
          </table:table-cell>
          <table:table-cell table:style-name="ce133" table:formula="of:=[.NF5]+1" office:value-type="date" office:date-value="2017-04-13">
            <text:p>13.04.2017</text:p>
          </table:table-cell>
          <table:table-cell table:style-name="ce133" table:formula="of:=[.NG5]+1" office:value-type="date" office:date-value="2017-04-14">
            <text:p>14.04.2017</text:p>
          </table:table-cell>
          <table:table-cell table:style-name="ce148" table:formula="of:=[.NH5]+1" office:value-type="date" office:date-value="2017-04-15">
            <text:p>15.04.2017</text:p>
          </table:table-cell>
          <table:table-cell table:style-name="ce161" table:formula="of:=[.NI5]+1" office:value-type="date" office:date-value="2017-04-16">
            <text:p>16.04.2017</text:p>
          </table:table-cell>
          <table:table-cell table:style-name="ce133" table:formula="of:=[.NJ5]+1" office:value-type="date" office:date-value="2017-04-17">
            <text:p>17.04.2017</text:p>
          </table:table-cell>
          <table:table-cell table:style-name="ce133" table:formula="of:=[.NK5]+1" office:value-type="date" office:date-value="2017-04-18">
            <text:p>18.04.2017</text:p>
          </table:table-cell>
          <table:table-cell table:style-name="ce133" table:formula="of:=[.NL5]+1" office:value-type="date" office:date-value="2017-04-19">
            <text:p>19.04.2017</text:p>
          </table:table-cell>
          <table:table-cell table:style-name="ce133" table:formula="of:=[.NM5]+1" office:value-type="date" office:date-value="2017-04-20">
            <text:p>20.04.2017</text:p>
          </table:table-cell>
          <table:table-cell table:style-name="ce133" table:formula="of:=[.NN5]+1" office:value-type="date" office:date-value="2017-04-21">
            <text:p>21.04.2017</text:p>
          </table:table-cell>
          <table:table-cell table:style-name="ce148" table:formula="of:=[.NO5]+1" office:value-type="date" office:date-value="2017-04-22">
            <text:p>22.04.2017</text:p>
          </table:table-cell>
          <table:table-cell table:style-name="ce161" table:formula="of:=[.NP5]+1" office:value-type="date" office:date-value="2017-04-23">
            <text:p>23.04.2017</text:p>
          </table:table-cell>
          <table:table-cell table:style-name="ce133" table:formula="of:=[.NQ5]+1" office:value-type="date" office:date-value="2017-04-24">
            <text:p>24.04.2017</text:p>
          </table:table-cell>
          <table:table-cell table:style-name="ce133" table:formula="of:=[.NR5]+1" office:value-type="date" office:date-value="2017-04-25">
            <text:p>25.04.2017</text:p>
          </table:table-cell>
          <table:table-cell table:style-name="ce133" table:formula="of:=[.NS5]+1" office:value-type="date" office:date-value="2017-04-26">
            <text:p>26.04.2017</text:p>
          </table:table-cell>
          <table:table-cell table:style-name="ce133" table:formula="of:=[.NT5]+1" office:value-type="date" office:date-value="2017-04-27">
            <text:p>27.04.2017</text:p>
          </table:table-cell>
          <table:table-cell table:style-name="ce133" table:formula="of:=[.NU5]+1" office:value-type="date" office:date-value="2017-04-28">
            <text:p>28.04.2017</text:p>
          </table:table-cell>
          <table:table-cell table:style-name="ce148" table:formula="of:=[.NV5]+1" office:value-type="date" office:date-value="2017-04-29">
            <text:p>29.04.2017</text:p>
          </table:table-cell>
          <table:table-cell table:style-name="ce161" table:formula="of:=[.NW5]+1" office:value-type="date" office:date-value="2017-04-30">
            <text:p>30.04.2017</text:p>
          </table:table-cell>
          <table:table-cell table:style-name="ce133" table:formula="of:=[.NX5]+1" office:value-type="date" office:date-value="2017-05-01">
            <text:p>01.05.2017</text:p>
          </table:table-cell>
          <table:table-cell table:style-name="ce133" table:formula="of:=[.NY5]+1" office:value-type="date" office:date-value="2017-05-02">
            <text:p>02.05.2017</text:p>
          </table:table-cell>
          <table:table-cell table:style-name="ce133" table:formula="of:=[.NZ5]+1" office:value-type="date" office:date-value="2017-05-03">
            <text:p>03.05.2017</text:p>
          </table:table-cell>
          <table:table-cell table:style-name="ce133" table:formula="of:=[.OA5]+1" office:value-type="date" office:date-value="2017-05-04">
            <text:p>04.05.2017</text:p>
          </table:table-cell>
          <table:table-cell table:style-name="ce133" table:formula="of:=[.OB5]+1" office:value-type="date" office:date-value="2017-05-05">
            <text:p>05.05.2017</text:p>
          </table:table-cell>
          <table:table-cell table:style-name="ce148" table:formula="of:=[.OC5]+1" office:value-type="date" office:date-value="2017-05-06">
            <text:p>06.05.2017</text:p>
          </table:table-cell>
          <table:table-cell table:style-name="ce161" table:formula="of:=[.OD5]+1" office:value-type="date" office:date-value="2017-05-07">
            <text:p>07.05.2017</text:p>
          </table:table-cell>
          <table:table-cell table:style-name="ce133" table:formula="of:=[.OE5]+1" office:value-type="date" office:date-value="2017-05-08">
            <text:p>08.05.2017</text:p>
          </table:table-cell>
          <table:table-cell table:style-name="ce133" table:formula="of:=[.OF5]+1" office:value-type="date" office:date-value="2017-05-09">
            <text:p>09.05.2017</text:p>
          </table:table-cell>
          <table:table-cell table:style-name="ce133" table:formula="of:=[.OG5]+1" office:value-type="date" office:date-value="2017-05-10">
            <text:p>10.05.2017</text:p>
          </table:table-cell>
          <table:table-cell table:style-name="ce133" table:formula="of:=[.OH5]+1" office:value-type="date" office:date-value="2017-05-11">
            <text:p>11.05.2017</text:p>
          </table:table-cell>
          <table:table-cell table:style-name="ce133" table:formula="of:=[.OI5]+1" office:value-type="date" office:date-value="2017-05-12">
            <text:p>12.05.2017</text:p>
          </table:table-cell>
          <table:table-cell table:style-name="ce148" table:formula="of:=[.OJ5]+1" office:value-type="date" office:date-value="2017-05-13">
            <text:p>13.05.2017</text:p>
          </table:table-cell>
          <table:table-cell table:style-name="ce161" table:formula="of:=[.OK5]+1" office:value-type="date" office:date-value="2017-05-14">
            <text:p>14.05.2017</text:p>
          </table:table-cell>
          <table:table-cell table:style-name="ce133" table:formula="of:=[.OL5]+1" office:value-type="date" office:date-value="2017-05-15">
            <text:p>15.05.2017</text:p>
          </table:table-cell>
          <table:table-cell table:style-name="ce133" table:formula="of:=[.OM5]+1" office:value-type="date" office:date-value="2017-05-16">
            <text:p>16.05.2017</text:p>
          </table:table-cell>
          <table:table-cell table:style-name="ce133" table:formula="of:=[.ON5]+1" office:value-type="date" office:date-value="2017-05-17">
            <text:p>17.05.2017</text:p>
          </table:table-cell>
          <table:table-cell table:style-name="ce133" table:formula="of:=[.OO5]+1" office:value-type="date" office:date-value="2017-05-18">
            <text:p>18.05.2017</text:p>
          </table:table-cell>
          <table:table-cell table:style-name="ce133" table:formula="of:=[.OP5]+1" office:value-type="date" office:date-value="2017-05-19">
            <text:p>19.05.2017</text:p>
          </table:table-cell>
          <table:table-cell table:style-name="ce148" table:formula="of:=[.OQ5]+1" office:value-type="date" office:date-value="2017-05-20">
            <text:p>20.05.2017</text:p>
          </table:table-cell>
          <table:table-cell table:style-name="ce161" table:formula="of:=[.OR5]+1" office:value-type="date" office:date-value="2017-05-21">
            <text:p>21.05.2017</text:p>
          </table:table-cell>
          <table:table-cell table:style-name="ce133" table:formula="of:=[.OS5]+1" office:value-type="date" office:date-value="2017-05-22">
            <text:p>22.05.2017</text:p>
          </table:table-cell>
          <table:table-cell table:style-name="ce133" table:formula="of:=[.OT5]+1" office:value-type="date" office:date-value="2017-05-23">
            <text:p>23.05.2017</text:p>
          </table:table-cell>
          <table:table-cell table:style-name="ce133" table:formula="of:=[.OU5]+1" office:value-type="date" office:date-value="2017-05-24">
            <text:p>24.05.2017</text:p>
          </table:table-cell>
          <table:table-cell table:style-name="ce133" table:formula="of:=[.OV5]+1" office:value-type="date" office:date-value="2017-05-25">
            <text:p>25.05.2017</text:p>
          </table:table-cell>
          <table:table-cell table:style-name="ce133" table:formula="of:=[.OW5]+1" office:value-type="date" office:date-value="2017-05-26">
            <text:p>26.05.2017</text:p>
          </table:table-cell>
          <table:table-cell table:style-name="ce148" table:formula="of:=[.OX5]+1" office:value-type="date" office:date-value="2017-05-27">
            <text:p>27.05.2017</text:p>
          </table:table-cell>
          <table:table-cell table:style-name="ce161" table:formula="of:=[.OY5]+1" office:value-type="date" office:date-value="2017-05-28">
            <text:p>28.05.2017</text:p>
          </table:table-cell>
          <table:table-cell table:style-name="ce50" table:formula="of:=[.OZ5]+1" office:value-type="date" office:date-value="2017-05-29">
            <text:p>29.05.2017</text:p>
          </table:table-cell>
          <table:table-cell table:style-name="ce50" table:formula="of:=[.PA5]+1" office:value-type="date" office:date-value="2017-05-30">
            <text:p>30.05.2017</text:p>
          </table:table-cell>
          <table:table-cell table:style-name="ce50" table:formula="of:=[.PB5]+1" office:value-type="date" office:date-value="2017-05-31">
            <text:p>31.05.2017</text:p>
          </table:table-cell>
          <table:table-cell table:style-name="ce50" table:formula="of:=[.PC5]+1" office:value-type="date" office:date-value="2017-06-01">
            <text:p>01.06.2017</text:p>
          </table:table-cell>
          <table:table-cell table:style-name="ce50" table:formula="of:=[.PD5]+1" office:value-type="date" office:date-value="2017-06-02">
            <text:p>02.06.2017</text:p>
          </table:table-cell>
          <table:table-cell table:style-name="ce50" table:formula="of:=[.PE5]+1" office:value-type="date" office:date-value="2017-06-03">
            <text:p>03.06.2017</text:p>
          </table:table-cell>
          <table:table-cell table:style-name="ce50" table:formula="of:=[.PF5]+1" office:value-type="date" office:date-value="2017-06-04">
            <text:p>04.06.2017</text:p>
          </table:table-cell>
          <table:table-cell table:style-name="ce50" table:formula="of:=[.PG5]+1" office:value-type="date" office:date-value="2017-06-05">
            <text:p>05.06.2017</text:p>
          </table:table-cell>
          <table:table-cell table:style-name="ce50" table:formula="of:=[.PH5]+1" office:value-type="date" office:date-value="2017-06-06">
            <text:p>06.06.2017</text:p>
          </table:table-cell>
          <table:table-cell table:style-name="ce50" table:formula="of:=[.PI5]+1" office:value-type="date" office:date-value="2017-06-07">
            <text:p>07.06.2017</text:p>
          </table:table-cell>
          <table:table-cell table:style-name="ce50" table:formula="of:=[.PJ5]+1" office:value-type="date" office:date-value="2017-06-08">
            <text:p>08.06.2017</text:p>
          </table:table-cell>
          <table:table-cell table:style-name="ce50" table:formula="of:=[.PK5]+1" office:value-type="date" office:date-value="2017-06-09">
            <text:p>09.06.2017</text:p>
          </table:table-cell>
          <table:table-cell table:style-name="ce50" table:formula="of:=[.PL5]+1" office:value-type="date" office:date-value="2017-06-10">
            <text:p>10.06.2017</text:p>
          </table:table-cell>
          <table:table-cell table:style-name="ce50" table:formula="of:=[.PM5]+1" office:value-type="date" office:date-value="2017-06-11">
            <text:p>11.06.2017</text:p>
          </table:table-cell>
          <table:table-cell table:style-name="ce50" table:formula="of:=[.PN5]+1" office:value-type="date" office:date-value="2017-06-12">
            <text:p>12.06.2017</text:p>
          </table:table-cell>
          <table:table-cell table:style-name="ce50" table:formula="of:=[.PO5]+1" office:value-type="date" office:date-value="2017-06-13">
            <text:p>13.06.2017</text:p>
          </table:table-cell>
          <table:table-cell table:style-name="ce50" table:formula="of:=[.PP5]+1" office:value-type="date" office:date-value="2017-06-14">
            <text:p>14.06.2017</text:p>
          </table:table-cell>
          <table:table-cell table:style-name="ce50" table:formula="of:=[.PQ5]+1" office:value-type="date" office:date-value="2017-06-15">
            <text:p>15.06.2017</text:p>
          </table:table-cell>
          <table:table-cell table:style-name="ce50" table:formula="of:=[.PR5]+1" office:value-type="date" office:date-value="2017-06-16">
            <text:p>16.06.2017</text:p>
          </table:table-cell>
          <table:table-cell table:style-name="ce50" table:formula="of:=[.PS5]+1" office:value-type="date" office:date-value="2017-06-17">
            <text:p>17.06.2017</text:p>
          </table:table-cell>
          <table:table-cell table:style-name="ce50" table:formula="of:=[.PT5]+1" office:value-type="date" office:date-value="2017-06-18">
            <text:p>18.06.2017</text:p>
          </table:table-cell>
          <table:table-cell table:style-name="ce50" table:formula="of:=[.PU5]+1" office:value-type="date" office:date-value="2017-06-19">
            <text:p>19.06.2017</text:p>
          </table:table-cell>
          <table:table-cell table:style-name="ce50" table:formula="of:=[.PV5]+1" office:value-type="date" office:date-value="2017-06-20">
            <text:p>20.06.2017</text:p>
          </table:table-cell>
          <table:table-cell table:style-name="ce50" table:formula="of:=[.PW5]+1" office:value-type="date" office:date-value="2017-06-21">
            <text:p>21.06.2017</text:p>
          </table:table-cell>
          <table:table-cell table:style-name="ce50" table:formula="of:=[.PX5]+1" office:value-type="date" office:date-value="2017-06-22">
            <text:p>22.06.2017</text:p>
          </table:table-cell>
          <table:table-cell table:style-name="ce50" table:formula="of:=[.PY5]+1" office:value-type="date" office:date-value="2017-06-23">
            <text:p>23.06.2017</text:p>
          </table:table-cell>
          <table:table-cell table:style-name="ce50" table:formula="of:=[.PZ5]+1" office:value-type="date" office:date-value="2017-06-24">
            <text:p>24.06.2017</text:p>
          </table:table-cell>
          <table:table-cell table:style-name="ce50" table:formula="of:=[.QA5]+1" office:value-type="date" office:date-value="2017-06-25">
            <text:p>25.06.2017</text:p>
          </table:table-cell>
          <table:table-cell table:style-name="ce50" table:formula="of:=[.QB5]+1" office:value-type="date" office:date-value="2017-06-26">
            <text:p>26.06.2017</text:p>
          </table:table-cell>
          <table:table-cell table:style-name="ce50" table:formula="of:=[.QC5]+1" office:value-type="date" office:date-value="2017-06-27">
            <text:p>27.06.2017</text:p>
          </table:table-cell>
          <table:table-cell table:style-name="ce50" table:formula="of:=[.QD5]+1" office:value-type="date" office:date-value="2017-06-28">
            <text:p>28.06.2017</text:p>
          </table:table-cell>
          <table:table-cell table:style-name="ce50" table:formula="of:=[.QE5]+1" office:value-type="date" office:date-value="2017-06-29">
            <text:p>29.06.2017</text:p>
          </table:table-cell>
          <table:table-cell table:style-name="ce50" table:formula="of:=[.QF5]+1" office:value-type="date" office:date-value="2017-06-30">
            <text:p>30.06.2017</text:p>
          </table:table-cell>
          <table:table-cell table:style-name="ce50" table:formula="of:=[.QG5]+1" office:value-type="date" office:date-value="2017-07-01">
            <text:p>01.07.2017</text:p>
          </table:table-cell>
          <table:table-cell table:style-name="ce50" table:formula="of:=[.QH5]+1" office:value-type="date" office:date-value="2017-07-02">
            <text:p>02.07.2017</text:p>
          </table:table-cell>
          <table:table-cell table:style-name="ce50" table:formula="of:=[.QI5]+1" office:value-type="date" office:date-value="2017-07-03">
            <text:p>03.07.2017</text:p>
          </table:table-cell>
          <table:table-cell table:style-name="ce50" table:formula="of:=[.QJ5]+1" office:value-type="date" office:date-value="2017-07-04">
            <text:p>04.07.2017</text:p>
          </table:table-cell>
          <table:table-cell table:style-name="ce50" table:formula="of:=[.QK5]+1" office:value-type="date" office:date-value="2017-07-05">
            <text:p>05.07.2017</text:p>
          </table:table-cell>
          <table:table-cell table:style-name="ce50" table:formula="of:=[.QL5]+1" office:value-type="date" office:date-value="2017-07-06">
            <text:p>06.07.2017</text:p>
          </table:table-cell>
          <table:table-cell table:style-name="ce50" table:formula="of:=[.QM5]+1" office:value-type="date" office:date-value="2017-07-07">
            <text:p>07.07.2017</text:p>
          </table:table-cell>
          <table:table-cell table:style-name="ce50" table:formula="of:=[.QN5]+1" office:value-type="date" office:date-value="2017-07-08">
            <text:p>08.07.2017</text:p>
          </table:table-cell>
          <table:table-cell table:style-name="ce50" table:formula="of:=[.QO5]+1" office:value-type="date" office:date-value="2017-07-09">
            <text:p>09.07.2017</text:p>
          </table:table-cell>
          <table:table-cell table:style-name="ce50" table:formula="of:=[.QP5]+1" office:value-type="date" office:date-value="2017-07-10">
            <text:p>10.07.2017</text:p>
          </table:table-cell>
          <table:table-cell table:style-name="ce50" table:formula="of:=[.QQ5]+1" office:value-type="date" office:date-value="2017-07-11">
            <text:p>11.07.2017</text:p>
          </table:table-cell>
          <table:table-cell table:style-name="ce50" table:formula="of:=[.QR5]+1" office:value-type="date" office:date-value="2017-07-12">
            <text:p>12.07.2017</text:p>
          </table:table-cell>
          <table:table-cell table:style-name="ce50" table:formula="of:=[.QS5]+1" office:value-type="date" office:date-value="2017-07-13">
            <text:p>13.07.2017</text:p>
          </table:table-cell>
          <table:table-cell table:style-name="ce50" table:formula="of:=[.QT5]+1" office:value-type="date" office:date-value="2017-07-14">
            <text:p>14.07.2017</text:p>
          </table:table-cell>
          <table:table-cell table:style-name="ce50" table:formula="of:=[.QU5]+1" office:value-type="date" office:date-value="2017-07-15">
            <text:p>15.07.2017</text:p>
          </table:table-cell>
          <table:table-cell table:style-name="ce50" table:formula="of:=[.QV5]+1" office:value-type="date" office:date-value="2017-07-16">
            <text:p>16.07.2017</text:p>
          </table:table-cell>
          <table:table-cell table:style-name="ce50" table:formula="of:=[.QW5]+1" office:value-type="date" office:date-value="2017-07-17">
            <text:p>17.07.2017</text:p>
          </table:table-cell>
          <table:table-cell table:style-name="ce50" table:formula="of:=[.QX5]+1" office:value-type="date" office:date-value="2017-07-18">
            <text:p>18.07.2017</text:p>
          </table:table-cell>
          <table:table-cell table:style-name="ce50" table:formula="of:=[.QY5]+1" office:value-type="date" office:date-value="2017-07-19">
            <text:p>19.07.2017</text:p>
          </table:table-cell>
          <table:table-cell table:style-name="ce50" table:formula="of:=[.QZ5]+1" office:value-type="date" office:date-value="2017-07-20">
            <text:p>20.07.2017</text:p>
          </table:table-cell>
          <table:table-cell table:style-name="ce50" table:formula="of:=[.RA5]+1" office:value-type="date" office:date-value="2017-07-21">
            <text:p>21.07.2017</text:p>
          </table:table-cell>
          <table:table-cell table:style-name="ce50" table:formula="of:=[.RB5]+1" office:value-type="date" office:date-value="2017-07-22">
            <text:p>22.07.2017</text:p>
          </table:table-cell>
          <table:table-cell table:style-name="ce50" table:formula="of:=[.RC5]+1" office:value-type="date" office:date-value="2017-07-23">
            <text:p>23.07.2017</text:p>
          </table:table-cell>
          <table:table-cell table:style-name="ce50" table:formula="of:=[.RD5]+1" office:value-type="date" office:date-value="2017-07-24">
            <text:p>24.07.2017</text:p>
          </table:table-cell>
          <table:table-cell table:style-name="ce50" table:formula="of:=[.RE5]+1" office:value-type="date" office:date-value="2017-07-25">
            <text:p>25.07.2017</text:p>
          </table:table-cell>
          <table:table-cell table:style-name="ce50" table:formula="of:=[.RF5]+1" office:value-type="date" office:date-value="2017-07-26">
            <text:p>26.07.2017</text:p>
          </table:table-cell>
          <table:table-cell table:style-name="ce50" table:formula="of:=[.RG5]+1" office:value-type="date" office:date-value="2017-07-27">
            <text:p>27.07.2017</text:p>
          </table:table-cell>
          <table:table-cell table:style-name="ce50" table:formula="of:=[.RH5]+1" office:value-type="date" office:date-value="2017-07-28">
            <text:p>28.07.2017</text:p>
          </table:table-cell>
          <table:table-cell table:style-name="ce50" table:formula="of:=[.RI5]+1" office:value-type="date" office:date-value="2017-07-29">
            <text:p>29.07.2017</text:p>
          </table:table-cell>
          <table:table-cell table:style-name="ce50" table:formula="of:=[.RJ5]+1" office:value-type="date" office:date-value="2017-07-30">
            <text:p>30.07.2017</text:p>
          </table:table-cell>
          <table:table-cell table:style-name="ce50" table:formula="of:=[.RK5]+1" office:value-type="date" office:date-value="2017-07-31">
            <text:p>31.07.2017</text:p>
          </table:table-cell>
          <table:table-cell table:style-name="ce50" table:formula="of:=[.RL5]+1" office:value-type="date" office:date-value="2017-08-01">
            <text:p>01.08.2017</text:p>
          </table:table-cell>
          <table:table-cell table:style-name="ce50" table:formula="of:=[.RM5]+1" office:value-type="date" office:date-value="2017-08-02">
            <text:p>02.08.2017</text:p>
          </table:table-cell>
          <table:table-cell table:style-name="ce50" table:formula="of:=[.RN5]+1" office:value-type="date" office:date-value="2017-08-03">
            <text:p>03.08.2017</text:p>
          </table:table-cell>
          <table:table-cell table:style-name="ce50" table:formula="of:=[.RO5]+1" office:value-type="date" office:date-value="2017-08-04">
            <text:p>04.08.2017</text:p>
          </table:table-cell>
          <table:table-cell table:style-name="ce50" table:formula="of:=[.RP5]+1" office:value-type="date" office:date-value="2017-08-05">
            <text:p>05.08.2017</text:p>
          </table:table-cell>
          <table:table-cell table:style-name="ce50" table:formula="of:=[.RQ5]+1" office:value-type="date" office:date-value="2017-08-06">
            <text:p>06.08.2017</text:p>
          </table:table-cell>
          <table:table-cell table:style-name="ce50" table:formula="of:=[.RR5]+1" office:value-type="date" office:date-value="2017-08-07">
            <text:p>07.08.2017</text:p>
          </table:table-cell>
          <table:table-cell table:style-name="ce50" table:formula="of:=[.RS5]+1" office:value-type="date" office:date-value="2017-08-08">
            <text:p>08.08.2017</text:p>
          </table:table-cell>
          <table:table-cell table:style-name="ce50" table:formula="of:=[.RT5]+1" office:value-type="date" office:date-value="2017-08-09">
            <text:p>09.08.2017</text:p>
          </table:table-cell>
          <table:table-cell table:style-name="ce50" table:formula="of:=[.RU5]+1" office:value-type="date" office:date-value="2017-08-10">
            <text:p>10.08.2017</text:p>
          </table:table-cell>
          <table:table-cell table:style-name="ce50" table:formula="of:=[.RV5]+1" office:value-type="date" office:date-value="2017-08-11">
            <text:p>11.08.2017</text:p>
          </table:table-cell>
          <table:table-cell table:style-name="ce50" table:formula="of:=[.RW5]+1" office:value-type="date" office:date-value="2017-08-12">
            <text:p>12.08.2017</text:p>
          </table:table-cell>
          <table:table-cell table:style-name="ce50" table:formula="of:=[.RX5]+1" office:value-type="date" office:date-value="2017-08-13">
            <text:p>13.08.2017</text:p>
          </table:table-cell>
          <table:table-cell table:style-name="ce50" table:formula="of:=[.RY5]+1" office:value-type="date" office:date-value="2017-08-14">
            <text:p>14.08.2017</text:p>
          </table:table-cell>
          <table:table-cell table:style-name="ce50" table:formula="of:=[.RZ5]+1" office:value-type="date" office:date-value="2017-08-15">
            <text:p>15.08.2017</text:p>
          </table:table-cell>
          <table:table-cell table:style-name="ce50" table:formula="of:=[.SA5]+1" office:value-type="date" office:date-value="2017-08-16">
            <text:p>16.08.2017</text:p>
          </table:table-cell>
          <table:table-cell table:style-name="ce50" table:formula="of:=[.SB5]+1" office:value-type="date" office:date-value="2017-08-17">
            <text:p>17.08.2017</text:p>
          </table:table-cell>
          <table:table-cell table:style-name="ce50" table:formula="of:=[.SC5]+1" office:value-type="date" office:date-value="2017-08-18">
            <text:p>18.08.2017</text:p>
          </table:table-cell>
          <table:table-cell table:style-name="ce50" table:formula="of:=[.SD5]+1" office:value-type="date" office:date-value="2017-08-19">
            <text:p>19.08.2017</text:p>
          </table:table-cell>
          <table:table-cell table:style-name="ce50" table:formula="of:=[.SE5]+1" office:value-type="date" office:date-value="2017-08-20">
            <text:p>20.08.2017</text:p>
          </table:table-cell>
          <table:table-cell table:style-name="ce50" table:formula="of:=[.SF5]+1" office:value-type="date" office:date-value="2017-08-21">
            <text:p>21.08.2017</text:p>
          </table:table-cell>
          <table:table-cell table:style-name="ce50" table:formula="of:=[.SG5]+1" office:value-type="date" office:date-value="2017-08-22">
            <text:p>22.08.2017</text:p>
          </table:table-cell>
          <table:table-cell table:style-name="ce50" table:formula="of:=[.SH5]+1" office:value-type="date" office:date-value="2017-08-23">
            <text:p>23.08.2017</text:p>
          </table:table-cell>
          <table:table-cell table:style-name="ce50" table:formula="of:=[.SI5]+1" office:value-type="date" office:date-value="2017-08-24">
            <text:p>24.08.2017</text:p>
          </table:table-cell>
          <table:table-cell table:style-name="ce50" table:formula="of:=[.SJ5]+1" office:value-type="date" office:date-value="2017-08-25">
            <text:p>25.08.2017</text:p>
          </table:table-cell>
          <table:table-cell table:style-name="ce50" table:formula="of:=[.SK5]+1" office:value-type="date" office:date-value="2017-08-26">
            <text:p>26.08.2017</text:p>
          </table:table-cell>
          <table:table-cell table:style-name="ce50" table:formula="of:=[.SL5]+1" office:value-type="date" office:date-value="2017-08-27">
            <text:p>27.08.2017</text:p>
          </table:table-cell>
          <table:table-cell table:style-name="ce50" table:formula="of:=[.SM5]+1" office:value-type="date" office:date-value="2017-08-28">
            <text:p>28.08.2017</text:p>
          </table:table-cell>
          <table:table-cell table:style-name="ce50" table:formula="of:=[.SN5]+1" office:value-type="date" office:date-value="2017-08-29">
            <text:p>29.08.2017</text:p>
          </table:table-cell>
          <table:table-cell table:style-name="ce50" table:formula="of:=[.SO5]+1" office:value-type="date" office:date-value="2017-08-30">
            <text:p>30.08.2017</text:p>
          </table:table-cell>
          <table:table-cell table:style-name="ce50" table:formula="of:=[.SP5]+1" office:value-type="date" office:date-value="2017-08-31">
            <text:p>31.08.2017</text:p>
          </table:table-cell>
          <table:table-cell table:style-name="ce50" table:formula="of:=[.SQ5]+1" office:value-type="date" office:date-value="2017-09-01">
            <text:p>01.09.2017</text:p>
          </table:table-cell>
          <table:table-cell table:style-name="ce50" table:formula="of:=[.SR5]+1" office:value-type="date" office:date-value="2017-09-02">
            <text:p>02.09.2017</text:p>
          </table:table-cell>
          <table:table-cell table:style-name="ce50" table:formula="of:=[.SS5]+1" office:value-type="date" office:date-value="2017-09-03">
            <text:p>03.09.2017</text:p>
          </table:table-cell>
          <table:table-cell table:style-name="ce50" table:formula="of:=[.ST5]+1" office:value-type="date" office:date-value="2017-09-04">
            <text:p>04.09.2017</text:p>
          </table:table-cell>
          <table:table-cell table:style-name="ce50" table:formula="of:=[.SU5]+1" office:value-type="date" office:date-value="2017-09-05">
            <text:p>05.09.2017</text:p>
          </table:table-cell>
          <table:table-cell table:style-name="ce50" table:formula="of:=[.SV5]+1" office:value-type="date" office:date-value="2017-09-06">
            <text:p>06.09.2017</text:p>
          </table:table-cell>
          <table:table-cell table:style-name="ce50" table:formula="of:=[.SW5]+1" office:value-type="date" office:date-value="2017-09-07">
            <text:p>07.09.2017</text:p>
          </table:table-cell>
          <table:table-cell table:style-name="ce50" table:formula="of:=[.SX5]+1" office:value-type="date" office:date-value="2017-09-08">
            <text:p>08.09.2017</text:p>
          </table:table-cell>
          <table:table-cell table:style-name="ce50" table:formula="of:=[.SY5]+1" office:value-type="date" office:date-value="2017-09-09">
            <text:p>09.09.2017</text:p>
          </table:table-cell>
          <table:table-cell table:style-name="ce50" table:formula="of:=[.SZ5]+1" office:value-type="date" office:date-value="2017-09-10">
            <text:p>10.09.2017</text:p>
          </table:table-cell>
          <table:table-cell table:style-name="ce50" table:formula="of:=[.TA5]+1" office:value-type="date" office:date-value="2017-09-11">
            <text:p>11.09.2017</text:p>
          </table:table-cell>
          <table:table-cell table:style-name="ce50" table:formula="of:=[.TB5]+1" office:value-type="date" office:date-value="2017-09-12">
            <text:p>12.09.2017</text:p>
          </table:table-cell>
          <table:table-cell table:style-name="ce50" table:formula="of:=[.TC5]+1" office:value-type="date" office:date-value="2017-09-13">
            <text:p>13.09.2017</text:p>
          </table:table-cell>
          <table:table-cell table:style-name="ce50" table:formula="of:=[.TD5]+1" office:value-type="date" office:date-value="2017-09-14">
            <text:p>14.09.2017</text:p>
          </table:table-cell>
          <table:table-cell table:style-name="ce50" table:formula="of:=[.TE5]+1" office:value-type="date" office:date-value="2017-09-15">
            <text:p>15.09.2017</text:p>
          </table:table-cell>
          <table:table-cell table:style-name="ce50" table:formula="of:=[.TF5]+1" office:value-type="date" office:date-value="2017-09-16">
            <text:p>16.09.2017</text:p>
          </table:table-cell>
          <table:table-cell table:style-name="ce50" table:formula="of:=[.TG5]+1" office:value-type="date" office:date-value="2017-09-17">
            <text:p>17.09.2017</text:p>
          </table:table-cell>
          <table:table-cell table:style-name="ce50" table:formula="of:=[.TH5]+1" office:value-type="date" office:date-value="2017-09-18">
            <text:p>18.09.2017</text:p>
          </table:table-cell>
          <table:table-cell table:style-name="ce50" table:formula="of:=[.TI5]+1" office:value-type="date" office:date-value="2017-09-19">
            <text:p>19.09.2017</text:p>
          </table:table-cell>
          <table:table-cell table:style-name="ce50" table:formula="of:=[.TJ5]+1" office:value-type="date" office:date-value="2017-09-20">
            <text:p>20.09.2017</text:p>
          </table:table-cell>
          <table:table-cell table:style-name="ce50" table:formula="of:=[.TK5]+1" office:value-type="date" office:date-value="2017-09-21">
            <text:p>21.09.2017</text:p>
          </table:table-cell>
          <table:table-cell table:style-name="ce50" table:formula="of:=[.TL5]+1" office:value-type="date" office:date-value="2017-09-22">
            <text:p>22.09.2017</text:p>
          </table:table-cell>
          <table:table-cell table:style-name="ce50" table:formula="of:=[.TM5]+1" office:value-type="date" office:date-value="2017-09-23">
            <text:p>23.09.2017</text:p>
          </table:table-cell>
          <table:table-cell table:style-name="ce50" table:formula="of:=[.TN5]+1" office:value-type="date" office:date-value="2017-09-24">
            <text:p>24.09.2017</text:p>
          </table:table-cell>
          <table:table-cell table:style-name="ce50" table:formula="of:=[.TO5]+1" office:value-type="date" office:date-value="2017-09-25">
            <text:p>25.09.2017</text:p>
          </table:table-cell>
          <table:table-cell table:style-name="ce50" table:formula="of:=[.TP5]+1" office:value-type="date" office:date-value="2017-09-26">
            <text:p>26.09.2017</text:p>
          </table:table-cell>
          <table:table-cell table:style-name="ce50" table:formula="of:=[.TQ5]+1" office:value-type="date" office:date-value="2017-09-27">
            <text:p>27.09.2017</text:p>
          </table:table-cell>
          <table:table-cell table:style-name="ce50" table:formula="of:=[.TR5]+1" office:value-type="date" office:date-value="2017-09-28">
            <text:p>28.09.2017</text:p>
          </table:table-cell>
          <table:table-cell table:style-name="ce50" table:formula="of:=[.TS5]+1" office:value-type="date" office:date-value="2017-09-29">
            <text:p>29.09.2017</text:p>
          </table:table-cell>
          <table:table-cell table:style-name="ce50" table:formula="of:=[.TT5]+1" office:value-type="date" office:date-value="2017-09-30">
            <text:p>30.09.2017</text:p>
          </table:table-cell>
          <table:table-cell table:style-name="ce50" table:formula="of:=[.TU5]+1" office:value-type="date" office:date-value="2017-10-01">
            <text:p>01.10.2017</text:p>
          </table:table-cell>
          <table:table-cell table:style-name="ce50" table:formula="of:=[.TV5]+1" office:value-type="date" office:date-value="2017-10-02">
            <text:p>02.10.2017</text:p>
          </table:table-cell>
          <table:table-cell table:style-name="ce50" table:formula="of:=[.TW5]+1" office:value-type="date" office:date-value="2017-10-03">
            <text:p>03.10.2017</text:p>
          </table:table-cell>
          <table:table-cell table:style-name="ce50" table:formula="of:=[.TX5]+1" office:value-type="date" office:date-value="2017-10-04">
            <text:p>04.10.2017</text:p>
          </table:table-cell>
          <table:table-cell table:style-name="ce50" table:formula="of:=[.TY5]+1" office:value-type="date" office:date-value="2017-10-05">
            <text:p>05.10.2017</text:p>
          </table:table-cell>
          <table:table-cell table:style-name="ce50" table:formula="of:=[.TZ5]+1" office:value-type="date" office:date-value="2017-10-06">
            <text:p>06.10.2017</text:p>
          </table:table-cell>
          <table:table-cell table:style-name="ce50" table:formula="of:=[.UA5]+1" office:value-type="date" office:date-value="2017-10-07">
            <text:p>07.10.2017</text:p>
          </table:table-cell>
          <table:table-cell table:style-name="ce50" table:formula="of:=[.UB5]+1" office:value-type="date" office:date-value="2017-10-08">
            <text:p>08.10.2017</text:p>
          </table:table-cell>
          <table:table-cell table:style-name="ce50" table:formula="of:=[.UC5]+1" office:value-type="date" office:date-value="2017-10-09">
            <text:p>09.10.2017</text:p>
          </table:table-cell>
          <table:table-cell table:style-name="ce50" table:formula="of:=[.UD5]+1" office:value-type="date" office:date-value="2017-10-10">
            <text:p>10.10.2017</text:p>
          </table:table-cell>
          <table:table-cell table:style-name="ce50" table:formula="of:=[.UE5]+1" office:value-type="date" office:date-value="2017-10-11">
            <text:p>11.10.2017</text:p>
          </table:table-cell>
          <table:table-cell table:style-name="ce50" table:formula="of:=[.UF5]+1" office:value-type="date" office:date-value="2017-10-12">
            <text:p>12.10.2017</text:p>
          </table:table-cell>
          <table:table-cell table:style-name="ce50" table:formula="of:=[.UG5]+1" office:value-type="date" office:date-value="2017-10-13">
            <text:p>13.10.2017</text:p>
          </table:table-cell>
          <table:table-cell table:style-name="ce50" table:formula="of:=[.UH5]+1" office:value-type="date" office:date-value="2017-10-14">
            <text:p>14.10.2017</text:p>
          </table:table-cell>
          <table:table-cell table:style-name="ce50" table:formula="of:=[.UI5]+1" office:value-type="date" office:date-value="2017-10-15">
            <text:p>15.10.2017</text:p>
          </table:table-cell>
          <table:table-cell table:style-name="ce50" table:formula="of:=[.UJ5]+1" office:value-type="date" office:date-value="2017-10-16">
            <text:p>16.10.2017</text:p>
          </table:table-cell>
          <table:table-cell table:style-name="ce50" table:formula="of:=[.UK5]+1" office:value-type="date" office:date-value="2017-10-17">
            <text:p>17.10.2017</text:p>
          </table:table-cell>
          <table:table-cell table:style-name="ce50" table:formula="of:=[.UL5]+1" office:value-type="date" office:date-value="2017-10-18">
            <text:p>18.10.2017</text:p>
          </table:table-cell>
          <table:table-cell table:style-name="ce50" table:formula="of:=[.UM5]+1" office:value-type="date" office:date-value="2017-10-19">
            <text:p>19.10.2017</text:p>
          </table:table-cell>
          <table:table-cell table:style-name="ce50" table:formula="of:=[.UN5]+1" office:value-type="date" office:date-value="2017-10-20">
            <text:p>20.10.2017</text:p>
          </table:table-cell>
          <table:table-cell table:style-name="ce50" table:formula="of:=[.UO5]+1" office:value-type="date" office:date-value="2017-10-21">
            <text:p>21.10.2017</text:p>
          </table:table-cell>
          <table:table-cell table:style-name="ce50" table:formula="of:=[.UP5]+1" office:value-type="date" office:date-value="2017-10-22">
            <text:p>22.10.2017</text:p>
          </table:table-cell>
          <table:table-cell table:style-name="ce50" table:formula="of:=[.UQ5]+1" office:value-type="date" office:date-value="2017-10-23">
            <text:p>23.10.2017</text:p>
          </table:table-cell>
          <table:table-cell table:style-name="ce50" table:formula="of:=[.UR5]+1" office:value-type="date" office:date-value="2017-10-24">
            <text:p>24.10.2017</text:p>
          </table:table-cell>
          <table:table-cell table:style-name="ce50" table:formula="of:=[.US5]+1" office:value-type="date" office:date-value="2017-10-25">
            <text:p>25.10.2017</text:p>
          </table:table-cell>
          <table:table-cell table:style-name="ce50" table:formula="of:=[.UT5]+1" office:value-type="date" office:date-value="2017-10-26">
            <text:p>26.10.2017</text:p>
          </table:table-cell>
          <table:table-cell table:style-name="ce50" table:formula="of:=[.UU5]+1" office:value-type="date" office:date-value="2017-10-27">
            <text:p>27.10.2017</text:p>
          </table:table-cell>
          <table:table-cell table:style-name="ce50" table:formula="of:=[.UV5]+1" office:value-type="date" office:date-value="2017-10-28">
            <text:p>28.10.2017</text:p>
          </table:table-cell>
          <table:table-cell table:style-name="ce50" table:formula="of:=[.UW5]+1" office:value-type="date" office:date-value="2017-10-29">
            <text:p>29.10.2017</text:p>
          </table:table-cell>
          <table:table-cell table:style-name="ce50" table:formula="of:=[.UX5]+1" office:value-type="date" office:date-value="2017-10-30">
            <text:p>30.10.2017</text:p>
          </table:table-cell>
          <table:table-cell table:style-name="ce50" table:formula="of:=[.UY5]+1" office:value-type="date" office:date-value="2017-10-31">
            <text:p>31.10.2017</text:p>
          </table:table-cell>
          <table:table-cell table:style-name="ce50" table:formula="of:=[.UZ5]+1" office:value-type="date" office:date-value="2017-11-01">
            <text:p>01.11.2017</text:p>
          </table:table-cell>
          <table:table-cell table:style-name="ce50" table:formula="of:=[.VA5]+1" office:value-type="date" office:date-value="2017-11-02">
            <text:p>02.11.2017</text:p>
          </table:table-cell>
          <table:table-cell table:style-name="ce50" table:formula="of:=[.VB5]+1" office:value-type="date" office:date-value="2017-11-03">
            <text:p>03.11.2017</text:p>
          </table:table-cell>
          <table:table-cell table:style-name="ce50" table:formula="of:=[.VC5]+1" office:value-type="date" office:date-value="2017-11-04">
            <text:p>04.11.2017</text:p>
          </table:table-cell>
          <table:table-cell table:style-name="ce50" table:formula="of:=[.VD5]+1" office:value-type="date" office:date-value="2017-11-05">
            <text:p>05.11.2017</text:p>
          </table:table-cell>
          <table:table-cell table:style-name="ce50" table:formula="of:=[.VE5]+1" office:value-type="date" office:date-value="2017-11-06">
            <text:p>06.11.2017</text:p>
          </table:table-cell>
          <table:table-cell table:style-name="ce50" table:formula="of:=[.VF5]+1" office:value-type="date" office:date-value="2017-11-07">
            <text:p>07.11.2017</text:p>
          </table:table-cell>
          <table:table-cell table:style-name="ce50" table:formula="of:=[.VG5]+1" office:value-type="date" office:date-value="2017-11-08">
            <text:p>08.11.2017</text:p>
          </table:table-cell>
          <table:table-cell table:style-name="ce50" table:formula="of:=[.VH5]+1" office:value-type="date" office:date-value="2017-11-09">
            <text:p>09.11.2017</text:p>
          </table:table-cell>
          <table:table-cell table:style-name="ce50" table:formula="of:=[.VI5]+1" office:value-type="date" office:date-value="2017-11-10">
            <text:p>10.11.2017</text:p>
          </table:table-cell>
          <table:table-cell table:style-name="ce50" table:formula="of:=[.VJ5]+1" office:value-type="date" office:date-value="2017-11-11">
            <text:p>11.11.2017</text:p>
          </table:table-cell>
          <table:table-cell table:style-name="ce50" table:formula="of:=[.VK5]+1" office:value-type="date" office:date-value="2017-11-12">
            <text:p>12.11.2017</text:p>
          </table:table-cell>
          <table:table-cell table:style-name="ce50" table:formula="of:=[.VL5]+1" office:value-type="date" office:date-value="2017-11-13">
            <text:p>13.11.2017</text:p>
          </table:table-cell>
          <table:table-cell table:style-name="ce50" table:formula="of:=[.VM5]+1" office:value-type="date" office:date-value="2017-11-14">
            <text:p>14.11.2017</text:p>
          </table:table-cell>
          <table:table-cell table:style-name="ce50" table:formula="of:=[.VN5]+1" office:value-type="date" office:date-value="2017-11-15">
            <text:p>15.11.2017</text:p>
          </table:table-cell>
          <table:table-cell table:style-name="ce50" table:formula="of:=[.VO5]+1" office:value-type="date" office:date-value="2017-11-16">
            <text:p>16.11.2017</text:p>
          </table:table-cell>
          <table:table-cell table:style-name="ce50" table:formula="of:=[.VP5]+1" office:value-type="date" office:date-value="2017-11-17">
            <text:p>17.11.2017</text:p>
          </table:table-cell>
          <table:table-cell table:style-name="ce50" table:formula="of:=[.VQ5]+1" office:value-type="date" office:date-value="2017-11-18">
            <text:p>18.11.2017</text:p>
          </table:table-cell>
          <table:table-cell table:style-name="ce50" table:formula="of:=[.VR5]+1" office:value-type="date" office:date-value="2017-11-19">
            <text:p>19.11.2017</text:p>
          </table:table-cell>
          <table:table-cell table:style-name="ce50" table:formula="of:=[.VS5]+1" office:value-type="date" office:date-value="2017-11-20">
            <text:p>20.11.2017</text:p>
          </table:table-cell>
          <table:table-cell table:style-name="ce50" table:formula="of:=[.VT5]+1" office:value-type="date" office:date-value="2017-11-21">
            <text:p>21.11.2017</text:p>
          </table:table-cell>
          <table:table-cell table:style-name="ce50" table:formula="of:=[.VU5]+1" office:value-type="date" office:date-value="2017-11-22">
            <text:p>22.11.2017</text:p>
          </table:table-cell>
          <table:table-cell table:style-name="ce50" table:formula="of:=[.VV5]+1" office:value-type="date" office:date-value="2017-11-23">
            <text:p>23.11.2017</text:p>
          </table:table-cell>
          <table:table-cell table:style-name="ce50" table:formula="of:=[.VW5]+1" office:value-type="date" office:date-value="2017-11-24">
            <text:p>24.11.2017</text:p>
          </table:table-cell>
          <table:table-cell table:style-name="ce50" table:formula="of:=[.VX5]+1" office:value-type="date" office:date-value="2017-11-25">
            <text:p>25.11.2017</text:p>
          </table:table-cell>
          <table:table-cell table:style-name="ce50" table:formula="of:=[.VY5]+1" office:value-type="date" office:date-value="2017-11-26">
            <text:p>26.11.2017</text:p>
          </table:table-cell>
          <table:table-cell table:style-name="ce50" table:formula="of:=[.VZ5]+1" office:value-type="date" office:date-value="2017-11-27">
            <text:p>27.11.2017</text:p>
          </table:table-cell>
          <table:table-cell table:style-name="ce50" table:formula="of:=[.WA5]+1" office:value-type="date" office:date-value="2017-11-28">
            <text:p>28.11.2017</text:p>
          </table:table-cell>
          <table:table-cell table:style-name="ce50" table:formula="of:=[.WB5]+1" office:value-type="date" office:date-value="2017-11-29">
            <text:p>29.11.2017</text:p>
          </table:table-cell>
          <table:table-cell table:style-name="ce50" table:formula="of:=[.WC5]+1" office:value-type="date" office:date-value="2017-11-30">
            <text:p>30.11.2017</text:p>
          </table:table-cell>
          <table:table-cell table:style-name="ce50" table:formula="of:=[.WD5]+1" office:value-type="date" office:date-value="2017-12-01">
            <text:p>01.12.2017</text:p>
          </table:table-cell>
          <table:table-cell table:style-name="ce50" table:formula="of:=[.WE5]+1" office:value-type="date" office:date-value="2017-12-02">
            <text:p>02.12.2017</text:p>
          </table:table-cell>
          <table:table-cell table:style-name="ce50" table:formula="of:=[.WF5]+1" office:value-type="date" office:date-value="2017-12-03">
            <text:p>03.12.2017</text:p>
          </table:table-cell>
          <table:table-cell table:style-name="ce50" table:formula="of:=[.WG5]+1" office:value-type="date" office:date-value="2017-12-04">
            <text:p>04.12.2017</text:p>
          </table:table-cell>
          <table:table-cell table:style-name="ce50" table:formula="of:=[.WH5]+1" office:value-type="date" office:date-value="2017-12-05">
            <text:p>05.12.2017</text:p>
          </table:table-cell>
          <table:table-cell table:style-name="ce50" table:formula="of:=[.WI5]+1" office:value-type="date" office:date-value="2017-12-06">
            <text:p>06.12.2017</text:p>
          </table:table-cell>
          <table:table-cell table:style-name="ce50" table:formula="of:=[.WJ5]+1" office:value-type="date" office:date-value="2017-12-07">
            <text:p>07.12.2017</text:p>
          </table:table-cell>
          <table:table-cell table:style-name="ce50" table:formula="of:=[.WK5]+1" office:value-type="date" office:date-value="2017-12-08">
            <text:p>08.12.2017</text:p>
          </table:table-cell>
          <table:table-cell table:style-name="ce50" table:formula="of:=[.WL5]+1" office:value-type="date" office:date-value="2017-12-09">
            <text:p>09.12.2017</text:p>
          </table:table-cell>
          <table:table-cell table:style-name="ce50" table:formula="of:=[.WM5]+1" office:value-type="date" office:date-value="2017-12-10">
            <text:p>10.12.2017</text:p>
          </table:table-cell>
          <table:table-cell table:style-name="ce50" table:formula="of:=[.WN5]+1" office:value-type="date" office:date-value="2017-12-11">
            <text:p>11.12.2017</text:p>
          </table:table-cell>
          <table:table-cell table:style-name="ce50" table:formula="of:=[.WO5]+1" office:value-type="date" office:date-value="2017-12-12">
            <text:p>12.12.2017</text:p>
          </table:table-cell>
          <table:table-cell table:style-name="ce50" table:formula="of:=[.WP5]+1" office:value-type="date" office:date-value="2017-12-13">
            <text:p>13.12.2017</text:p>
          </table:table-cell>
          <table:table-cell table:style-name="ce50" table:formula="of:=[.WQ5]+1" office:value-type="date" office:date-value="2017-12-14">
            <text:p>14.12.2017</text:p>
          </table:table-cell>
          <table:table-cell table:style-name="ce50" table:formula="of:=[.WR5]+1" office:value-type="date" office:date-value="2017-12-15">
            <text:p>15.12.2017</text:p>
          </table:table-cell>
          <table:table-cell table:style-name="ce50" table:formula="of:=[.WS5]+1" office:value-type="date" office:date-value="2017-12-16">
            <text:p>16.12.2017</text:p>
          </table:table-cell>
          <table:table-cell table:style-name="ce50" table:formula="of:=[.WT5]+1" office:value-type="date" office:date-value="2017-12-17">
            <text:p>17.12.2017</text:p>
          </table:table-cell>
          <table:table-cell table:style-name="ce50" table:formula="of:=[.WU5]+1" office:value-type="date" office:date-value="2017-12-18">
            <text:p>18.12.2017</text:p>
          </table:table-cell>
          <table:table-cell table:style-name="ce50" table:formula="of:=[.WV5]+1" office:value-type="date" office:date-value="2017-12-19">
            <text:p>19.12.2017</text:p>
          </table:table-cell>
          <table:table-cell table:style-name="ce50" table:formula="of:=[.WW5]+1" office:value-type="date" office:date-value="2017-12-20">
            <text:p>20.12.2017</text:p>
          </table:table-cell>
          <table:table-cell table:style-name="ce50" table:formula="of:=[.WX5]+1" office:value-type="date" office:date-value="2017-12-21">
            <text:p>21.12.2017</text:p>
          </table:table-cell>
          <table:table-cell table:style-name="ce50" table:formula="of:=[.WY5]+1" office:value-type="date" office:date-value="2017-12-22">
            <text:p>22.12.2017</text:p>
          </table:table-cell>
          <table:table-cell table:style-name="ce50" table:formula="of:=[.WZ5]+1" office:value-type="date" office:date-value="2017-12-23">
            <text:p>23.12.2017</text:p>
          </table:table-cell>
          <table:table-cell table:style-name="ce50" table:formula="of:=[.XA5]+1" office:value-type="date" office:date-value="2017-12-24">
            <text:p>24.12.2017</text:p>
          </table:table-cell>
          <table:table-cell table:style-name="ce50" table:formula="of:=[.XB5]+1" office:value-type="date" office:date-value="2017-12-25">
            <text:p>25.12.2017</text:p>
          </table:table-cell>
          <table:table-cell table:style-name="ce50" table:formula="of:=[.XC5]+1" office:value-type="date" office:date-value="2017-12-26">
            <text:p>26.12.2017</text:p>
          </table:table-cell>
          <table:table-cell table:style-name="ce50" table:formula="of:=[.XD5]+1" office:value-type="date" office:date-value="2017-12-27">
            <text:p>27.12.2017</text:p>
          </table:table-cell>
          <table:table-cell table:style-name="ce50" table:formula="of:=[.XE5]+1" office:value-type="date" office:date-value="2017-12-28">
            <text:p>28.12.2017</text:p>
          </table:table-cell>
          <table:table-cell table:style-name="ce50" table:formula="of:=[.XF5]+1" office:value-type="date" office:date-value="2017-12-29">
            <text:p>29.12.2017</text:p>
          </table:table-cell>
          <table:table-cell table:style-name="ce50" table:formula="of:=[.XG5]+1" office:value-type="date" office:date-value="2017-12-30">
            <text:p>30.12.2017</text:p>
          </table:table-cell>
          <table:table-cell table:style-name="ce50" table:formula="of:=[.XH5]+1" office:value-type="date" office:date-value="2017-12-31">
            <text:p>31.12.2017</text:p>
          </table:table-cell>
          <table:table-cell table:style-name="ce50" table:formula="of:=[.XI5]+1" office:value-type="date" office:date-value="2018-01-01">
            <text:p>01.01.2018</text:p>
          </table:table-cell>
          <table:table-cell table:style-name="ce50" table:formula="of:=[.XJ5]+1" office:value-type="date" office:date-value="2018-01-02">
            <text:p>02.01.2018</text:p>
          </table:table-cell>
          <table:table-cell table:style-name="ce50" table:formula="of:=[.XK5]+1" office:value-type="date" office:date-value="2018-01-03">
            <text:p>03.01.2018</text:p>
          </table:table-cell>
          <table:table-cell table:style-name="ce50" table:formula="of:=[.XL5]+1" office:value-type="date" office:date-value="2018-01-04">
            <text:p>04.01.2018</text:p>
          </table:table-cell>
          <table:table-cell table:style-name="ce50" table:formula="of:=[.XM5]+1" office:value-type="date" office:date-value="2018-01-05">
            <text:p>05.01.2018</text:p>
          </table:table-cell>
          <table:table-cell table:style-name="ce50" table:formula="of:=[.XN5]+1" office:value-type="date" office:date-value="2018-01-06">
            <text:p>06.01.2018</text:p>
          </table:table-cell>
          <table:table-cell table:style-name="ce50" table:formula="of:=[.XO5]+1" office:value-type="date" office:date-value="2018-01-07">
            <text:p>07.01.2018</text:p>
          </table:table-cell>
          <table:table-cell table:style-name="ce50" table:formula="of:=[.XP5]+1" office:value-type="date" office:date-value="2018-01-08">
            <text:p>08.01.2018</text:p>
          </table:table-cell>
          <table:table-cell table:style-name="ce50" table:formula="of:=[.XQ5]+1" office:value-type="date" office:date-value="2018-01-09">
            <text:p>09.01.2018</text:p>
          </table:table-cell>
          <table:table-cell table:style-name="ce50" table:formula="of:=[.XR5]+1" office:value-type="date" office:date-value="2018-01-10">
            <text:p>10.01.2018</text:p>
          </table:table-cell>
          <table:table-cell table:style-name="ce50" table:formula="of:=[.XS5]+1" office:value-type="date" office:date-value="2018-01-11">
            <text:p>11.01.2018</text:p>
          </table:table-cell>
          <table:table-cell table:style-name="ce50" table:formula="of:=[.XT5]+1" office:value-type="date" office:date-value="2018-01-12">
            <text:p>12.01.2018</text:p>
          </table:table-cell>
          <table:table-cell table:style-name="ce50" table:formula="of:=[.XU5]+1" office:value-type="date" office:date-value="2018-01-13">
            <text:p>13.01.2018</text:p>
          </table:table-cell>
          <table:table-cell table:style-name="ce50" table:formula="of:=[.XV5]+1" office:value-type="date" office:date-value="2018-01-14">
            <text:p>14.01.2018</text:p>
          </table:table-cell>
          <table:table-cell table:style-name="ce50" table:formula="of:=[.XW5]+1" office:value-type="date" office:date-value="2018-01-15">
            <text:p>15.01.2018</text:p>
          </table:table-cell>
          <table:table-cell table:style-name="ce50" table:formula="of:=[.XX5]+1" office:value-type="date" office:date-value="2018-01-16">
            <text:p>16.01.2018</text:p>
          </table:table-cell>
          <table:table-cell table:style-name="ce50" table:formula="of:=[.XY5]+1" office:value-type="date" office:date-value="2018-01-17">
            <text:p>17.01.2018</text:p>
          </table:table-cell>
          <table:table-cell table:style-name="ce50" table:formula="of:=[.XZ5]+1" office:value-type="date" office:date-value="2018-01-18">
            <text:p>18.01.2018</text:p>
          </table:table-cell>
          <table:table-cell table:style-name="ce50" table:formula="of:=[.YA5]+1" office:value-type="date" office:date-value="2018-01-19">
            <text:p>19.01.2018</text:p>
          </table:table-cell>
          <table:table-cell table:style-name="ce50" table:formula="of:=[.YB5]+1" office:value-type="date" office:date-value="2018-01-20">
            <text:p>20.01.2018</text:p>
          </table:table-cell>
          <table:table-cell table:style-name="ce50" table:formula="of:=[.YC5]+1" office:value-type="date" office:date-value="2018-01-21">
            <text:p>21.01.2018</text:p>
          </table:table-cell>
          <table:table-cell table:style-name="ce50" table:formula="of:=[.YD5]+1" office:value-type="date" office:date-value="2018-01-22">
            <text:p>22.01.2018</text:p>
          </table:table-cell>
          <table:table-cell table:style-name="ce50" table:formula="of:=[.YE5]+1" office:value-type="date" office:date-value="2018-01-23">
            <text:p>23.01.2018</text:p>
          </table:table-cell>
          <table:table-cell table:style-name="ce50" table:formula="of:=[.YF5]+1" office:value-type="date" office:date-value="2018-01-24">
            <text:p>24.01.2018</text:p>
          </table:table-cell>
          <table:table-cell table:style-name="ce50" table:formula="of:=[.YG5]+1" office:value-type="date" office:date-value="2018-01-25">
            <text:p>25.01.2018</text:p>
          </table:table-cell>
          <table:table-cell table:style-name="ce50" table:formula="of:=[.YH5]+1" office:value-type="date" office:date-value="2018-01-26">
            <text:p>26.01.2018</text:p>
          </table:table-cell>
          <table:table-cell table:style-name="ce50" table:formula="of:=[.YI5]+1" office:value-type="date" office:date-value="2018-01-27">
            <text:p>27.01.2018</text:p>
          </table:table-cell>
          <table:table-cell table:style-name="ce50" table:formula="of:=[.YJ5]+1" office:value-type="date" office:date-value="2018-01-28">
            <text:p>28.01.2018</text:p>
          </table:table-cell>
          <table:table-cell table:style-name="ce50" table:formula="of:=[.YK5]+1" office:value-type="date" office:date-value="2018-01-29">
            <text:p>29.01.2018</text:p>
          </table:table-cell>
          <table:table-cell table:style-name="ce50" table:formula="of:=[.YL5]+1" office:value-type="date" office:date-value="2018-01-30">
            <text:p>30.01.2018</text:p>
          </table:table-cell>
          <table:table-cell table:style-name="ce50" table:formula="of:=[.YM5]+1" office:value-type="date" office:date-value="2018-01-31">
            <text:p>31.01.2018</text:p>
          </table:table-cell>
          <table:table-cell table:style-name="ce50" table:formula="of:=[.YN5]+1" office:value-type="date" office:date-value="2018-02-01">
            <text:p>01.02.2018</text:p>
          </table:table-cell>
          <table:table-cell table:style-name="ce50" table:formula="of:=[.YO5]+1" office:value-type="date" office:date-value="2018-02-02">
            <text:p>02.02.2018</text:p>
          </table:table-cell>
          <table:table-cell table:style-name="ce50" table:formula="of:=[.YP5]+1" office:value-type="date" office:date-value="2018-02-03">
            <text:p>03.02.2018</text:p>
          </table:table-cell>
          <table:table-cell table:style-name="ce50" table:formula="of:=[.YQ5]+1" office:value-type="date" office:date-value="2018-02-04">
            <text:p>04.02.2018</text:p>
          </table:table-cell>
          <table:table-cell table:style-name="ce50" table:formula="of:=[.YR5]+1" office:value-type="date" office:date-value="2018-02-05">
            <text:p>05.02.2018</text:p>
          </table:table-cell>
          <table:table-cell table:style-name="ce50" table:formula="of:=[.YS5]+1" office:value-type="date" office:date-value="2018-02-06">
            <text:p>06.02.2018</text:p>
          </table:table-cell>
          <table:table-cell table:style-name="ce50" table:formula="of:=[.YT5]+1" office:value-type="date" office:date-value="2018-02-07">
            <text:p>07.02.2018</text:p>
          </table:table-cell>
          <table:table-cell table:style-name="ce50" table:formula="of:=[.YU5]+1" office:value-type="date" office:date-value="2018-02-08">
            <text:p>08.02.2018</text:p>
          </table:table-cell>
          <table:table-cell table:style-name="ce50" table:formula="of:=[.YV5]+1" office:value-type="date" office:date-value="2018-02-09">
            <text:p>09.02.2018</text:p>
          </table:table-cell>
          <table:table-cell table:style-name="ce50" table:formula="of:=[.YW5]+1" office:value-type="date" office:date-value="2018-02-10">
            <text:p>10.02.2018</text:p>
          </table:table-cell>
          <table:table-cell table:style-name="ce50" table:formula="of:=[.YX5]+1" office:value-type="date" office:date-value="2018-02-11">
            <text:p>11.02.2018</text:p>
          </table:table-cell>
          <table:table-cell table:style-name="ce50" table:formula="of:=[.YY5]+1" office:value-type="date" office:date-value="2018-02-12">
            <text:p>12.02.2018</text:p>
          </table:table-cell>
          <table:table-cell table:style-name="ce50" table:formula="of:=[.YZ5]+1" office:value-type="date" office:date-value="2018-02-13">
            <text:p>13.02.2018</text:p>
          </table:table-cell>
          <table:table-cell table:style-name="ce50" table:formula="of:=[.ZA5]+1" office:value-type="date" office:date-value="2018-02-14">
            <text:p>14.02.2018</text:p>
          </table:table-cell>
          <table:table-cell table:style-name="ce50" table:formula="of:=[.ZB5]+1" office:value-type="date" office:date-value="2018-02-15">
            <text:p>15.02.2018</text:p>
          </table:table-cell>
          <table:table-cell table:style-name="ce50" table:formula="of:=[.ZC5]+1" office:value-type="date" office:date-value="2018-02-16">
            <text:p>16.02.2018</text:p>
          </table:table-cell>
          <table:table-cell table:style-name="ce50" table:formula="of:=[.ZD5]+1" office:value-type="date" office:date-value="2018-02-17">
            <text:p>17.02.2018</text:p>
          </table:table-cell>
          <table:table-cell table:style-name="ce50" table:formula="of:=[.ZE5]+1" office:value-type="date" office:date-value="2018-02-18">
            <text:p>18.02.2018</text:p>
          </table:table-cell>
          <table:table-cell table:style-name="ce50" table:formula="of:=[.ZF5]+1" office:value-type="date" office:date-value="2018-02-19">
            <text:p>19.02.2018</text:p>
          </table:table-cell>
          <table:table-cell table:style-name="ce50" table:formula="of:=[.ZG5]+1" office:value-type="date" office:date-value="2018-02-20">
            <text:p>20.02.2018</text:p>
          </table:table-cell>
          <table:table-cell table:style-name="ce50" table:formula="of:=[.ZH5]+1" office:value-type="date" office:date-value="2018-02-21">
            <text:p>21.02.2018</text:p>
          </table:table-cell>
          <table:table-cell table:style-name="ce50" table:formula="of:=[.ZI5]+1" office:value-type="date" office:date-value="2018-02-22">
            <text:p>22.02.2018</text:p>
          </table:table-cell>
          <table:table-cell table:style-name="ce50" table:formula="of:=[.ZJ5]+1" office:value-type="date" office:date-value="2018-02-23">
            <text:p>23.02.2018</text:p>
          </table:table-cell>
          <table:table-cell table:style-name="ce50" table:formula="of:=[.ZK5]+1" office:value-type="date" office:date-value="2018-02-24">
            <text:p>24.02.2018</text:p>
          </table:table-cell>
          <table:table-cell table:style-name="ce50" table:formula="of:=[.ZL5]+1" office:value-type="date" office:date-value="2018-02-25">
            <text:p>25.02.2018</text:p>
          </table:table-cell>
          <table:table-cell table:style-name="ce50" table:formula="of:=[.ZM5]+1" office:value-type="date" office:date-value="2018-02-26">
            <text:p>26.02.2018</text:p>
          </table:table-cell>
          <table:table-cell table:style-name="ce50" table:formula="of:=[.ZN5]+1" office:value-type="date" office:date-value="2018-02-27">
            <text:p>27.02.2018</text:p>
          </table:table-cell>
          <table:table-cell table:style-name="ce50" table:formula="of:=[.ZO5]+1" office:value-type="date" office:date-value="2018-02-28">
            <text:p>28.02.2018</text:p>
          </table:table-cell>
          <table:table-cell table:style-name="ce50" table:formula="of:=[.ZP5]+1" office:value-type="date" office:date-value="2018-03-01">
            <text:p>01.03.2018</text:p>
          </table:table-cell>
          <table:table-cell table:style-name="ce50" table:formula="of:=[.ZQ5]+1" office:value-type="date" office:date-value="2018-03-02">
            <text:p>02.03.2018</text:p>
          </table:table-cell>
          <table:table-cell table:style-name="ce50" table:formula="of:=[.ZR5]+1" office:value-type="date" office:date-value="2018-03-03">
            <text:p>03.03.2018</text:p>
          </table:table-cell>
          <table:table-cell table:style-name="ce50" table:formula="of:=[.ZS5]+1" office:value-type="date" office:date-value="2018-03-04">
            <text:p>04.03.2018</text:p>
          </table:table-cell>
          <table:table-cell table:style-name="ce50" table:formula="of:=[.ZT5]+1" office:value-type="date" office:date-value="2018-03-05">
            <text:p>05.03.2018</text:p>
          </table:table-cell>
          <table:table-cell table:style-name="ce50" table:formula="of:=[.ZU5]+1" office:value-type="date" office:date-value="2018-03-06">
            <text:p>06.03.2018</text:p>
          </table:table-cell>
          <table:table-cell table:style-name="ce50" table:formula="of:=[.ZV5]+1" office:value-type="date" office:date-value="2018-03-07">
            <text:p>07.03.2018</text:p>
          </table:table-cell>
          <table:table-cell table:style-name="ce50" table:formula="of:=[.ZW5]+1" office:value-type="date" office:date-value="2018-03-08">
            <text:p>08.03.2018</text:p>
          </table:table-cell>
          <table:table-cell table:style-name="ce50" table:formula="of:=[.ZX5]+1" office:value-type="date" office:date-value="2018-03-09">
            <text:p>09.03.2018</text:p>
          </table:table-cell>
          <table:table-cell table:style-name="ce50" table:formula="of:=[.ZY5]+1" office:value-type="date" office:date-value="2018-03-10">
            <text:p>10.03.2018</text:p>
          </table:table-cell>
          <table:table-cell table:style-name="ce50" table:formula="of:=[.ZZ5]+1" office:value-type="date" office:date-value="2018-03-11">
            <text:p>11.03.2018</text:p>
          </table:table-cell>
          <table:table-cell table:style-name="ce50" table:formula="of:=[.AAA5]+1" office:value-type="date" office:date-value="2018-03-12">
            <text:p>12.03.2018</text:p>
          </table:table-cell>
          <table:table-cell table:style-name="ce50" table:formula="of:=[.AAB5]+1" office:value-type="date" office:date-value="2018-03-13">
            <text:p>13.03.2018</text:p>
          </table:table-cell>
          <table:table-cell table:style-name="ce50" table:formula="of:=[.AAC5]+1" office:value-type="date" office:date-value="2018-03-14">
            <text:p>14.03.2018</text:p>
          </table:table-cell>
          <table:table-cell table:style-name="ce50" table:formula="of:=[.AAD5]+1" office:value-type="date" office:date-value="2018-03-15">
            <text:p>15.03.2018</text:p>
          </table:table-cell>
          <table:table-cell table:style-name="ce50" table:formula="of:=[.AAE5]+1" office:value-type="date" office:date-value="2018-03-16">
            <text:p>16.03.2018</text:p>
          </table:table-cell>
          <table:table-cell table:style-name="ce50" table:formula="of:=[.AAF5]+1" office:value-type="date" office:date-value="2018-03-17">
            <text:p>17.03.2018</text:p>
          </table:table-cell>
          <table:table-cell table:style-name="ce50" table:formula="of:=[.AAG5]+1" office:value-type="date" office:date-value="2018-03-18">
            <text:p>18.03.2018</text:p>
          </table:table-cell>
          <table:table-cell table:style-name="ce50" table:formula="of:=[.AAH5]+1" office:value-type="date" office:date-value="2018-03-19">
            <text:p>19.03.2018</text:p>
          </table:table-cell>
          <table:table-cell table:style-name="ce50" table:formula="of:=[.AAI5]+1" office:value-type="date" office:date-value="2018-03-20">
            <text:p>20.03.2018</text:p>
          </table:table-cell>
          <table:table-cell table:style-name="ce50" table:formula="of:=[.AAJ5]+1" office:value-type="date" office:date-value="2018-03-21">
            <text:p>21.03.2018</text:p>
          </table:table-cell>
          <table:table-cell table:style-name="ce50" table:formula="of:=[.AAK5]+1" office:value-type="date" office:date-value="2018-03-22">
            <text:p>22.03.2018</text:p>
          </table:table-cell>
          <table:table-cell table:style-name="ce50" table:formula="of:=[.AAL5]+1" office:value-type="date" office:date-value="2018-03-23">
            <text:p>23.03.2018</text:p>
          </table:table-cell>
          <table:table-cell table:style-name="ce50" table:formula="of:=[.AAM5]+1" office:value-type="date" office:date-value="2018-03-24">
            <text:p>24.03.2018</text:p>
          </table:table-cell>
          <table:table-cell table:style-name="ce50" table:formula="of:=[.AAN5]+1" office:value-type="date" office:date-value="2018-03-25">
            <text:p>25.03.2018</text:p>
          </table:table-cell>
          <table:table-cell table:style-name="ce50" table:formula="of:=[.AAO5]+1" office:value-type="date" office:date-value="2018-03-26">
            <text:p>26.03.2018</text:p>
          </table:table-cell>
          <table:table-cell table:style-name="ce50" table:formula="of:=[.AAP5]+1" office:value-type="date" office:date-value="2018-03-27">
            <text:p>27.03.2018</text:p>
          </table:table-cell>
          <table:table-cell table:style-name="ce50" table:formula="of:=[.AAQ5]+1" office:value-type="date" office:date-value="2018-03-28">
            <text:p>28.03.2018</text:p>
          </table:table-cell>
          <table:table-cell table:style-name="ce50" table:formula="of:=[.AAR5]+1" office:value-type="date" office:date-value="2018-03-29">
            <text:p>29.03.2018</text:p>
          </table:table-cell>
          <table:table-cell table:style-name="ce50" table:formula="of:=[.AAS5]+1" office:value-type="date" office:date-value="2018-03-30">
            <text:p>30.03.2018</text:p>
          </table:table-cell>
          <table:table-cell table:style-name="ce50" table:formula="of:=[.AAT5]+1" office:value-type="date" office:date-value="2018-03-31">
            <text:p>31.03.2018</text:p>
          </table:table-cell>
          <table:table-cell table:style-name="ce50" table:formula="of:=[.AAU5]+1" office:value-type="date" office:date-value="2018-04-01">
            <text:p>01.04.2018</text:p>
          </table:table-cell>
          <table:table-cell table:style-name="ce50" table:formula="of:=[.AAV5]+1" office:value-type="date" office:date-value="2018-04-02">
            <text:p>02.04.2018</text:p>
          </table:table-cell>
          <table:table-cell table:style-name="ce50" table:formula="of:=[.AAW5]+1" office:value-type="date" office:date-value="2018-04-03">
            <text:p>03.04.2018</text:p>
          </table:table-cell>
          <table:table-cell table:style-name="ce50" table:formula="of:=[.AAX5]+1" office:value-type="date" office:date-value="2018-04-04">
            <text:p>04.04.2018</text:p>
          </table:table-cell>
          <table:table-cell table:style-name="ce50" table:formula="of:=[.AAY5]+1" office:value-type="date" office:date-value="2018-04-05">
            <text:p>05.04.2018</text:p>
          </table:table-cell>
          <table:table-cell table:style-name="ce50" table:formula="of:=[.AAZ5]+1" office:value-type="date" office:date-value="2018-04-06">
            <text:p>06.04.2018</text:p>
          </table:table-cell>
          <table:table-cell table:style-name="ce50" table:formula="of:=[.ABA5]+1" office:value-type="date" office:date-value="2018-04-07">
            <text:p>07.04.2018</text:p>
          </table:table-cell>
          <table:table-cell table:style-name="ce50" table:formula="of:=[.ABB5]+1" office:value-type="date" office:date-value="2018-04-08">
            <text:p>08.04.2018</text:p>
          </table:table-cell>
          <table:table-cell table:style-name="ce50" table:formula="of:=[.ABC5]+1" office:value-type="date" office:date-value="2018-04-09">
            <text:p>09.04.2018</text:p>
          </table:table-cell>
          <table:table-cell table:style-name="ce50" table:formula="of:=[.ABD5]+1" office:value-type="date" office:date-value="2018-04-10">
            <text:p>10.04.2018</text:p>
          </table:table-cell>
          <table:table-cell table:style-name="ce50" table:formula="of:=[.ABE5]+1" office:value-type="date" office:date-value="2018-04-11">
            <text:p>11.04.2018</text:p>
          </table:table-cell>
          <table:table-cell table:style-name="ce50" table:formula="of:=[.ABF5]+1" office:value-type="date" office:date-value="2018-04-12">
            <text:p>12.04.2018</text:p>
          </table:table-cell>
          <table:table-cell table:style-name="ce50" table:formula="of:=[.ABG5]+1" office:value-type="date" office:date-value="2018-04-13">
            <text:p>13.04.2018</text:p>
          </table:table-cell>
          <table:table-cell table:style-name="ce50" table:formula="of:=[.ABH5]+1" office:value-type="date" office:date-value="2018-04-14">
            <text:p>14.04.2018</text:p>
          </table:table-cell>
          <table:table-cell table:style-name="ce50" table:formula="of:=[.ABI5]+1" office:value-type="date" office:date-value="2018-04-15">
            <text:p>15.04.2018</text:p>
          </table:table-cell>
          <table:table-cell table:style-name="ce50" table:formula="of:=[.ABJ5]+1" office:value-type="date" office:date-value="2018-04-16">
            <text:p>16.04.2018</text:p>
          </table:table-cell>
          <table:table-cell table:style-name="ce50" table:formula="of:=[.ABK5]+1" office:value-type="date" office:date-value="2018-04-17">
            <text:p>17.04.2018</text:p>
          </table:table-cell>
          <table:table-cell table:style-name="ce50" table:formula="of:=[.ABL5]+1" office:value-type="date" office:date-value="2018-04-18">
            <text:p>18.04.2018</text:p>
          </table:table-cell>
          <table:table-cell table:style-name="ce50" table:formula="of:=[.ABM5]+1" office:value-type="date" office:date-value="2018-04-19">
            <text:p>19.04.2018</text:p>
          </table:table-cell>
          <table:table-cell table:style-name="ce50" table:formula="of:=[.ABN5]+1" office:value-type="date" office:date-value="2018-04-20">
            <text:p>20.04.2018</text:p>
          </table:table-cell>
          <table:table-cell table:style-name="ce50" table:formula="of:=[.ABO5]+1" office:value-type="date" office:date-value="2018-04-21">
            <text:p>21.04.2018</text:p>
          </table:table-cell>
          <table:table-cell table:style-name="ce50" table:formula="of:=[.ABP5]+1" office:value-type="date" office:date-value="2018-04-22">
            <text:p>22.04.2018</text:p>
          </table:table-cell>
          <table:table-cell table:style-name="ce50" table:formula="of:=[.ABQ5]+1" office:value-type="date" office:date-value="2018-04-23">
            <text:p>23.04.2018</text:p>
          </table:table-cell>
          <table:table-cell table:style-name="ce50" table:formula="of:=[.ABR5]+1" office:value-type="date" office:date-value="2018-04-24">
            <text:p>24.04.2018</text:p>
          </table:table-cell>
          <table:table-cell table:style-name="ce50" table:formula="of:=[.ABS5]+1" office:value-type="date" office:date-value="2018-04-25">
            <text:p>25.04.2018</text:p>
          </table:table-cell>
          <table:table-cell table:style-name="ce50" table:formula="of:=[.ABT5]+1" office:value-type="date" office:date-value="2018-04-26">
            <text:p>26.04.2018</text:p>
          </table:table-cell>
          <table:table-cell table:style-name="ce50" table:formula="of:=[.ABU5]+1" office:value-type="date" office:date-value="2018-04-27">
            <text:p>27.04.2018</text:p>
          </table:table-cell>
          <table:table-cell table:style-name="ce50" table:formula="of:=[.ABV5]+1" office:value-type="date" office:date-value="2018-04-28">
            <text:p>28.04.2018</text:p>
          </table:table-cell>
          <table:table-cell table:style-name="ce50" table:formula="of:=[.ABW5]+1" office:value-type="date" office:date-value="2018-04-29">
            <text:p>29.04.2018</text:p>
          </table:table-cell>
          <table:table-cell table:style-name="ce50" table:formula="of:=[.ABX5]+1" office:value-type="date" office:date-value="2018-04-30">
            <text:p>30.04.2018</text:p>
          </table:table-cell>
          <table:table-cell table:style-name="ce50" table:formula="of:=[.ABY5]+1" office:value-type="date" office:date-value="2018-05-01">
            <text:p>01.05.2018</text:p>
          </table:table-cell>
          <table:table-cell table:style-name="ce50" table:formula="of:=[.ABZ5]+1" office:value-type="date" office:date-value="2018-05-02">
            <text:p>02.05.2018</text:p>
          </table:table-cell>
          <table:table-cell table:style-name="ce50" table:formula="of:=[.ACA5]+1" office:value-type="date" office:date-value="2018-05-03">
            <text:p>03.05.2018</text:p>
          </table:table-cell>
          <table:table-cell table:style-name="ce50" table:formula="of:=[.ACB5]+1" office:value-type="date" office:date-value="2018-05-04">
            <text:p>04.05.2018</text:p>
          </table:table-cell>
          <table:table-cell table:style-name="ce50" table:formula="of:=[.ACC5]+1" office:value-type="date" office:date-value="2018-05-05">
            <text:p>05.05.2018</text:p>
          </table:table-cell>
          <table:table-cell table:style-name="ce50" table:formula="of:=[.ACD5]+1" office:value-type="date" office:date-value="2018-05-06">
            <text:p>06.05.2018</text:p>
          </table:table-cell>
          <table:table-cell table:style-name="ce50" table:formula="of:=[.ACE5]+1" office:value-type="date" office:date-value="2018-05-07">
            <text:p>07.05.2018</text:p>
          </table:table-cell>
          <table:table-cell table:style-name="ce50" table:formula="of:=[.ACF5]+1" office:value-type="date" office:date-value="2018-05-08">
            <text:p>08.05.2018</text:p>
          </table:table-cell>
          <table:table-cell table:style-name="ce50" table:formula="of:=[.ACG5]+1" office:value-type="date" office:date-value="2018-05-09">
            <text:p>09.05.2018</text:p>
          </table:table-cell>
          <table:table-cell table:style-name="ce50" table:formula="of:=[.ACH5]+1" office:value-type="date" office:date-value="2018-05-10">
            <text:p>10.05.2018</text:p>
          </table:table-cell>
          <table:table-cell table:style-name="ce50" table:formula="of:=[.ACI5]+1" office:value-type="date" office:date-value="2018-05-11">
            <text:p>11.05.2018</text:p>
          </table:table-cell>
          <table:table-cell table:style-name="ce50" table:formula="of:=[.ACJ5]+1" office:value-type="date" office:date-value="2018-05-12">
            <text:p>12.05.2018</text:p>
          </table:table-cell>
          <table:table-cell table:style-name="ce50" table:formula="of:=[.ACK5]+1" office:value-type="date" office:date-value="2018-05-13">
            <text:p>13.05.2018</text:p>
          </table:table-cell>
          <table:table-cell table:style-name="ce50" table:formula="of:=[.ACL5]+1" office:value-type="date" office:date-value="2018-05-14">
            <text:p>14.05.2018</text:p>
          </table:table-cell>
          <table:table-cell table:style-name="ce50" table:formula="of:=[.ACM5]+1" office:value-type="date" office:date-value="2018-05-15">
            <text:p>15.05.2018</text:p>
          </table:table-cell>
          <table:table-cell table:style-name="ce50" table:formula="of:=[.ACN5]+1" office:value-type="date" office:date-value="2018-05-16">
            <text:p>16.05.2018</text:p>
          </table:table-cell>
          <table:table-cell table:style-name="ce50" table:formula="of:=[.ACO5]+1" office:value-type="date" office:date-value="2018-05-17">
            <text:p>17.05.2018</text:p>
          </table:table-cell>
          <table:table-cell table:style-name="ce50" table:formula="of:=[.ACP5]+1" office:value-type="date" office:date-value="2018-05-18">
            <text:p>18.05.2018</text:p>
          </table:table-cell>
          <table:table-cell table:style-name="ce50" table:formula="of:=[.ACQ5]+1" office:value-type="date" office:date-value="2018-05-19">
            <text:p>19.05.2018</text:p>
          </table:table-cell>
          <table:table-cell table:style-name="ce50" table:formula="of:=[.ACR5]+1" office:value-type="date" office:date-value="2018-05-20">
            <text:p>20.05.2018</text:p>
          </table:table-cell>
          <table:table-cell table:style-name="ce50" table:formula="of:=[.ACS5]+1" office:value-type="date" office:date-value="2018-05-21">
            <text:p>21.05.2018</text:p>
          </table:table-cell>
          <table:table-cell table:style-name="ce50" table:formula="of:=[.ACT5]+1" office:value-type="date" office:date-value="2018-05-22">
            <text:p>22.05.2018</text:p>
          </table:table-cell>
          <table:table-cell table:style-name="ce50" table:formula="of:=[.ACU5]+1" office:value-type="date" office:date-value="2018-05-23">
            <text:p>23.05.2018</text:p>
          </table:table-cell>
          <table:table-cell table:style-name="ce50" table:formula="of:=[.ACV5]+1" office:value-type="date" office:date-value="2018-05-24">
            <text:p>24.05.2018</text:p>
          </table:table-cell>
          <table:table-cell table:style-name="ce50" table:formula="of:=[.ACW5]+1" office:value-type="date" office:date-value="2018-05-25">
            <text:p>25.05.2018</text:p>
          </table:table-cell>
          <table:table-cell table:style-name="ce50" table:formula="of:=[.ACX5]+1" office:value-type="date" office:date-value="2018-05-26">
            <text:p>26.05.2018</text:p>
          </table:table-cell>
          <table:table-cell table:style-name="ce50" table:formula="of:=[.ACY5]+1" office:value-type="date" office:date-value="2018-05-27">
            <text:p>27.05.2018</text:p>
          </table:table-cell>
          <table:table-cell table:style-name="ce50" table:formula="of:=[.ACZ5]+1" office:value-type="date" office:date-value="2018-05-28">
            <text:p>28.05.2018</text:p>
          </table:table-cell>
          <table:table-cell table:style-name="ce50" table:formula="of:=[.ADA5]+1" office:value-type="date" office:date-value="2018-05-29">
            <text:p>29.05.2018</text:p>
          </table:table-cell>
          <table:table-cell table:style-name="ce50" table:formula="of:=[.ADB5]+1" office:value-type="date" office:date-value="2018-05-30">
            <text:p>30.05.2018</text:p>
          </table:table-cell>
          <table:table-cell table:style-name="ce50" table:formula="of:=[.ADC5]+1" office:value-type="date" office:date-value="2018-05-31">
            <text:p>31.05.2018</text:p>
          </table:table-cell>
          <table:table-cell table:style-name="ce50" table:formula="of:=[.ADD5]+1" office:value-type="date" office:date-value="2018-06-01">
            <text:p>01.06.2018</text:p>
          </table:table-cell>
          <table:table-cell table:style-name="ce50" table:formula="of:=[.ADE5]+1" office:value-type="date" office:date-value="2018-06-02">
            <text:p>02.06.2018</text:p>
          </table:table-cell>
          <table:table-cell table:style-name="ce50" table:formula="of:=[.ADF5]+1" office:value-type="date" office:date-value="2018-06-03">
            <text:p>03.06.2018</text:p>
          </table:table-cell>
          <table:table-cell table:style-name="ce50" table:formula="of:=[.ADG5]+1" office:value-type="date" office:date-value="2018-06-04">
            <text:p>04.06.2018</text:p>
          </table:table-cell>
          <table:table-cell table:style-name="ce50" table:formula="of:=[.ADH5]+1" office:value-type="date" office:date-value="2018-06-05">
            <text:p>05.06.2018</text:p>
          </table:table-cell>
          <table:table-cell table:style-name="ce50" table:formula="of:=[.ADI5]+1" office:value-type="date" office:date-value="2018-06-06">
            <text:p>06.06.2018</text:p>
          </table:table-cell>
          <table:table-cell table:style-name="ce50" table:formula="of:=[.ADJ5]+1" office:value-type="date" office:date-value="2018-06-07">
            <text:p>07.06.2018</text:p>
          </table:table-cell>
          <table:table-cell table:style-name="ce50" table:formula="of:=[.ADK5]+1" office:value-type="date" office:date-value="2018-06-08">
            <text:p>08.06.2018</text:p>
          </table:table-cell>
          <table:table-cell table:style-name="ce50" table:formula="of:=[.ADL5]+1" office:value-type="date" office:date-value="2018-06-09">
            <text:p>09.06.2018</text:p>
          </table:table-cell>
          <table:table-cell table:style-name="ce50" table:formula="of:=[.ADM5]+1" office:value-type="date" office:date-value="2018-06-10">
            <text:p>10.06.2018</text:p>
          </table:table-cell>
          <table:table-cell table:style-name="ce50" table:formula="of:=[.ADN5]+1" office:value-type="date" office:date-value="2018-06-11">
            <text:p>11.06.2018</text:p>
          </table:table-cell>
          <table:table-cell table:style-name="ce50" table:formula="of:=[.ADO5]+1" office:value-type="date" office:date-value="2018-06-12">
            <text:p>12.06.2018</text:p>
          </table:table-cell>
          <table:table-cell table:style-name="ce50" table:formula="of:=[.ADP5]+1" office:value-type="date" office:date-value="2018-06-13">
            <text:p>13.06.2018</text:p>
          </table:table-cell>
          <table:table-cell table:style-name="ce50" table:formula="of:=[.ADQ5]+1" office:value-type="date" office:date-value="2018-06-14">
            <text:p>14.06.2018</text:p>
          </table:table-cell>
          <table:table-cell table:style-name="ce50" table:formula="of:=[.ADR5]+1" office:value-type="date" office:date-value="2018-06-15">
            <text:p>15.06.2018</text:p>
          </table:table-cell>
          <table:table-cell table:style-name="ce50" table:formula="of:=[.ADS5]+1" office:value-type="date" office:date-value="2018-06-16">
            <text:p>16.06.2018</text:p>
          </table:table-cell>
          <table:table-cell table:style-name="ce50" table:formula="of:=[.ADT5]+1" office:value-type="date" office:date-value="2018-06-17">
            <text:p>17.06.2018</text:p>
          </table:table-cell>
          <table:table-cell table:style-name="ce50" table:formula="of:=[.ADU5]+1" office:value-type="date" office:date-value="2018-06-18">
            <text:p>18.06.2018</text:p>
          </table:table-cell>
          <table:table-cell table:style-name="ce50" table:formula="of:=[.ADV5]+1" office:value-type="date" office:date-value="2018-06-19">
            <text:p>19.06.2018</text:p>
          </table:table-cell>
          <table:table-cell table:style-name="ce50" table:formula="of:=[.ADW5]+1" office:value-type="date" office:date-value="2018-06-20">
            <text:p>20.06.2018</text:p>
          </table:table-cell>
          <table:table-cell table:style-name="ce50" table:formula="of:=[.ADX5]+1" office:value-type="date" office:date-value="2018-06-21">
            <text:p>21.06.2018</text:p>
          </table:table-cell>
          <table:table-cell table:style-name="ce50" table:formula="of:=[.ADY5]+1" office:value-type="date" office:date-value="2018-06-22">
            <text:p>22.06.2018</text:p>
          </table:table-cell>
          <table:table-cell table:style-name="ce50" table:formula="of:=[.ADZ5]+1" office:value-type="date" office:date-value="2018-06-23">
            <text:p>23.06.2018</text:p>
          </table:table-cell>
          <table:table-cell table:style-name="ce50" table:formula="of:=[.AEA5]+1" office:value-type="date" office:date-value="2018-06-24">
            <text:p>24.06.2018</text:p>
          </table:table-cell>
          <table:table-cell table:style-name="ce50" table:formula="of:=[.AEB5]+1" office:value-type="date" office:date-value="2018-06-25">
            <text:p>25.06.2018</text:p>
          </table:table-cell>
          <table:table-cell table:style-name="ce50" table:formula="of:=[.AEC5]+1" office:value-type="date" office:date-value="2018-06-26">
            <text:p>26.06.2018</text:p>
          </table:table-cell>
          <table:table-cell table:style-name="ce50" table:formula="of:=[.AED5]+1" office:value-type="date" office:date-value="2018-06-27">
            <text:p>27.06.2018</text:p>
          </table:table-cell>
          <table:table-cell table:style-name="ce50" table:formula="of:=[.AEE5]+1" office:value-type="date" office:date-value="2018-06-28">
            <text:p>28.06.2018</text:p>
          </table:table-cell>
          <table:table-cell table:style-name="ce50" table:formula="of:=[.AEF5]+1" office:value-type="date" office:date-value="2018-06-29">
            <text:p>29.06.2018</text:p>
          </table:table-cell>
          <table:table-cell table:style-name="ce50" table:formula="of:=[.AEG5]+1" office:value-type="date" office:date-value="2018-06-30">
            <text:p>30.06.2018</text:p>
          </table:table-cell>
          <table:table-cell table:style-name="ce50" table:formula="of:=[.AEH5]+1" office:value-type="date" office:date-value="2018-07-01">
            <text:p>01.07.2018</text:p>
          </table:table-cell>
          <table:table-cell table:style-name="ce50" table:formula="of:=[.AEI5]+1" office:value-type="date" office:date-value="2018-07-02">
            <text:p>02.07.2018</text:p>
          </table:table-cell>
          <table:table-cell table:style-name="ce50" table:formula="of:=[.AEJ5]+1" office:value-type="date" office:date-value="2018-07-03">
            <text:p>03.07.2018</text:p>
          </table:table-cell>
          <table:table-cell table:style-name="ce50" table:formula="of:=[.AEK5]+1" office:value-type="date" office:date-value="2018-07-04">
            <text:p>04.07.2018</text:p>
          </table:table-cell>
          <table:table-cell table:style-name="ce50" table:formula="of:=[.AEL5]+1" office:value-type="date" office:date-value="2018-07-05">
            <text:p>05.07.2018</text:p>
          </table:table-cell>
          <table:table-cell table:style-name="ce50" table:formula="of:=[.AEM5]+1" office:value-type="date" office:date-value="2018-07-06">
            <text:p>06.07.2018</text:p>
          </table:table-cell>
          <table:table-cell table:style-name="ce50" table:formula="of:=[.AEN5]+1" office:value-type="date" office:date-value="2018-07-07">
            <text:p>07.07.2018</text:p>
          </table:table-cell>
          <table:table-cell table:style-name="ce50" table:formula="of:=[.AEO5]+1" office:value-type="date" office:date-value="2018-07-08">
            <text:p>08.07.2018</text:p>
          </table:table-cell>
          <table:table-cell table:style-name="ce50" table:formula="of:=[.AEP5]+1" office:value-type="date" office:date-value="2018-07-09">
            <text:p>09.07.2018</text:p>
          </table:table-cell>
          <table:table-cell table:style-name="ce50" table:formula="of:=[.AEQ5]+1" office:value-type="date" office:date-value="2018-07-10">
            <text:p>10.07.2018</text:p>
          </table:table-cell>
          <table:table-cell table:style-name="ce50" table:formula="of:=[.AER5]+1" office:value-type="date" office:date-value="2018-07-11">
            <text:p>11.07.2018</text:p>
          </table:table-cell>
          <table:table-cell table:style-name="ce50" table:formula="of:=[.AES5]+1" office:value-type="date" office:date-value="2018-07-12">
            <text:p>12.07.2018</text:p>
          </table:table-cell>
          <table:table-cell table:style-name="ce50" table:formula="of:=[.AET5]+1" office:value-type="date" office:date-value="2018-07-13">
            <text:p>13.07.2018</text:p>
          </table:table-cell>
          <table:table-cell table:style-name="ce50" table:formula="of:=[.AEU5]+1" office:value-type="date" office:date-value="2018-07-14">
            <text:p>14.07.2018</text:p>
          </table:table-cell>
          <table:table-cell table:style-name="ce50" table:formula="of:=[.AEV5]+1" office:value-type="date" office:date-value="2018-07-15">
            <text:p>15.07.2018</text:p>
          </table:table-cell>
          <table:table-cell table:style-name="ce50" table:formula="of:=[.AEW5]+1" office:value-type="date" office:date-value="2018-07-16">
            <text:p>16.07.2018</text:p>
          </table:table-cell>
          <table:table-cell table:style-name="ce50" table:formula="of:=[.AEX5]+1" office:value-type="date" office:date-value="2018-07-17">
            <text:p>17.07.2018</text:p>
          </table:table-cell>
          <table:table-cell table:style-name="ce50" table:formula="of:=[.AEY5]+1" office:value-type="date" office:date-value="2018-07-18">
            <text:p>18.07.2018</text:p>
          </table:table-cell>
          <table:table-cell table:style-name="ce50" table:formula="of:=[.AEZ5]+1" office:value-type="date" office:date-value="2018-07-19">
            <text:p>19.07.2018</text:p>
          </table:table-cell>
          <table:table-cell table:style-name="ce50" table:formula="of:=[.AFA5]+1" office:value-type="date" office:date-value="2018-07-20">
            <text:p>20.07.2018</text:p>
          </table:table-cell>
          <table:table-cell table:style-name="ce50" table:formula="of:=[.AFB5]+1" office:value-type="date" office:date-value="2018-07-21">
            <text:p>21.07.2018</text:p>
          </table:table-cell>
          <table:table-cell table:style-name="ce50" table:formula="of:=[.AFC5]+1" office:value-type="date" office:date-value="2018-07-22">
            <text:p>22.07.2018</text:p>
          </table:table-cell>
          <table:table-cell table:style-name="ce50" table:formula="of:=[.AFD5]+1" office:value-type="date" office:date-value="2018-07-23">
            <text:p>23.07.2018</text:p>
          </table:table-cell>
          <table:table-cell table:style-name="ce50" table:formula="of:=[.AFE5]+1" office:value-type="date" office:date-value="2018-07-24">
            <text:p>24.07.2018</text:p>
          </table:table-cell>
          <table:table-cell table:style-name="ce50" table:formula="of:=[.AFF5]+1" office:value-type="date" office:date-value="2018-07-25">
            <text:p>25.07.2018</text:p>
          </table:table-cell>
          <table:table-cell table:style-name="ce50" table:formula="of:=[.AFG5]+1" office:value-type="date" office:date-value="2018-07-26">
            <text:p>26.07.2018</text:p>
          </table:table-cell>
          <table:table-cell table:style-name="ce50" table:formula="of:=[.AFH5]+1" office:value-type="date" office:date-value="2018-07-27">
            <text:p>27.07.2018</text:p>
          </table:table-cell>
          <table:table-cell table:style-name="ce50" table:formula="of:=[.AFI5]+1" office:value-type="date" office:date-value="2018-07-28">
            <text:p>28.07.2018</text:p>
          </table:table-cell>
          <table:table-cell table:style-name="ce50" table:formula="of:=[.AFJ5]+1" office:value-type="date" office:date-value="2018-07-29">
            <text:p>29.07.2018</text:p>
          </table:table-cell>
          <table:table-cell table:style-name="ce50" table:formula="of:=[.AFK5]+1" office:value-type="date" office:date-value="2018-07-30">
            <text:p>30.07.2018</text:p>
          </table:table-cell>
          <table:table-cell table:style-name="ce50" table:formula="of:=[.AFL5]+1" office:value-type="date" office:date-value="2018-07-31">
            <text:p>31.07.2018</text:p>
          </table:table-cell>
          <table:table-cell table:style-name="ce50" table:formula="of:=[.AFM5]+1" office:value-type="date" office:date-value="2018-08-01">
            <text:p>01.08.2018</text:p>
          </table:table-cell>
          <table:table-cell table:style-name="ce50" table:formula="of:=[.AFN5]+1" office:value-type="date" office:date-value="2018-08-02">
            <text:p>02.08.2018</text:p>
          </table:table-cell>
          <table:table-cell table:style-name="ce50" table:formula="of:=[.AFO5]+1" office:value-type="date" office:date-value="2018-08-03">
            <text:p>03.08.2018</text:p>
          </table:table-cell>
          <table:table-cell table:style-name="ce50" table:formula="of:=[.AFP5]+1" office:value-type="date" office:date-value="2018-08-04">
            <text:p>04.08.2018</text:p>
          </table:table-cell>
          <table:table-cell table:style-name="ce50" table:formula="of:=[.AFQ5]+1" office:value-type="date" office:date-value="2018-08-05">
            <text:p>05.08.2018</text:p>
          </table:table-cell>
          <table:table-cell table:style-name="ce50" table:formula="of:=[.AFR5]+1" office:value-type="date" office:date-value="2018-08-06">
            <text:p>06.08.2018</text:p>
          </table:table-cell>
          <table:table-cell table:style-name="ce50" table:formula="of:=[.AFS5]+1" office:value-type="date" office:date-value="2018-08-07">
            <text:p>07.08.2018</text:p>
          </table:table-cell>
          <table:table-cell table:style-name="ce50" table:formula="of:=[.AFT5]+1" office:value-type="date" office:date-value="2018-08-08">
            <text:p>08.08.2018</text:p>
          </table:table-cell>
          <table:table-cell table:style-name="ce50" table:formula="of:=[.AFU5]+1" office:value-type="date" office:date-value="2018-08-09">
            <text:p>09.08.2018</text:p>
          </table:table-cell>
          <table:table-cell table:style-name="ce50" table:formula="of:=[.AFV5]+1" office:value-type="date" office:date-value="2018-08-10">
            <text:p>10.08.2018</text:p>
          </table:table-cell>
          <table:table-cell table:style-name="ce50" table:formula="of:=[.AFW5]+1" office:value-type="date" office:date-value="2018-08-11">
            <text:p>11.08.2018</text:p>
          </table:table-cell>
          <table:table-cell table:style-name="ce50" table:formula="of:=[.AFX5]+1" office:value-type="date" office:date-value="2018-08-12">
            <text:p>12.08.2018</text:p>
          </table:table-cell>
          <table:table-cell table:style-name="ce50" table:formula="of:=[.AFY5]+1" office:value-type="date" office:date-value="2018-08-13">
            <text:p>13.08.2018</text:p>
          </table:table-cell>
          <table:table-cell table:style-name="ce50" table:formula="of:=[.AFZ5]+1" office:value-type="date" office:date-value="2018-08-14">
            <text:p>14.08.2018</text:p>
          </table:table-cell>
          <table:table-cell table:style-name="ce50" table:formula="of:=[.AGA5]+1" office:value-type="date" office:date-value="2018-08-15">
            <text:p>15.08.2018</text:p>
          </table:table-cell>
          <table:table-cell table:style-name="ce50" table:formula="of:=[.AGB5]+1" office:value-type="date" office:date-value="2018-08-16">
            <text:p>16.08.2018</text:p>
          </table:table-cell>
          <table:table-cell table:style-name="ce50" table:formula="of:=[.AGC5]+1" office:value-type="date" office:date-value="2018-08-17">
            <text:p>17.08.2018</text:p>
          </table:table-cell>
          <table:table-cell table:style-name="ce50" table:formula="of:=[.AGD5]+1" office:value-type="date" office:date-value="2018-08-18">
            <text:p>18.08.2018</text:p>
          </table:table-cell>
          <table:table-cell table:style-name="ce50" table:formula="of:=[.AGE5]+1" office:value-type="date" office:date-value="2018-08-19">
            <text:p>19.08.2018</text:p>
          </table:table-cell>
          <table:table-cell table:style-name="ce50" table:formula="of:=[.AGF5]+1" office:value-type="date" office:date-value="2018-08-20">
            <text:p>20.08.2018</text:p>
          </table:table-cell>
          <table:table-cell table:style-name="ce50" table:formula="of:=[.AGG5]+1" office:value-type="date" office:date-value="2018-08-21">
            <text:p>21.08.2018</text:p>
          </table:table-cell>
          <table:table-cell table:style-name="ce50" table:formula="of:=[.AGH5]+1" office:value-type="date" office:date-value="2018-08-22">
            <text:p>22.08.2018</text:p>
          </table:table-cell>
          <table:table-cell table:style-name="ce50" table:formula="of:=[.AGI5]+1" office:value-type="date" office:date-value="2018-08-23">
            <text:p>23.08.2018</text:p>
          </table:table-cell>
          <table:table-cell table:style-name="ce50" table:formula="of:=[.AGJ5]+1" office:value-type="date" office:date-value="2018-08-24">
            <text:p>24.08.2018</text:p>
          </table:table-cell>
          <table:table-cell table:style-name="ce50" table:formula="of:=[.AGK5]+1" office:value-type="date" office:date-value="2018-08-25">
            <text:p>25.08.2018</text:p>
          </table:table-cell>
          <table:table-cell table:style-name="ce50" table:formula="of:=[.AGL5]+1" office:value-type="date" office:date-value="2018-08-26">
            <text:p>26.08.2018</text:p>
          </table:table-cell>
          <table:table-cell table:style-name="ce50" table:formula="of:=[.AGM5]+1" office:value-type="date" office:date-value="2018-08-27">
            <text:p>27.08.2018</text:p>
          </table:table-cell>
          <table:table-cell table:style-name="ce50" table:formula="of:=[.AGN5]+1" office:value-type="date" office:date-value="2018-08-28">
            <text:p>28.08.2018</text:p>
          </table:table-cell>
          <table:table-cell table:style-name="ce50" table:formula="of:=[.AGO5]+1" office:value-type="date" office:date-value="2018-08-29">
            <text:p>29.08.2018</text:p>
          </table:table-cell>
          <table:table-cell table:style-name="ce50" table:formula="of:=[.AGP5]+1" office:value-type="date" office:date-value="2018-08-30">
            <text:p>30.08.2018</text:p>
          </table:table-cell>
          <table:table-cell table:style-name="ce50" table:formula="of:=[.AGQ5]+1" office:value-type="date" office:date-value="2018-08-31">
            <text:p>31.08.2018</text:p>
          </table:table-cell>
          <table:table-cell table:style-name="ce50" table:formula="of:=[.AGR5]+1" office:value-type="date" office:date-value="2018-09-01">
            <text:p>01.09.2018</text:p>
          </table:table-cell>
          <table:table-cell table:style-name="ce50" table:formula="of:=[.AGS5]+1" office:value-type="date" office:date-value="2018-09-02">
            <text:p>02.09.2018</text:p>
          </table:table-cell>
          <table:table-cell table:style-name="ce50" table:formula="of:=[.AGT5]+1" office:value-type="date" office:date-value="2018-09-03">
            <text:p>03.09.2018</text:p>
          </table:table-cell>
          <table:table-cell table:style-name="ce50" table:formula="of:=[.AGU5]+1" office:value-type="date" office:date-value="2018-09-04">
            <text:p>04.09.2018</text:p>
          </table:table-cell>
          <table:table-cell table:style-name="ce50" table:formula="of:=[.AGV5]+1" office:value-type="date" office:date-value="2018-09-05">
            <text:p>05.09.2018</text:p>
          </table:table-cell>
          <table:table-cell table:style-name="ce50" table:formula="of:=[.AGW5]+1" office:value-type="date" office:date-value="2018-09-06">
            <text:p>06.09.2018</text:p>
          </table:table-cell>
          <table:table-cell table:style-name="ce50" table:formula="of:=[.AGX5]+1" office:value-type="date" office:date-value="2018-09-07">
            <text:p>07.09.2018</text:p>
          </table:table-cell>
          <table:table-cell table:style-name="ce50" table:formula="of:=[.AGY5]+1" office:value-type="date" office:date-value="2018-09-08">
            <text:p>08.09.2018</text:p>
          </table:table-cell>
          <table:table-cell table:style-name="ce50" table:formula="of:=[.AGZ5]+1" office:value-type="date" office:date-value="2018-09-09">
            <text:p>09.09.2018</text:p>
          </table:table-cell>
          <table:table-cell table:style-name="ce50" table:formula="of:=[.AHA5]+1" office:value-type="date" office:date-value="2018-09-10">
            <text:p>10.09.2018</text:p>
          </table:table-cell>
          <table:table-cell table:style-name="ce50" table:formula="of:=[.AHB5]+1" office:value-type="date" office:date-value="2018-09-11">
            <text:p>11.09.2018</text:p>
          </table:table-cell>
          <table:table-cell table:style-name="ce50" table:formula="of:=[.AHC5]+1" office:value-type="date" office:date-value="2018-09-12">
            <text:p>12.09.2018</text:p>
          </table:table-cell>
          <table:table-cell table:style-name="ce50" table:formula="of:=[.AHD5]+1" office:value-type="date" office:date-value="2018-09-13">
            <text:p>13.09.2018</text:p>
          </table:table-cell>
          <table:table-cell table:style-name="ce50" table:formula="of:=[.AHE5]+1" office:value-type="date" office:date-value="2018-09-14">
            <text:p>14.09.2018</text:p>
          </table:table-cell>
          <table:table-cell table:style-name="ce50" table:formula="of:=[.AHF5]+1" office:value-type="date" office:date-value="2018-09-15">
            <text:p>15.09.2018</text:p>
          </table:table-cell>
          <table:table-cell table:style-name="ce50" table:formula="of:=[.AHG5]+1" office:value-type="date" office:date-value="2018-09-16">
            <text:p>16.09.2018</text:p>
          </table:table-cell>
          <table:table-cell table:style-name="ce50" table:formula="of:=[.AHH5]+1" office:value-type="date" office:date-value="2018-09-17">
            <text:p>17.09.2018</text:p>
          </table:table-cell>
          <table:table-cell table:style-name="ce50" table:formula="of:=[.AHI5]+1" office:value-type="date" office:date-value="2018-09-18">
            <text:p>18.09.2018</text:p>
          </table:table-cell>
          <table:table-cell table:style-name="ce50" table:formula="of:=[.AHJ5]+1" office:value-type="date" office:date-value="2018-09-19">
            <text:p>19.09.2018</text:p>
          </table:table-cell>
          <table:table-cell table:style-name="ce50" table:formula="of:=[.AHK5]+1" office:value-type="date" office:date-value="2018-09-20">
            <text:p>20.09.2018</text:p>
          </table:table-cell>
          <table:table-cell table:style-name="ce50" table:formula="of:=[.AHL5]+1" office:value-type="date" office:date-value="2018-09-21">
            <text:p>21.09.2018</text:p>
          </table:table-cell>
          <table:table-cell table:style-name="ce50" table:formula="of:=[.AHM5]+1" office:value-type="date" office:date-value="2018-09-22">
            <text:p>22.09.2018</text:p>
          </table:table-cell>
          <table:table-cell table:style-name="ce50" table:formula="of:=[.AHN5]+1" office:value-type="date" office:date-value="2018-09-23">
            <text:p>23.09.2018</text:p>
          </table:table-cell>
          <table:table-cell table:style-name="ce50" table:formula="of:=[.AHO5]+1" office:value-type="date" office:date-value="2018-09-24">
            <text:p>24.09.2018</text:p>
          </table:table-cell>
          <table:table-cell table:style-name="ce50" table:formula="of:=[.AHP5]+1" office:value-type="date" office:date-value="2018-09-25">
            <text:p>25.09.2018</text:p>
          </table:table-cell>
          <table:table-cell table:style-name="ce50" table:formula="of:=[.AHQ5]+1" office:value-type="date" office:date-value="2018-09-26">
            <text:p>26.09.2018</text:p>
          </table:table-cell>
          <table:table-cell table:style-name="ce50" table:formula="of:=[.AHR5]+1" office:value-type="date" office:date-value="2018-09-27">
            <text:p>27.09.2018</text:p>
          </table:table-cell>
          <table:table-cell table:style-name="ce50" table:formula="of:=[.AHS5]+1" office:value-type="date" office:date-value="2018-09-28">
            <text:p>28.09.2018</text:p>
          </table:table-cell>
          <table:table-cell table:style-name="ce50" table:formula="of:=[.AHT5]+1" office:value-type="date" office:date-value="2018-09-29">
            <text:p>29.09.2018</text:p>
          </table:table-cell>
          <table:table-cell table:style-name="ce50" table:formula="of:=[.AHU5]+1" office:value-type="date" office:date-value="2018-09-30">
            <text:p>30.09.2018</text:p>
          </table:table-cell>
          <table:table-cell table:style-name="ce50" table:formula="of:=[.AHV5]+1" office:value-type="date" office:date-value="2018-10-01">
            <text:p>01.10.2018</text:p>
          </table:table-cell>
          <table:table-cell table:style-name="ce50" table:formula="of:=[.AHW5]+1" office:value-type="date" office:date-value="2018-10-02">
            <text:p>02.10.2018</text:p>
          </table:table-cell>
          <table:table-cell table:style-name="ce50" table:formula="of:=[.AHX5]+1" office:value-type="date" office:date-value="2018-10-03">
            <text:p>03.10.2018</text:p>
          </table:table-cell>
          <table:table-cell table:style-name="ce50" table:formula="of:=[.AHY5]+1" office:value-type="date" office:date-value="2018-10-04">
            <text:p>04.10.2018</text:p>
          </table:table-cell>
          <table:table-cell table:style-name="ce50" table:formula="of:=[.AHZ5]+1" office:value-type="date" office:date-value="2018-10-05">
            <text:p>05.10.2018</text:p>
          </table:table-cell>
          <table:table-cell table:style-name="ce50" table:formula="of:=[.AIA5]+1" office:value-type="date" office:date-value="2018-10-06">
            <text:p>06.10.2018</text:p>
          </table:table-cell>
          <table:table-cell table:style-name="ce50" table:formula="of:=[.AIB5]+1" office:value-type="date" office:date-value="2018-10-07">
            <text:p>07.10.2018</text:p>
          </table:table-cell>
          <table:table-cell table:style-name="ce50" table:formula="of:=[.AIC5]+1" office:value-type="date" office:date-value="2018-10-08">
            <text:p>08.10.2018</text:p>
          </table:table-cell>
          <table:table-cell table:style-name="ce50" table:formula="of:=[.AID5]+1" office:value-type="date" office:date-value="2018-10-09">
            <text:p>09.10.2018</text:p>
          </table:table-cell>
          <table:table-cell table:style-name="ce50" table:formula="of:=[.AIE5]+1" office:value-type="date" office:date-value="2018-10-10">
            <text:p>10.10.2018</text:p>
          </table:table-cell>
          <table:table-cell table:style-name="ce50" table:formula="of:=[.AIF5]+1" office:value-type="date" office:date-value="2018-10-11">
            <text:p>11.10.2018</text:p>
          </table:table-cell>
          <table:table-cell table:style-name="ce50" table:formula="of:=[.AIG5]+1" office:value-type="date" office:date-value="2018-10-12">
            <text:p>12.10.2018</text:p>
          </table:table-cell>
          <table:table-cell table:style-name="ce50" table:formula="of:=[.AIH5]+1" office:value-type="date" office:date-value="2018-10-13">
            <text:p>13.10.2018</text:p>
          </table:table-cell>
          <table:table-cell table:style-name="ce50" table:formula="of:=[.AII5]+1" office:value-type="date" office:date-value="2018-10-14">
            <text:p>14.10.2018</text:p>
          </table:table-cell>
          <table:table-cell table:style-name="ce50" table:formula="of:=[.AIJ5]+1" office:value-type="date" office:date-value="2018-10-15">
            <text:p>15.10.2018</text:p>
          </table:table-cell>
          <table:table-cell table:style-name="ce50" table:formula="of:=[.AIK5]+1" office:value-type="date" office:date-value="2018-10-16">
            <text:p>16.10.2018</text:p>
          </table:table-cell>
          <table:table-cell table:style-name="ce50" table:formula="of:=[.AIL5]+1" office:value-type="date" office:date-value="2018-10-17">
            <text:p>17.10.2018</text:p>
          </table:table-cell>
          <table:table-cell table:style-name="ce50" table:formula="of:=[.AIM5]+1" office:value-type="date" office:date-value="2018-10-18">
            <text:p>18.10.2018</text:p>
          </table:table-cell>
          <table:table-cell table:style-name="ce50" table:formula="of:=[.AIN5]+1" office:value-type="date" office:date-value="2018-10-19">
            <text:p>19.10.2018</text:p>
          </table:table-cell>
          <table:table-cell table:style-name="ce50" table:formula="of:=[.AIO5]+1" office:value-type="date" office:date-value="2018-10-20">
            <text:p>20.10.2018</text:p>
          </table:table-cell>
          <table:table-cell table:style-name="ce50" table:formula="of:=[.AIP5]+1" office:value-type="date" office:date-value="2018-10-21">
            <text:p>21.10.2018</text:p>
          </table:table-cell>
          <table:table-cell table:style-name="ce50" table:formula="of:=[.AIQ5]+1" office:value-type="date" office:date-value="2018-10-22">
            <text:p>22.10.2018</text:p>
          </table:table-cell>
          <table:table-cell table:style-name="ce50" table:formula="of:=[.AIR5]+1" office:value-type="date" office:date-value="2018-10-23">
            <text:p>23.10.2018</text:p>
          </table:table-cell>
          <table:table-cell table:style-name="ce50" table:formula="of:=[.AIS5]+1" office:value-type="date" office:date-value="2018-10-24">
            <text:p>24.10.2018</text:p>
          </table:table-cell>
          <table:table-cell table:style-name="ce50" table:formula="of:=[.AIT5]+1" office:value-type="date" office:date-value="2018-10-25">
            <text:p>25.10.2018</text:p>
          </table:table-cell>
          <table:table-cell table:style-name="ce50" table:formula="of:=[.AIU5]+1" office:value-type="date" office:date-value="2018-10-26">
            <text:p>26.10.2018</text:p>
          </table:table-cell>
          <table:table-cell table:style-name="ce50" table:formula="of:=[.AIV5]+1" office:value-type="date" office:date-value="2018-10-27">
            <text:p>27.10.2018</text:p>
          </table:table-cell>
          <table:table-cell table:style-name="ce50" table:formula="of:=[.AIW5]+1" office:value-type="date" office:date-value="2018-10-28">
            <text:p>28.10.2018</text:p>
          </table:table-cell>
          <table:table-cell table:style-name="ce50" table:formula="of:=[.AIX5]+1" office:value-type="date" office:date-value="2018-10-29">
            <text:p>29.10.2018</text:p>
          </table:table-cell>
          <table:table-cell table:style-name="ce50" table:formula="of:=[.AIY5]+1" office:value-type="date" office:date-value="2018-10-30">
            <text:p>30.10.2018</text:p>
          </table:table-cell>
          <table:table-cell table:style-name="ce50" table:formula="of:=[.AIZ5]+1" office:value-type="date" office:date-value="2018-10-31">
            <text:p>31.10.2018</text:p>
          </table:table-cell>
          <table:table-cell table:style-name="ce50" table:formula="of:=[.AJA5]+1" office:value-type="date" office:date-value="2018-11-01">
            <text:p>01.11.2018</text:p>
          </table:table-cell>
          <table:table-cell table:style-name="ce50" table:formula="of:=[.AJB5]+1" office:value-type="date" office:date-value="2018-11-02">
            <text:p>02.11.2018</text:p>
          </table:table-cell>
          <table:table-cell table:style-name="ce50" table:formula="of:=[.AJC5]+1" office:value-type="date" office:date-value="2018-11-03">
            <text:p>03.11.2018</text:p>
          </table:table-cell>
          <table:table-cell table:style-name="ce50" table:formula="of:=[.AJD5]+1" office:value-type="date" office:date-value="2018-11-04">
            <text:p>04.11.2018</text:p>
          </table:table-cell>
          <table:table-cell table:style-name="ce50" table:formula="of:=[.AJE5]+1" office:value-type="date" office:date-value="2018-11-05">
            <text:p>05.11.2018</text:p>
          </table:table-cell>
          <table:table-cell table:style-name="ce50" table:formula="of:=[.AJF5]+1" office:value-type="date" office:date-value="2018-11-06">
            <text:p>06.11.2018</text:p>
          </table:table-cell>
          <table:table-cell table:style-name="ce50" table:formula="of:=[.AJG5]+1" office:value-type="date" office:date-value="2018-11-07">
            <text:p>07.11.2018</text:p>
          </table:table-cell>
          <table:table-cell table:style-name="ce50" table:formula="of:=[.AJH5]+1" office:value-type="date" office:date-value="2018-11-08">
            <text:p>08.11.2018</text:p>
          </table:table-cell>
          <table:table-cell table:style-name="ce50" table:formula="of:=[.AJI5]+1" office:value-type="date" office:date-value="2018-11-09">
            <text:p>09.11.2018</text:p>
          </table:table-cell>
          <table:table-cell table:style-name="ce50" table:formula="of:=[.AJJ5]+1" office:value-type="date" office:date-value="2018-11-10">
            <text:p>10.11.2018</text:p>
          </table:table-cell>
          <table:table-cell table:style-name="ce50" table:formula="of:=[.AJK5]+1" office:value-type="date" office:date-value="2018-11-11">
            <text:p>11.11.2018</text:p>
          </table:table-cell>
          <table:table-cell table:style-name="ce50" table:formula="of:=[.AJL5]+1" office:value-type="date" office:date-value="2018-11-12">
            <text:p>12.11.2018</text:p>
          </table:table-cell>
          <table:table-cell table:style-name="ce50" table:formula="of:=[.AJM5]+1" office:value-type="date" office:date-value="2018-11-13">
            <text:p>13.11.2018</text:p>
          </table:table-cell>
          <table:table-cell table:style-name="ce50" table:formula="of:=[.AJN5]+1" office:value-type="date" office:date-value="2018-11-14">
            <text:p>14.11.2018</text:p>
          </table:table-cell>
          <table:table-cell table:style-name="ce50" table:formula="of:=[.AJO5]+1" office:value-type="date" office:date-value="2018-11-15">
            <text:p>15.11.2018</text:p>
          </table:table-cell>
          <table:table-cell table:style-name="ce50" table:formula="of:=[.AJP5]+1" office:value-type="date" office:date-value="2018-11-16">
            <text:p>16.11.2018</text:p>
          </table:table-cell>
          <table:table-cell table:style-name="ce50" table:formula="of:=[.AJQ5]+1" office:value-type="date" office:date-value="2018-11-17">
            <text:p>17.11.2018</text:p>
          </table:table-cell>
          <table:table-cell table:style-name="ce50" table:formula="of:=[.AJR5]+1" office:value-type="date" office:date-value="2018-11-18">
            <text:p>18.11.2018</text:p>
          </table:table-cell>
          <table:table-cell table:style-name="ce50" table:formula="of:=[.AJS5]+1" office:value-type="date" office:date-value="2018-11-19">
            <text:p>19.11.2018</text:p>
          </table:table-cell>
          <table:table-cell table:style-name="ce50" table:formula="of:=[.AJT5]+1" office:value-type="date" office:date-value="2018-11-20">
            <text:p>20.11.2018</text:p>
          </table:table-cell>
          <table:table-cell table:style-name="ce50" table:formula="of:=[.AJU5]+1" office:value-type="date" office:date-value="2018-11-21">
            <text:p>21.11.2018</text:p>
          </table:table-cell>
          <table:table-cell table:style-name="ce50" table:formula="of:=[.AJV5]+1" office:value-type="date" office:date-value="2018-11-22">
            <text:p>22.11.2018</text:p>
          </table:table-cell>
          <table:table-cell table:style-name="ce50" table:formula="of:=[.AJW5]+1" office:value-type="date" office:date-value="2018-11-23">
            <text:p>23.11.2018</text:p>
          </table:table-cell>
          <table:table-cell table:style-name="ce50" table:formula="of:=[.AJX5]+1" office:value-type="date" office:date-value="2018-11-24">
            <text:p>24.11.2018</text:p>
          </table:table-cell>
          <table:table-cell table:style-name="ce50" table:formula="of:=[.AJY5]+1" office:value-type="date" office:date-value="2018-11-25">
            <text:p>25.11.2018</text:p>
          </table:table-cell>
          <table:table-cell table:style-name="ce50" table:formula="of:=[.AJZ5]+1" office:value-type="date" office:date-value="2018-11-26">
            <text:p>26.11.2018</text:p>
          </table:table-cell>
          <table:table-cell table:style-name="ce50" table:formula="of:=[.AKA5]+1" office:value-type="date" office:date-value="2018-11-27">
            <text:p>27.11.2018</text:p>
          </table:table-cell>
          <table:table-cell table:style-name="ce50" table:formula="of:=[.AKB5]+1" office:value-type="date" office:date-value="2018-11-28">
            <text:p>28.11.2018</text:p>
          </table:table-cell>
          <table:table-cell table:style-name="ce50" table:formula="of:=[.AKC5]+1" office:value-type="date" office:date-value="2018-11-29">
            <text:p>29.11.2018</text:p>
          </table:table-cell>
          <table:table-cell table:style-name="ce50" table:formula="of:=[.AKD5]+1" office:value-type="date" office:date-value="2018-11-30">
            <text:p>30.11.2018</text:p>
          </table:table-cell>
          <table:table-cell table:style-name="ce50" table:formula="of:=[.AKE5]+1" office:value-type="date" office:date-value="2018-12-01">
            <text:p>01.12.2018</text:p>
          </table:table-cell>
          <table:table-cell table:style-name="ce50" table:formula="of:=[.AKF5]+1" office:value-type="date" office:date-value="2018-12-02">
            <text:p>02.12.2018</text:p>
          </table:table-cell>
          <table:table-cell table:style-name="ce50" table:formula="of:=[.AKG5]+1" office:value-type="date" office:date-value="2018-12-03">
            <text:p>03.12.2018</text:p>
          </table:table-cell>
          <table:table-cell table:style-name="ce50" table:formula="of:=[.AKH5]+1" office:value-type="date" office:date-value="2018-12-04">
            <text:p>04.12.2018</text:p>
          </table:table-cell>
          <table:table-cell table:style-name="ce50" table:formula="of:=[.AKI5]+1" office:value-type="date" office:date-value="2018-12-05">
            <text:p>05.12.2018</text:p>
          </table:table-cell>
          <table:table-cell table:style-name="ce50" table:formula="of:=[.AKJ5]+1" office:value-type="date" office:date-value="2018-12-06">
            <text:p>06.12.2018</text:p>
          </table:table-cell>
          <table:table-cell table:style-name="ce50" table:formula="of:=[.AKK5]+1" office:value-type="date" office:date-value="2018-12-07">
            <text:p>07.12.2018</text:p>
          </table:table-cell>
          <table:table-cell table:style-name="ce50" table:formula="of:=[.AKL5]+1" office:value-type="date" office:date-value="2018-12-08">
            <text:p>08.12.2018</text:p>
          </table:table-cell>
          <table:table-cell table:style-name="ce50" table:formula="of:=[.AKM5]+1" office:value-type="date" office:date-value="2018-12-09">
            <text:p>09.12.2018</text:p>
          </table:table-cell>
          <table:table-cell table:style-name="ce50" table:formula="of:=[.AKN5]+1" office:value-type="date" office:date-value="2018-12-10">
            <text:p>10.12.2018</text:p>
          </table:table-cell>
          <table:table-cell table:style-name="ce50" table:formula="of:=[.AKO5]+1" office:value-type="date" office:date-value="2018-12-11">
            <text:p>11.12.2018</text:p>
          </table:table-cell>
          <table:table-cell table:style-name="ce50" table:formula="of:=[.AKP5]+1" office:value-type="date" office:date-value="2018-12-12">
            <text:p>12.12.2018</text:p>
          </table:table-cell>
          <table:table-cell table:style-name="ce50" table:formula="of:=[.AKQ5]+1" office:value-type="date" office:date-value="2018-12-13">
            <text:p>13.12.2018</text:p>
          </table:table-cell>
          <table:table-cell table:style-name="ce50" table:formula="of:=[.AKR5]+1" office:value-type="date" office:date-value="2018-12-14">
            <text:p>14.12.2018</text:p>
          </table:table-cell>
          <table:table-cell table:style-name="ce50" table:formula="of:=[.AKS5]+1" office:value-type="date" office:date-value="2018-12-15">
            <text:p>15.12.2018</text:p>
          </table:table-cell>
          <table:table-cell table:style-name="ce50" table:formula="of:=[.AKT5]+1" office:value-type="date" office:date-value="2018-12-16">
            <text:p>16.12.2018</text:p>
          </table:table-cell>
          <table:table-cell table:style-name="ce50" table:formula="of:=[.AKU5]+1" office:value-type="date" office:date-value="2018-12-17">
            <text:p>17.12.2018</text:p>
          </table:table-cell>
          <table:table-cell table:style-name="ce50" table:formula="of:=[.AKV5]+1" office:value-type="date" office:date-value="2018-12-18">
            <text:p>18.12.2018</text:p>
          </table:table-cell>
          <table:table-cell table:style-name="ce50" table:formula="of:=[.AKW5]+1" office:value-type="date" office:date-value="2018-12-19">
            <text:p>19.12.2018</text:p>
          </table:table-cell>
          <table:table-cell table:style-name="ce50" table:formula="of:=[.AKX5]+1" office:value-type="date" office:date-value="2018-12-20">
            <text:p>20.12.2018</text:p>
          </table:table-cell>
          <table:table-cell table:style-name="ce50" table:formula="of:=[.AKY5]+1" office:value-type="date" office:date-value="2018-12-21">
            <text:p>21.12.2018</text:p>
          </table:table-cell>
          <table:table-cell table:style-name="ce50" table:formula="of:=[.AKZ5]+1" office:value-type="date" office:date-value="2018-12-22">
            <text:p>22.12.2018</text:p>
          </table:table-cell>
          <table:table-cell table:style-name="ce50" table:formula="of:=[.ALA5]+1" office:value-type="date" office:date-value="2018-12-23">
            <text:p>23.12.2018</text:p>
          </table:table-cell>
          <table:table-cell table:style-name="ce50" table:formula="of:=[.ALB5]+1" office:value-type="date" office:date-value="2018-12-24">
            <text:p>24.12.2018</text:p>
          </table:table-cell>
          <table:table-cell table:style-name="ce50" table:formula="of:=[.ALC5]+1" office:value-type="date" office:date-value="2018-12-25">
            <text:p>25.12.2018</text:p>
          </table:table-cell>
          <table:table-cell table:style-name="ce50" table:formula="of:=[.ALD5]+1" office:value-type="date" office:date-value="2018-12-26">
            <text:p>26.12.2018</text:p>
          </table:table-cell>
          <table:table-cell table:style-name="ce50" table:formula="of:=[.ALE5]+1" office:value-type="date" office:date-value="2018-12-27">
            <text:p>27.12.2018</text:p>
          </table:table-cell>
          <table:table-cell table:style-name="ce50" table:formula="of:=[.ALF5]+1" office:value-type="date" office:date-value="2018-12-28">
            <text:p>28.12.2018</text:p>
          </table:table-cell>
          <table:table-cell table:style-name="ce50" table:formula="of:=[.ALG5]+1" office:value-type="date" office:date-value="2018-12-29">
            <text:p>29.12.2018</text:p>
          </table:table-cell>
          <table:table-cell table:style-name="ce50" table:formula="of:=[.ALH5]+1" office:value-type="date" office:date-value="2018-12-30">
            <text:p>30.12.2018</text:p>
          </table:table-cell>
          <table:table-cell table:style-name="ce50" table:formula="of:=[.ALI5]+1" office:value-type="date" office:date-value="2018-12-31">
            <text:p>31.12.2018</text:p>
          </table:table-cell>
          <table:table-cell table:style-name="ce50" table:formula="of:=[.ALJ5]+1" office:value-type="date" office:date-value="2019-01-01">
            <text:p>01.01.2019</text:p>
          </table:table-cell>
          <table:table-cell table:style-name="ce50" table:formula="of:=[.ALK5]+1" office:value-type="date" office:date-value="2019-01-02">
            <text:p>02.01.2019</text:p>
          </table:table-cell>
          <table:table-cell table:style-name="ce50" table:formula="of:=[.ALL5]+1" office:value-type="date" office:date-value="2019-01-03">
            <text:p>03.01.2019</text:p>
          </table:table-cell>
          <table:table-cell table:style-name="ce50" table:formula="of:=[.ALM5]+1" office:value-type="date" office:date-value="2019-01-04">
            <text:p>04.01.2019</text:p>
          </table:table-cell>
          <table:table-cell table:style-name="ce50" table:formula="of:=[.ALN5]+1" office:value-type="date" office:date-value="2019-01-05">
            <text:p>05.01.2019</text:p>
          </table:table-cell>
          <table:table-cell table:style-name="ce50" table:formula="of:=[.ALO5]+1" office:value-type="date" office:date-value="2019-01-06">
            <text:p>06.01.2019</text:p>
          </table:table-cell>
          <table:table-cell table:style-name="ce50" table:formula="of:=[.ALP5]+1" office:value-type="date" office:date-value="2019-01-07">
            <text:p>07.01.2019</text:p>
          </table:table-cell>
          <table:table-cell table:style-name="ce50" table:formula="of:=[.ALQ5]+1" office:value-type="date" office:date-value="2019-01-08">
            <text:p>08.01.2019</text:p>
          </table:table-cell>
          <table:table-cell table:style-name="ce50" table:formula="of:=[.ALR5]+1" office:value-type="date" office:date-value="2019-01-09">
            <text:p>09.01.2019</text:p>
          </table:table-cell>
          <table:table-cell table:style-name="ce50" table:formula="of:=[.ALS5]+1" office:value-type="date" office:date-value="2019-01-10">
            <text:p>10.01.2019</text:p>
          </table:table-cell>
          <table:table-cell table:style-name="ce50" table:formula="of:=[.ALT5]+1" office:value-type="date" office:date-value="2019-01-11">
            <text:p>11.01.2019</text:p>
          </table:table-cell>
          <table:table-cell table:style-name="ce50" table:formula="of:=[.ALU5]+1" office:value-type="date" office:date-value="2019-01-12">
            <text:p>12.01.2019</text:p>
          </table:table-cell>
          <table:table-cell table:style-name="ce50" table:formula="of:=[.ALV5]+1" office:value-type="date" office:date-value="2019-01-13">
            <text:p>13.01.2019</text:p>
          </table:table-cell>
          <table:table-cell table:style-name="ce50" table:formula="of:=[.ALW5]+1" office:value-type="date" office:date-value="2019-01-14">
            <text:p>14.01.2019</text:p>
          </table:table-cell>
          <table:table-cell table:style-name="ce50" table:formula="of:=[.ALX5]+1" office:value-type="date" office:date-value="2019-01-15">
            <text:p>15.01.2019</text:p>
          </table:table-cell>
          <table:table-cell table:style-name="ce50" table:formula="of:=[.ALY5]+1" office:value-type="date" office:date-value="2019-01-16">
            <text:p>16.01.2019</text:p>
          </table:table-cell>
          <table:table-cell table:style-name="ce50" table:formula="of:=[.ALZ5]+1" office:value-type="date" office:date-value="2019-01-17">
            <text:p>17.01.2019</text:p>
          </table:table-cell>
          <table:table-cell table:style-name="ce50" table:formula="of:=[.AMA5]+1" office:value-type="date" office:date-value="2019-01-18">
            <text:p>18.01.2019</text:p>
          </table:table-cell>
          <table:table-cell table:style-name="ce50" table:formula="of:=[.AMB5]+1" office:value-type="date" office:date-value="2019-01-19">
            <text:p>19.01.2019</text:p>
          </table:table-cell>
          <table:table-cell table:style-name="ce50" table:formula="of:=[.AMC5]+1" office:value-type="date" office:date-value="2019-01-20">
            <text:p>20.01.2019</text:p>
          </table:table-cell>
          <table:table-cell table:style-name="ce50" table:formula="of:=[.AMD5]+1" office:value-type="date" office:date-value="2019-01-21">
            <text:p>21.01.2019</text:p>
          </table:table-cell>
          <table:table-cell table:style-name="ce50" table:formula="of:=[.AME5]+1" office:value-type="date" office:date-value="2019-01-22">
            <text:p>22.01.2019</text:p>
          </table:table-cell>
          <table:table-cell table:style-name="ce50" table:formula="of:=[.AMF5]+1" office:value-type="date" office:date-value="2019-01-23">
            <text:p>23.01.2019</text:p>
          </table:table-cell>
          <table:table-cell table:number-columns-repeated="3"/>
        </table:table-row>
        <table:table-row table:style-name="ro2">
          <table:table-cell table:style-name="ce6"/>
          <table:table-cell table:style-name="ce25" table:number-columns-repeated="3"/>
          <table:table-cell table:style-name="ce61"/>
          <table:table-cell table:style-name="ce67"/>
          <table:table-cell table:style-name="ce86" table:formula="of:=SUM([.G7];[.G17];[.G30];[.G41];[.H50])" office:value-type="float" office:value="480">
            <text:p>480,00</text:p>
          </table:table-cell>
          <table:table-cell table:style-name="ce86" table:formula="of:=SUM([.H7];[.H17];[.H30];[.H41];[.H50])" office:value-type="float" office:value="129">
            <text:p>129,00</text:p>
          </table:table-cell>
          <table:table-cell table:style-name="ce86" table:formula="of:=SUM([.I7];[.I17];[.I30];[.I41];[.I50])" office:value-type="float" office:value="363">
            <text:p>363,00</text:p>
          </table:table-cell>
          <table:table-cell table:style-name="ce97"/>
          <table:table-cell table:style-name="ce115"/>
          <table:table-cell table:style-name="ce134" table:number-columns-repeated="4"/>
          <table:table-cell table:style-name="ce149" table:number-columns-repeated="2"/>
          <table:table-cell table:style-name="ce134" table:number-columns-repeated="5"/>
          <table:table-cell table:style-name="ce149" table:number-columns-repeated="2"/>
          <table:table-cell table:style-name="ce134" table:number-columns-repeated="5"/>
          <table:table-cell table:style-name="ce149" table:number-columns-repeated="2"/>
          <table:table-cell table:style-name="ce134" table:number-columns-repeated="5"/>
          <table:table-cell table:style-name="ce149" table:number-columns-repeated="2"/>
          <table:table-cell table:style-name="ce134" table:number-columns-repeated="5"/>
          <table:table-cell table:style-name="ce149" table:number-columns-repeated="2"/>
          <table:table-cell table:style-name="ce134" table:number-columns-repeated="5"/>
          <table:table-cell table:style-name="ce149" table:number-columns-repeated="2"/>
          <table:table-cell table:style-name="ce134" table:number-columns-repeated="5"/>
          <table:table-cell table:style-name="ce149" table:number-columns-repeated="2"/>
          <table:table-cell table:style-name="ce134" table:number-columns-repeated="5"/>
          <table:table-cell table:style-name="ce149" table:number-columns-repeated="2"/>
          <table:table-cell table:style-name="ce134" table:number-columns-repeated="5"/>
          <table:table-cell table:style-name="ce149" table:number-columns-repeated="2"/>
          <table:table-cell table:style-name="ce134" table:number-columns-repeated="5"/>
          <table:table-cell table:style-name="ce149" table:number-columns-repeated="2"/>
          <table:table-cell table:style-name="ce134" table:number-columns-repeated="5"/>
          <table:table-cell table:style-name="ce149" table:number-columns-repeated="2"/>
          <table:table-cell table:style-name="ce134" table:number-columns-repeated="5"/>
          <table:table-cell table:style-name="ce149" table:number-columns-repeated="2"/>
          <table:table-cell table:style-name="ce134" table:number-columns-repeated="5"/>
          <table:table-cell table:style-name="ce149" table:number-columns-repeated="2"/>
          <table:table-cell table:style-name="ce134" table:number-columns-repeated="5"/>
          <table:table-cell table:style-name="ce149" table:number-columns-repeated="2"/>
          <table:table-cell table:style-name="ce134" table:number-columns-repeated="5"/>
          <table:table-cell table:style-name="ce149" table:number-columns-repeated="2"/>
          <table:table-cell table:style-name="ce134" table:number-columns-repeated="5"/>
          <table:table-cell table:style-name="ce149" table:number-columns-repeated="2"/>
          <table:table-cell table:style-name="ce134" table:number-columns-repeated="5"/>
          <table:table-cell table:style-name="ce149" table:number-columns-repeated="2"/>
          <table:table-cell table:style-name="ce134" table:number-columns-repeated="5"/>
          <table:table-cell table:style-name="ce149" table:number-columns-repeated="2"/>
          <table:table-cell table:style-name="ce134" table:number-columns-repeated="5"/>
          <table:table-cell table:style-name="ce149" table:number-columns-repeated="2"/>
          <table:table-cell table:style-name="ce134" table:number-columns-repeated="5"/>
          <table:table-cell table:style-name="ce149" table:number-columns-repeated="2"/>
          <table:table-cell table:style-name="ce134" table:number-columns-repeated="5"/>
          <table:table-cell table:style-name="ce149" table:number-columns-repeated="2"/>
          <table:table-cell table:style-name="ce134" table:number-columns-repeated="5"/>
          <table:table-cell table:style-name="ce149" table:number-columns-repeated="2"/>
          <table:table-cell table:style-name="ce134" table:number-columns-repeated="5"/>
          <table:table-cell table:style-name="ce149" table:number-columns-repeated="2"/>
          <table:table-cell table:style-name="ce134" table:number-columns-repeated="5"/>
          <table:table-cell table:style-name="ce149" table:number-columns-repeated="2"/>
          <table:table-cell table:style-name="ce134" table:number-columns-repeated="5"/>
          <table:table-cell table:style-name="ce149" table:number-columns-repeated="2"/>
          <table:table-cell table:style-name="ce134" table:number-columns-repeated="5"/>
          <table:table-cell table:style-name="ce149" table:number-columns-repeated="2"/>
          <table:table-cell table:style-name="ce134" table:number-columns-repeated="5"/>
          <table:table-cell table:style-name="ce149" table:number-columns-repeated="2"/>
          <table:table-cell table:style-name="ce134" table:number-columns-repeated="5"/>
          <table:table-cell table:style-name="ce149" table:number-columns-repeated="2"/>
          <table:table-cell table:style-name="ce134" table:number-columns-repeated="5"/>
          <table:table-cell table:style-name="ce149"/>
          <table:table-cell table:style-name="ce162"/>
          <table:table-cell table:style-name="ce134" table:number-columns-repeated="5"/>
          <table:table-cell table:style-name="ce149"/>
          <table:table-cell table:style-name="ce162"/>
          <table:table-cell table:style-name="ce134" table:number-columns-repeated="5"/>
          <table:table-cell table:style-name="ce149"/>
          <table:table-cell table:style-name="ce162"/>
          <table:table-cell table:style-name="ce134" table:number-columns-repeated="5"/>
          <table:table-cell table:style-name="ce149"/>
          <table:table-cell table:style-name="ce162"/>
          <table:table-cell table:style-name="ce134" table:number-columns-repeated="5"/>
          <table:table-cell table:style-name="ce149"/>
          <table:table-cell table:style-name="ce162"/>
          <table:table-cell table:style-name="ce134" table:number-columns-repeated="5"/>
          <table:table-cell table:style-name="ce149"/>
          <table:table-cell table:style-name="ce162"/>
          <table:table-cell table:style-name="ce134" table:number-columns-repeated="5"/>
          <table:table-cell table:style-name="ce149"/>
          <table:table-cell table:style-name="ce162"/>
          <table:table-cell table:style-name="ce134" table:number-columns-repeated="5"/>
          <table:table-cell table:style-name="ce149"/>
          <table:table-cell table:style-name="ce162"/>
          <table:table-cell table:style-name="ce134" table:number-columns-repeated="5"/>
          <table:table-cell table:style-name="ce149"/>
          <table:table-cell table:style-name="ce162"/>
          <table:table-cell table:style-name="ce134" table:number-columns-repeated="5"/>
          <table:table-cell table:style-name="ce149"/>
          <table:table-cell table:style-name="ce162"/>
          <table:table-cell table:style-name="ce134" table:number-columns-repeated="5"/>
          <table:table-cell table:style-name="ce149"/>
          <table:table-cell table:style-name="ce162"/>
          <table:table-cell table:style-name="ce134" table:number-columns-repeated="5"/>
          <table:table-cell table:style-name="ce149"/>
          <table:table-cell table:style-name="ce162"/>
          <table:table-cell table:style-name="ce134" table:number-columns-repeated="5"/>
          <table:table-cell table:style-name="ce149"/>
          <table:table-cell table:style-name="ce162"/>
          <table:table-cell table:style-name="ce134" table:number-columns-repeated="5"/>
          <table:table-cell table:style-name="ce149"/>
          <table:table-cell table:style-name="ce162"/>
          <table:table-cell table:style-name="ce134" table:number-columns-repeated="5"/>
          <table:table-cell table:style-name="ce149"/>
          <table:table-cell table:style-name="ce162"/>
          <table:table-cell table:style-name="ce134" table:number-columns-repeated="5"/>
          <table:table-cell table:style-name="ce149"/>
          <table:table-cell table:style-name="ce162"/>
          <table:table-cell table:style-name="ce134" table:number-columns-repeated="5"/>
          <table:table-cell table:style-name="ce149"/>
          <table:table-cell table:style-name="ce162"/>
          <table:table-cell table:style-name="ce134" table:number-columns-repeated="5"/>
          <table:table-cell table:style-name="ce149"/>
          <table:table-cell table:style-name="ce162"/>
          <table:table-cell table:style-name="ce134" table:number-columns-repeated="5"/>
          <table:table-cell table:style-name="ce149"/>
          <table:table-cell table:style-name="ce162"/>
          <table:table-cell table:style-name="ce134" table:number-columns-repeated="5"/>
          <table:table-cell table:style-name="ce149"/>
          <table:table-cell table:style-name="ce162"/>
          <table:table-cell table:style-name="ce134" table:number-columns-repeated="5"/>
          <table:table-cell table:style-name="ce149"/>
          <table:table-cell table:style-name="ce162"/>
          <table:table-cell table:style-name="ce134" table:number-columns-repeated="5"/>
          <table:table-cell table:style-name="ce149"/>
          <table:table-cell table:style-name="ce162"/>
          <table:table-cell table:style-name="ce134" table:number-columns-repeated="5"/>
          <table:table-cell table:style-name="ce149"/>
          <table:table-cell table:style-name="ce162"/>
          <table:table-cell table:style-name="ce134" table:number-columns-repeated="5"/>
          <table:table-cell table:style-name="ce149"/>
          <table:table-cell table:style-name="ce162"/>
          <table:table-cell table:style-name="ce134" table:number-columns-repeated="5"/>
          <table:table-cell table:style-name="ce149"/>
          <table:table-cell table:style-name="ce162"/>
          <table:table-cell table:style-name="ce134" table:number-columns-repeated="5"/>
          <table:table-cell table:style-name="ce149"/>
          <table:table-cell table:style-name="ce162"/>
          <table:table-cell table:style-name="ce134" table:number-columns-repeated="5"/>
          <table:table-cell table:style-name="ce149"/>
          <table:table-cell table:style-name="ce162"/>
          <table:table-cell table:style-name="ce134" table:number-columns-repeated="5"/>
          <table:table-cell table:style-name="ce149"/>
          <table:table-cell table:style-name="ce162"/>
          <table:table-cell table:style-name="ce134" table:number-columns-repeated="5"/>
          <table:table-cell table:style-name="ce149"/>
          <table:table-cell table:style-name="ce162"/>
          <table:table-cell table:style-name="ce134" table:number-columns-repeated="5"/>
          <table:table-cell table:style-name="ce149"/>
          <table:table-cell table:style-name="ce162"/>
          <table:table-cell table:style-name="ce25" table:number-columns-repeated="605"/>
          <table:table-cell table:number-columns-repeated="3"/>
        </table:table-row>
        <table:table-row table:style-name="ro2">
          <table:table-cell table:style-name="ce7" office:value-type="string">
            <text:p>1</text:p>
          </table:table-cell>
          <table:table-cell table:style-name="ce26" office:value-type="string">
            <text:p>Projektsteuerung</text:p>
          </table:table-cell>
          <table:table-cell table:style-name="ce41"/>
          <table:table-cell table:style-name="ce26"/>
          <table:table-cell table:style-name="ce41"/>
          <table:table-cell table:style-name="ce68"/>
          <table:table-cell table:style-name="ce87" office:value-type="float" office:value="95">
            <text:p>95,00</text:p>
          </table:table-cell>
          <table:table-cell table:style-name="ce87" table:formula="of:=SUM([.H8:.H14])" office:value-type="float" office:value="55">
            <text:p>55,00</text:p>
          </table:table-cell>
          <table:table-cell table:style-name="ce87" table:formula="of:=SUM([.I8:.I15])" office:value-type="float" office:value="25">
            <text:p>25,00</text:p>
          </table:table-cell>
          <table:table-cell table:style-name="ce98"/>
          <table:table-cell table:style-name="ce116"/>
          <table:table-cell table:style-name="ce135" table:number-columns-repeated="201"/>
          <table:table-cell table:style-name="ce163"/>
          <table:table-cell table:style-name="ce135" table:number-columns-repeated="6"/>
          <table:table-cell table:style-name="ce163"/>
          <table:table-cell table:style-name="ce135" table:number-columns-repeated="6"/>
          <table:table-cell table:style-name="ce163"/>
          <table:table-cell table:style-name="ce135" table:number-columns-repeated="6"/>
          <table:table-cell table:style-name="ce163"/>
          <table:table-cell table:style-name="ce135" table:number-columns-repeated="6"/>
          <table:table-cell table:style-name="ce163"/>
          <table:table-cell table:style-name="ce135" table:number-columns-repeated="6"/>
          <table:table-cell table:style-name="ce163"/>
          <table:table-cell table:style-name="ce135" table:number-columns-repeated="6"/>
          <table:table-cell table:style-name="ce163"/>
          <table:table-cell table:style-name="ce135" table:number-columns-repeated="6"/>
          <table:table-cell table:style-name="ce163"/>
          <table:table-cell table:style-name="ce135" table:number-columns-repeated="6"/>
          <table:table-cell table:style-name="ce163"/>
          <table:table-cell table:style-name="ce135" table:number-columns-repeated="6"/>
          <table:table-cell table:style-name="ce163"/>
          <table:table-cell table:style-name="ce135" table:number-columns-repeated="6"/>
          <table:table-cell table:style-name="ce163"/>
          <table:table-cell table:style-name="ce135" table:number-columns-repeated="6"/>
          <table:table-cell table:style-name="ce163"/>
          <table:table-cell table:style-name="ce135" table:number-columns-repeated="6"/>
          <table:table-cell table:style-name="ce163"/>
          <table:table-cell table:style-name="ce135" table:number-columns-repeated="6"/>
          <table:table-cell table:style-name="ce163"/>
          <table:table-cell table:style-name="ce135" table:number-columns-repeated="6"/>
          <table:table-cell table:style-name="ce163"/>
          <table:table-cell table:style-name="ce135" table:number-columns-repeated="6"/>
          <table:table-cell table:style-name="ce163"/>
          <table:table-cell table:style-name="ce135" table:number-columns-repeated="6"/>
          <table:table-cell table:style-name="ce163"/>
          <table:table-cell table:style-name="ce135" table:number-columns-repeated="6"/>
          <table:table-cell table:style-name="ce163"/>
          <table:table-cell table:style-name="ce135" table:number-columns-repeated="6"/>
          <table:table-cell table:style-name="ce163"/>
          <table:table-cell table:style-name="ce135" table:number-columns-repeated="6"/>
          <table:table-cell table:style-name="ce163"/>
          <table:table-cell table:style-name="ce135" table:number-columns-repeated="6"/>
          <table:table-cell table:style-name="ce163"/>
          <table:table-cell table:style-name="ce135" table:number-columns-repeated="6"/>
          <table:table-cell table:style-name="ce163"/>
          <table:table-cell table:style-name="ce135" table:number-columns-repeated="6"/>
          <table:table-cell table:style-name="ce163"/>
          <table:table-cell table:style-name="ce135" table:number-columns-repeated="6"/>
          <table:table-cell table:style-name="ce163"/>
          <table:table-cell table:style-name="ce135" table:number-columns-repeated="6"/>
          <table:table-cell table:style-name="ce163"/>
          <table:table-cell table:style-name="ce135" table:number-columns-repeated="6"/>
          <table:table-cell table:style-name="ce163"/>
          <table:table-cell table:style-name="ce135" table:number-columns-repeated="6"/>
          <table:table-cell table:style-name="ce163"/>
          <table:table-cell table:style-name="ce135" table:number-columns-repeated="6"/>
          <table:table-cell table:style-name="ce163"/>
          <table:table-cell table:style-name="ce135" table:number-columns-repeated="6"/>
          <table:table-cell table:style-name="ce163"/>
          <table:table-cell table:style-name="ce135" table:number-columns-repeated="6"/>
          <table:table-cell table:style-name="ce163"/>
          <table:table-cell table:style-name="ce181"/>
          <table:table-cell table:style-name="ce193" table:number-columns-repeated="604"/>
          <table:table-cell table:number-columns-repeated="3"/>
        </table:table-row>
        <table:table-row table:style-name="ro2">
          <table:table-cell table:style-name="ce8" office:value-type="string">
            <text:p>1.1</text:p>
          </table:table-cell>
          <table:table-cell table:style-name="ce27" office:value-type="string">
            <text:p>Pflichtenheft</text:p>
          </table:table-cell>
          <table:table-cell table:style-name="ce42" office:value-type="date" office:date-value="2016-04-27">
            <text:p>27.04.2016</text:p>
          </table:table-cell>
          <table:table-cell table:style-name="ce55" office:value-type="float" office:value="10">
            <text:p>10</text:p>
          </table:table-cell>
          <table:table-cell table:style-name="ce42" table:formula="of:=IF(NOT([.B8]=&quot;&quot;);IF([.D8]&gt;0;WORKDAY([.C8];[.D8]-1);[.C8]);&quot;&quot;)" office:value-type="date" office:date-value="2016-05-10">
            <text:p>10.05.2016</text:p>
          </table:table-cell>
          <table:table-cell table:style-name="ce69" office:value-type="string">
            <text:p>-</text:p>
          </table:table-cell>
          <table:table-cell table:style-name="ce88" office:value-type="float" office:value="40">
            <text:p>40,00</text:p>
          </table:table-cell>
          <table:table-cell table:style-name="ce88" office:value-type="float" office:value="31">
            <text:p>31,00</text:p>
          </table:table-cell>
          <table:table-cell table:style-name="ce88" office:value-type="float" office:value="0">
            <text:p>0,00</text:p>
          </table:table-cell>
          <table:table-cell table:style-name="ce99" office:value-type="string">
            <text:p>Alle</text:p>
          </table:table-cell>
          <table:table-cell table:style-name="ce117"/>
          <table:table-cell table:style-name="ce136" table:number-columns-repeated="201"/>
          <table:table-cell table:style-name="ce164"/>
          <table:table-cell table:style-name="ce136" table:number-columns-repeated="6"/>
          <table:table-cell table:style-name="ce164"/>
          <table:table-cell table:style-name="ce136" table:number-columns-repeated="6"/>
          <table:table-cell table:style-name="ce164"/>
          <table:table-cell table:style-name="ce136" table:number-columns-repeated="6"/>
          <table:table-cell table:style-name="ce164"/>
          <table:table-cell table:style-name="ce136" table:number-columns-repeated="6"/>
          <table:table-cell table:style-name="ce164"/>
          <table:table-cell table:style-name="ce136" table:number-columns-repeated="6"/>
          <table:table-cell table:style-name="ce164"/>
          <table:table-cell table:style-name="ce136" table:number-columns-repeated="6"/>
          <table:table-cell table:style-name="ce164"/>
          <table:table-cell table:style-name="ce136" table:number-columns-repeated="6"/>
          <table:table-cell table:style-name="ce164"/>
          <table:table-cell table:style-name="ce136" table:number-columns-repeated="6"/>
          <table:table-cell table:style-name="ce164"/>
          <table:table-cell table:style-name="ce136" table:number-columns-repeated="6"/>
          <table:table-cell table:style-name="ce164"/>
          <table:table-cell table:style-name="ce136" table:number-columns-repeated="6"/>
          <table:table-cell table:style-name="ce164"/>
          <table:table-cell table:style-name="ce136" table:number-columns-repeated="6"/>
          <table:table-cell table:style-name="ce164"/>
          <table:table-cell table:style-name="ce136" table:number-columns-repeated="6"/>
          <table:table-cell table:style-name="ce164"/>
          <table:table-cell table:style-name="ce136" table:number-columns-repeated="6"/>
          <table:table-cell table:style-name="ce164"/>
          <table:table-cell table:style-name="ce136" table:number-columns-repeated="6"/>
          <table:table-cell table:style-name="ce164"/>
          <table:table-cell table:style-name="ce136" table:number-columns-repeated="6"/>
          <table:table-cell table:style-name="ce164"/>
          <table:table-cell table:style-name="ce136" table:number-columns-repeated="6"/>
          <table:table-cell table:style-name="ce164"/>
          <table:table-cell table:style-name="ce136" table:number-columns-repeated="6"/>
          <table:table-cell table:style-name="ce164"/>
          <table:table-cell table:style-name="ce136" table:number-columns-repeated="6"/>
          <table:table-cell table:style-name="ce164"/>
          <table:table-cell table:style-name="ce136" table:number-columns-repeated="6"/>
          <table:table-cell table:style-name="ce164"/>
          <table:table-cell table:style-name="ce136" table:number-columns-repeated="6"/>
          <table:table-cell table:style-name="ce164"/>
          <table:table-cell table:style-name="ce136" table:number-columns-repeated="6"/>
          <table:table-cell table:style-name="ce164"/>
          <table:table-cell table:style-name="ce136" table:number-columns-repeated="6"/>
          <table:table-cell table:style-name="ce164"/>
          <table:table-cell table:style-name="ce136" table:number-columns-repeated="6"/>
          <table:table-cell table:style-name="ce164"/>
          <table:table-cell table:style-name="ce136" table:number-columns-repeated="6"/>
          <table:table-cell table:style-name="ce164"/>
          <table:table-cell table:style-name="ce136" table:number-columns-repeated="6"/>
          <table:table-cell table:style-name="ce164"/>
          <table:table-cell table:style-name="ce136" table:number-columns-repeated="6"/>
          <table:table-cell table:style-name="ce164"/>
          <table:table-cell table:style-name="ce136" table:number-columns-repeated="6"/>
          <table:table-cell table:style-name="ce164"/>
          <table:table-cell table:style-name="ce136" table:number-columns-repeated="6"/>
          <table:table-cell table:style-name="ce164"/>
          <table:table-cell table:style-name="ce136" table:number-columns-repeated="6"/>
          <table:table-cell table:style-name="ce164"/>
          <table:table-cell table:style-name="ce182"/>
          <table:table-cell table:style-name="ce55" table:number-columns-repeated="604"/>
          <table:table-cell table:number-columns-repeated="3"/>
        </table:table-row>
        <table:table-row table:style-name="ro2">
          <table:table-cell table:style-name="ce9" office:value-type="string">
            <text:p>M1</text:p>
          </table:table-cell>
          <table:table-cell table:style-name="ce28" office:value-type="string">
            <text:p>Auftragserteilung</text:p>
          </table:table-cell>
          <table:table-cell table:style-name="ce43" office:value-type="date" office:date-value="2016-05-10">
            <text:p>10.05.2016</text:p>
          </table:table-cell>
          <table:table-cell table:style-name="ce56" office:value-type="float" office:value="0">
            <text:p>0</text:p>
          </table:table-cell>
          <table:table-cell table:style-name="ce43" office:value-type="date" office:date-value="2016-05-10">
            <text:p>10.05.2016</text:p>
          </table:table-cell>
          <table:table-cell table:style-name="ce70"/>
          <table:table-cell table:style-name="ce89" table:number-columns-repeated="3"/>
          <table:table-cell table:style-name="ce100"/>
          <table:table-cell table:style-name="ce118"/>
          <table:table-cell table:style-name="ce137" table:number-columns-repeated="201"/>
          <table:table-cell table:style-name="ce165"/>
          <table:table-cell table:style-name="ce137" table:number-columns-repeated="6"/>
          <table:table-cell table:style-name="ce165"/>
          <table:table-cell table:style-name="ce137" table:number-columns-repeated="6"/>
          <table:table-cell table:style-name="ce165"/>
          <table:table-cell table:style-name="ce137" table:number-columns-repeated="6"/>
          <table:table-cell table:style-name="ce165"/>
          <table:table-cell table:style-name="ce137" table:number-columns-repeated="6"/>
          <table:table-cell table:style-name="ce165"/>
          <table:table-cell table:style-name="ce137" table:number-columns-repeated="6"/>
          <table:table-cell table:style-name="ce165"/>
          <table:table-cell table:style-name="ce137" table:number-columns-repeated="6"/>
          <table:table-cell table:style-name="ce165"/>
          <table:table-cell table:style-name="ce137" table:number-columns-repeated="6"/>
          <table:table-cell table:style-name="ce165"/>
          <table:table-cell table:style-name="ce137" table:number-columns-repeated="6"/>
          <table:table-cell table:style-name="ce165"/>
          <table:table-cell table:style-name="ce137" table:number-columns-repeated="6"/>
          <table:table-cell table:style-name="ce165"/>
          <table:table-cell table:style-name="ce137" table:number-columns-repeated="6"/>
          <table:table-cell table:style-name="ce165"/>
          <table:table-cell table:style-name="ce137" table:number-columns-repeated="6"/>
          <table:table-cell table:style-name="ce165"/>
          <table:table-cell table:style-name="ce137" table:number-columns-repeated="6"/>
          <table:table-cell table:style-name="ce165"/>
          <table:table-cell table:style-name="ce137" table:number-columns-repeated="6"/>
          <table:table-cell table:style-name="ce165"/>
          <table:table-cell table:style-name="ce137" table:number-columns-repeated="6"/>
          <table:table-cell table:style-name="ce165"/>
          <table:table-cell table:style-name="ce137" table:number-columns-repeated="6"/>
          <table:table-cell table:style-name="ce165"/>
          <table:table-cell table:style-name="ce137" table:number-columns-repeated="6"/>
          <table:table-cell table:style-name="ce165"/>
          <table:table-cell table:style-name="ce137" table:number-columns-repeated="6"/>
          <table:table-cell table:style-name="ce165"/>
          <table:table-cell table:style-name="ce137" table:number-columns-repeated="6"/>
          <table:table-cell table:style-name="ce165"/>
          <table:table-cell table:style-name="ce137" table:number-columns-repeated="6"/>
          <table:table-cell table:style-name="ce165"/>
          <table:table-cell table:style-name="ce137" table:number-columns-repeated="6"/>
          <table:table-cell table:style-name="ce165"/>
          <table:table-cell table:style-name="ce137" table:number-columns-repeated="6"/>
          <table:table-cell table:style-name="ce165"/>
          <table:table-cell table:style-name="ce137" table:number-columns-repeated="6"/>
          <table:table-cell table:style-name="ce165"/>
          <table:table-cell table:style-name="ce137" table:number-columns-repeated="6"/>
          <table:table-cell table:style-name="ce165"/>
          <table:table-cell table:style-name="ce137" table:number-columns-repeated="6"/>
          <table:table-cell table:style-name="ce165"/>
          <table:table-cell table:style-name="ce137" table:number-columns-repeated="6"/>
          <table:table-cell table:style-name="ce165"/>
          <table:table-cell table:style-name="ce137" table:number-columns-repeated="6"/>
          <table:table-cell table:style-name="ce165"/>
          <table:table-cell table:style-name="ce137" table:number-columns-repeated="6"/>
          <table:table-cell table:style-name="ce165"/>
          <table:table-cell table:style-name="ce137" table:number-columns-repeated="6"/>
          <table:table-cell table:style-name="ce165"/>
          <table:table-cell table:style-name="ce137" table:number-columns-repeated="6"/>
          <table:table-cell table:style-name="ce165"/>
          <table:table-cell table:style-name="ce183"/>
          <table:table-cell table:style-name="ce56" table:number-columns-repeated="604"/>
          <table:table-cell table:style-name="ce17" table:number-columns-repeated="3"/>
        </table:table-row>
        <table:table-row table:style-name="ro2">
          <table:table-cell table:style-name="ce10" office:value-type="string">
            <text:p>1.2</text:p>
          </table:table-cell>
          <table:table-cell table:style-name="ce12" office:value-type="string">
            <text:p>Planung</text:p>
          </table:table-cell>
          <table:table-cell table:style-name="ce44" office:value-type="date" office:date-value="2016-05-02">
            <text:p>02.05.2016</text:p>
          </table:table-cell>
          <table:table-cell table:style-name="ce12" office:value-type="float" office:value="6">
            <text:p>6</text:p>
          </table:table-cell>
          <table:table-cell table:style-name="ce44" table:formula="of:=IF(NOT([.B10]=&quot;&quot;);IF([.D10]&gt;0;WORKDAY([.C10];[.D10]-1);[.C10]);&quot;&quot;)" office:value-type="date" office:date-value="2016-05-09">
            <text:p>09.05.2016</text:p>
          </table:table-cell>
          <table:table-cell table:style-name="ce71" office:value-type="string">
            <text:p>-</text:p>
          </table:table-cell>
          <table:table-cell table:number-columns-repeated="2" table:style-name="ce90" office:value-type="float" office:value="20">
            <text:p>20,00</text:p>
          </table:table-cell>
          <table:table-cell table:style-name="ce90" office:value-type="float" office:value="0">
            <text:p>0,00</text:p>
          </table:table-cell>
          <table:table-cell table:style-name="ce101" office:value-type="string">
            <text:p>Alle</text:p>
          </table:table-cell>
          <table:table-cell table:style-name="ce119"/>
          <table:table-cell table:style-name="ce138" table:number-columns-repeated="4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84"/>
          <table:table-cell table:style-name="ce12" table:number-columns-repeated="604"/>
          <table:table-cell table:number-columns-repeated="3"/>
        </table:table-row>
        <table:table-row table:style-name="ro4">
          <table:table-cell table:style-name="ce10" office:value-type="string">
            <text:p>1.3</text:p>
          </table:table-cell>
          <table:table-cell table:style-name="ce12" office:value-type="string">
            <text:p>Risikomanagment</text:p>
          </table:table-cell>
          <table:table-cell table:style-name="ce44" office:value-type="date" office:date-value="2016-05-11">
            <text:p>11.05.2016</text:p>
          </table:table-cell>
          <table:table-cell table:style-name="ce12" office:value-type="float" office:value="7">
            <text:p>7</text:p>
          </table:table-cell>
          <table:table-cell table:style-name="ce44" office:value-type="date" office:date-value="2016-05-20">
            <text:p>20.05.2016</text:p>
          </table:table-cell>
          <table:table-cell table:style-name="ce71" office:value-type="string">
            <text:p>-</text:p>
          </table:table-cell>
          <table:table-cell table:style-name="ce90" office:value-type="float" office:value="10">
            <text:p>10,00</text:p>
          </table:table-cell>
          <table:table-cell table:style-name="ce90" office:value-type="float" office:value="4">
            <text:p>4,00</text:p>
          </table:table-cell>
          <table:table-cell table:style-name="ce90" office:value-type="float" office:value="0">
            <text:p>0,00</text:p>
          </table:table-cell>
          <table:table-cell table:style-name="ce101" office:value-type="string">
            <text:p>Alle</text:p>
          </table:table-cell>
          <table:table-cell table:style-name="ce119"/>
          <table:table-cell table:style-name="ce138" table:number-columns-repeated="4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84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1.4</text:p>
          </table:table-cell>
          <table:table-cell table:style-name="ce12" office:value-type="string">
            <text:p>Verifikation und Planung</text:p>
          </table:table-cell>
          <table:table-cell table:style-name="ce44" office:value-type="date" office:date-value="2016-05-10">
            <text:p>10.05.2016</text:p>
          </table:table-cell>
          <table:table-cell table:style-name="ce12" office:value-type="float" office:value="33">
            <text:p>33</text:p>
          </table:table-cell>
          <table:table-cell table:style-name="ce44" office:value-type="date" office:date-value="2016-06-22">
            <text:p>22.06.2016</text:p>
          </table:table-cell>
          <table:table-cell table:style-name="ce71" office:value-type="string">
            <text:p>-</text:p>
          </table:table-cell>
          <table:table-cell table:style-name="ce90" office:value-type="float" office:value="15">
            <text:p>15,00</text:p>
          </table:table-cell>
          <table:table-cell table:style-name="ce90" office:value-type="float" office:value="0">
            <text:p>0,00</text:p>
          </table:table-cell>
          <table:table-cell table:style-name="ce90" office:value-type="float" office:value="15">
            <text:p>15,00</text:p>
          </table:table-cell>
          <table:table-cell table:style-name="ce101" office:value-type="string">
            <text:p>Alle</text:p>
          </table:table-cell>
          <table:table-cell table:style-name="ce119"/>
          <table:table-cell table:style-name="ce138" table:number-columns-repeated="4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84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1.5</text:p>
          </table:table-cell>
          <table:table-cell table:style-name="ce12" office:value-type="string">
            <text:p>Dokumentation</text:p>
          </table:table-cell>
          <table:table-cell table:style-name="ce44" office:value-type="date" office:date-value="2016-06-01">
            <text:p>01.06.2016</text:p>
          </table:table-cell>
          <table:table-cell table:style-name="ce12" office:value-type="float" office:value="3">
            <text:p>3</text:p>
          </table:table-cell>
          <table:table-cell table:style-name="ce44" table:formula="of:=IF(NOT([.B13]=&quot;&quot;);IF([.D13]&gt;0;WORKDAY([.C13];[.D13]-1);[.C13]);&quot;&quot;)" office:value-type="date" office:date-value="2016-06-03">
            <text:p>03.06.2016</text:p>
          </table:table-cell>
          <table:table-cell table:style-name="ce71" office:value-type="string">
            <text:p>-</text:p>
          </table:table-cell>
          <table:table-cell table:style-name="ce90" office:value-type="float" office:value="5">
            <text:p>5,00</text:p>
          </table:table-cell>
          <table:table-cell table:style-name="ce90" office:value-type="float" office:value="0">
            <text:p>0,00</text:p>
          </table:table-cell>
          <table:table-cell table:style-name="ce90" office:value-type="float" office:value="5">
            <text:p>5,00</text:p>
          </table:table-cell>
          <table:table-cell table:style-name="ce101" office:value-type="string">
            <text:p>Alle</text:p>
          </table:table-cell>
          <table:table-cell table:style-name="ce120"/>
          <table:table-cell table:style-name="ce139" table:number-columns-repeated="4"/>
          <table:table-cell table:style-name="ce151" table:number-columns-repeated="2"/>
          <table:table-cell table:style-name="ce139" table:number-columns-repeated="5"/>
          <table:table-cell table:style-name="ce151" table:number-columns-repeated="2"/>
          <table:table-cell table:style-name="ce139" table:number-columns-repeated="5"/>
          <table:table-cell table:style-name="ce151" table:number-columns-repeated="2"/>
          <table:table-cell table:style-name="ce139" table:number-columns-repeated="5"/>
          <table:table-cell table:style-name="ce151" table:number-columns-repeated="2"/>
          <table:table-cell table:style-name="ce139" table:number-columns-repeated="5"/>
          <table:table-cell table:style-name="ce151" table:number-columns-repeated="2"/>
          <table:table-cell table:style-name="ce139" table:number-columns-repeated="5"/>
          <table:table-cell table:style-name="ce151" table:number-columns-repeated="2"/>
          <table:table-cell table:style-name="ce139" table:number-columns-repeated="5"/>
          <table:table-cell table:style-name="ce151" table:number-columns-repeated="2"/>
          <table:table-cell table:style-name="ce139" table:number-columns-repeated="5"/>
          <table:table-cell table:style-name="ce151" table:number-columns-repeated="2"/>
          <table:table-cell table:style-name="ce139" table:number-columns-repeated="5"/>
          <table:table-cell table:style-name="ce151" table:number-columns-repeated="2"/>
          <table:table-cell table:style-name="ce139" table:number-columns-repeated="5"/>
          <table:table-cell table:style-name="ce151" table:number-columns-repeated="2"/>
          <table:table-cell table:style-name="ce139" table:number-columns-repeated="5"/>
          <table:table-cell table:style-name="ce151" table:number-columns-repeated="2"/>
          <table:table-cell table:style-name="ce139" table:number-columns-repeated="5"/>
          <table:table-cell table:style-name="ce151" table:number-columns-repeated="2"/>
          <table:table-cell table:style-name="ce139" table:number-columns-repeated="5"/>
          <table:table-cell table:style-name="ce151" table:number-columns-repeated="2"/>
          <table:table-cell table:style-name="ce139" table:number-columns-repeated="5"/>
          <table:table-cell table:style-name="ce151" table:number-columns-repeated="2"/>
          <table:table-cell table:style-name="ce139" table:number-columns-repeated="5"/>
          <table:table-cell table:style-name="ce151" table:number-columns-repeated="2"/>
          <table:table-cell table:style-name="ce139" table:number-columns-repeated="5"/>
          <table:table-cell table:style-name="ce151" table:number-columns-repeated="2"/>
          <table:table-cell table:style-name="ce139" table:number-columns-repeated="5"/>
          <table:table-cell table:style-name="ce151" table:number-columns-repeated="2"/>
          <table:table-cell table:style-name="ce139" table:number-columns-repeated="5"/>
          <table:table-cell table:style-name="ce151" table:number-columns-repeated="2"/>
          <table:table-cell table:style-name="ce139" table:number-columns-repeated="5"/>
          <table:table-cell table:style-name="ce151" table:number-columns-repeated="2"/>
          <table:table-cell table:style-name="ce139" table:number-columns-repeated="5"/>
          <table:table-cell table:style-name="ce151" table:number-columns-repeated="2"/>
          <table:table-cell table:style-name="ce139" table:number-columns-repeated="5"/>
          <table:table-cell table:style-name="ce151" table:number-columns-repeated="2"/>
          <table:table-cell table:style-name="ce139" table:number-columns-repeated="5"/>
          <table:table-cell table:style-name="ce151" table:number-columns-repeated="2"/>
          <table:table-cell table:style-name="ce139" table:number-columns-repeated="5"/>
          <table:table-cell table:style-name="ce151" table:number-columns-repeated="2"/>
          <table:table-cell table:style-name="ce139" table:number-columns-repeated="5"/>
          <table:table-cell table:style-name="ce151" table:number-columns-repeated="2"/>
          <table:table-cell table:style-name="ce139" table:number-columns-repeated="5"/>
          <table:table-cell table:style-name="ce151" table:number-columns-repeated="2"/>
          <table:table-cell table:style-name="ce139" table:number-columns-repeated="5"/>
          <table:table-cell table:style-name="ce151" table:number-columns-repeated="2"/>
          <table:table-cell table:style-name="ce139" table:number-columns-repeated="5"/>
          <table:table-cell table:style-name="ce151" table:number-columns-repeated="2"/>
          <table:table-cell table:style-name="ce139" table:number-columns-repeated="5"/>
          <table:table-cell table:style-name="ce151" table:number-columns-repeated="2"/>
          <table:table-cell table:style-name="ce139" table:number-columns-repeated="5"/>
          <table:table-cell table:style-name="ce151"/>
          <table:table-cell table:style-name="ce167"/>
          <table:table-cell table:style-name="ce139" table:number-columns-repeated="5"/>
          <table:table-cell table:style-name="ce151"/>
          <table:table-cell table:style-name="ce167"/>
          <table:table-cell table:style-name="ce139" table:number-columns-repeated="5"/>
          <table:table-cell table:style-name="ce151"/>
          <table:table-cell table:style-name="ce167"/>
          <table:table-cell table:style-name="ce139" table:number-columns-repeated="5"/>
          <table:table-cell table:style-name="ce151"/>
          <table:table-cell table:style-name="ce167"/>
          <table:table-cell table:style-name="ce139" table:number-columns-repeated="5"/>
          <table:table-cell table:style-name="ce151"/>
          <table:table-cell table:style-name="ce167"/>
          <table:table-cell table:style-name="ce139" table:number-columns-repeated="5"/>
          <table:table-cell table:style-name="ce151"/>
          <table:table-cell table:style-name="ce167"/>
          <table:table-cell table:style-name="ce139" table:number-columns-repeated="5"/>
          <table:table-cell table:style-name="ce151"/>
          <table:table-cell table:style-name="ce167"/>
          <table:table-cell table:style-name="ce139" table:number-columns-repeated="5"/>
          <table:table-cell table:style-name="ce151"/>
          <table:table-cell table:style-name="ce167"/>
          <table:table-cell table:style-name="ce139" table:number-columns-repeated="5"/>
          <table:table-cell table:style-name="ce151"/>
          <table:table-cell table:style-name="ce167"/>
          <table:table-cell table:style-name="ce139" table:number-columns-repeated="5"/>
          <table:table-cell table:style-name="ce151"/>
          <table:table-cell table:style-name="ce167"/>
          <table:table-cell table:style-name="ce139" table:number-columns-repeated="5"/>
          <table:table-cell table:style-name="ce151"/>
          <table:table-cell table:style-name="ce167"/>
          <table:table-cell table:style-name="ce139" table:number-columns-repeated="5"/>
          <table:table-cell table:style-name="ce151"/>
          <table:table-cell table:style-name="ce167"/>
          <table:table-cell table:style-name="ce139" table:number-columns-repeated="5"/>
          <table:table-cell table:style-name="ce151"/>
          <table:table-cell table:style-name="ce167"/>
          <table:table-cell table:style-name="ce139" table:number-columns-repeated="5"/>
          <table:table-cell table:style-name="ce151"/>
          <table:table-cell table:style-name="ce167"/>
          <table:table-cell table:style-name="ce139" table:number-columns-repeated="5"/>
          <table:table-cell table:style-name="ce151"/>
          <table:table-cell table:style-name="ce167"/>
          <table:table-cell table:style-name="ce139" table:number-columns-repeated="5"/>
          <table:table-cell table:style-name="ce151"/>
          <table:table-cell table:style-name="ce167"/>
          <table:table-cell table:style-name="ce139" table:number-columns-repeated="5"/>
          <table:table-cell table:style-name="ce151"/>
          <table:table-cell table:style-name="ce167"/>
          <table:table-cell table:style-name="ce139" table:number-columns-repeated="5"/>
          <table:table-cell table:style-name="ce151"/>
          <table:table-cell table:style-name="ce167"/>
          <table:table-cell table:style-name="ce139" table:number-columns-repeated="5"/>
          <table:table-cell table:style-name="ce151"/>
          <table:table-cell table:style-name="ce167"/>
          <table:table-cell table:style-name="ce139" table:number-columns-repeated="5"/>
          <table:table-cell table:style-name="ce151"/>
          <table:table-cell table:style-name="ce167"/>
          <table:table-cell table:style-name="ce139" table:number-columns-repeated="5"/>
          <table:table-cell table:style-name="ce151"/>
          <table:table-cell table:style-name="ce167"/>
          <table:table-cell table:style-name="ce139" table:number-columns-repeated="5"/>
          <table:table-cell table:style-name="ce151"/>
          <table:table-cell table:style-name="ce167"/>
          <table:table-cell table:style-name="ce139" table:number-columns-repeated="5"/>
          <table:table-cell table:style-name="ce151"/>
          <table:table-cell table:style-name="ce167"/>
          <table:table-cell table:style-name="ce139" table:number-columns-repeated="5"/>
          <table:table-cell table:style-name="ce151"/>
          <table:table-cell table:style-name="ce167"/>
          <table:table-cell table:style-name="ce139" table:number-columns-repeated="5"/>
          <table:table-cell table:style-name="ce151"/>
          <table:table-cell table:style-name="ce167"/>
          <table:table-cell table:style-name="ce139" table:number-columns-repeated="5"/>
          <table:table-cell table:style-name="ce151"/>
          <table:table-cell table:style-name="ce167"/>
          <table:table-cell table:style-name="ce139" table:number-columns-repeated="5"/>
          <table:table-cell table:style-name="ce151"/>
          <table:table-cell table:style-name="ce167"/>
          <table:table-cell table:style-name="ce139" table:number-columns-repeated="5"/>
          <table:table-cell table:style-name="ce151"/>
          <table:table-cell table:style-name="ce167"/>
          <table:table-cell table:style-name="ce139" table:number-columns-repeated="5"/>
          <table:table-cell table:style-name="ce151"/>
          <table:table-cell table:style-name="ce167"/>
          <table:table-cell table:style-name="ce139" table:number-columns-repeated="5"/>
          <table:table-cell table:style-name="ce151"/>
          <table:table-cell table:style-name="ce167"/>
          <table:table-cell table:style-name="ce185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1.6</text:p>
          </table:table-cell>
          <table:table-cell table:style-name="ce12" office:value-type="string">
            <text:p>Übergabe</text:p>
          </table:table-cell>
          <table:table-cell table:style-name="ce44" office:value-type="date" office:date-value="2016-06-22">
            <text:p>22.06.2016</text:p>
          </table:table-cell>
          <table:table-cell table:style-name="ce12" office:value-type="float" office:value="1">
            <text:p>1</text:p>
          </table:table-cell>
          <table:table-cell table:style-name="ce44" office:value-type="date" office:date-value="2016-06-22">
            <text:p>22.06.2016</text:p>
          </table:table-cell>
          <table:table-cell table:style-name="ce72" office:value-type="string">
            <text:p>5.3</text:p>
          </table:table-cell>
          <table:table-cell table:style-name="ce90" office:value-type="float" office:value="5">
            <text:p>5,00</text:p>
          </table:table-cell>
          <table:table-cell table:style-name="ce90" office:value-type="float" office:value="0">
            <text:p>0,00</text:p>
          </table:table-cell>
          <table:table-cell table:style-name="ce90" office:value-type="float" office:value="5">
            <text:p>5,00</text:p>
          </table:table-cell>
          <table:table-cell table:style-name="ce101" office:value-type="string">
            <text:p>Alle</text:p>
          </table:table-cell>
          <table:table-cell table:style-name="ce120"/>
          <table:table-cell table:style-name="ce139" table:number-columns-repeated="4"/>
          <table:table-cell table:style-name="ce151" table:number-columns-repeated="2"/>
          <table:table-cell table:style-name="ce139" table:number-columns-repeated="5"/>
          <table:table-cell table:style-name="ce151" table:number-columns-repeated="2"/>
          <table:table-cell table:style-name="ce139" table:number-columns-repeated="5"/>
          <table:table-cell table:style-name="ce151" table:number-columns-repeated="2"/>
          <table:table-cell table:style-name="ce139" table:number-columns-repeated="5"/>
          <table:table-cell table:style-name="ce151" table:number-columns-repeated="2"/>
          <table:table-cell table:style-name="ce139" table:number-columns-repeated="5"/>
          <table:table-cell table:style-name="ce151" table:number-columns-repeated="2"/>
          <table:table-cell table:style-name="ce139" table:number-columns-repeated="5"/>
          <table:table-cell table:style-name="ce151" table:number-columns-repeated="2"/>
          <table:table-cell table:style-name="ce139" table:number-columns-repeated="5"/>
          <table:table-cell table:style-name="ce151" table:number-columns-repeated="2"/>
          <table:table-cell table:style-name="ce139" table:number-columns-repeated="5"/>
          <table:table-cell table:style-name="ce151" table:number-columns-repeated="2"/>
          <table:table-cell table:style-name="ce139" table:number-columns-repeated="5"/>
          <table:table-cell table:style-name="ce151" table:number-columns-repeated="2"/>
          <table:table-cell table:style-name="ce139" table:number-columns-repeated="5"/>
          <table:table-cell table:style-name="ce151" table:number-columns-repeated="2"/>
          <table:table-cell table:style-name="ce139" table:number-columns-repeated="5"/>
          <table:table-cell table:style-name="ce151" table:number-columns-repeated="2"/>
          <table:table-cell table:style-name="ce139" table:number-columns-repeated="5"/>
          <table:table-cell table:style-name="ce151" table:number-columns-repeated="2"/>
          <table:table-cell table:style-name="ce139" table:number-columns-repeated="5"/>
          <table:table-cell table:style-name="ce151" table:number-columns-repeated="2"/>
          <table:table-cell table:style-name="ce139" table:number-columns-repeated="5"/>
          <table:table-cell table:style-name="ce151" table:number-columns-repeated="2"/>
          <table:table-cell table:style-name="ce139" table:number-columns-repeated="5"/>
          <table:table-cell table:style-name="ce151" table:number-columns-repeated="2"/>
          <table:table-cell table:style-name="ce139" table:number-columns-repeated="5"/>
          <table:table-cell table:style-name="ce151" table:number-columns-repeated="2"/>
          <table:table-cell table:style-name="ce139" table:number-columns-repeated="5"/>
          <table:table-cell table:style-name="ce151" table:number-columns-repeated="2"/>
          <table:table-cell table:style-name="ce139" table:number-columns-repeated="5"/>
          <table:table-cell table:style-name="ce151" table:number-columns-repeated="2"/>
          <table:table-cell table:style-name="ce139" table:number-columns-repeated="5"/>
          <table:table-cell table:style-name="ce151" table:number-columns-repeated="2"/>
          <table:table-cell table:style-name="ce139" table:number-columns-repeated="5"/>
          <table:table-cell table:style-name="ce151" table:number-columns-repeated="2"/>
          <table:table-cell table:style-name="ce139" table:number-columns-repeated="5"/>
          <table:table-cell table:style-name="ce151" table:number-columns-repeated="2"/>
          <table:table-cell table:style-name="ce139" table:number-columns-repeated="5"/>
          <table:table-cell table:style-name="ce151" table:number-columns-repeated="2"/>
          <table:table-cell table:style-name="ce139" table:number-columns-repeated="5"/>
          <table:table-cell table:style-name="ce151" table:number-columns-repeated="2"/>
          <table:table-cell table:style-name="ce139" table:number-columns-repeated="5"/>
          <table:table-cell table:style-name="ce151" table:number-columns-repeated="2"/>
          <table:table-cell table:style-name="ce139" table:number-columns-repeated="5"/>
          <table:table-cell table:style-name="ce151" table:number-columns-repeated="2"/>
          <table:table-cell table:style-name="ce139" table:number-columns-repeated="5"/>
          <table:table-cell table:style-name="ce151" table:number-columns-repeated="2"/>
          <table:table-cell table:style-name="ce139" table:number-columns-repeated="5"/>
          <table:table-cell table:style-name="ce151" table:number-columns-repeated="2"/>
          <table:table-cell table:style-name="ce139" table:number-columns-repeated="5"/>
          <table:table-cell table:style-name="ce151" table:number-columns-repeated="2"/>
          <table:table-cell table:style-name="ce139" table:number-columns-repeated="5"/>
          <table:table-cell table:style-name="ce151"/>
          <table:table-cell table:style-name="ce167"/>
          <table:table-cell table:style-name="ce139" table:number-columns-repeated="5"/>
          <table:table-cell table:style-name="ce151"/>
          <table:table-cell table:style-name="ce167"/>
          <table:table-cell table:style-name="ce139" table:number-columns-repeated="5"/>
          <table:table-cell table:style-name="ce151"/>
          <table:table-cell table:style-name="ce167"/>
          <table:table-cell table:style-name="ce139" table:number-columns-repeated="5"/>
          <table:table-cell table:style-name="ce151"/>
          <table:table-cell table:style-name="ce167"/>
          <table:table-cell table:style-name="ce139" table:number-columns-repeated="5"/>
          <table:table-cell table:style-name="ce151"/>
          <table:table-cell table:style-name="ce167"/>
          <table:table-cell table:style-name="ce139" table:number-columns-repeated="5"/>
          <table:table-cell table:style-name="ce151"/>
          <table:table-cell table:style-name="ce167"/>
          <table:table-cell table:style-name="ce139" table:number-columns-repeated="5"/>
          <table:table-cell table:style-name="ce151"/>
          <table:table-cell table:style-name="ce167"/>
          <table:table-cell table:style-name="ce139" table:number-columns-repeated="5"/>
          <table:table-cell table:style-name="ce151"/>
          <table:table-cell table:style-name="ce167"/>
          <table:table-cell table:style-name="ce139" table:number-columns-repeated="5"/>
          <table:table-cell table:style-name="ce151"/>
          <table:table-cell table:style-name="ce167"/>
          <table:table-cell table:style-name="ce139" table:number-columns-repeated="5"/>
          <table:table-cell table:style-name="ce151"/>
          <table:table-cell table:style-name="ce167"/>
          <table:table-cell table:style-name="ce139" table:number-columns-repeated="5"/>
          <table:table-cell table:style-name="ce151"/>
          <table:table-cell table:style-name="ce167"/>
          <table:table-cell table:style-name="ce139" table:number-columns-repeated="5"/>
          <table:table-cell table:style-name="ce151"/>
          <table:table-cell table:style-name="ce167"/>
          <table:table-cell table:style-name="ce139" table:number-columns-repeated="5"/>
          <table:table-cell table:style-name="ce151"/>
          <table:table-cell table:style-name="ce167"/>
          <table:table-cell table:style-name="ce139" table:number-columns-repeated="5"/>
          <table:table-cell table:style-name="ce151"/>
          <table:table-cell table:style-name="ce167"/>
          <table:table-cell table:style-name="ce139" table:number-columns-repeated="5"/>
          <table:table-cell table:style-name="ce151"/>
          <table:table-cell table:style-name="ce167"/>
          <table:table-cell table:style-name="ce139" table:number-columns-repeated="5"/>
          <table:table-cell table:style-name="ce151"/>
          <table:table-cell table:style-name="ce167"/>
          <table:table-cell table:style-name="ce139" table:number-columns-repeated="5"/>
          <table:table-cell table:style-name="ce151"/>
          <table:table-cell table:style-name="ce167"/>
          <table:table-cell table:style-name="ce139" table:number-columns-repeated="5"/>
          <table:table-cell table:style-name="ce151"/>
          <table:table-cell table:style-name="ce167"/>
          <table:table-cell table:style-name="ce139" table:number-columns-repeated="5"/>
          <table:table-cell table:style-name="ce151"/>
          <table:table-cell table:style-name="ce167"/>
          <table:table-cell table:style-name="ce139" table:number-columns-repeated="5"/>
          <table:table-cell table:style-name="ce151"/>
          <table:table-cell table:style-name="ce167"/>
          <table:table-cell table:style-name="ce139" table:number-columns-repeated="5"/>
          <table:table-cell table:style-name="ce151"/>
          <table:table-cell table:style-name="ce167"/>
          <table:table-cell table:style-name="ce139" table:number-columns-repeated="5"/>
          <table:table-cell table:style-name="ce151"/>
          <table:table-cell table:style-name="ce167"/>
          <table:table-cell table:style-name="ce139" table:number-columns-repeated="5"/>
          <table:table-cell table:style-name="ce151"/>
          <table:table-cell table:style-name="ce167"/>
          <table:table-cell table:style-name="ce139" table:number-columns-repeated="5"/>
          <table:table-cell table:style-name="ce151"/>
          <table:table-cell table:style-name="ce167"/>
          <table:table-cell table:style-name="ce139" table:number-columns-repeated="5"/>
          <table:table-cell table:style-name="ce151"/>
          <table:table-cell table:style-name="ce167"/>
          <table:table-cell table:style-name="ce139" table:number-columns-repeated="5"/>
          <table:table-cell table:style-name="ce151"/>
          <table:table-cell table:style-name="ce167"/>
          <table:table-cell table:style-name="ce139" table:number-columns-repeated="5"/>
          <table:table-cell table:style-name="ce151"/>
          <table:table-cell table:style-name="ce167"/>
          <table:table-cell table:style-name="ce139" table:number-columns-repeated="5"/>
          <table:table-cell table:style-name="ce151"/>
          <table:table-cell table:style-name="ce167"/>
          <table:table-cell table:style-name="ce139" table:number-columns-repeated="5"/>
          <table:table-cell table:style-name="ce151"/>
          <table:table-cell table:style-name="ce167"/>
          <table:table-cell table:style-name="ce139" table:number-columns-repeated="5"/>
          <table:table-cell table:style-name="ce151"/>
          <table:table-cell table:style-name="ce167"/>
          <table:table-cell table:style-name="ce185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1" office:value-type="string">
            <text:p>M2</text:p>
          </table:table-cell>
          <table:table-cell table:style-name="ce29" office:value-type="string">
            <text:p>Projektabschluss</text:p>
          </table:table-cell>
          <table:table-cell table:style-name="ce45" table:formula="of:=IF(NOT([.B15]=&quot;&quot;);[.E14];&quot;&quot;)" office:value-type="date" office:date-value="2016-06-22">
            <text:p>22.06.2016</text:p>
          </table:table-cell>
          <table:table-cell table:style-name="ce29" office:value-type="float" office:value="0">
            <text:p>0</text:p>
          </table:table-cell>
          <table:table-cell table:style-name="ce45" table:formula="of:=IF(NOT([.B15]=&quot;&quot;);IF([.D15]&gt;0;WORKDAY([.C15];[.D15]-1);[.C15]);&quot;&quot;)" office:value-type="date" office:date-value="2016-06-22">
            <text:p>22.06.2016</text:p>
          </table:table-cell>
          <table:table-cell table:style-name="ce73"/>
          <table:table-cell table:style-name="ce91" table:number-columns-repeated="3"/>
          <table:table-cell table:style-name="ce102"/>
          <table:table-cell table:style-name="ce121"/>
          <table:table-cell table:style-name="ce140" table:number-columns-repeated="4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86"/>
          <table:table-cell table:style-name="ce29" table:number-columns-repeated="604"/>
          <table:table-cell table:style-name="ce195" table:number-columns-repeated="3"/>
        </table:table-row>
        <table:table-row table:style-name="ro2">
          <table:table-cell table:style-name="ce12"/>
          <table:table-cell table:style-name="ce12"/>
          <table:table-cell table:style-name="ce44" table:formula="of:=IF(NOT([.B16]=&quot;&quot;);[.E15]+1;&quot;&quot;)">
            <text:p/>
          </table:table-cell>
          <table:table-cell table:style-name="ce12"/>
          <table:table-cell table:style-name="ce44" table:formula="of:=IF(NOT([.B16]=&quot;&quot;);IF([.D16]&gt;0;WORKDAY([.C16];[.D16]-1);[.C16]);&quot;&quot;)">
            <text:p/>
          </table:table-cell>
          <table:table-cell table:style-name="ce71"/>
          <table:table-cell table:style-name="ce90" table:number-columns-repeated="3"/>
          <table:table-cell table:style-name="ce101"/>
          <table:table-cell table:style-name="ce119"/>
          <table:table-cell table:style-name="ce138" table:number-columns-repeated="4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84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3" office:value-type="string">
            <text:p>2 </text:p>
          </table:table-cell>
          <table:table-cell table:style-name="ce30" office:value-type="string">
            <text:p>Software</text:p>
          </table:table-cell>
          <table:table-cell table:style-name="ce46"/>
          <table:table-cell table:style-name="ce30"/>
          <table:table-cell table:style-name="ce46"/>
          <table:table-cell table:style-name="ce74"/>
          <table:table-cell table:style-name="ce92" office:value-type="float" office:value="150">
            <text:p>150,00</text:p>
          </table:table-cell>
          <table:table-cell table:style-name="ce92" table:formula="of:=SUM([.H18:.H28])" office:value-type="float" office:value="74">
            <text:p>74,00</text:p>
          </table:table-cell>
          <table:table-cell table:style-name="ce92" table:formula="of:= SUM([.I18:.I28])" office:value-type="float" office:value="68">
            <text:p>68,00</text:p>
          </table:table-cell>
          <table:table-cell table:style-name="ce103"/>
          <table:table-cell table:style-name="ce122"/>
          <table:table-cell table:style-name="ce141" table:number-columns-repeated="201"/>
          <table:table-cell table:style-name="ce169"/>
          <table:table-cell table:style-name="ce141" table:number-columns-repeated="6"/>
          <table:table-cell table:style-name="ce169"/>
          <table:table-cell table:style-name="ce141" table:number-columns-repeated="6"/>
          <table:table-cell table:style-name="ce169"/>
          <table:table-cell table:style-name="ce141" table:number-columns-repeated="6"/>
          <table:table-cell table:style-name="ce169"/>
          <table:table-cell table:style-name="ce141" table:number-columns-repeated="6"/>
          <table:table-cell table:style-name="ce169"/>
          <table:table-cell table:style-name="ce141" table:number-columns-repeated="6"/>
          <table:table-cell table:style-name="ce169"/>
          <table:table-cell table:style-name="ce141" table:number-columns-repeated="6"/>
          <table:table-cell table:style-name="ce169"/>
          <table:table-cell table:style-name="ce141" table:number-columns-repeated="6"/>
          <table:table-cell table:style-name="ce169"/>
          <table:table-cell table:style-name="ce141" table:number-columns-repeated="6"/>
          <table:table-cell table:style-name="ce169"/>
          <table:table-cell table:style-name="ce141" table:number-columns-repeated="6"/>
          <table:table-cell table:style-name="ce169"/>
          <table:table-cell table:style-name="ce141" table:number-columns-repeated="6"/>
          <table:table-cell table:style-name="ce169"/>
          <table:table-cell table:style-name="ce141" table:number-columns-repeated="6"/>
          <table:table-cell table:style-name="ce169"/>
          <table:table-cell table:style-name="ce141" table:number-columns-repeated="6"/>
          <table:table-cell table:style-name="ce169"/>
          <table:table-cell table:style-name="ce141" table:number-columns-repeated="6"/>
          <table:table-cell table:style-name="ce169"/>
          <table:table-cell table:style-name="ce141" table:number-columns-repeated="6"/>
          <table:table-cell table:style-name="ce169"/>
          <table:table-cell table:style-name="ce141" table:number-columns-repeated="6"/>
          <table:table-cell table:style-name="ce169"/>
          <table:table-cell table:style-name="ce141" table:number-columns-repeated="6"/>
          <table:table-cell table:style-name="ce169"/>
          <table:table-cell table:style-name="ce141" table:number-columns-repeated="6"/>
          <table:table-cell table:style-name="ce169"/>
          <table:table-cell table:style-name="ce141" table:number-columns-repeated="6"/>
          <table:table-cell table:style-name="ce169"/>
          <table:table-cell table:style-name="ce141" table:number-columns-repeated="6"/>
          <table:table-cell table:style-name="ce169"/>
          <table:table-cell table:style-name="ce141" table:number-columns-repeated="6"/>
          <table:table-cell table:style-name="ce169"/>
          <table:table-cell table:style-name="ce141" table:number-columns-repeated="6"/>
          <table:table-cell table:style-name="ce169"/>
          <table:table-cell table:style-name="ce141" table:number-columns-repeated="6"/>
          <table:table-cell table:style-name="ce169"/>
          <table:table-cell table:style-name="ce141" table:number-columns-repeated="6"/>
          <table:table-cell table:style-name="ce169"/>
          <table:table-cell table:style-name="ce141" table:number-columns-repeated="6"/>
          <table:table-cell table:style-name="ce169"/>
          <table:table-cell table:style-name="ce141" table:number-columns-repeated="6"/>
          <table:table-cell table:style-name="ce169"/>
          <table:table-cell table:style-name="ce141" table:number-columns-repeated="6"/>
          <table:table-cell table:style-name="ce169"/>
          <table:table-cell table:style-name="ce141" table:number-columns-repeated="6"/>
          <table:table-cell table:style-name="ce169"/>
          <table:table-cell table:style-name="ce141" table:number-columns-repeated="6"/>
          <table:table-cell table:style-name="ce169"/>
          <table:table-cell table:style-name="ce141" table:number-columns-repeated="6"/>
          <table:table-cell table:style-name="ce169"/>
          <table:table-cell table:style-name="ce187"/>
          <table:table-cell table:style-name="ce30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2.1</text:p>
          </table:table-cell>
          <table:table-cell table:style-name="ce12" office:value-type="string">
            <text:p>Konzept</text:p>
          </table:table-cell>
          <table:table-cell table:style-name="ce44"/>
          <table:table-cell table:style-name="ce12"/>
          <table:table-cell table:style-name="ce44"/>
          <table:table-cell table:style-name="ce71"/>
          <table:table-cell table:style-name="ce90" table:number-columns-repeated="3"/>
          <table:table-cell table:style-name="ce101"/>
          <table:table-cell table:style-name="ce119"/>
          <table:table-cell table:style-name="ce138" table:number-columns-repeated="4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84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2.1.1</text:p>
          </table:table-cell>
          <table:table-cell table:style-name="ce12" office:value-type="string">
            <text:p>Coding Guidelines</text:p>
          </table:table-cell>
          <table:table-cell table:style-name="ce44" office:value-type="date" office:date-value="2016-05-09">
            <text:p>09.05.2016</text:p>
          </table:table-cell>
          <table:table-cell table:style-name="ce12" office:value-type="float" office:value="4">
            <text:p>4</text:p>
          </table:table-cell>
          <table:table-cell table:style-name="ce44" table:formula="of:=IF(NOT([.B19]=&quot;&quot;);IF([.D19]&gt;0;WORKDAY([.C19];[.D19]-1);[.C19]);&quot;&quot;)" office:value-type="date" office:date-value="2016-05-12">
            <text:p>12.05.2016</text:p>
          </table:table-cell>
          <table:table-cell table:style-name="ce71" office:value-type="string">
            <text:p>-</text:p>
          </table:table-cell>
          <table:table-cell table:number-columns-repeated="2" table:style-name="ce90" office:value-type="float" office:value="2">
            <text:p>2,00</text:p>
          </table:table-cell>
          <table:table-cell table:style-name="ce90" office:value-type="float" office:value="0">
            <text:p>0,00</text:p>
          </table:table-cell>
          <table:table-cell table:style-name="ce101" office:value-type="string">
            <text:p>Spaniol</text:p>
          </table:table-cell>
          <table:table-cell table:style-name="ce119"/>
          <table:table-cell table:style-name="ce138" table:number-columns-repeated="4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84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2.1.2</text:p>
          </table:table-cell>
          <table:table-cell table:style-name="ce31" office:value-type="string">
            <text:p>Architektur: Engine</text:p>
          </table:table-cell>
          <table:table-cell table:style-name="ce44" office:value-type="date" office:date-value="2016-05-09">
            <text:p>09.05.2016</text:p>
          </table:table-cell>
          <table:table-cell table:style-name="ce12" office:value-type="float" office:value="6">
            <text:p>6</text:p>
          </table:table-cell>
          <table:table-cell table:style-name="ce44" office:value-type="date" office:date-value="2016-05-15">
            <text:p>15.05.2016</text:p>
          </table:table-cell>
          <table:table-cell table:style-name="ce71" office:value-type="string">
            <text:p>-</text:p>
          </table:table-cell>
          <table:table-cell table:style-name="ce90" office:value-type="float" office:value="10">
            <text:p>10,00</text:p>
          </table:table-cell>
          <table:table-cell table:style-name="ce90" office:value-type="float" office:value="12">
            <text:p>12,00</text:p>
          </table:table-cell>
          <table:table-cell table:style-name="ce90" office:value-type="float" office:value="0">
            <text:p>0,00</text:p>
          </table:table-cell>
          <table:table-cell table:style-name="ce101" office:value-type="string">
            <text:p>Spaniol</text:p>
          </table:table-cell>
          <table:table-cell table:style-name="ce119"/>
          <table:table-cell table:style-name="ce138" table:number-columns-repeated="4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84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2.1.3</text:p>
          </table:table-cell>
          <table:table-cell table:style-name="ce31" office:value-type="string">
            <text:p>Architektur: Game</text:p>
          </table:table-cell>
          <table:table-cell table:style-name="ce44" office:value-type="date" office:date-value="2016-05-23">
            <text:p>23.05.2016</text:p>
          </table:table-cell>
          <table:table-cell table:style-name="ce12" office:value-type="float" office:value="3">
            <text:p>3</text:p>
          </table:table-cell>
          <table:table-cell table:style-name="ce44" office:value-type="date" office:date-value="2016-05-26">
            <text:p>26.05.2016</text:p>
          </table:table-cell>
          <table:table-cell table:style-name="ce71" office:value-type="string">
            <text:p>3.1.1</text:p>
          </table:table-cell>
          <table:table-cell table:style-name="ce90" office:value-type="float" office:value="8">
            <text:p>8,00</text:p>
          </table:table-cell>
          <table:table-cell table:style-name="ce90" office:value-type="float" office:value="0">
            <text:p>0,00</text:p>
          </table:table-cell>
          <table:table-cell table:style-name="ce90" office:value-type="float" office:value="8">
            <text:p>8,00</text:p>
          </table:table-cell>
          <table:table-cell table:style-name="ce101"/>
          <table:table-cell table:style-name="ce119"/>
          <table:table-cell table:style-name="ce138" table:number-columns-repeated="4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84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1" office:value-type="string">
            <text:p>M3</text:p>
          </table:table-cell>
          <table:table-cell table:style-name="ce17" office:value-type="string">
            <text:p>Software Konzept fertig</text:p>
          </table:table-cell>
          <table:table-cell table:style-name="ce45" office:value-type="date" office:date-value="2016-05-26">
            <text:p>26.05.2016</text:p>
          </table:table-cell>
          <table:table-cell table:style-name="ce29" office:value-type="float" office:value="0">
            <text:p>0</text:p>
          </table:table-cell>
          <table:table-cell table:style-name="ce45" office:value-type="date" office:date-value="2016-05-26">
            <text:p>26.05.2016</text:p>
          </table:table-cell>
          <table:table-cell table:style-name="ce73"/>
          <table:table-cell table:style-name="ce91" table:number-columns-repeated="3"/>
          <table:table-cell table:style-name="ce102"/>
          <table:table-cell table:style-name="ce121"/>
          <table:table-cell table:style-name="ce140" table:number-columns-repeated="4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86"/>
          <table:table-cell table:style-name="ce29" table:number-columns-repeated="604"/>
          <table:table-cell table:style-name="ce195" table:number-columns-repeated="3"/>
        </table:table-row>
        <table:table-row table:style-name="ro2">
          <table:table-cell table:style-name="ce10" office:value-type="string">
            <text:p>2.2</text:p>
          </table:table-cell>
          <table:table-cell table:style-name="ce32" office:value-type="string">
            <text:p>Implementierung</text:p>
          </table:table-cell>
          <table:table-cell table:style-name="ce44"/>
          <table:table-cell table:style-name="ce12"/>
          <table:table-cell table:style-name="ce44"/>
          <table:table-cell table:style-name="ce71"/>
          <table:table-cell table:style-name="ce90" table:number-columns-repeated="3"/>
          <table:table-cell table:style-name="ce101"/>
          <table:table-cell table:style-name="ce119"/>
          <table:table-cell table:style-name="ce138" table:number-columns-repeated="4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84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2.2.1</text:p>
          </table:table-cell>
          <table:table-cell table:style-name="ce32" office:value-type="string">
            <text:p>Engine</text:p>
          </table:table-cell>
          <table:table-cell table:style-name="ce44" table:formula="of:=IF(NOT([.B24]=&quot;&quot;);[.E20]+1;&quot;&quot;)" office:value-type="date" office:date-value="2016-05-16">
            <text:p>16.05.2016</text:p>
          </table:table-cell>
          <table:table-cell table:style-name="ce12" office:value-type="float" office:value="34">
            <text:p>34</text:p>
          </table:table-cell>
          <table:table-cell table:style-name="ce44" office:value-type="date" office:date-value="2016-06-05">
            <text:p>05.06.2016</text:p>
          </table:table-cell>
          <table:table-cell table:style-name="ce71" office:value-type="string">
            <text:p>2.1.2</text:p>
          </table:table-cell>
          <table:table-cell table:style-name="ce90" office:value-type="float" office:value="50">
            <text:p>50,00</text:p>
          </table:table-cell>
          <table:table-cell table:style-name="ce90" office:value-type="float" office:value="30">
            <text:p>30,00</text:p>
          </table:table-cell>
          <table:table-cell table:style-name="ce90" office:value-type="float" office:value="10">
            <text:p>10,00</text:p>
          </table:table-cell>
          <table:table-cell table:style-name="ce101" office:value-type="string">
            <text:p>Spaniol</text:p>
          </table:table-cell>
          <table:table-cell table:style-name="ce119"/>
          <table:table-cell table:style-name="ce138" table:number-columns-repeated="4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84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1" office:value-type="string">
            <text:p>M4</text:p>
          </table:table-cell>
          <table:table-cell table:style-name="ce33" office:value-type="string">
            <text:p>Engine Implementiert</text:p>
          </table:table-cell>
          <table:table-cell table:style-name="ce45" table:formula="of:=IF(NOT([.B25]=&quot;&quot;);[.E24];&quot;&quot;)" office:value-type="date" office:date-value="2016-06-05">
            <text:p>05.06.2016</text:p>
          </table:table-cell>
          <table:table-cell table:style-name="ce29" office:value-type="float" office:value="0">
            <text:p>0</text:p>
          </table:table-cell>
          <table:table-cell table:style-name="ce45" table:formula="of:=IF(NOT([.B25]=&quot;&quot;);IF([.D25]&gt;0;WORKDAY([.C25];[.D25]-1);[.C25]);&quot;&quot;)" office:value-type="date" office:date-value="2016-06-05">
            <text:p>05.06.2016</text:p>
          </table:table-cell>
          <table:table-cell table:style-name="ce73"/>
          <table:table-cell table:style-name="ce91" table:number-columns-repeated="3"/>
          <table:table-cell table:style-name="ce101"/>
          <table:table-cell table:style-name="ce121"/>
          <table:table-cell table:style-name="ce140" table:number-columns-repeated="4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86"/>
          <table:table-cell table:style-name="ce29" table:number-columns-repeated="604"/>
          <table:table-cell table:style-name="ce195" table:number-columns-repeated="3"/>
        </table:table-row>
        <table:table-row table:style-name="ro2">
          <table:table-cell table:style-name="ce10" office:value-type="string">
            <text:p>2.2.2</text:p>
          </table:table-cell>
          <table:table-cell table:style-name="ce32" office:value-type="string">
            <text:p>Game</text:p>
          </table:table-cell>
          <table:table-cell table:style-name="ce44" office:value-type="date" office:date-value="2016-05-27">
            <text:p>27.05.2016</text:p>
          </table:table-cell>
          <table:table-cell table:style-name="ce12" office:value-type="float" office:value="19">
            <text:p>19</text:p>
          </table:table-cell>
          <table:table-cell table:style-name="ce44" office:value-type="date" office:date-value="2016-06-15">
            <text:p>15.06.2016</text:p>
          </table:table-cell>
          <table:table-cell table:style-name="ce71" office:value-type="string">
            <text:p>2.1.3</text:p>
          </table:table-cell>
          <table:table-cell table:style-name="ce90" office:value-type="float" office:value="30">
            <text:p>30,00</text:p>
          </table:table-cell>
          <table:table-cell table:style-name="ce90" office:value-type="float" office:value="0">
            <text:p>0,00</text:p>
          </table:table-cell>
          <table:table-cell table:style-name="ce90" office:value-type="float" office:value="30">
            <text:p>30,00</text:p>
          </table:table-cell>
          <table:table-cell table:style-name="ce101" office:value-type="string">
            <text:p>Spaniol</text:p>
          </table:table-cell>
          <table:table-cell table:style-name="ce119"/>
          <table:table-cell table:style-name="ce138" table:number-columns-repeated="4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84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1" office:value-type="string">
            <text:p>M5</text:p>
          </table:table-cell>
          <table:table-cell table:style-name="ce33" office:value-type="string">
            <text:p>Code Base steht</text:p>
          </table:table-cell>
          <table:table-cell table:style-name="ce45" table:formula="of:=IF(NOT([.B27]=&quot;&quot;);[.E26];&quot;&quot;)" office:value-type="date" office:date-value="2016-06-15">
            <text:p>15.06.2016</text:p>
          </table:table-cell>
          <table:table-cell table:style-name="ce29" office:value-type="float" office:value="0">
            <text:p>0</text:p>
          </table:table-cell>
          <table:table-cell table:style-name="ce45" table:formula="of:=IF(NOT([.B27]=&quot;&quot;);[.E26];&quot;&quot;)" office:value-type="date" office:date-value="2016-06-15">
            <text:p>15.06.2016</text:p>
          </table:table-cell>
          <table:table-cell table:style-name="ce73"/>
          <table:table-cell table:style-name="ce91" table:number-columns-repeated="3"/>
          <table:table-cell table:style-name="ce102"/>
          <table:table-cell table:style-name="ce121"/>
          <table:table-cell table:style-name="ce140" table:number-columns-repeated="4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86"/>
          <table:table-cell table:style-name="ce29" table:number-columns-repeated="604"/>
          <table:table-cell table:style-name="ce195" table:number-columns-repeated="3"/>
        </table:table-row>
        <table:table-row table:style-name="ro2">
          <table:table-cell table:style-name="ce10" office:value-type="string">
            <text:p>2.2.3</text:p>
          </table:table-cell>
          <table:table-cell table:style-name="ce32" office:value-type="string">
            <text:p>JavaDoc</text:p>
          </table:table-cell>
          <table:table-cell table:style-name="ce44" office:value-type="date" office:date-value="2016-05-16">
            <text:p>16.05.2016</text:p>
          </table:table-cell>
          <table:table-cell table:style-name="ce12" office:value-type="float" office:value="34">
            <text:p>34</text:p>
          </table:table-cell>
          <table:table-cell table:style-name="ce44" office:value-type="date" office:date-value="2016-06-19">
            <text:p>19.06.2016</text:p>
          </table:table-cell>
          <table:table-cell table:style-name="ce71" office:value-type="string">
            <text:p>-</text:p>
          </table:table-cell>
          <table:table-cell table:style-name="ce90" office:value-type="float" office:value="50">
            <text:p>50,00</text:p>
          </table:table-cell>
          <table:table-cell table:style-name="ce90" office:value-type="float" office:value="30">
            <text:p>30,00</text:p>
          </table:table-cell>
          <table:table-cell table:style-name="ce90" office:value-type="float" office:value="20">
            <text:p>20,00</text:p>
          </table:table-cell>
          <table:table-cell table:style-name="ce101" office:value-type="string">
            <text:p>Alle</text:p>
          </table:table-cell>
          <table:table-cell table:style-name="ce119"/>
          <table:table-cell table:style-name="ce138" table:number-columns-repeated="4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84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4" table:number-columns-repeated="5"/>
          <table:table-cell table:style-name="ce75"/>
          <table:table-cell table:style-name="ce90" table:number-columns-repeated="3"/>
          <table:table-cell table:style-name="ce101"/>
          <table:table-cell table:style-name="ce119"/>
          <table:table-cell table:style-name="ce138" table:number-columns-repeated="4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84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3" office:value-type="string">
            <text:p>3</text:p>
          </table:table-cell>
          <table:table-cell table:style-name="ce30" office:value-type="string">
            <text:p>Programm-Design</text:p>
          </table:table-cell>
          <table:table-cell table:style-name="ce46"/>
          <table:table-cell table:style-name="ce30"/>
          <table:table-cell table:style-name="ce46"/>
          <table:table-cell table:style-name="ce74"/>
          <table:table-cell table:style-name="ce92" office:value-type="float" office:value="145">
            <text:p>145,00</text:p>
          </table:table-cell>
          <table:table-cell table:style-name="ce92" office:value-type="float" office:value="0">
            <text:p>0,00</text:p>
          </table:table-cell>
          <table:table-cell table:style-name="ce92" office:value-type="float" office:value="145">
            <text:p>145,00</text:p>
          </table:table-cell>
          <table:table-cell table:style-name="ce103"/>
          <table:table-cell table:style-name="ce123"/>
          <table:table-cell table:style-name="ce142" table:number-columns-repeated="201"/>
          <table:table-cell table:style-name="ce170"/>
          <table:table-cell table:style-name="ce142" table:number-columns-repeated="6"/>
          <table:table-cell table:style-name="ce170"/>
          <table:table-cell table:style-name="ce142" table:number-columns-repeated="6"/>
          <table:table-cell table:style-name="ce170"/>
          <table:table-cell table:style-name="ce142" table:number-columns-repeated="6"/>
          <table:table-cell table:style-name="ce170"/>
          <table:table-cell table:style-name="ce142" table:number-columns-repeated="6"/>
          <table:table-cell table:style-name="ce170"/>
          <table:table-cell table:style-name="ce142" table:number-columns-repeated="6"/>
          <table:table-cell table:style-name="ce170"/>
          <table:table-cell table:style-name="ce142" table:number-columns-repeated="6"/>
          <table:table-cell table:style-name="ce170"/>
          <table:table-cell table:style-name="ce142" table:number-columns-repeated="6"/>
          <table:table-cell table:style-name="ce170"/>
          <table:table-cell table:style-name="ce142" table:number-columns-repeated="6"/>
          <table:table-cell table:style-name="ce170"/>
          <table:table-cell table:style-name="ce142" table:number-columns-repeated="6"/>
          <table:table-cell table:style-name="ce170"/>
          <table:table-cell table:style-name="ce142" table:number-columns-repeated="6"/>
          <table:table-cell table:style-name="ce170"/>
          <table:table-cell table:style-name="ce142" table:number-columns-repeated="6"/>
          <table:table-cell table:style-name="ce170"/>
          <table:table-cell table:style-name="ce142" table:number-columns-repeated="6"/>
          <table:table-cell table:style-name="ce170"/>
          <table:table-cell table:style-name="ce142" table:number-columns-repeated="6"/>
          <table:table-cell table:style-name="ce170"/>
          <table:table-cell table:style-name="ce142" table:number-columns-repeated="6"/>
          <table:table-cell table:style-name="ce170"/>
          <table:table-cell table:style-name="ce142" table:number-columns-repeated="6"/>
          <table:table-cell table:style-name="ce170"/>
          <table:table-cell table:style-name="ce142" table:number-columns-repeated="6"/>
          <table:table-cell table:style-name="ce170"/>
          <table:table-cell table:style-name="ce142" table:number-columns-repeated="6"/>
          <table:table-cell table:style-name="ce170"/>
          <table:table-cell table:style-name="ce142" table:number-columns-repeated="6"/>
          <table:table-cell table:style-name="ce170"/>
          <table:table-cell table:style-name="ce142" table:number-columns-repeated="6"/>
          <table:table-cell table:style-name="ce170"/>
          <table:table-cell table:style-name="ce142" table:number-columns-repeated="6"/>
          <table:table-cell table:style-name="ce170"/>
          <table:table-cell table:style-name="ce142" table:number-columns-repeated="6"/>
          <table:table-cell table:style-name="ce170"/>
          <table:table-cell table:style-name="ce142" table:number-columns-repeated="6"/>
          <table:table-cell table:style-name="ce170"/>
          <table:table-cell table:style-name="ce142" table:number-columns-repeated="6"/>
          <table:table-cell table:style-name="ce170"/>
          <table:table-cell table:style-name="ce142" table:number-columns-repeated="6"/>
          <table:table-cell table:style-name="ce170"/>
          <table:table-cell table:style-name="ce142" table:number-columns-repeated="6"/>
          <table:table-cell table:style-name="ce170"/>
          <table:table-cell table:style-name="ce142" table:number-columns-repeated="6"/>
          <table:table-cell table:style-name="ce170"/>
          <table:table-cell table:style-name="ce142" table:number-columns-repeated="6"/>
          <table:table-cell table:style-name="ce170"/>
          <table:table-cell table:style-name="ce142" table:number-columns-repeated="6"/>
          <table:table-cell table:style-name="ce170"/>
          <table:table-cell table:style-name="ce142" table:number-columns-repeated="6"/>
          <table:table-cell table:style-name="ce170"/>
          <table:table-cell table:style-name="ce188"/>
          <table:table-cell table:style-name="ce194" table:number-columns-repeated="604"/>
          <table:table-cell table:number-columns-repeated="3"/>
        </table:table-row>
        <table:table-row table:style-name="ro2">
          <table:table-cell table:style-name="ce15" office:value-type="string">
            <text:p>3.1</text:p>
          </table:table-cell>
          <table:table-cell table:style-name="ce34" office:value-type="string">
            <text:p>Konzept</text:p>
          </table:table-cell>
          <table:table-cell table:style-name="ce47"/>
          <table:table-cell table:style-name="ce34"/>
          <table:table-cell table:style-name="ce47"/>
          <table:table-cell table:style-name="ce76"/>
          <table:table-cell table:style-name="ce93" table:number-columns-repeated="3"/>
          <table:table-cell table:style-name="ce104"/>
          <table:table-cell table:style-name="ce124"/>
          <table:table-cell table:style-name="ce143" table:number-columns-repeated="201"/>
          <table:table-cell table:style-name="ce171"/>
          <table:table-cell table:style-name="ce143" table:number-columns-repeated="6"/>
          <table:table-cell table:style-name="ce171"/>
          <table:table-cell table:style-name="ce143" table:number-columns-repeated="6"/>
          <table:table-cell table:style-name="ce171"/>
          <table:table-cell table:style-name="ce143" table:number-columns-repeated="6"/>
          <table:table-cell table:style-name="ce171"/>
          <table:table-cell table:style-name="ce143" table:number-columns-repeated="6"/>
          <table:table-cell table:style-name="ce171"/>
          <table:table-cell table:style-name="ce143" table:number-columns-repeated="6"/>
          <table:table-cell table:style-name="ce171"/>
          <table:table-cell table:style-name="ce143" table:number-columns-repeated="6"/>
          <table:table-cell table:style-name="ce171"/>
          <table:table-cell table:style-name="ce143" table:number-columns-repeated="6"/>
          <table:table-cell table:style-name="ce171"/>
          <table:table-cell table:style-name="ce143" table:number-columns-repeated="6"/>
          <table:table-cell table:style-name="ce171"/>
          <table:table-cell table:style-name="ce143" table:number-columns-repeated="6"/>
          <table:table-cell table:style-name="ce171"/>
          <table:table-cell table:style-name="ce143" table:number-columns-repeated="6"/>
          <table:table-cell table:style-name="ce171"/>
          <table:table-cell table:style-name="ce143" table:number-columns-repeated="6"/>
          <table:table-cell table:style-name="ce171"/>
          <table:table-cell table:style-name="ce143" table:number-columns-repeated="6"/>
          <table:table-cell table:style-name="ce171"/>
          <table:table-cell table:style-name="ce143" table:number-columns-repeated="6"/>
          <table:table-cell table:style-name="ce171"/>
          <table:table-cell table:style-name="ce143" table:number-columns-repeated="6"/>
          <table:table-cell table:style-name="ce171"/>
          <table:table-cell table:style-name="ce143" table:number-columns-repeated="6"/>
          <table:table-cell table:style-name="ce171"/>
          <table:table-cell table:style-name="ce143" table:number-columns-repeated="6"/>
          <table:table-cell table:style-name="ce171"/>
          <table:table-cell table:style-name="ce143" table:number-columns-repeated="6"/>
          <table:table-cell table:style-name="ce171"/>
          <table:table-cell table:style-name="ce143" table:number-columns-repeated="6"/>
          <table:table-cell table:style-name="ce171"/>
          <table:table-cell table:style-name="ce143" table:number-columns-repeated="6"/>
          <table:table-cell table:style-name="ce171"/>
          <table:table-cell table:style-name="ce143" table:number-columns-repeated="6"/>
          <table:table-cell table:style-name="ce171"/>
          <table:table-cell table:style-name="ce143" table:number-columns-repeated="6"/>
          <table:table-cell table:style-name="ce171"/>
          <table:table-cell table:style-name="ce143" table:number-columns-repeated="6"/>
          <table:table-cell table:style-name="ce171"/>
          <table:table-cell table:style-name="ce143" table:number-columns-repeated="6"/>
          <table:table-cell table:style-name="ce171"/>
          <table:table-cell table:style-name="ce143" table:number-columns-repeated="6"/>
          <table:table-cell table:style-name="ce171"/>
          <table:table-cell table:style-name="ce143" table:number-columns-repeated="6"/>
          <table:table-cell table:style-name="ce171"/>
          <table:table-cell table:style-name="ce143" table:number-columns-repeated="6"/>
          <table:table-cell table:style-name="ce171"/>
          <table:table-cell table:style-name="ce143" table:number-columns-repeated="6"/>
          <table:table-cell table:style-name="ce171"/>
          <table:table-cell table:style-name="ce143" table:number-columns-repeated="6"/>
          <table:table-cell table:style-name="ce171"/>
          <table:table-cell table:style-name="ce143" table:number-columns-repeated="6"/>
          <table:table-cell table:style-name="ce171"/>
          <table:table-cell table:style-name="ce189"/>
          <table:table-cell table:style-name="ce34" table:number-columns-repeated="604"/>
          <table:table-cell table:number-columns-repeated="3"/>
        </table:table-row>
        <table:table-row table:style-name="ro4">
          <table:table-cell table:style-name="ce10" office:value-type="string">
            <text:p>3.1.1</text:p>
          </table:table-cell>
          <table:table-cell table:style-name="ce12" office:value-type="string">
            <text:p>Zustände</text:p>
          </table:table-cell>
          <table:table-cell table:style-name="ce44" office:value-type="date" office:date-value="2016-05-18">
            <text:p>18.05.2016</text:p>
          </table:table-cell>
          <table:table-cell table:style-name="ce12" office:value-type="float" office:value="5">
            <text:p>5</text:p>
          </table:table-cell>
          <table:table-cell table:style-name="ce44" office:value-type="date" office:date-value="2016-05-23">
            <text:p>23.05.2016</text:p>
          </table:table-cell>
          <table:table-cell table:style-name="ce71" office:value-type="string">
            <text:p>-</text:p>
          </table:table-cell>
          <table:table-cell table:style-name="ce90" office:value-type="float" office:value="30">
            <text:p>30,00</text:p>
          </table:table-cell>
          <table:table-cell table:style-name="ce90" office:value-type="float" office:value="0">
            <text:p>0,00</text:p>
          </table:table-cell>
          <table:table-cell table:style-name="ce90" office:value-type="float" office:value="30">
            <text:p>30,00</text:p>
          </table:table-cell>
          <table:table-cell table:style-name="ce101" office:value-type="string">
            <text:p>Auer, Hässel</text:p>
          </table:table-cell>
          <table:table-cell table:style-name="ce119"/>
          <table:table-cell table:style-name="ce138" table:number-columns-repeated="4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84"/>
          <table:table-cell table:style-name="ce12" table:number-columns-repeated="604"/>
          <table:table-cell table:number-columns-repeated="3"/>
        </table:table-row>
        <table:table-row table:style-name="ro4">
          <table:table-cell table:style-name="ce10" office:value-type="string">
            <text:p>3.1.2</text:p>
          </table:table-cell>
          <table:table-cell table:style-name="ce12" office:value-type="string">
            <text:p>GUI</text:p>
          </table:table-cell>
          <table:table-cell table:style-name="ce44" office:value-type="date" office:date-value="2016-05-23">
            <text:p>23.05.2016</text:p>
          </table:table-cell>
          <table:table-cell table:style-name="ce12" office:value-type="float" office:value="5">
            <text:p>5</text:p>
          </table:table-cell>
          <table:table-cell table:style-name="ce44" office:value-type="date" office:date-value="2016-05-28">
            <text:p>28.05.2016</text:p>
          </table:table-cell>
          <table:table-cell table:style-name="ce71" office:value-type="string">
            <text:p>3.1.1</text:p>
          </table:table-cell>
          <table:table-cell table:style-name="ce90" office:value-type="float" office:value="25">
            <text:p>25,00</text:p>
          </table:table-cell>
          <table:table-cell table:style-name="ce90" office:value-type="float" office:value="0">
            <text:p>0,00</text:p>
          </table:table-cell>
          <table:table-cell table:style-name="ce90" office:value-type="float" office:value="25">
            <text:p>25,00</text:p>
          </table:table-cell>
          <table:table-cell table:style-name="ce101" office:value-type="string">
            <text:p>Seifert, Westi</text:p>
          </table:table-cell>
          <table:table-cell table:style-name="ce119"/>
          <table:table-cell table:style-name="ce138" table:number-columns-repeated="4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84"/>
          <table:table-cell table:style-name="ce12" table:number-columns-repeated="604"/>
          <table:table-cell table:number-columns-repeated="3"/>
        </table:table-row>
        <table:table-row table:style-name="ro4">
          <table:table-cell table:style-name="ce10" office:value-type="string">
            <text:p>3.1.3</text:p>
          </table:table-cell>
          <table:table-cell table:style-name="ce12" office:value-type="string">
            <text:p>Games</text:p>
          </table:table-cell>
          <table:table-cell table:style-name="ce44" office:value-type="date" office:date-value="2016-05-23">
            <text:p>23.05.2016</text:p>
          </table:table-cell>
          <table:table-cell table:style-name="ce12" office:value-type="float" office:value="5">
            <text:p>5</text:p>
          </table:table-cell>
          <table:table-cell table:style-name="ce44" office:value-type="date" office:date-value="2016-05-28">
            <text:p>28.05.2016</text:p>
          </table:table-cell>
          <table:table-cell table:style-name="ce71" office:value-type="string">
            <text:p>-</text:p>
          </table:table-cell>
          <table:table-cell table:style-name="ce90" office:value-type="float" office:value="30">
            <text:p>30,00</text:p>
          </table:table-cell>
          <table:table-cell table:style-name="ce90" office:value-type="float" office:value="0">
            <text:p>0,00</text:p>
          </table:table-cell>
          <table:table-cell table:style-name="ce90" office:value-type="float" office:value="30">
            <text:p>30,00</text:p>
          </table:table-cell>
          <table:table-cell table:style-name="ce101" office:value-type="string">
            <text:p>Alle</text:p>
          </table:table-cell>
          <table:table-cell table:style-name="ce119"/>
          <table:table-cell table:style-name="ce138" table:number-columns-repeated="4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84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1" office:value-type="string">
            <text:p>M6</text:p>
          </table:table-cell>
          <table:table-cell table:style-name="ce29" office:value-type="string">
            <text:p>Programmkonzept fertig</text:p>
          </table:table-cell>
          <table:table-cell table:style-name="ce45" office:value-type="date" office:date-value="2016-05-28">
            <text:p>28.05.2016</text:p>
          </table:table-cell>
          <table:table-cell table:style-name="ce29" office:value-type="float" office:value="0">
            <text:p>0</text:p>
          </table:table-cell>
          <table:table-cell table:style-name="ce45" office:value-type="date" office:date-value="2016-05-28">
            <text:p>28.05.2016</text:p>
          </table:table-cell>
          <table:table-cell table:style-name="ce73"/>
          <table:table-cell table:style-name="ce91" table:number-columns-repeated="3"/>
          <table:table-cell table:style-name="ce102"/>
          <table:table-cell table:style-name="ce121"/>
          <table:table-cell table:style-name="ce140" table:number-columns-repeated="4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86"/>
          <table:table-cell table:style-name="ce29" table:number-columns-repeated="604"/>
          <table:table-cell table:style-name="ce195" table:number-columns-repeated="3"/>
        </table:table-row>
        <table:table-row table:style-name="ro2">
          <table:table-cell table:style-name="ce10" office:value-type="string">
            <text:p>3.2</text:p>
          </table:table-cell>
          <table:table-cell table:style-name="ce12" office:value-type="string">
            <text:p>Implementierung</text:p>
          </table:table-cell>
          <table:table-cell table:style-name="ce44"/>
          <table:table-cell table:style-name="ce12"/>
          <table:table-cell table:style-name="ce44"/>
          <table:table-cell table:style-name="ce71"/>
          <table:table-cell table:style-name="ce90" table:number-columns-repeated="3"/>
          <table:table-cell table:style-name="ce101"/>
          <table:table-cell table:style-name="ce119"/>
          <table:table-cell table:style-name="ce138" table:number-columns-repeated="4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84"/>
          <table:table-cell table:style-name="ce12" table:number-columns-repeated="604"/>
          <table:table-cell table:number-columns-repeated="3"/>
        </table:table-row>
        <table:table-row table:style-name="ro4">
          <table:table-cell table:style-name="ce10" office:value-type="string">
            <text:p>3.2.1</text:p>
          </table:table-cell>
          <table:table-cell table:style-name="ce12" office:value-type="string">
            <text:p>GUI</text:p>
          </table:table-cell>
          <table:table-cell table:style-name="ce44" office:value-type="date" office:date-value="2016-06-06">
            <text:p>06.06.2016</text:p>
          </table:table-cell>
          <table:table-cell table:style-name="ce12" office:value-type="float" office:value="5">
            <text:p>5</text:p>
          </table:table-cell>
          <table:table-cell table:style-name="ce44" office:value-type="date" office:date-value="2016-06-11">
            <text:p>11.06.2016</text:p>
          </table:table-cell>
          <table:table-cell table:style-name="ce71" office:value-type="string">
            <text:p>3.1.2 &amp; 2.2.1</text:p>
          </table:table-cell>
          <table:table-cell table:style-name="ce90" office:value-type="float" office:value="30">
            <text:p>30,00</text:p>
          </table:table-cell>
          <table:table-cell table:style-name="ce90" office:value-type="float" office:value="0">
            <text:p>0,00</text:p>
          </table:table-cell>
          <table:table-cell table:style-name="ce90" office:value-type="float" office:value="30">
            <text:p>30,00</text:p>
          </table:table-cell>
          <table:table-cell table:style-name="ce101" office:value-type="string">
            <text:p>Seifert</text:p>
          </table:table-cell>
          <table:table-cell table:style-name="ce119"/>
          <table:table-cell table:style-name="ce138" table:number-columns-repeated="4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84"/>
          <table:table-cell table:style-name="ce12" table:number-columns-repeated="604"/>
          <table:table-cell table:number-columns-repeated="3"/>
        </table:table-row>
        <table:table-row table:style-name="ro4">
          <table:table-cell table:style-name="ce10" office:value-type="string">
            <text:p>3.2.2</text:p>
          </table:table-cell>
          <table:table-cell table:style-name="ce12" office:value-type="string">
            <text:p>Games</text:p>
          </table:table-cell>
          <table:table-cell table:style-name="ce44" office:value-type="date" office:date-value="2016-06-06">
            <text:p>06.06.2016</text:p>
          </table:table-cell>
          <table:table-cell table:style-name="ce12" office:value-type="float" office:value="5">
            <text:p>5</text:p>
          </table:table-cell>
          <table:table-cell table:style-name="ce44" office:value-type="date" office:date-value="2016-06-11">
            <text:p>11.06.2016</text:p>
          </table:table-cell>
          <table:table-cell table:style-name="ce71" office:value-type="string">
            <text:p>3.1.3 &amp; 2.2.1</text:p>
          </table:table-cell>
          <table:table-cell table:style-name="ce90" office:value-type="float" office:value="30">
            <text:p>30,00</text:p>
          </table:table-cell>
          <table:table-cell table:style-name="ce90" office:value-type="float" office:value="0">
            <text:p>0,00</text:p>
          </table:table-cell>
          <table:table-cell table:style-name="ce90" office:value-type="float" office:value="30">
            <text:p>30,00</text:p>
          </table:table-cell>
          <table:table-cell table:style-name="ce101" office:value-type="string">
            <text:p>Spaniol, Auer</text:p>
          </table:table-cell>
          <table:table-cell table:style-name="ce119"/>
          <table:table-cell table:style-name="ce138" table:number-columns-repeated="4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84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1" office:value-type="string">
            <text:p>M7</text:p>
          </table:table-cell>
          <table:table-cell table:style-name="ce29" office:value-type="string">
            <text:p>Code Base steht</text:p>
          </table:table-cell>
          <table:table-cell table:style-name="ce45" office:value-type="date" office:date-value="2016-06-19">
            <text:p>19.06.2016</text:p>
          </table:table-cell>
          <table:table-cell table:style-name="ce29" office:value-type="float" office:value="0">
            <text:p>0</text:p>
          </table:table-cell>
          <table:table-cell table:style-name="ce45" office:value-type="date" office:date-value="2016-06-19">
            <text:p>19.06.2016</text:p>
          </table:table-cell>
          <table:table-cell table:style-name="ce73"/>
          <table:table-cell table:style-name="ce91" table:number-columns-repeated="3"/>
          <table:table-cell table:style-name="ce102"/>
          <table:table-cell table:style-name="ce121"/>
          <table:table-cell table:style-name="ce140" table:number-columns-repeated="4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 table:number-columns-repeated="2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40" table:number-columns-repeated="5"/>
          <table:table-cell table:style-name="ce152"/>
          <table:table-cell table:style-name="ce168"/>
          <table:table-cell table:style-name="ce186"/>
          <table:table-cell table:style-name="ce29" table:number-columns-repeated="604"/>
          <table:table-cell table:style-name="ce195" table:number-columns-repeated="3"/>
        </table:table-row>
        <table:table-row table:style-name="ro2">
          <table:table-cell table:style-name="ce16" table:number-columns-repeated="5"/>
          <table:table-cell table:style-name="ce77"/>
          <table:table-cell table:style-name="ce16" table:number-columns-repeated="3"/>
          <table:table-cell table:style-name="ce105"/>
          <table:table-cell table:style-name="ce124"/>
          <table:table-cell table:style-name="ce143" table:number-columns-repeated="201"/>
          <table:table-cell table:style-name="ce171"/>
          <table:table-cell table:style-name="ce143" table:number-columns-repeated="6"/>
          <table:table-cell table:style-name="ce171"/>
          <table:table-cell table:style-name="ce143" table:number-columns-repeated="6"/>
          <table:table-cell table:style-name="ce171"/>
          <table:table-cell table:style-name="ce143" table:number-columns-repeated="6"/>
          <table:table-cell table:style-name="ce171"/>
          <table:table-cell table:style-name="ce143" table:number-columns-repeated="6"/>
          <table:table-cell table:style-name="ce171"/>
          <table:table-cell table:style-name="ce143" table:number-columns-repeated="6"/>
          <table:table-cell table:style-name="ce171"/>
          <table:table-cell table:style-name="ce143" table:number-columns-repeated="6"/>
          <table:table-cell table:style-name="ce171"/>
          <table:table-cell table:style-name="ce143" table:number-columns-repeated="6"/>
          <table:table-cell table:style-name="ce171"/>
          <table:table-cell table:style-name="ce143" table:number-columns-repeated="6"/>
          <table:table-cell table:style-name="ce171"/>
          <table:table-cell table:style-name="ce143" table:number-columns-repeated="6"/>
          <table:table-cell table:style-name="ce171"/>
          <table:table-cell table:style-name="ce143" table:number-columns-repeated="6"/>
          <table:table-cell table:style-name="ce171"/>
          <table:table-cell table:style-name="ce143" table:number-columns-repeated="6"/>
          <table:table-cell table:style-name="ce171"/>
          <table:table-cell table:style-name="ce143" table:number-columns-repeated="6"/>
          <table:table-cell table:style-name="ce171"/>
          <table:table-cell table:style-name="ce143" table:number-columns-repeated="6"/>
          <table:table-cell table:style-name="ce171"/>
          <table:table-cell table:style-name="ce143" table:number-columns-repeated="6"/>
          <table:table-cell table:style-name="ce171"/>
          <table:table-cell table:style-name="ce143" table:number-columns-repeated="6"/>
          <table:table-cell table:style-name="ce171"/>
          <table:table-cell table:style-name="ce143" table:number-columns-repeated="6"/>
          <table:table-cell table:style-name="ce171"/>
          <table:table-cell table:style-name="ce143" table:number-columns-repeated="6"/>
          <table:table-cell table:style-name="ce171"/>
          <table:table-cell table:style-name="ce143" table:number-columns-repeated="6"/>
          <table:table-cell table:style-name="ce171"/>
          <table:table-cell table:style-name="ce143" table:number-columns-repeated="6"/>
          <table:table-cell table:style-name="ce171"/>
          <table:table-cell table:style-name="ce143" table:number-columns-repeated="6"/>
          <table:table-cell table:style-name="ce171"/>
          <table:table-cell table:style-name="ce143" table:number-columns-repeated="6"/>
          <table:table-cell table:style-name="ce171"/>
          <table:table-cell table:style-name="ce143" table:number-columns-repeated="6"/>
          <table:table-cell table:style-name="ce171"/>
          <table:table-cell table:style-name="ce143" table:number-columns-repeated="6"/>
          <table:table-cell table:style-name="ce171"/>
          <table:table-cell table:style-name="ce143" table:number-columns-repeated="6"/>
          <table:table-cell table:style-name="ce171"/>
          <table:table-cell table:style-name="ce143" table:number-columns-repeated="6"/>
          <table:table-cell table:style-name="ce171"/>
          <table:table-cell table:style-name="ce143" table:number-columns-repeated="6"/>
          <table:table-cell table:style-name="ce171"/>
          <table:table-cell table:style-name="ce143" table:number-columns-repeated="6"/>
          <table:table-cell table:style-name="ce171"/>
          <table:table-cell table:style-name="ce143" table:number-columns-repeated="6"/>
          <table:table-cell table:style-name="ce171"/>
          <table:table-cell table:style-name="ce143" table:number-columns-repeated="6"/>
          <table:table-cell table:style-name="ce171"/>
          <table:table-cell table:style-name="ce189"/>
          <table:table-cell table:style-name="ce34" table:number-columns-repeated="604"/>
          <table:table-cell table:number-columns-repeated="3"/>
        </table:table-row>
        <table:table-row table:style-name="ro2">
          <table:table-cell table:style-name="ce13" office:value-type="string">
            <text:p>4</text:p>
          </table:table-cell>
          <table:table-cell table:style-name="ce30" office:value-type="string">
            <text:p>Assets</text:p>
          </table:table-cell>
          <table:table-cell table:style-name="ce46"/>
          <table:table-cell table:style-name="ce30"/>
          <table:table-cell table:style-name="ce46"/>
          <table:table-cell table:style-name="ce74"/>
          <table:table-cell table:style-name="ce92" office:value-type="float" office:value="90">
            <text:p>90,00</text:p>
          </table:table-cell>
          <table:table-cell table:style-name="ce92" office:value-type="float" office:value="0">
            <text:p>0,00</text:p>
          </table:table-cell>
          <table:table-cell table:style-name="ce92" office:value-type="float" office:value="90">
            <text:p>90,00</text:p>
          </table:table-cell>
          <table:table-cell table:style-name="ce103"/>
          <table:table-cell table:style-name="ce123"/>
          <table:table-cell table:style-name="ce142" table:number-columns-repeated="201"/>
          <table:table-cell table:style-name="ce170"/>
          <table:table-cell table:style-name="ce142" table:number-columns-repeated="6"/>
          <table:table-cell table:style-name="ce170"/>
          <table:table-cell table:style-name="ce142" table:number-columns-repeated="6"/>
          <table:table-cell table:style-name="ce170"/>
          <table:table-cell table:style-name="ce142" table:number-columns-repeated="6"/>
          <table:table-cell table:style-name="ce170"/>
          <table:table-cell table:style-name="ce142" table:number-columns-repeated="6"/>
          <table:table-cell table:style-name="ce170"/>
          <table:table-cell table:style-name="ce142" table:number-columns-repeated="6"/>
          <table:table-cell table:style-name="ce170"/>
          <table:table-cell table:style-name="ce142" table:number-columns-repeated="6"/>
          <table:table-cell table:style-name="ce170"/>
          <table:table-cell table:style-name="ce142" table:number-columns-repeated="6"/>
          <table:table-cell table:style-name="ce170"/>
          <table:table-cell table:style-name="ce142" table:number-columns-repeated="6"/>
          <table:table-cell table:style-name="ce170"/>
          <table:table-cell table:style-name="ce142" table:number-columns-repeated="6"/>
          <table:table-cell table:style-name="ce170"/>
          <table:table-cell table:style-name="ce142" table:number-columns-repeated="6"/>
          <table:table-cell table:style-name="ce170"/>
          <table:table-cell table:style-name="ce142" table:number-columns-repeated="6"/>
          <table:table-cell table:style-name="ce170"/>
          <table:table-cell table:style-name="ce142" table:number-columns-repeated="6"/>
          <table:table-cell table:style-name="ce170"/>
          <table:table-cell table:style-name="ce142" table:number-columns-repeated="6"/>
          <table:table-cell table:style-name="ce170"/>
          <table:table-cell table:style-name="ce142" table:number-columns-repeated="6"/>
          <table:table-cell table:style-name="ce170"/>
          <table:table-cell table:style-name="ce142" table:number-columns-repeated="6"/>
          <table:table-cell table:style-name="ce170"/>
          <table:table-cell table:style-name="ce142" table:number-columns-repeated="6"/>
          <table:table-cell table:style-name="ce170"/>
          <table:table-cell table:style-name="ce142" table:number-columns-repeated="6"/>
          <table:table-cell table:style-name="ce170"/>
          <table:table-cell table:style-name="ce142" table:number-columns-repeated="6"/>
          <table:table-cell table:style-name="ce170"/>
          <table:table-cell table:style-name="ce142" table:number-columns-repeated="6"/>
          <table:table-cell table:style-name="ce170"/>
          <table:table-cell table:style-name="ce142" table:number-columns-repeated="6"/>
          <table:table-cell table:style-name="ce170"/>
          <table:table-cell table:style-name="ce142" table:number-columns-repeated="6"/>
          <table:table-cell table:style-name="ce170"/>
          <table:table-cell table:style-name="ce142" table:number-columns-repeated="6"/>
          <table:table-cell table:style-name="ce170"/>
          <table:table-cell table:style-name="ce142" table:number-columns-repeated="6"/>
          <table:table-cell table:style-name="ce170"/>
          <table:table-cell table:style-name="ce142" table:number-columns-repeated="6"/>
          <table:table-cell table:style-name="ce170"/>
          <table:table-cell table:style-name="ce142" table:number-columns-repeated="6"/>
          <table:table-cell table:style-name="ce170"/>
          <table:table-cell table:style-name="ce142" table:number-columns-repeated="6"/>
          <table:table-cell table:style-name="ce170"/>
          <table:table-cell table:style-name="ce142" table:number-columns-repeated="6"/>
          <table:table-cell table:style-name="ce170"/>
          <table:table-cell table:style-name="ce142" table:number-columns-repeated="6"/>
          <table:table-cell table:style-name="ce170"/>
          <table:table-cell table:style-name="ce142" table:number-columns-repeated="6"/>
          <table:table-cell table:style-name="ce170"/>
          <table:table-cell table:style-name="ce188"/>
          <table:table-cell table:style-name="ce194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4.1</text:p>
          </table:table-cell>
          <table:table-cell table:style-name="ce12" office:value-type="string">
            <text:p>Konzept</text:p>
          </table:table-cell>
          <table:table-cell table:style-name="ce44"/>
          <table:table-cell table:style-name="ce12"/>
          <table:table-cell table:style-name="ce44"/>
          <table:table-cell table:style-name="ce71"/>
          <table:table-cell table:style-name="ce90" table:number-columns-repeated="3"/>
          <table:table-cell table:style-name="ce101"/>
          <table:table-cell table:style-name="ce119"/>
          <table:table-cell table:style-name="ce138" table:number-columns-repeated="4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84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4.1.1</text:p>
          </table:table-cell>
          <table:table-cell table:style-name="ce12" office:value-type="string">
            <text:p>Grafikstyle</text:p>
          </table:table-cell>
          <table:table-cell table:style-name="ce44" office:value-type="date" office:date-value="2016-05-30">
            <text:p>30.05.2016</text:p>
          </table:table-cell>
          <table:table-cell table:style-name="ce12" office:value-type="float" office:value="4">
            <text:p>4</text:p>
          </table:table-cell>
          <table:table-cell table:style-name="ce44" office:value-type="date" office:date-value="2016-06-03">
            <text:p>03.06.2016</text:p>
          </table:table-cell>
          <table:table-cell table:style-name="ce71" office:value-type="string">
            <text:p>-</text:p>
          </table:table-cell>
          <table:table-cell table:style-name="ce90" office:value-type="float" office:value="20">
            <text:p>20,00</text:p>
          </table:table-cell>
          <table:table-cell table:style-name="ce90" office:value-type="float" office:value="0">
            <text:p>0,00</text:p>
          </table:table-cell>
          <table:table-cell table:style-name="ce90" office:value-type="float" office:value="20">
            <text:p>20,00</text:p>
          </table:table-cell>
          <table:table-cell table:style-name="ce101" office:value-type="string">
            <text:p>Westi, Hässel</text:p>
          </table:table-cell>
          <table:table-cell table:style-name="ce119"/>
          <table:table-cell table:style-name="ce138" table:number-columns-repeated="4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84"/>
          <table:table-cell table:style-name="ce12" table:number-columns-repeated="604"/>
          <table:table-cell table:number-columns-repeated="3"/>
        </table:table-row>
        <table:table-row table:style-name="ro4">
          <table:table-cell table:style-name="ce10" office:value-type="string">
            <text:p>4.1.2</text:p>
          </table:table-cell>
          <table:table-cell table:style-name="ce12" office:value-type="string">
            <text:p>Sounds</text:p>
          </table:table-cell>
          <table:table-cell table:style-name="ce44" office:value-type="date" office:date-value="2016-05-30">
            <text:p>30.05.2016</text:p>
          </table:table-cell>
          <table:table-cell table:style-name="ce12" office:value-type="float" office:value="4">
            <text:p>4</text:p>
          </table:table-cell>
          <table:table-cell table:style-name="ce44" office:value-type="date" office:date-value="2016-06-03">
            <text:p>03.06.2016</text:p>
          </table:table-cell>
          <table:table-cell table:style-name="ce71" office:value-type="string">
            <text:p>-</text:p>
          </table:table-cell>
          <table:table-cell table:style-name="ce90" office:value-type="float" office:value="10">
            <text:p>10,00</text:p>
          </table:table-cell>
          <table:table-cell table:style-name="ce90" office:value-type="float" office:value="0">
            <text:p>0,00</text:p>
          </table:table-cell>
          <table:table-cell table:style-name="ce90" office:value-type="float" office:value="10">
            <text:p>10,00</text:p>
          </table:table-cell>
          <table:table-cell table:style-name="ce101" office:value-type="string">
            <text:p>Auer, Seifert</text:p>
          </table:table-cell>
          <table:table-cell table:style-name="ce119"/>
          <table:table-cell table:style-name="ce138" table:number-columns-repeated="4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84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4.2</text:p>
          </table:table-cell>
          <table:table-cell table:style-name="ce12" office:value-type="string">
            <text:p>Realisierung</text:p>
          </table:table-cell>
          <table:table-cell table:style-name="ce44"/>
          <table:table-cell table:style-name="ce12"/>
          <table:table-cell table:style-name="ce44"/>
          <table:table-cell table:style-name="ce71"/>
          <table:table-cell table:style-name="ce90" table:number-columns-repeated="3"/>
          <table:table-cell table:style-name="ce101"/>
          <table:table-cell table:style-name="ce119"/>
          <table:table-cell table:style-name="ce138" table:number-columns-repeated="4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84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4.2.1</text:p>
          </table:table-cell>
          <table:table-cell table:style-name="ce12" office:value-type="string">
            <text:p>Grafik</text:p>
          </table:table-cell>
          <table:table-cell table:style-name="ce44" office:value-type="date" office:date-value="2016-06-12">
            <text:p>12.06.2016</text:p>
          </table:table-cell>
          <table:table-cell table:style-name="ce12" office:value-type="float" office:value="7">
            <text:p>7</text:p>
          </table:table-cell>
          <table:table-cell table:style-name="ce44" office:value-type="date" office:date-value="2016-06-19">
            <text:p>19.06.2016</text:p>
          </table:table-cell>
          <table:table-cell table:style-name="ce71" office:value-type="string">
            <text:p>4.1.1 &amp; 3.1</text:p>
          </table:table-cell>
          <table:table-cell table:style-name="ce90" office:value-type="float" office:value="50">
            <text:p>50,00</text:p>
          </table:table-cell>
          <table:table-cell table:style-name="ce90" office:value-type="float" office:value="0">
            <text:p>0,00</text:p>
          </table:table-cell>
          <table:table-cell table:style-name="ce90" office:value-type="float" office:value="50">
            <text:p>50,00</text:p>
          </table:table-cell>
          <table:table-cell table:style-name="ce101" office:value-type="string">
            <text:p>Westi, Hässel</text:p>
          </table:table-cell>
          <table:table-cell table:style-name="ce119"/>
          <table:table-cell table:style-name="ce138" table:number-columns-repeated="4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84"/>
          <table:table-cell table:style-name="ce12" table:number-columns-repeated="604"/>
          <table:table-cell table:number-columns-repeated="3"/>
        </table:table-row>
        <table:table-row table:style-name="ro4">
          <table:table-cell table:style-name="ce10" office:value-type="string">
            <text:p>4.2.2</text:p>
          </table:table-cell>
          <table:table-cell table:style-name="ce12" office:value-type="string">
            <text:p>Sounds</text:p>
          </table:table-cell>
          <table:table-cell table:style-name="ce44" office:value-type="date" office:date-value="2016-06-12">
            <text:p>12.06.2016</text:p>
          </table:table-cell>
          <table:table-cell table:style-name="ce12" office:value-type="float" office:value="7">
            <text:p>7</text:p>
          </table:table-cell>
          <table:table-cell table:style-name="ce44" office:value-type="date" office:date-value="2016-06-19">
            <text:p>19.06.2016</text:p>
          </table:table-cell>
          <table:table-cell table:style-name="ce71" office:value-type="string">
            <text:p>4.1.2 &amp; 3.1</text:p>
          </table:table-cell>
          <table:table-cell table:style-name="ce90" office:value-type="float" office:value="10">
            <text:p>10,00</text:p>
          </table:table-cell>
          <table:table-cell table:style-name="ce90" office:value-type="float" office:value="0">
            <text:p>0,00</text:p>
          </table:table-cell>
          <table:table-cell table:style-name="ce90" office:value-type="float" office:value="10">
            <text:p>10,00</text:p>
          </table:table-cell>
          <table:table-cell table:style-name="ce101" office:value-type="string">
            <text:p>Auer, Seifert</text:p>
          </table:table-cell>
          <table:table-cell table:style-name="ce119"/>
          <table:table-cell table:style-name="ce138" table:number-columns-repeated="4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84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7" office:value-type="string">
            <text:p>M8</text:p>
          </table:table-cell>
          <table:table-cell table:style-name="ce17" office:value-type="string">
            <text:p>Assets Fertig</text:p>
          </table:table-cell>
          <table:table-cell table:style-name="ce48" office:value-type="date" office:date-value="2016-06-19">
            <text:p>19.06.2016</text:p>
          </table:table-cell>
          <table:table-cell table:style-name="ce17" office:value-type="float" office:value="0">
            <text:p>0</text:p>
          </table:table-cell>
          <table:table-cell table:style-name="ce48" office:value-type="date" office:date-value="2016-06-19">
            <text:p>19.06.2016</text:p>
          </table:table-cell>
          <table:table-cell table:style-name="ce78"/>
          <table:table-cell table:style-name="ce17" table:number-columns-repeated="3"/>
          <table:table-cell table:style-name="ce106"/>
          <table:table-cell table:style-name="ce125"/>
          <table:table-cell table:style-name="ce144" table:number-columns-repeated="4"/>
          <table:table-cell table:style-name="ce153" table:number-columns-repeated="2"/>
          <table:table-cell table:style-name="ce144" table:number-columns-repeated="5"/>
          <table:table-cell table:style-name="ce153" table:number-columns-repeated="2"/>
          <table:table-cell table:style-name="ce144" table:number-columns-repeated="5"/>
          <table:table-cell table:style-name="ce153" table:number-columns-repeated="2"/>
          <table:table-cell table:style-name="ce144" table:number-columns-repeated="5"/>
          <table:table-cell table:style-name="ce153" table:number-columns-repeated="2"/>
          <table:table-cell table:style-name="ce144" table:number-columns-repeated="5"/>
          <table:table-cell table:style-name="ce153" table:number-columns-repeated="2"/>
          <table:table-cell table:style-name="ce144" table:number-columns-repeated="5"/>
          <table:table-cell table:style-name="ce153" table:number-columns-repeated="2"/>
          <table:table-cell table:style-name="ce144" table:number-columns-repeated="5"/>
          <table:table-cell table:style-name="ce153" table:number-columns-repeated="2"/>
          <table:table-cell table:style-name="ce144" table:number-columns-repeated="5"/>
          <table:table-cell table:style-name="ce153" table:number-columns-repeated="2"/>
          <table:table-cell table:style-name="ce144" table:number-columns-repeated="5"/>
          <table:table-cell table:style-name="ce153" table:number-columns-repeated="2"/>
          <table:table-cell table:style-name="ce144" table:number-columns-repeated="5"/>
          <table:table-cell table:style-name="ce153" table:number-columns-repeated="2"/>
          <table:table-cell table:style-name="ce144" table:number-columns-repeated="5"/>
          <table:table-cell table:style-name="ce153" table:number-columns-repeated="2"/>
          <table:table-cell table:style-name="ce144" table:number-columns-repeated="5"/>
          <table:table-cell table:style-name="ce153" table:number-columns-repeated="2"/>
          <table:table-cell table:style-name="ce144" table:number-columns-repeated="5"/>
          <table:table-cell table:style-name="ce153" table:number-columns-repeated="2"/>
          <table:table-cell table:style-name="ce144" table:number-columns-repeated="5"/>
          <table:table-cell table:style-name="ce153" table:number-columns-repeated="2"/>
          <table:table-cell table:style-name="ce144" table:number-columns-repeated="5"/>
          <table:table-cell table:style-name="ce153" table:number-columns-repeated="2"/>
          <table:table-cell table:style-name="ce144" table:number-columns-repeated="5"/>
          <table:table-cell table:style-name="ce153" table:number-columns-repeated="2"/>
          <table:table-cell table:style-name="ce144" table:number-columns-repeated="5"/>
          <table:table-cell table:style-name="ce153" table:number-columns-repeated="2"/>
          <table:table-cell table:style-name="ce144" table:number-columns-repeated="5"/>
          <table:table-cell table:style-name="ce153" table:number-columns-repeated="2"/>
          <table:table-cell table:style-name="ce144" table:number-columns-repeated="5"/>
          <table:table-cell table:style-name="ce153" table:number-columns-repeated="2"/>
          <table:table-cell table:style-name="ce144" table:number-columns-repeated="5"/>
          <table:table-cell table:style-name="ce153" table:number-columns-repeated="2"/>
          <table:table-cell table:style-name="ce144" table:number-columns-repeated="5"/>
          <table:table-cell table:style-name="ce153" table:number-columns-repeated="2"/>
          <table:table-cell table:style-name="ce144" table:number-columns-repeated="5"/>
          <table:table-cell table:style-name="ce153" table:number-columns-repeated="2"/>
          <table:table-cell table:style-name="ce144" table:number-columns-repeated="5"/>
          <table:table-cell table:style-name="ce153" table:number-columns-repeated="2"/>
          <table:table-cell table:style-name="ce144" table:number-columns-repeated="5"/>
          <table:table-cell table:style-name="ce153" table:number-columns-repeated="2"/>
          <table:table-cell table:style-name="ce144" table:number-columns-repeated="5"/>
          <table:table-cell table:style-name="ce153" table:number-columns-repeated="2"/>
          <table:table-cell table:style-name="ce144" table:number-columns-repeated="5"/>
          <table:table-cell table:style-name="ce153" table:number-columns-repeated="2"/>
          <table:table-cell table:style-name="ce144" table:number-columns-repeated="5"/>
          <table:table-cell table:style-name="ce153" table:number-columns-repeated="2"/>
          <table:table-cell table:style-name="ce144" table:number-columns-repeated="5"/>
          <table:table-cell table:style-name="ce153" table:number-columns-repeated="2"/>
          <table:table-cell table:style-name="ce144" table:number-columns-repeated="5"/>
          <table:table-cell table:style-name="ce153"/>
          <table:table-cell table:style-name="ce172"/>
          <table:table-cell table:style-name="ce144" table:number-columns-repeated="5"/>
          <table:table-cell table:style-name="ce153"/>
          <table:table-cell table:style-name="ce172"/>
          <table:table-cell table:style-name="ce144" table:number-columns-repeated="5"/>
          <table:table-cell table:style-name="ce153"/>
          <table:table-cell table:style-name="ce172"/>
          <table:table-cell table:style-name="ce144" table:number-columns-repeated="5"/>
          <table:table-cell table:style-name="ce153"/>
          <table:table-cell table:style-name="ce172"/>
          <table:table-cell table:style-name="ce144" table:number-columns-repeated="5"/>
          <table:table-cell table:style-name="ce153"/>
          <table:table-cell table:style-name="ce172"/>
          <table:table-cell table:style-name="ce144" table:number-columns-repeated="5"/>
          <table:table-cell table:style-name="ce153"/>
          <table:table-cell table:style-name="ce172"/>
          <table:table-cell table:style-name="ce144" table:number-columns-repeated="5"/>
          <table:table-cell table:style-name="ce153"/>
          <table:table-cell table:style-name="ce172"/>
          <table:table-cell table:style-name="ce144" table:number-columns-repeated="5"/>
          <table:table-cell table:style-name="ce153"/>
          <table:table-cell table:style-name="ce172"/>
          <table:table-cell table:style-name="ce144" table:number-columns-repeated="5"/>
          <table:table-cell table:style-name="ce153"/>
          <table:table-cell table:style-name="ce172"/>
          <table:table-cell table:style-name="ce144" table:number-columns-repeated="5"/>
          <table:table-cell table:style-name="ce153"/>
          <table:table-cell table:style-name="ce172"/>
          <table:table-cell table:style-name="ce144" table:number-columns-repeated="5"/>
          <table:table-cell table:style-name="ce153"/>
          <table:table-cell table:style-name="ce172"/>
          <table:table-cell table:style-name="ce144" table:number-columns-repeated="5"/>
          <table:table-cell table:style-name="ce153"/>
          <table:table-cell table:style-name="ce172"/>
          <table:table-cell table:style-name="ce144" table:number-columns-repeated="5"/>
          <table:table-cell table:style-name="ce153"/>
          <table:table-cell table:style-name="ce172"/>
          <table:table-cell table:style-name="ce144" table:number-columns-repeated="5"/>
          <table:table-cell table:style-name="ce153"/>
          <table:table-cell table:style-name="ce172"/>
          <table:table-cell table:style-name="ce144" table:number-columns-repeated="5"/>
          <table:table-cell table:style-name="ce153"/>
          <table:table-cell table:style-name="ce172"/>
          <table:table-cell table:style-name="ce144" table:number-columns-repeated="5"/>
          <table:table-cell table:style-name="ce153"/>
          <table:table-cell table:style-name="ce172"/>
          <table:table-cell table:style-name="ce144" table:number-columns-repeated="5"/>
          <table:table-cell table:style-name="ce153"/>
          <table:table-cell table:style-name="ce172"/>
          <table:table-cell table:style-name="ce144" table:number-columns-repeated="5"/>
          <table:table-cell table:style-name="ce153"/>
          <table:table-cell table:style-name="ce172"/>
          <table:table-cell table:style-name="ce144" table:number-columns-repeated="5"/>
          <table:table-cell table:style-name="ce153"/>
          <table:table-cell table:style-name="ce172"/>
          <table:table-cell table:style-name="ce144" table:number-columns-repeated="5"/>
          <table:table-cell table:style-name="ce153"/>
          <table:table-cell table:style-name="ce172"/>
          <table:table-cell table:style-name="ce144" table:number-columns-repeated="5"/>
          <table:table-cell table:style-name="ce153"/>
          <table:table-cell table:style-name="ce172"/>
          <table:table-cell table:style-name="ce144" table:number-columns-repeated="5"/>
          <table:table-cell table:style-name="ce153"/>
          <table:table-cell table:style-name="ce172"/>
          <table:table-cell table:style-name="ce144" table:number-columns-repeated="5"/>
          <table:table-cell table:style-name="ce153"/>
          <table:table-cell table:style-name="ce172"/>
          <table:table-cell table:style-name="ce144" table:number-columns-repeated="5"/>
          <table:table-cell table:style-name="ce153"/>
          <table:table-cell table:style-name="ce172"/>
          <table:table-cell table:style-name="ce144" table:number-columns-repeated="5"/>
          <table:table-cell table:style-name="ce153"/>
          <table:table-cell table:style-name="ce172"/>
          <table:table-cell table:style-name="ce144" table:number-columns-repeated="5"/>
          <table:table-cell table:style-name="ce153"/>
          <table:table-cell table:style-name="ce172"/>
          <table:table-cell table:style-name="ce144" table:number-columns-repeated="5"/>
          <table:table-cell table:style-name="ce153"/>
          <table:table-cell table:style-name="ce172"/>
          <table:table-cell table:style-name="ce144" table:number-columns-repeated="5"/>
          <table:table-cell table:style-name="ce153"/>
          <table:table-cell table:style-name="ce172"/>
          <table:table-cell table:style-name="ce144" table:number-columns-repeated="5"/>
          <table:table-cell table:style-name="ce153"/>
          <table:table-cell table:style-name="ce172"/>
          <table:table-cell table:style-name="ce144" table:number-columns-repeated="5"/>
          <table:table-cell table:style-name="ce153"/>
          <table:table-cell table:style-name="ce172"/>
          <table:table-cell table:style-name="ce190"/>
          <table:table-cell table:style-name="ce33" table:number-columns-repeated="604"/>
          <table:table-cell table:style-name="ce17" table:number-columns-repeated="3"/>
        </table:table-row>
        <table:table-row table:style-name="ro2">
          <table:table-cell table:style-name="Default" table:number-columns-repeated="5"/>
          <table:table-cell table:style-name="ce79"/>
          <table:table-cell table:style-name="Default" table:number-columns-repeated="3"/>
          <table:table-cell table:style-name="ce107"/>
          <table:table-cell table:style-name="ce119"/>
          <table:table-cell table:style-name="ce138" table:number-columns-repeated="4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84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3" office:value-type="string">
            <text:p>5</text:p>
          </table:table-cell>
          <table:table-cell table:style-name="ce30" office:value-type="string">
            <text:p>Sonstiges</text:p>
          </table:table-cell>
          <table:table-cell table:style-name="ce46"/>
          <table:table-cell table:style-name="ce30"/>
          <table:table-cell table:style-name="ce46"/>
          <table:table-cell table:style-name="ce74"/>
          <table:table-cell table:style-name="ce92" office:value-type="float" office:value="35">
            <text:p>35,00</text:p>
          </table:table-cell>
          <table:table-cell table:style-name="ce92" office:value-type="float" office:value="0">
            <text:p>0,00</text:p>
          </table:table-cell>
          <table:table-cell table:style-name="ce92" office:value-type="float" office:value="35">
            <text:p>35,00</text:p>
          </table:table-cell>
          <table:table-cell table:style-name="ce103"/>
          <table:table-cell table:style-name="ce123"/>
          <table:table-cell table:style-name="ce142" table:number-columns-repeated="201"/>
          <table:table-cell table:style-name="ce170"/>
          <table:table-cell table:style-name="ce142" table:number-columns-repeated="6"/>
          <table:table-cell table:style-name="ce170"/>
          <table:table-cell table:style-name="ce142" table:number-columns-repeated="6"/>
          <table:table-cell table:style-name="ce170"/>
          <table:table-cell table:style-name="ce142" table:number-columns-repeated="6"/>
          <table:table-cell table:style-name="ce170"/>
          <table:table-cell table:style-name="ce142" table:number-columns-repeated="6"/>
          <table:table-cell table:style-name="ce170"/>
          <table:table-cell table:style-name="ce142" table:number-columns-repeated="6"/>
          <table:table-cell table:style-name="ce170"/>
          <table:table-cell table:style-name="ce142" table:number-columns-repeated="6"/>
          <table:table-cell table:style-name="ce170"/>
          <table:table-cell table:style-name="ce142" table:number-columns-repeated="6"/>
          <table:table-cell table:style-name="ce170"/>
          <table:table-cell table:style-name="ce142" table:number-columns-repeated="6"/>
          <table:table-cell table:style-name="ce170"/>
          <table:table-cell table:style-name="ce142" table:number-columns-repeated="6"/>
          <table:table-cell table:style-name="ce170"/>
          <table:table-cell table:style-name="ce142" table:number-columns-repeated="6"/>
          <table:table-cell table:style-name="ce170"/>
          <table:table-cell table:style-name="ce142" table:number-columns-repeated="6"/>
          <table:table-cell table:style-name="ce170"/>
          <table:table-cell table:style-name="ce142" table:number-columns-repeated="6"/>
          <table:table-cell table:style-name="ce170"/>
          <table:table-cell table:style-name="ce142" table:number-columns-repeated="6"/>
          <table:table-cell table:style-name="ce170"/>
          <table:table-cell table:style-name="ce142" table:number-columns-repeated="6"/>
          <table:table-cell table:style-name="ce170"/>
          <table:table-cell table:style-name="ce142" table:number-columns-repeated="6"/>
          <table:table-cell table:style-name="ce170"/>
          <table:table-cell table:style-name="ce142" table:number-columns-repeated="6"/>
          <table:table-cell table:style-name="ce170"/>
          <table:table-cell table:style-name="ce142" table:number-columns-repeated="6"/>
          <table:table-cell table:style-name="ce170"/>
          <table:table-cell table:style-name="ce142" table:number-columns-repeated="6"/>
          <table:table-cell table:style-name="ce170"/>
          <table:table-cell table:style-name="ce142" table:number-columns-repeated="6"/>
          <table:table-cell table:style-name="ce170"/>
          <table:table-cell table:style-name="ce142" table:number-columns-repeated="6"/>
          <table:table-cell table:style-name="ce170"/>
          <table:table-cell table:style-name="ce142" table:number-columns-repeated="6"/>
          <table:table-cell table:style-name="ce170"/>
          <table:table-cell table:style-name="ce142" table:number-columns-repeated="6"/>
          <table:table-cell table:style-name="ce170"/>
          <table:table-cell table:style-name="ce142" table:number-columns-repeated="6"/>
          <table:table-cell table:style-name="ce170"/>
          <table:table-cell table:style-name="ce142" table:number-columns-repeated="6"/>
          <table:table-cell table:style-name="ce170"/>
          <table:table-cell table:style-name="ce142" table:number-columns-repeated="6"/>
          <table:table-cell table:style-name="ce170"/>
          <table:table-cell table:style-name="ce142" table:number-columns-repeated="6"/>
          <table:table-cell table:style-name="ce170"/>
          <table:table-cell table:style-name="ce142" table:number-columns-repeated="6"/>
          <table:table-cell table:style-name="ce170"/>
          <table:table-cell table:style-name="ce142" table:number-columns-repeated="6"/>
          <table:table-cell table:style-name="ce170"/>
          <table:table-cell table:style-name="ce142" table:number-columns-repeated="6"/>
          <table:table-cell table:style-name="ce170"/>
          <table:table-cell table:style-name="ce188"/>
          <table:table-cell table:style-name="ce194" table:number-columns-repeated="604"/>
          <table:table-cell table:number-columns-repeated="3"/>
        </table:table-row>
        <table:table-row table:style-name="ro2">
          <table:table-cell table:style-name="ce18" office:value-type="string">
            <text:p>5.1</text:p>
          </table:table-cell>
          <table:table-cell table:style-name="ce35" office:value-type="string">
            <text:p>Research</text:p>
          </table:table-cell>
          <table:table-cell table:style-name="ce49" office:value-type="date" office:date-value="2016-05-09">
            <text:p>09.05.2016</text:p>
          </table:table-cell>
          <table:table-cell table:style-name="ce35" office:value-type="float" office:value="7">
            <text:p>7</text:p>
          </table:table-cell>
          <table:table-cell table:style-name="ce49" office:value-type="date" office:date-value="2016-05-16">
            <text:p>16.05.2016</text:p>
          </table:table-cell>
          <table:table-cell table:style-name="ce80" office:value-type="string">
            <text:p>-</text:p>
          </table:table-cell>
          <table:table-cell table:style-name="ce94" office:value-type="float" office:value="15">
            <text:p>15,00</text:p>
          </table:table-cell>
          <table:table-cell table:style-name="ce94" office:value-type="float" office:value="0">
            <text:p>0,00</text:p>
          </table:table-cell>
          <table:table-cell table:style-name="ce94" office:value-type="float" office:value="15">
            <text:p>15,00</text:p>
          </table:table-cell>
          <table:table-cell table:style-name="ce108" office:value-type="string">
            <text:p>Alle</text:p>
          </table:table-cell>
          <table:table-cell table:style-name="ce126"/>
          <table:table-cell table:style-name="ce145" table:number-columns-repeated="201"/>
          <table:table-cell table:style-name="ce173"/>
          <table:table-cell table:style-name="ce145" table:number-columns-repeated="6"/>
          <table:table-cell table:style-name="ce173"/>
          <table:table-cell table:style-name="ce145" table:number-columns-repeated="6"/>
          <table:table-cell table:style-name="ce173"/>
          <table:table-cell table:style-name="ce145" table:number-columns-repeated="6"/>
          <table:table-cell table:style-name="ce173"/>
          <table:table-cell table:style-name="ce145" table:number-columns-repeated="6"/>
          <table:table-cell table:style-name="ce173"/>
          <table:table-cell table:style-name="ce145" table:number-columns-repeated="6"/>
          <table:table-cell table:style-name="ce173"/>
          <table:table-cell table:style-name="ce145" table:number-columns-repeated="6"/>
          <table:table-cell table:style-name="ce173"/>
          <table:table-cell table:style-name="ce145" table:number-columns-repeated="6"/>
          <table:table-cell table:style-name="ce173"/>
          <table:table-cell table:style-name="ce145" table:number-columns-repeated="6"/>
          <table:table-cell table:style-name="ce173"/>
          <table:table-cell table:style-name="ce145" table:number-columns-repeated="6"/>
          <table:table-cell table:style-name="ce173"/>
          <table:table-cell table:style-name="ce145" table:number-columns-repeated="6"/>
          <table:table-cell table:style-name="ce173"/>
          <table:table-cell table:style-name="ce145" table:number-columns-repeated="6"/>
          <table:table-cell table:style-name="ce173"/>
          <table:table-cell table:style-name="ce145" table:number-columns-repeated="6"/>
          <table:table-cell table:style-name="ce173"/>
          <table:table-cell table:style-name="ce145" table:number-columns-repeated="6"/>
          <table:table-cell table:style-name="ce173"/>
          <table:table-cell table:style-name="ce145" table:number-columns-repeated="6"/>
          <table:table-cell table:style-name="ce173"/>
          <table:table-cell table:style-name="ce145" table:number-columns-repeated="6"/>
          <table:table-cell table:style-name="ce173"/>
          <table:table-cell table:style-name="ce145" table:number-columns-repeated="6"/>
          <table:table-cell table:style-name="ce173"/>
          <table:table-cell table:style-name="ce145" table:number-columns-repeated="6"/>
          <table:table-cell table:style-name="ce173"/>
          <table:table-cell table:style-name="ce145" table:number-columns-repeated="6"/>
          <table:table-cell table:style-name="ce173"/>
          <table:table-cell table:style-name="ce145" table:number-columns-repeated="6"/>
          <table:table-cell table:style-name="ce173"/>
          <table:table-cell table:style-name="ce145" table:number-columns-repeated="6"/>
          <table:table-cell table:style-name="ce173"/>
          <table:table-cell table:style-name="ce145" table:number-columns-repeated="6"/>
          <table:table-cell table:style-name="ce173"/>
          <table:table-cell table:style-name="ce145" table:number-columns-repeated="6"/>
          <table:table-cell table:style-name="ce173"/>
          <table:table-cell table:style-name="ce145" table:number-columns-repeated="6"/>
          <table:table-cell table:style-name="ce173"/>
          <table:table-cell table:style-name="ce145" table:number-columns-repeated="6"/>
          <table:table-cell table:style-name="ce173"/>
          <table:table-cell table:style-name="ce145" table:number-columns-repeated="6"/>
          <table:table-cell table:style-name="ce173"/>
          <table:table-cell table:style-name="ce145" table:number-columns-repeated="6"/>
          <table:table-cell table:style-name="ce173"/>
          <table:table-cell table:style-name="ce145" table:number-columns-repeated="6"/>
          <table:table-cell table:style-name="ce173"/>
          <table:table-cell table:style-name="ce145" table:number-columns-repeated="6"/>
          <table:table-cell table:style-name="ce173"/>
          <table:table-cell table:style-name="ce145" table:number-columns-repeated="6"/>
          <table:table-cell table:style-name="ce173"/>
          <table:table-cell table:style-name="ce191"/>
          <table:table-cell table:style-name="ce35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5.2</text:p>
          </table:table-cell>
          <table:table-cell table:style-name="ce12" office:value-type="string">
            <text:p>Repository</text:p>
          </table:table-cell>
          <table:table-cell table:style-name="ce44" office:value-type="date" office:date-value="2016-05-11">
            <text:p>11.05.2016</text:p>
          </table:table-cell>
          <table:table-cell table:style-name="ce12" office:value-type="float" office:value="7">
            <text:p>7</text:p>
          </table:table-cell>
          <table:table-cell table:style-name="ce44" office:value-type="date" office:date-value="2016-05-20">
            <text:p>20.05.2016</text:p>
          </table:table-cell>
          <table:table-cell table:style-name="ce71" office:value-type="string">
            <text:p>-</text:p>
          </table:table-cell>
          <table:table-cell table:style-name="ce90" office:value-type="float" office:value="5">
            <text:p>5,00</text:p>
          </table:table-cell>
          <table:table-cell table:style-name="ce90" office:value-type="float" office:value="0">
            <text:p>0,00</text:p>
          </table:table-cell>
          <table:table-cell table:style-name="ce90" office:value-type="float" office:value="5">
            <text:p>5,00</text:p>
          </table:table-cell>
          <table:table-cell table:style-name="ce101" office:value-type="string">
            <text:p>Auer</text:p>
          </table:table-cell>
          <table:table-cell table:style-name="ce119"/>
          <table:table-cell table:style-name="ce138" table:number-columns-repeated="4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84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5.3</text:p>
          </table:table-cell>
          <table:table-cell table:style-name="ce12" office:value-type="string">
            <text:p>Testing</text:p>
          </table:table-cell>
          <table:table-cell table:style-name="ce44" office:value-type="date" office:date-value="2016-06-15">
            <text:p>15.06.2016</text:p>
          </table:table-cell>
          <table:table-cell table:style-name="ce12" office:value-type="float" office:value="6">
            <text:p>6</text:p>
          </table:table-cell>
          <table:table-cell table:style-name="ce44" office:value-type="date" office:date-value="2016-06-21">
            <text:p>21.06.2016</text:p>
          </table:table-cell>
          <table:table-cell table:style-name="ce71" office:value-type="string">
            <text:p>2 &amp; 3 &amp; 4</text:p>
          </table:table-cell>
          <table:table-cell table:style-name="ce90" office:value-type="float" office:value="15">
            <text:p>15,00</text:p>
          </table:table-cell>
          <table:table-cell table:style-name="ce90" office:value-type="float" office:value="0">
            <text:p>0,00</text:p>
          </table:table-cell>
          <table:table-cell table:style-name="ce90" office:value-type="float" office:value="15">
            <text:p>15,00</text:p>
          </table:table-cell>
          <table:table-cell table:style-name="ce101" office:value-type="string">
            <text:p>Alle</text:p>
          </table:table-cell>
          <table:table-cell table:style-name="ce119"/>
          <table:table-cell table:style-name="ce138" table:number-columns-repeated="4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84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Default" table:number-columns-repeated="5"/>
          <table:table-cell table:style-name="ce79"/>
          <table:table-cell table:style-name="Default" table:number-columns-repeated="3"/>
          <table:table-cell table:style-name="ce107"/>
          <table:table-cell table:style-name="ce119"/>
          <table:table-cell table:style-name="ce138" table:number-columns-repeated="4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84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4"/>
          <table:table-cell table:style-name="ce12"/>
          <table:table-cell table:style-name="ce44"/>
          <table:table-cell table:style-name="ce71"/>
          <table:table-cell table:style-name="ce90" table:number-columns-repeated="3"/>
          <table:table-cell table:style-name="ce101"/>
          <table:table-cell table:style-name="ce119"/>
          <table:table-cell table:style-name="ce138" table:number-columns-repeated="4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84"/>
          <table:table-cell table:style-name="ce12" table:number-columns-repeated="604"/>
          <table:table-cell table:number-columns-repeated="3"/>
        </table:table-row>
        <table:table-row table:style-name="ro2" table:number-rows-repeated="7">
          <table:table-cell table:style-name="Default" table:number-columns-repeated="5"/>
          <table:table-cell table:style-name="ce79"/>
          <table:table-cell table:style-name="Default" table:number-columns-repeated="3"/>
          <table:table-cell table:style-name="ce107"/>
          <table:table-cell table:style-name="ce119"/>
          <table:table-cell table:style-name="ce138" table:number-columns-repeated="4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84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4" table:formula="of:=IF(NOT([.B63]=&quot;&quot;);[.E47]+1;&quot;&quot;)">
            <text:p/>
          </table:table-cell>
          <table:table-cell table:style-name="ce12" table:formula="of:=IF(NOT([.B63]=&quot;&quot;); 1; &quot;&quot;)">
            <text:p/>
          </table:table-cell>
          <table:table-cell table:style-name="ce44" table:formula="of:=IF(NOT([.B63]=&quot;&quot;);IF([.D63]&gt;0;WORKDAY([.C63];[.D63]-1);[.C63]);&quot;&quot;)">
            <text:p/>
          </table:table-cell>
          <table:table-cell table:style-name="ce71"/>
          <table:table-cell table:style-name="ce90" table:number-columns-repeated="3"/>
          <table:table-cell table:style-name="ce101"/>
          <table:table-cell table:style-name="ce119"/>
          <table:table-cell table:style-name="ce138" table:number-columns-repeated="4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84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4" table:formula="of:=IF(NOT([.B64]=&quot;&quot;);[.E63]+1;&quot;&quot;)">
            <text:p/>
          </table:table-cell>
          <table:table-cell table:style-name="ce12" table:formula="of:=IF(NOT([.B64]=&quot;&quot;); 1; &quot;&quot;)">
            <text:p/>
          </table:table-cell>
          <table:table-cell table:style-name="ce44" table:formula="of:=IF(NOT([.B64]=&quot;&quot;);IF([.D64]&gt;0;WORKDAY([.C64];[.D64]-1);[.C64]);&quot;&quot;)">
            <text:p/>
          </table:table-cell>
          <table:table-cell table:style-name="ce71"/>
          <table:table-cell table:style-name="ce90" table:number-columns-repeated="3"/>
          <table:table-cell table:style-name="ce101"/>
          <table:table-cell table:style-name="ce119"/>
          <table:table-cell table:style-name="ce138" table:number-columns-repeated="4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84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4" table:formula="of:=IF(NOT([.B65]=&quot;&quot;);[.E64]+1;&quot;&quot;)">
            <text:p/>
          </table:table-cell>
          <table:table-cell table:style-name="ce12" table:formula="of:=IF(NOT([.B65]=&quot;&quot;); 1; &quot;&quot;)">
            <text:p/>
          </table:table-cell>
          <table:table-cell table:style-name="ce44" table:formula="of:=IF(NOT([.B65]=&quot;&quot;);IF([.D65]&gt;0;WORKDAY([.C65];[.D65]-1);[.C65]);&quot;&quot;)">
            <text:p/>
          </table:table-cell>
          <table:table-cell table:style-name="ce71"/>
          <table:table-cell table:style-name="ce90" table:number-columns-repeated="3"/>
          <table:table-cell table:style-name="ce101"/>
          <table:table-cell table:style-name="ce119"/>
          <table:table-cell table:style-name="ce138" table:number-columns-repeated="4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84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4" table:formula="of:=IF(NOT([.B66]=&quot;&quot;);[.E65]+1;&quot;&quot;)">
            <text:p/>
          </table:table-cell>
          <table:table-cell table:style-name="ce12" table:formula="of:=IF(NOT([.B66]=&quot;&quot;); 1; &quot;&quot;)">
            <text:p/>
          </table:table-cell>
          <table:table-cell table:style-name="ce44" table:formula="of:=IF(NOT([.B66]=&quot;&quot;);IF([.D66]&gt;0;WORKDAY([.C66];[.D66]-1);[.C66]);&quot;&quot;)">
            <text:p/>
          </table:table-cell>
          <table:table-cell table:style-name="ce71"/>
          <table:table-cell table:style-name="ce90" table:number-columns-repeated="3"/>
          <table:table-cell table:style-name="ce101"/>
          <table:table-cell table:style-name="ce119"/>
          <table:table-cell table:style-name="ce138" table:number-columns-repeated="4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84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4" table:formula="of:=IF(NOT([.B67]=&quot;&quot;);[.E66]+1;&quot;&quot;)">
            <text:p/>
          </table:table-cell>
          <table:table-cell table:style-name="ce12" table:formula="of:=IF(NOT([.B67]=&quot;&quot;); 1; &quot;&quot;)">
            <text:p/>
          </table:table-cell>
          <table:table-cell table:style-name="ce44" table:formula="of:=IF(NOT([.B67]=&quot;&quot;);IF([.D67]&gt;0;WORKDAY([.C67];[.D67]-1);[.C67]);&quot;&quot;)">
            <text:p/>
          </table:table-cell>
          <table:table-cell table:style-name="ce71"/>
          <table:table-cell table:style-name="ce90" table:number-columns-repeated="3"/>
          <table:table-cell table:style-name="ce101"/>
          <table:table-cell table:style-name="ce119"/>
          <table:table-cell table:style-name="ce138" table:number-columns-repeated="4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84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4" table:formula="of:=IF(NOT([.B68]=&quot;&quot;);[.E67]+1;&quot;&quot;)">
            <text:p/>
          </table:table-cell>
          <table:table-cell table:style-name="ce12" table:formula="of:=IF(NOT([.B68]=&quot;&quot;); 1; &quot;&quot;)">
            <text:p/>
          </table:table-cell>
          <table:table-cell table:style-name="ce44" table:formula="of:=IF(NOT([.B68]=&quot;&quot;);IF([.D68]&gt;0;WORKDAY([.C68];[.D68]-1);[.C68]);&quot;&quot;)">
            <text:p/>
          </table:table-cell>
          <table:table-cell table:style-name="ce71"/>
          <table:table-cell table:style-name="ce90" table:number-columns-repeated="3"/>
          <table:table-cell table:style-name="ce101"/>
          <table:table-cell table:style-name="ce119"/>
          <table:table-cell table:style-name="ce138" table:number-columns-repeated="4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84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4" table:formula="of:=IF(NOT([.B69]=&quot;&quot;);[.E68]+1;&quot;&quot;)">
            <text:p/>
          </table:table-cell>
          <table:table-cell table:style-name="ce12" table:formula="of:=IF(NOT([.B69]=&quot;&quot;); 1; &quot;&quot;)">
            <text:p/>
          </table:table-cell>
          <table:table-cell table:style-name="ce44" table:formula="of:=IF(NOT([.B69]=&quot;&quot;);IF([.D69]&gt;0;WORKDAY([.C69];[.D69]-1);[.C69]);&quot;&quot;)">
            <text:p/>
          </table:table-cell>
          <table:table-cell table:style-name="ce71"/>
          <table:table-cell table:style-name="ce90" table:number-columns-repeated="3"/>
          <table:table-cell table:style-name="ce101"/>
          <table:table-cell table:style-name="ce119"/>
          <table:table-cell table:style-name="ce138" table:number-columns-repeated="4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84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4" table:formula="of:=IF(NOT([.B70]=&quot;&quot;);[.E69]+1;&quot;&quot;)">
            <text:p/>
          </table:table-cell>
          <table:table-cell table:style-name="ce12" table:formula="of:=IF(NOT([.B70]=&quot;&quot;); 1; &quot;&quot;)">
            <text:p/>
          </table:table-cell>
          <table:table-cell table:style-name="ce44" table:formula="of:=IF(NOT([.B70]=&quot;&quot;);IF([.D70]&gt;0;WORKDAY([.C70];[.D70]-1);[.C70]);&quot;&quot;)">
            <text:p/>
          </table:table-cell>
          <table:table-cell table:style-name="ce71"/>
          <table:table-cell table:style-name="ce90" table:number-columns-repeated="3"/>
          <table:table-cell table:style-name="ce101"/>
          <table:table-cell table:style-name="ce119"/>
          <table:table-cell table:style-name="ce138" table:number-columns-repeated="4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84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4" table:formula="of:=IF(NOT([.B71]=&quot;&quot;);[.E70]+1;&quot;&quot;)">
            <text:p/>
          </table:table-cell>
          <table:table-cell table:style-name="ce12" table:formula="of:=IF(NOT([.B71]=&quot;&quot;); 1; &quot;&quot;)">
            <text:p/>
          </table:table-cell>
          <table:table-cell table:style-name="ce44" table:formula="of:=IF(NOT([.B71]=&quot;&quot;);IF([.D71]&gt;0;WORKDAY([.C71];[.D71]-1);[.C71]);&quot;&quot;)">
            <text:p/>
          </table:table-cell>
          <table:table-cell table:style-name="ce71"/>
          <table:table-cell table:style-name="ce90" table:number-columns-repeated="3"/>
          <table:table-cell table:style-name="ce101"/>
          <table:table-cell table:style-name="ce119"/>
          <table:table-cell table:style-name="ce138" table:number-columns-repeated="4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84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4" table:formula="of:=IF(NOT([.B72]=&quot;&quot;);[.E71]+1;&quot;&quot;)">
            <text:p/>
          </table:table-cell>
          <table:table-cell table:style-name="ce12" table:formula="of:=IF(NOT([.B72]=&quot;&quot;); 1; &quot;&quot;)">
            <text:p/>
          </table:table-cell>
          <table:table-cell table:style-name="ce44" table:formula="of:=IF(NOT([.B72]=&quot;&quot;);IF([.D72]&gt;0;WORKDAY([.C72];[.D72]-1);[.C72]);&quot;&quot;)">
            <text:p/>
          </table:table-cell>
          <table:table-cell table:style-name="ce71"/>
          <table:table-cell table:style-name="ce90" table:number-columns-repeated="3"/>
          <table:table-cell table:style-name="ce101"/>
          <table:table-cell table:style-name="ce119"/>
          <table:table-cell table:style-name="ce138" table:number-columns-repeated="4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84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4" table:formula="of:=IF(NOT([.B73]=&quot;&quot;);[.E72]+1;&quot;&quot;)">
            <text:p/>
          </table:table-cell>
          <table:table-cell table:style-name="ce12" table:formula="of:=IF(NOT([.B73]=&quot;&quot;); 1; &quot;&quot;)">
            <text:p/>
          </table:table-cell>
          <table:table-cell table:style-name="ce44" table:formula="of:=IF(NOT([.B73]=&quot;&quot;);IF([.D73]&gt;0;WORKDAY([.C73];[.D73]-1);[.C73]);&quot;&quot;)">
            <text:p/>
          </table:table-cell>
          <table:table-cell table:style-name="ce71"/>
          <table:table-cell table:style-name="ce90" table:number-columns-repeated="3"/>
          <table:table-cell table:style-name="ce101"/>
          <table:table-cell table:style-name="ce119"/>
          <table:table-cell table:style-name="ce138" table:number-columns-repeated="4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84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4" table:formula="of:=IF(NOT([.B74]=&quot;&quot;);[.E73]+1;&quot;&quot;)">
            <text:p/>
          </table:table-cell>
          <table:table-cell table:style-name="ce12" table:formula="of:=IF(NOT([.B74]=&quot;&quot;); 1; &quot;&quot;)">
            <text:p/>
          </table:table-cell>
          <table:table-cell table:style-name="ce44" table:formula="of:=IF(NOT([.B74]=&quot;&quot;);IF([.D74]&gt;0;WORKDAY([.C74];[.D74]-1);[.C74]);&quot;&quot;)">
            <text:p/>
          </table:table-cell>
          <table:table-cell table:style-name="ce71"/>
          <table:table-cell table:style-name="ce90" table:number-columns-repeated="3"/>
          <table:table-cell table:style-name="ce101"/>
          <table:table-cell table:style-name="ce119"/>
          <table:table-cell table:style-name="ce138" table:number-columns-repeated="4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84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4" table:formula="of:=IF(NOT([.B75]=&quot;&quot;);[.E74]+1;&quot;&quot;)">
            <text:p/>
          </table:table-cell>
          <table:table-cell table:style-name="ce12" table:formula="of:=IF(NOT([.B75]=&quot;&quot;); 1; &quot;&quot;)">
            <text:p/>
          </table:table-cell>
          <table:table-cell table:style-name="ce44" table:formula="of:=IF(NOT([.B75]=&quot;&quot;);IF([.D75]&gt;0;WORKDAY([.C75];[.D75]-1);[.C75]);&quot;&quot;)">
            <text:p/>
          </table:table-cell>
          <table:table-cell table:style-name="ce71"/>
          <table:table-cell table:style-name="ce90" table:number-columns-repeated="3"/>
          <table:table-cell table:style-name="ce101"/>
          <table:table-cell table:style-name="ce119"/>
          <table:table-cell table:style-name="ce138" table:number-columns-repeated="4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84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4" table:formula="of:=IF(NOT([.B76]=&quot;&quot;);[.E75]+1;&quot;&quot;)">
            <text:p/>
          </table:table-cell>
          <table:table-cell table:style-name="ce12" table:formula="of:=IF(NOT([.B76]=&quot;&quot;); 1; &quot;&quot;)">
            <text:p/>
          </table:table-cell>
          <table:table-cell table:style-name="ce44" table:formula="of:=IF(NOT([.B76]=&quot;&quot;);IF([.D76]&gt;0;WORKDAY([.C76];[.D76]-1);[.C76]);&quot;&quot;)">
            <text:p/>
          </table:table-cell>
          <table:table-cell table:style-name="ce71"/>
          <table:table-cell table:style-name="ce90" table:number-columns-repeated="3"/>
          <table:table-cell table:style-name="ce101"/>
          <table:table-cell table:style-name="ce119"/>
          <table:table-cell table:style-name="ce138" table:number-columns-repeated="4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84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4" table:formula="of:=IF(NOT([.B77]=&quot;&quot;);[.E76]+1;&quot;&quot;)">
            <text:p/>
          </table:table-cell>
          <table:table-cell table:style-name="ce12" table:formula="of:=IF(NOT([.B77]=&quot;&quot;); 1; &quot;&quot;)">
            <text:p/>
          </table:table-cell>
          <table:table-cell table:style-name="ce44" table:formula="of:=IF(NOT([.B77]=&quot;&quot;);IF([.D77]&gt;0;WORKDAY([.C77];[.D77]-1);[.C77]);&quot;&quot;)">
            <text:p/>
          </table:table-cell>
          <table:table-cell table:style-name="ce71"/>
          <table:table-cell table:style-name="ce90" table:number-columns-repeated="3"/>
          <table:table-cell table:style-name="ce101"/>
          <table:table-cell table:style-name="ce119"/>
          <table:table-cell table:style-name="ce138" table:number-columns-repeated="4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84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4" table:formula="of:=IF(NOT([.B78]=&quot;&quot;);[.E77]+1;&quot;&quot;)">
            <text:p/>
          </table:table-cell>
          <table:table-cell table:style-name="ce12" table:formula="of:=IF(NOT([.B78]=&quot;&quot;); 1; &quot;&quot;)">
            <text:p/>
          </table:table-cell>
          <table:table-cell table:style-name="ce44" table:formula="of:=IF(NOT([.B78]=&quot;&quot;);IF([.D78]&gt;0;WORKDAY([.C78];[.D78]-1);[.C78]);&quot;&quot;)">
            <text:p/>
          </table:table-cell>
          <table:table-cell table:style-name="ce71"/>
          <table:table-cell table:style-name="ce90" table:number-columns-repeated="3"/>
          <table:table-cell table:style-name="ce101"/>
          <table:table-cell table:style-name="ce119"/>
          <table:table-cell table:style-name="ce138" table:number-columns-repeated="4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84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4" table:formula="of:=IF(NOT([.B79]=&quot;&quot;);[.E78]+1;&quot;&quot;)">
            <text:p/>
          </table:table-cell>
          <table:table-cell table:style-name="ce12" table:formula="of:=IF(NOT([.B79]=&quot;&quot;); 1; &quot;&quot;)">
            <text:p/>
          </table:table-cell>
          <table:table-cell table:style-name="ce44" table:formula="of:=IF(NOT([.B79]=&quot;&quot;);IF([.D79]&gt;0;WORKDAY([.C79];[.D79]-1);[.C79]);&quot;&quot;)">
            <text:p/>
          </table:table-cell>
          <table:table-cell table:style-name="ce71"/>
          <table:table-cell table:style-name="ce90" table:number-columns-repeated="3"/>
          <table:table-cell table:style-name="ce101"/>
          <table:table-cell table:style-name="ce119"/>
          <table:table-cell table:style-name="ce138" table:number-columns-repeated="4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84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4" table:formula="of:=IF(NOT([.B80]=&quot;&quot;);[.E79]+1;&quot;&quot;)">
            <text:p/>
          </table:table-cell>
          <table:table-cell table:style-name="ce12" table:formula="of:=IF(NOT([.B80]=&quot;&quot;); 1; &quot;&quot;)">
            <text:p/>
          </table:table-cell>
          <table:table-cell table:style-name="ce44" table:formula="of:=IF(NOT([.B80]=&quot;&quot;);IF([.D80]&gt;0;WORKDAY([.C80];[.D80]-1);[.C80]);&quot;&quot;)">
            <text:p/>
          </table:table-cell>
          <table:table-cell table:style-name="ce71"/>
          <table:table-cell table:style-name="ce90" table:number-columns-repeated="3"/>
          <table:table-cell table:style-name="ce101"/>
          <table:table-cell table:style-name="ce119"/>
          <table:table-cell table:style-name="ce138" table:number-columns-repeated="4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84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4" table:formula="of:=IF(NOT([.B81]=&quot;&quot;);[.E80]+1;&quot;&quot;)">
            <text:p/>
          </table:table-cell>
          <table:table-cell table:style-name="ce12" table:formula="of:=IF(NOT([.B81]=&quot;&quot;); 1; &quot;&quot;)">
            <text:p/>
          </table:table-cell>
          <table:table-cell table:style-name="ce44" table:formula="of:=IF(NOT([.B81]=&quot;&quot;);IF([.D81]&gt;0;WORKDAY([.C81];[.D81]-1);[.C81]);&quot;&quot;)">
            <text:p/>
          </table:table-cell>
          <table:table-cell table:style-name="ce71"/>
          <table:table-cell table:style-name="ce90" table:number-columns-repeated="3"/>
          <table:table-cell table:style-name="ce101"/>
          <table:table-cell table:style-name="ce119"/>
          <table:table-cell table:style-name="ce138" table:number-columns-repeated="4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84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4" table:formula="of:=IF(NOT([.B82]=&quot;&quot;);[.E81]+1;&quot;&quot;)">
            <text:p/>
          </table:table-cell>
          <table:table-cell table:style-name="ce12" table:formula="of:=IF(NOT([.B82]=&quot;&quot;); 1; &quot;&quot;)">
            <text:p/>
          </table:table-cell>
          <table:table-cell table:style-name="ce44" table:formula="of:=IF(NOT([.B82]=&quot;&quot;);IF([.D82]&gt;0;WORKDAY([.C82];[.D82]-1);[.C82]);&quot;&quot;)">
            <text:p/>
          </table:table-cell>
          <table:table-cell table:style-name="ce71"/>
          <table:table-cell table:style-name="ce90" table:number-columns-repeated="3"/>
          <table:table-cell table:style-name="ce101"/>
          <table:table-cell table:style-name="ce119"/>
          <table:table-cell table:style-name="ce138" table:number-columns-repeated="4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84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4" table:formula="of:=IF(NOT([.B83]=&quot;&quot;);[.E82]+1;&quot;&quot;)">
            <text:p/>
          </table:table-cell>
          <table:table-cell table:style-name="ce12" table:formula="of:=IF(NOT([.B83]=&quot;&quot;); 1; &quot;&quot;)">
            <text:p/>
          </table:table-cell>
          <table:table-cell table:style-name="ce44" table:formula="of:=IF(NOT([.B83]=&quot;&quot;);IF([.D83]&gt;0;WORKDAY([.C83];[.D83]-1);[.C83]);&quot;&quot;)">
            <text:p/>
          </table:table-cell>
          <table:table-cell table:style-name="ce71"/>
          <table:table-cell table:style-name="ce90" table:number-columns-repeated="3"/>
          <table:table-cell table:style-name="ce101"/>
          <table:table-cell table:style-name="ce119"/>
          <table:table-cell table:style-name="ce138" table:number-columns-repeated="4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84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4" table:formula="of:=IF(NOT([.B84]=&quot;&quot;);[.E83]+1;&quot;&quot;)">
            <text:p/>
          </table:table-cell>
          <table:table-cell table:style-name="ce12" table:formula="of:=IF(NOT([.B84]=&quot;&quot;); 1; &quot;&quot;)">
            <text:p/>
          </table:table-cell>
          <table:table-cell table:style-name="ce44" table:formula="of:=IF(NOT([.B84]=&quot;&quot;);IF([.D84]&gt;0;WORKDAY([.C84];[.D84]-1);[.C84]);&quot;&quot;)">
            <text:p/>
          </table:table-cell>
          <table:table-cell table:style-name="ce71"/>
          <table:table-cell table:style-name="ce90" table:number-columns-repeated="3"/>
          <table:table-cell table:style-name="ce101"/>
          <table:table-cell table:style-name="ce119"/>
          <table:table-cell table:style-name="ce138" table:number-columns-repeated="4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84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4" table:formula="of:=IF(NOT([.B85]=&quot;&quot;);[.E84]+1;&quot;&quot;)">
            <text:p/>
          </table:table-cell>
          <table:table-cell table:style-name="ce12" table:formula="of:=IF(NOT([.B85]=&quot;&quot;); 1; &quot;&quot;)">
            <text:p/>
          </table:table-cell>
          <table:table-cell table:style-name="ce44" table:formula="of:=IF(NOT([.B85]=&quot;&quot;);IF([.D85]&gt;0;WORKDAY([.C85];[.D85]-1);[.C85]);&quot;&quot;)">
            <text:p/>
          </table:table-cell>
          <table:table-cell table:style-name="ce71"/>
          <table:table-cell table:style-name="ce90" table:number-columns-repeated="3"/>
          <table:table-cell table:style-name="ce101"/>
          <table:table-cell table:style-name="ce119"/>
          <table:table-cell table:style-name="ce138" table:number-columns-repeated="4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84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4" table:formula="of:=IF(NOT([.B86]=&quot;&quot;);[.E85]+1;&quot;&quot;)">
            <text:p/>
          </table:table-cell>
          <table:table-cell table:style-name="ce12" table:formula="of:=IF(NOT([.B86]=&quot;&quot;); 1; &quot;&quot;)">
            <text:p/>
          </table:table-cell>
          <table:table-cell table:style-name="ce44" table:formula="of:=IF(NOT([.B86]=&quot;&quot;);IF([.D86]&gt;0;WORKDAY([.C86];[.D86]-1);[.C86]);&quot;&quot;)">
            <text:p/>
          </table:table-cell>
          <table:table-cell table:style-name="ce71"/>
          <table:table-cell table:style-name="ce90" table:number-columns-repeated="3"/>
          <table:table-cell table:style-name="ce101"/>
          <table:table-cell table:style-name="ce119"/>
          <table:table-cell table:style-name="ce138" table:number-columns-repeated="4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84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4" table:formula="of:=IF(NOT([.B87]=&quot;&quot;);[.E86]+1;&quot;&quot;)">
            <text:p/>
          </table:table-cell>
          <table:table-cell table:style-name="ce12" table:formula="of:=IF(NOT([.B87]=&quot;&quot;); 1; &quot;&quot;)">
            <text:p/>
          </table:table-cell>
          <table:table-cell table:style-name="ce44" table:formula="of:=IF(NOT([.B87]=&quot;&quot;);IF([.D87]&gt;0;WORKDAY([.C87];[.D87]-1);[.C87]);&quot;&quot;)">
            <text:p/>
          </table:table-cell>
          <table:table-cell table:style-name="ce71"/>
          <table:table-cell table:style-name="ce90" table:number-columns-repeated="3"/>
          <table:table-cell table:style-name="ce101"/>
          <table:table-cell table:style-name="ce119"/>
          <table:table-cell table:style-name="ce138" table:number-columns-repeated="4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84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4" table:formula="of:=IF(NOT([.B88]=&quot;&quot;);[.E87]+1;&quot;&quot;)">
            <text:p/>
          </table:table-cell>
          <table:table-cell table:style-name="ce12" table:formula="of:=IF(NOT([.B88]=&quot;&quot;); 1; &quot;&quot;)">
            <text:p/>
          </table:table-cell>
          <table:table-cell table:style-name="ce44" table:formula="of:=IF(NOT([.B88]=&quot;&quot;);IF([.D88]&gt;0;WORKDAY([.C88];[.D88]-1);[.C88]);&quot;&quot;)">
            <text:p/>
          </table:table-cell>
          <table:table-cell table:style-name="ce71"/>
          <table:table-cell table:style-name="ce90" table:number-columns-repeated="3"/>
          <table:table-cell table:style-name="ce101"/>
          <table:table-cell table:style-name="ce119"/>
          <table:table-cell table:style-name="ce138" table:number-columns-repeated="4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84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4" table:formula="of:=IF(NOT([.B89]=&quot;&quot;);[.E88]+1;&quot;&quot;)">
            <text:p/>
          </table:table-cell>
          <table:table-cell table:style-name="ce12" table:formula="of:=IF(NOT([.B89]=&quot;&quot;); 1; &quot;&quot;)">
            <text:p/>
          </table:table-cell>
          <table:table-cell table:style-name="ce44" table:formula="of:=IF(NOT([.B89]=&quot;&quot;);IF([.D89]&gt;0;WORKDAY([.C89];[.D89]-1);[.C89]);&quot;&quot;)">
            <text:p/>
          </table:table-cell>
          <table:table-cell table:style-name="ce71"/>
          <table:table-cell table:style-name="ce90" table:number-columns-repeated="3"/>
          <table:table-cell table:style-name="ce101"/>
          <table:table-cell table:style-name="ce119"/>
          <table:table-cell table:style-name="ce138" table:number-columns-repeated="4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84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4" table:formula="of:=IF(NOT([.B90]=&quot;&quot;);[.E89]+1;&quot;&quot;)">
            <text:p/>
          </table:table-cell>
          <table:table-cell table:style-name="ce12" table:formula="of:=IF(NOT([.B90]=&quot;&quot;); 1; &quot;&quot;)">
            <text:p/>
          </table:table-cell>
          <table:table-cell table:style-name="ce44" table:formula="of:=IF(NOT([.B90]=&quot;&quot;);IF([.D90]&gt;0;WORKDAY([.C90];[.D90]-1);[.C90]);&quot;&quot;)">
            <text:p/>
          </table:table-cell>
          <table:table-cell table:style-name="ce71"/>
          <table:table-cell table:style-name="ce90" table:number-columns-repeated="3"/>
          <table:table-cell table:style-name="ce101"/>
          <table:table-cell table:style-name="ce119"/>
          <table:table-cell table:style-name="ce138" table:number-columns-repeated="4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84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4" table:formula="of:=IF(NOT([.B91]=&quot;&quot;);[.E90]+1;&quot;&quot;)">
            <text:p/>
          </table:table-cell>
          <table:table-cell table:style-name="ce12" table:formula="of:=IF(NOT([.B91]=&quot;&quot;); 1; &quot;&quot;)">
            <text:p/>
          </table:table-cell>
          <table:table-cell table:style-name="ce44" table:formula="of:=IF(NOT([.B91]=&quot;&quot;);IF([.D91]&gt;0;WORKDAY([.C91];[.D91]-1);[.C91]);&quot;&quot;)">
            <text:p/>
          </table:table-cell>
          <table:table-cell table:style-name="ce71"/>
          <table:table-cell table:style-name="ce90" table:number-columns-repeated="3"/>
          <table:table-cell table:style-name="ce101"/>
          <table:table-cell table:style-name="ce119"/>
          <table:table-cell table:style-name="ce138" table:number-columns-repeated="4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84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4" table:formula="of:=IF(NOT([.B92]=&quot;&quot;);[.E91]+1;&quot;&quot;)">
            <text:p/>
          </table:table-cell>
          <table:table-cell table:style-name="ce12" table:formula="of:=IF(NOT([.B92]=&quot;&quot;); 1; &quot;&quot;)">
            <text:p/>
          </table:table-cell>
          <table:table-cell table:style-name="ce44" table:formula="of:=IF(NOT([.B92]=&quot;&quot;);IF([.D92]&gt;0;WORKDAY([.C92];[.D92]-1);[.C92]);&quot;&quot;)">
            <text:p/>
          </table:table-cell>
          <table:table-cell table:style-name="ce71"/>
          <table:table-cell table:style-name="ce90" table:number-columns-repeated="3"/>
          <table:table-cell table:style-name="ce101"/>
          <table:table-cell table:style-name="ce119"/>
          <table:table-cell table:style-name="ce138" table:number-columns-repeated="4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84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4" table:formula="of:=IF(NOT([.B93]=&quot;&quot;);[.E92]+1;&quot;&quot;)">
            <text:p/>
          </table:table-cell>
          <table:table-cell table:style-name="ce12" table:formula="of:=IF(NOT([.B93]=&quot;&quot;); 1; &quot;&quot;)">
            <text:p/>
          </table:table-cell>
          <table:table-cell table:style-name="ce44" table:formula="of:=IF(NOT([.B93]=&quot;&quot;);IF([.D93]&gt;0;WORKDAY([.C93];[.D93]-1);[.C93]);&quot;&quot;)">
            <text:p/>
          </table:table-cell>
          <table:table-cell table:style-name="ce71"/>
          <table:table-cell table:style-name="ce90" table:number-columns-repeated="3"/>
          <table:table-cell table:style-name="ce101"/>
          <table:table-cell table:style-name="ce119"/>
          <table:table-cell table:style-name="ce138" table:number-columns-repeated="4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84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4" table:formula="of:=IF(NOT([.B94]=&quot;&quot;);[.E93]+1;&quot;&quot;)">
            <text:p/>
          </table:table-cell>
          <table:table-cell table:style-name="ce12" table:formula="of:=IF(NOT([.B94]=&quot;&quot;); 1; &quot;&quot;)">
            <text:p/>
          </table:table-cell>
          <table:table-cell table:style-name="ce44" table:formula="of:=IF(NOT([.B94]=&quot;&quot;);IF([.D94]&gt;0;WORKDAY([.C94];[.D94]-1);[.C94]);&quot;&quot;)">
            <text:p/>
          </table:table-cell>
          <table:table-cell table:style-name="ce71"/>
          <table:table-cell table:style-name="ce90" table:number-columns-repeated="3"/>
          <table:table-cell table:style-name="ce101"/>
          <table:table-cell table:style-name="ce119"/>
          <table:table-cell table:style-name="ce138" table:number-columns-repeated="4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84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4" table:formula="of:=IF(NOT([.B95]=&quot;&quot;);[.E94]+1;&quot;&quot;)">
            <text:p/>
          </table:table-cell>
          <table:table-cell table:style-name="ce12" table:formula="of:=IF(NOT([.B95]=&quot;&quot;); 1; &quot;&quot;)">
            <text:p/>
          </table:table-cell>
          <table:table-cell table:style-name="ce44" table:formula="of:=IF(NOT([.B95]=&quot;&quot;);IF([.D95]&gt;0;WORKDAY([.C95];[.D95]-1);[.C95]);&quot;&quot;)">
            <text:p/>
          </table:table-cell>
          <table:table-cell table:style-name="ce71"/>
          <table:table-cell table:style-name="ce90" table:number-columns-repeated="3"/>
          <table:table-cell table:style-name="ce101"/>
          <table:table-cell table:style-name="ce119"/>
          <table:table-cell table:style-name="ce138" table:number-columns-repeated="4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84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4" table:formula="of:=IF(NOT([.B96]=&quot;&quot;);[.E95]+1;&quot;&quot;)">
            <text:p/>
          </table:table-cell>
          <table:table-cell table:style-name="ce12" table:formula="of:=IF(NOT([.B96]=&quot;&quot;); 1; &quot;&quot;)">
            <text:p/>
          </table:table-cell>
          <table:table-cell table:style-name="ce44" table:formula="of:=IF(NOT([.B96]=&quot;&quot;);IF([.D96]&gt;0;WORKDAY([.C96];[.D96]-1);[.C96]);&quot;&quot;)">
            <text:p/>
          </table:table-cell>
          <table:table-cell table:style-name="ce71"/>
          <table:table-cell table:style-name="ce90" table:number-columns-repeated="3"/>
          <table:table-cell table:style-name="ce101"/>
          <table:table-cell table:style-name="ce119"/>
          <table:table-cell table:style-name="ce138" table:number-columns-repeated="4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84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4" table:formula="of:=IF(NOT([.B97]=&quot;&quot;);[.E96]+1;&quot;&quot;)">
            <text:p/>
          </table:table-cell>
          <table:table-cell table:style-name="ce12" table:formula="of:=IF(NOT([.B97]=&quot;&quot;); 1; &quot;&quot;)">
            <text:p/>
          </table:table-cell>
          <table:table-cell table:style-name="ce44" table:formula="of:=IF(NOT([.B97]=&quot;&quot;);IF([.D97]&gt;0;WORKDAY([.C97];[.D97]-1);[.C97]);&quot;&quot;)">
            <text:p/>
          </table:table-cell>
          <table:table-cell table:style-name="ce71"/>
          <table:table-cell table:style-name="ce90" table:number-columns-repeated="3"/>
          <table:table-cell table:style-name="ce101"/>
          <table:table-cell table:style-name="ce119"/>
          <table:table-cell table:style-name="ce138" table:number-columns-repeated="4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84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4" table:formula="of:=IF(NOT([.B98]=&quot;&quot;);[.E97]+1;&quot;&quot;)">
            <text:p/>
          </table:table-cell>
          <table:table-cell table:style-name="ce12" table:formula="of:=IF(NOT([.B98]=&quot;&quot;); 1; &quot;&quot;)">
            <text:p/>
          </table:table-cell>
          <table:table-cell table:style-name="ce44" table:formula="of:=IF(NOT([.B98]=&quot;&quot;);IF([.D98]&gt;0;WORKDAY([.C98];[.D98]-1);[.C98]);&quot;&quot;)">
            <text:p/>
          </table:table-cell>
          <table:table-cell table:style-name="ce71"/>
          <table:table-cell table:style-name="ce90" table:number-columns-repeated="3"/>
          <table:table-cell table:style-name="ce101"/>
          <table:table-cell table:style-name="ce119"/>
          <table:table-cell table:style-name="ce138" table:number-columns-repeated="4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84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4" table:formula="of:=IF(NOT([.B99]=&quot;&quot;);[.E98]+1;&quot;&quot;)">
            <text:p/>
          </table:table-cell>
          <table:table-cell table:style-name="ce12" table:formula="of:=IF(NOT([.B99]=&quot;&quot;); 1; &quot;&quot;)">
            <text:p/>
          </table:table-cell>
          <table:table-cell table:style-name="ce44" table:formula="of:=IF(NOT([.B99]=&quot;&quot;);IF([.D99]&gt;0;WORKDAY([.C99];[.D99]-1);[.C99]);&quot;&quot;)">
            <text:p/>
          </table:table-cell>
          <table:table-cell table:style-name="ce71"/>
          <table:table-cell table:style-name="ce90" table:number-columns-repeated="3"/>
          <table:table-cell table:style-name="ce101"/>
          <table:table-cell table:style-name="ce119"/>
          <table:table-cell table:style-name="ce138" table:number-columns-repeated="4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84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4" table:formula="of:=IF(NOT([.B100]=&quot;&quot;);[.E99]+1;&quot;&quot;)">
            <text:p/>
          </table:table-cell>
          <table:table-cell table:style-name="ce12" table:formula="of:=IF(NOT([.B100]=&quot;&quot;); 1; &quot;&quot;)">
            <text:p/>
          </table:table-cell>
          <table:table-cell table:style-name="ce44" table:formula="of:=IF(NOT([.B100]=&quot;&quot;);IF([.D100]&gt;0;WORKDAY([.C100];[.D100]-1);[.C100]);&quot;&quot;)">
            <text:p/>
          </table:table-cell>
          <table:table-cell table:style-name="ce71"/>
          <table:table-cell table:style-name="ce90" table:number-columns-repeated="3"/>
          <table:table-cell table:style-name="ce101"/>
          <table:table-cell table:style-name="ce119"/>
          <table:table-cell table:style-name="ce138" table:number-columns-repeated="4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84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4" table:formula="of:=IF(NOT([.B101]=&quot;&quot;);[.E100]+1;&quot;&quot;)">
            <text:p/>
          </table:table-cell>
          <table:table-cell table:style-name="ce12" table:formula="of:=IF(NOT([.B101]=&quot;&quot;); 1; &quot;&quot;)">
            <text:p/>
          </table:table-cell>
          <table:table-cell table:style-name="ce44" table:formula="of:=IF(NOT([.B101]=&quot;&quot;);IF([.D101]&gt;0;WORKDAY([.C101];[.D101]-1);[.C101]);&quot;&quot;)">
            <text:p/>
          </table:table-cell>
          <table:table-cell table:style-name="ce71"/>
          <table:table-cell table:style-name="ce90" table:number-columns-repeated="3"/>
          <table:table-cell table:style-name="ce101"/>
          <table:table-cell table:style-name="ce119"/>
          <table:table-cell table:style-name="ce138" table:number-columns-repeated="4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84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4" table:formula="of:=IF(NOT([.B102]=&quot;&quot;);[.E101]+1;&quot;&quot;)">
            <text:p/>
          </table:table-cell>
          <table:table-cell table:style-name="ce12" table:formula="of:=IF(NOT([.B102]=&quot;&quot;); 1; &quot;&quot;)">
            <text:p/>
          </table:table-cell>
          <table:table-cell table:style-name="ce44" table:formula="of:=IF(NOT([.B102]=&quot;&quot;);IF([.D102]&gt;0;WORKDAY([.C102];[.D102]-1);[.C102]);&quot;&quot;)">
            <text:p/>
          </table:table-cell>
          <table:table-cell table:style-name="ce71"/>
          <table:table-cell table:style-name="ce90" table:number-columns-repeated="3"/>
          <table:table-cell table:style-name="ce101"/>
          <table:table-cell table:style-name="ce119"/>
          <table:table-cell table:style-name="ce138" table:number-columns-repeated="4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84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4" table:formula="of:=IF(NOT([.B103]=&quot;&quot;);[.E102]+1;&quot;&quot;)">
            <text:p/>
          </table:table-cell>
          <table:table-cell table:style-name="ce12" table:formula="of:=IF(NOT([.B103]=&quot;&quot;); 1; &quot;&quot;)">
            <text:p/>
          </table:table-cell>
          <table:table-cell table:style-name="ce44" table:formula="of:=IF(NOT([.B103]=&quot;&quot;);IF([.D103]&gt;0;WORKDAY([.C103];[.D103]-1);[.C103]);&quot;&quot;)">
            <text:p/>
          </table:table-cell>
          <table:table-cell table:style-name="ce71"/>
          <table:table-cell table:style-name="ce90" table:number-columns-repeated="3"/>
          <table:table-cell table:style-name="ce101"/>
          <table:table-cell table:style-name="ce119"/>
          <table:table-cell table:style-name="ce138" table:number-columns-repeated="4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84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4" table:formula="of:=IF(NOT([.B104]=&quot;&quot;);[.E103]+1;&quot;&quot;)">
            <text:p/>
          </table:table-cell>
          <table:table-cell table:style-name="ce12" table:formula="of:=IF(NOT([.B104]=&quot;&quot;); 1; &quot;&quot;)">
            <text:p/>
          </table:table-cell>
          <table:table-cell table:style-name="ce44" table:formula="of:=IF(NOT([.B104]=&quot;&quot;);IF([.D104]&gt;0;WORKDAY([.C104];[.D104]-1);[.C104]);&quot;&quot;)">
            <text:p/>
          </table:table-cell>
          <table:table-cell table:style-name="ce71"/>
          <table:table-cell table:style-name="ce90" table:number-columns-repeated="3"/>
          <table:table-cell table:style-name="ce101"/>
          <table:table-cell table:style-name="ce119"/>
          <table:table-cell table:style-name="ce138" table:number-columns-repeated="4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84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4" table:formula="of:=IF(NOT([.B105]=&quot;&quot;);[.E104]+1;&quot;&quot;)">
            <text:p/>
          </table:table-cell>
          <table:table-cell table:style-name="ce12" table:formula="of:=IF(NOT([.B105]=&quot;&quot;); 1; &quot;&quot;)">
            <text:p/>
          </table:table-cell>
          <table:table-cell table:style-name="ce44" table:formula="of:=IF(NOT([.B105]=&quot;&quot;);IF([.D105]&gt;0;WORKDAY([.C105];[.D105]-1);[.C105]);&quot;&quot;)">
            <text:p/>
          </table:table-cell>
          <table:table-cell table:style-name="ce71"/>
          <table:table-cell table:style-name="ce90" table:number-columns-repeated="3"/>
          <table:table-cell table:style-name="ce101"/>
          <table:table-cell table:style-name="ce119"/>
          <table:table-cell table:style-name="ce138" table:number-columns-repeated="4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84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4" table:formula="of:=IF(NOT([.B106]=&quot;&quot;);[.E105]+1;&quot;&quot;)">
            <text:p/>
          </table:table-cell>
          <table:table-cell table:style-name="ce12" table:formula="of:=IF(NOT([.B106]=&quot;&quot;); 1; &quot;&quot;)">
            <text:p/>
          </table:table-cell>
          <table:table-cell table:style-name="ce44" table:formula="of:=IF(NOT([.B106]=&quot;&quot;);IF([.D106]&gt;0;WORKDAY([.C106];[.D106]-1);[.C106]);&quot;&quot;)">
            <text:p/>
          </table:table-cell>
          <table:table-cell table:style-name="ce71"/>
          <table:table-cell table:style-name="ce90" table:number-columns-repeated="3"/>
          <table:table-cell table:style-name="ce101"/>
          <table:table-cell table:style-name="ce119"/>
          <table:table-cell table:style-name="ce138" table:number-columns-repeated="4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84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4" table:formula="of:=IF(NOT([.B107]=&quot;&quot;);[.E106]+1;&quot;&quot;)">
            <text:p/>
          </table:table-cell>
          <table:table-cell table:style-name="ce12" table:formula="of:=IF(NOT([.B107]=&quot;&quot;); 1; &quot;&quot;)">
            <text:p/>
          </table:table-cell>
          <table:table-cell table:style-name="ce44" table:formula="of:=IF(NOT([.B107]=&quot;&quot;);IF([.D107]&gt;0;WORKDAY([.C107];[.D107]-1);[.C107]);&quot;&quot;)">
            <text:p/>
          </table:table-cell>
          <table:table-cell table:style-name="ce71"/>
          <table:table-cell table:style-name="ce90" table:number-columns-repeated="3"/>
          <table:table-cell table:style-name="ce101"/>
          <table:table-cell table:style-name="ce119"/>
          <table:table-cell table:style-name="ce138" table:number-columns-repeated="4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84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4" table:formula="of:=IF(NOT([.B108]=&quot;&quot;);[.E107]+1;&quot;&quot;)">
            <text:p/>
          </table:table-cell>
          <table:table-cell table:style-name="ce12" table:formula="of:=IF(NOT([.B108]=&quot;&quot;); 1; &quot;&quot;)">
            <text:p/>
          </table:table-cell>
          <table:table-cell table:style-name="ce44" table:formula="of:=IF(NOT([.B108]=&quot;&quot;);IF([.D108]&gt;0;WORKDAY([.C108];[.D108]-1);[.C108]);&quot;&quot;)">
            <text:p/>
          </table:table-cell>
          <table:table-cell table:style-name="ce71"/>
          <table:table-cell table:style-name="ce90" table:number-columns-repeated="3"/>
          <table:table-cell table:style-name="ce101"/>
          <table:table-cell table:style-name="ce119"/>
          <table:table-cell table:style-name="ce138" table:number-columns-repeated="4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84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4" table:formula="of:=IF(NOT([.B109]=&quot;&quot;);[.E108]+1;&quot;&quot;)">
            <text:p/>
          </table:table-cell>
          <table:table-cell table:style-name="ce12" table:formula="of:=IF(NOT([.B109]=&quot;&quot;); 1; &quot;&quot;)">
            <text:p/>
          </table:table-cell>
          <table:table-cell table:style-name="ce44" table:formula="of:=IF(NOT([.B109]=&quot;&quot;);IF([.D109]&gt;0;WORKDAY([.C109];[.D109]-1);[.C109]);&quot;&quot;)">
            <text:p/>
          </table:table-cell>
          <table:table-cell table:style-name="ce71"/>
          <table:table-cell table:style-name="ce90" table:number-columns-repeated="3"/>
          <table:table-cell table:style-name="ce101"/>
          <table:table-cell table:style-name="ce119"/>
          <table:table-cell table:style-name="ce138" table:number-columns-repeated="4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84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4" table:formula="of:=IF(NOT([.B110]=&quot;&quot;);[.E109]+1;&quot;&quot;)">
            <text:p/>
          </table:table-cell>
          <table:table-cell table:style-name="ce12" table:formula="of:=IF(NOT([.B110]=&quot;&quot;); 1; &quot;&quot;)">
            <text:p/>
          </table:table-cell>
          <table:table-cell table:style-name="ce44" table:formula="of:=IF(NOT([.B110]=&quot;&quot;);IF([.D110]&gt;0;WORKDAY([.C110];[.D110]-1);[.C110]);&quot;&quot;)">
            <text:p/>
          </table:table-cell>
          <table:table-cell table:style-name="ce71"/>
          <table:table-cell table:style-name="ce90" table:number-columns-repeated="3"/>
          <table:table-cell table:style-name="ce101"/>
          <table:table-cell table:style-name="ce119"/>
          <table:table-cell table:style-name="ce138" table:number-columns-repeated="4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84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4" table:formula="of:=IF(NOT([.B111]=&quot;&quot;);[.E110]+1;&quot;&quot;)">
            <text:p/>
          </table:table-cell>
          <table:table-cell table:style-name="ce12" table:formula="of:=IF(NOT([.B111]=&quot;&quot;); 1; &quot;&quot;)">
            <text:p/>
          </table:table-cell>
          <table:table-cell table:style-name="ce44" table:formula="of:=IF(NOT([.B111]=&quot;&quot;);IF([.D111]&gt;0;WORKDAY([.C111];[.D111]-1);[.C111]);&quot;&quot;)">
            <text:p/>
          </table:table-cell>
          <table:table-cell table:style-name="ce71"/>
          <table:table-cell table:style-name="ce90" table:number-columns-repeated="3"/>
          <table:table-cell table:style-name="ce101"/>
          <table:table-cell table:style-name="ce119"/>
          <table:table-cell table:style-name="ce138" table:number-columns-repeated="4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 table:number-columns-repeated="2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38" table:number-columns-repeated="5"/>
          <table:table-cell table:style-name="ce150"/>
          <table:table-cell table:style-name="ce166"/>
          <table:table-cell table:style-name="ce184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9"/>
          <table:table-cell table:style-name="ce36"/>
          <table:table-cell table:style-name="ce44" table:formula="of:=IF(NOT([.B112]=&quot;&quot;);[.E111]+1;&quot;&quot;)">
            <text:p/>
          </table:table-cell>
          <table:table-cell table:style-name="ce36" table:formula="of:=IF(NOT([.B112]=&quot;&quot;); 1; &quot;&quot;)">
            <text:p/>
          </table:table-cell>
          <table:table-cell table:style-name="ce44" table:formula="of:=IF(NOT([.B112]=&quot;&quot;);IF([.D112]&gt;0;WORKDAY([.C112];[.D112]-1);[.C112]);&quot;&quot;)">
            <text:p/>
          </table:table-cell>
          <table:table-cell table:style-name="ce71"/>
          <table:table-cell table:style-name="ce95" table:number-columns-repeated="3"/>
          <table:table-cell table:style-name="ce109"/>
          <table:table-cell table:style-name="ce127"/>
          <table:table-cell table:style-name="ce146" table:number-columns-repeated="4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/>
          <table:table-cell table:style-name="ce174"/>
          <table:table-cell table:style-name="ce146" table:number-columns-repeated="5"/>
          <table:table-cell table:style-name="ce154"/>
          <table:table-cell table:style-name="ce174"/>
          <table:table-cell table:style-name="ce146" table:number-columns-repeated="5"/>
          <table:table-cell table:style-name="ce154"/>
          <table:table-cell table:style-name="ce174"/>
          <table:table-cell table:style-name="ce146" table:number-columns-repeated="5"/>
          <table:table-cell table:style-name="ce154"/>
          <table:table-cell table:style-name="ce174"/>
          <table:table-cell table:style-name="ce146" table:number-columns-repeated="5"/>
          <table:table-cell table:style-name="ce154"/>
          <table:table-cell table:style-name="ce174"/>
          <table:table-cell table:style-name="ce146" table:number-columns-repeated="5"/>
          <table:table-cell table:style-name="ce154"/>
          <table:table-cell table:style-name="ce174"/>
          <table:table-cell table:style-name="ce146" table:number-columns-repeated="5"/>
          <table:table-cell table:style-name="ce154"/>
          <table:table-cell table:style-name="ce174"/>
          <table:table-cell table:style-name="ce146" table:number-columns-repeated="5"/>
          <table:table-cell table:style-name="ce154"/>
          <table:table-cell table:style-name="ce174"/>
          <table:table-cell table:style-name="ce146" table:number-columns-repeated="5"/>
          <table:table-cell table:style-name="ce154"/>
          <table:table-cell table:style-name="ce174"/>
          <table:table-cell table:style-name="ce146" table:number-columns-repeated="5"/>
          <table:table-cell table:style-name="ce154"/>
          <table:table-cell table:style-name="ce174"/>
          <table:table-cell table:style-name="ce146" table:number-columns-repeated="5"/>
          <table:table-cell table:style-name="ce154"/>
          <table:table-cell table:style-name="ce174"/>
          <table:table-cell table:style-name="ce146" table:number-columns-repeated="5"/>
          <table:table-cell table:style-name="ce154"/>
          <table:table-cell table:style-name="ce174"/>
          <table:table-cell table:style-name="ce146" table:number-columns-repeated="5"/>
          <table:table-cell table:style-name="ce154"/>
          <table:table-cell table:style-name="ce174"/>
          <table:table-cell table:style-name="ce146" table:number-columns-repeated="5"/>
          <table:table-cell table:style-name="ce154"/>
          <table:table-cell table:style-name="ce174"/>
          <table:table-cell table:style-name="ce146" table:number-columns-repeated="5"/>
          <table:table-cell table:style-name="ce154"/>
          <table:table-cell table:style-name="ce174"/>
          <table:table-cell table:style-name="ce146" table:number-columns-repeated="5"/>
          <table:table-cell table:style-name="ce154"/>
          <table:table-cell table:style-name="ce174"/>
          <table:table-cell table:style-name="ce146" table:number-columns-repeated="5"/>
          <table:table-cell table:style-name="ce154"/>
          <table:table-cell table:style-name="ce174"/>
          <table:table-cell table:style-name="ce146" table:number-columns-repeated="5"/>
          <table:table-cell table:style-name="ce154"/>
          <table:table-cell table:style-name="ce174"/>
          <table:table-cell table:style-name="ce146" table:number-columns-repeated="5"/>
          <table:table-cell table:style-name="ce154"/>
          <table:table-cell table:style-name="ce174"/>
          <table:table-cell table:style-name="ce146" table:number-columns-repeated="5"/>
          <table:table-cell table:style-name="ce154"/>
          <table:table-cell table:style-name="ce174"/>
          <table:table-cell table:style-name="ce146" table:number-columns-repeated="5"/>
          <table:table-cell table:style-name="ce154"/>
          <table:table-cell table:style-name="ce174"/>
          <table:table-cell table:style-name="ce146" table:number-columns-repeated="5"/>
          <table:table-cell table:style-name="ce154"/>
          <table:table-cell table:style-name="ce174"/>
          <table:table-cell table:style-name="ce146" table:number-columns-repeated="5"/>
          <table:table-cell table:style-name="ce154"/>
          <table:table-cell table:style-name="ce174"/>
          <table:table-cell table:style-name="ce146" table:number-columns-repeated="5"/>
          <table:table-cell table:style-name="ce154"/>
          <table:table-cell table:style-name="ce174"/>
          <table:table-cell table:style-name="ce146" table:number-columns-repeated="5"/>
          <table:table-cell table:style-name="ce154"/>
          <table:table-cell table:style-name="ce174"/>
          <table:table-cell table:style-name="ce146" table:number-columns-repeated="5"/>
          <table:table-cell table:style-name="ce154"/>
          <table:table-cell table:style-name="ce174"/>
          <table:table-cell table:style-name="ce146" table:number-columns-repeated="5"/>
          <table:table-cell table:style-name="ce154"/>
          <table:table-cell table:style-name="ce174"/>
          <table:table-cell table:style-name="ce146" table:number-columns-repeated="5"/>
          <table:table-cell table:style-name="ce154"/>
          <table:table-cell table:style-name="ce174"/>
          <table:table-cell table:style-name="ce146" table:number-columns-repeated="5"/>
          <table:table-cell table:style-name="ce154"/>
          <table:table-cell table:style-name="ce174"/>
          <table:table-cell table:style-name="ce146" table:number-columns-repeated="5"/>
          <table:table-cell table:style-name="ce154"/>
          <table:table-cell table:style-name="ce174"/>
          <table:table-cell table:style-name="ce192"/>
          <table:table-cell table:style-name="ce36" table:number-columns-repeated="604"/>
          <table:table-cell table:number-columns-repeated="3"/>
        </table:table-row>
        <table:table-row table:style-name="ro2">
          <table:table-cell/>
          <table:table-cell/>
          <table:table-cell table:style-name="ce50" table:formula="of:=IF(NOT([.B113]=&quot;&quot;);[.E112]+1;&quot;&quot;)">
            <text:p/>
          </table:table-cell>
          <table:table-cell table:formula="of:=IF(NOT([.B113]=&quot;&quot;); 1; &quot;&quot;)">
            <text:p/>
          </table:table-cell>
          <table:table-cell table:formula="of:=IF(NOT([.B113]=&quot;&quot;);WORKDAY([.C113];[.D113]-1);&quot;&quot;)">
            <text:p/>
          </table:table-cell>
          <table:table-cell table:number-columns-repeated="1019"/>
        </table:table-row>
        <table:table-row table:style-name="ro2" table:number-rows-repeated="10484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jektplan Monate" table:style-name="ta2" table:print="false">
        <table:table-column table:style-name="co1" table:default-cell-style-name="ce198"/>
        <table:table-column table:style-name="co9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10" table:default-cell-style-name="ce215"/>
        <table:table-column table:style-name="co11" table:default-cell-style-name="ce230"/>
        <table:table-column table:style-name="co11" table:number-columns-repeated="4" table:default-cell-style-name="ce240"/>
        <table:table-column table:style-name="co11" table:number-columns-repeated="120" table:default-cell-style-name="ce246"/>
        <table:table-column table:style-name="co11" table:number-columns-repeated="342" table:default-cell-style-name="Excel_20_Built-in_20_Normal"/>
        <table:table-column table:style-name="co4" table:number-columns-repeated="552" table:default-cell-style-name="Excel_20_Built-in_20_Normal"/>
        <table:table-row table:style-name="ro1">
          <table:table-cell table:style-name="ce196" office:value-type="string" table:number-columns-spanned="3" table:number-rows-spanned="1">
            <text:p>Projekttitel:</text:p>
          </table:table-cell>
          <table:covered-table-cell table:style-name="ce203"/>
          <table:covered-table-cell table:style-name="ce208"/>
          <table:table-cell table:style-name="ce216" office:value-type="string" table:number-columns-spanned="2" table:number-rows-spanned="1">
            <text:p>Projektstart:</text:p>
          </table:table-cell>
          <table:covered-table-cell table:style-name="ce219"/>
          <table:table-cell table:style-name="ce221" office:value-type="string" table:number-columns-spanned="9" table:number-rows-spanned="1">
            <text:p><text:a xlink:href="http://www.projekte-leicht-gemacht.de/">www.projekte-leicht-gemacht.de</text:a></text:p>
          </table:table-cell>
          <table:covered-table-cell table:number-columns-repeated="8" table:style-name="ce231"/>
          <table:table-cell table:number-columns-repeated="116"/>
          <table:table-cell table:style-name="ce254" table:number-columns-repeated="894"/>
        </table:table-row>
        <table:table-row table:style-name="ro2">
          <table:table-cell table:style-name="ce197" table:number-columns-spanned="3" table:number-rows-spanned="1"/>
          <table:covered-table-cell table:style-name="ce204"/>
          <table:covered-table-cell table:style-name="ce209"/>
          <table:table-cell table:style-name="ce52" office:value-type="date" office:date-value="2014-12-01" table:number-columns-spanned="2" table:number-rows-spanned="1">
            <text:p>01.12.2014</text:p>
          </table:table-cell>
          <table:covered-table-cell table:style-name="ce58"/>
          <table:table-cell table:style-name="ce222"/>
          <table:table-cell table:style-name="ce232" table:number-columns-repeated="4"/>
          <table:table-cell table:style-name="ce241" table:number-columns-repeated="5"/>
          <table:table-cell table:style-name="ce250" table:number-columns-repeated="115"/>
          <table:table-cell table:style-name="ce255" table:number-columns-repeated="894"/>
        </table:table-row>
        <table:table-row table:style-name="ro2">
          <table:table-cell table:style-name="ce3"/>
          <table:table-cell table:style-name="ce39" table:number-columns-repeated="2"/>
          <table:table-cell table:style-name="ce217" office:value-type="string" table:number-columns-spanned="1" table:number-rows-spanned="2">
            <text:p>Dauer in Wochen</text:p>
          </table:table-cell>
          <table:table-cell table:style-name="ce59"/>
          <table:table-cell table:style-name="ce223" table:formula="of:=LEFT(TEXT([.F5];&quot;MMMM&quot;);3)" office:value-type="string" office:string-value="Dez">
            <text:p>Dez</text:p>
          </table:table-cell>
          <table:table-cell table:style-name="ce233" table:formula="of:=IF([.F3]=&quot;&quot;;LEFT(TEXT([.G5];&quot;MMMM&quot;);3);&quot;&quot;)">
            <text:p/>
          </table:table-cell>
          <table:table-cell table:style-name="ce233" table:formula="of:=IF([.G3]=&quot;&quot;;LEFT(TEXT([.H5];&quot;MMMM&quot;);3);&quot;&quot;)" office:value-type="string" office:string-value="Dez">
            <text:p>Dez</text:p>
          </table:table-cell>
          <table:table-cell table:style-name="ce233" table:formula="of:=IF([.H3]=&quot;&quot;;LEFT(TEXT([.I5];&quot;MMMM&quot;);3);&quot;&quot;)">
            <text:p/>
          </table:table-cell>
          <table:table-cell table:style-name="ce233" table:formula="of:=IF([.I3]=&quot;&quot;;LEFT(TEXT([.J5];&quot;MMMM&quot;);3);&quot;&quot;)" office:value-type="string" office:string-value="Dez">
            <text:p>Dez</text:p>
          </table:table-cell>
          <table:table-cell table:style-name="ce233" table:formula="of:=IF([.J3]=&quot;&quot;;LEFT(TEXT([.K5];&quot;MMMM&quot;);3);&quot;&quot;)">
            <text:p/>
          </table:table-cell>
          <table:table-cell table:style-name="ce233" table:formula="of:=IF([.K3]=&quot;&quot;;LEFT(TEXT([.L5];&quot;MMMM&quot;);3);&quot;&quot;)" office:value-type="string" office:string-value="Jan">
            <text:p>Jan</text:p>
          </table:table-cell>
          <table:table-cell table:style-name="ce233" table:formula="of:=IF([.L3]=&quot;&quot;;LEFT(TEXT([.M5];&quot;MMMM&quot;);3);&quot;&quot;)">
            <text:p/>
          </table:table-cell>
          <table:table-cell table:style-name="ce233" table:formula="of:=IF([.M3]=&quot;&quot;;LEFT(TEXT([.N5];&quot;MMMM&quot;);3);&quot;&quot;)" office:value-type="string" office:string-value="Jan">
            <text:p>Jan</text:p>
          </table:table-cell>
          <table:table-cell table:style-name="ce233" table:formula="of:=IF([.N3]=&quot;&quot;;LEFT(TEXT([.O5];&quot;MMMM&quot;);3);&quot;&quot;)">
            <text:p/>
          </table:table-cell>
          <table:table-cell table:style-name="ce233" table:formula="of:=IF([.O3]=&quot;&quot;;LEFT(TEXT([.P5];&quot;MMMM&quot;);3);&quot;&quot;)" office:value-type="string" office:string-value="Feb">
            <text:p>Feb</text:p>
          </table:table-cell>
          <table:table-cell table:style-name="ce233" table:formula="of:=IF([.P3]=&quot;&quot;;LEFT(TEXT([.Q5];&quot;MMMM&quot;);3);&quot;&quot;)">
            <text:p/>
          </table:table-cell>
          <table:table-cell table:style-name="ce233" table:formula="of:=IF([.Q3]=&quot;&quot;;LEFT(TEXT([.R5];&quot;MMMM&quot;);3);&quot;&quot;)" office:value-type="string" office:string-value="Feb">
            <text:p>Feb</text:p>
          </table:table-cell>
          <table:table-cell table:style-name="ce233" table:formula="of:=IF([.R3]=&quot;&quot;;LEFT(TEXT([.S5];&quot;MMMM&quot;);3);&quot;&quot;)">
            <text:p/>
          </table:table-cell>
          <table:table-cell table:style-name="ce233" table:formula="of:=IF([.S3]=&quot;&quot;;LEFT(TEXT([.T5];&quot;MMMM&quot;);3);&quot;&quot;)" office:value-type="string" office:string-value="Mär">
            <text:p>Mär</text:p>
          </table:table-cell>
          <table:table-cell table:style-name="ce233" table:formula="of:=IF([.T3]=&quot;&quot;;LEFT(TEXT([.U5];&quot;MMMM&quot;);3);&quot;&quot;)">
            <text:p/>
          </table:table-cell>
          <table:table-cell table:style-name="ce233" table:formula="of:=IF([.U3]=&quot;&quot;;LEFT(TEXT([.V5];&quot;MMMM&quot;);3);&quot;&quot;)" office:value-type="string" office:string-value="Mär">
            <text:p>Mär</text:p>
          </table:table-cell>
          <table:table-cell table:style-name="ce233" table:formula="of:=IF([.V3]=&quot;&quot;;LEFT(TEXT([.W5];&quot;MMMM&quot;);3);&quot;&quot;)">
            <text:p/>
          </table:table-cell>
          <table:table-cell table:style-name="ce233" table:formula="of:=IF([.W3]=&quot;&quot;;LEFT(TEXT([.X5];&quot;MMMM&quot;);3);&quot;&quot;)" office:value-type="string" office:string-value="Apr">
            <text:p>Apr</text:p>
          </table:table-cell>
          <table:table-cell table:style-name="ce233" table:formula="of:=IF([.X3]=&quot;&quot;;LEFT(TEXT([.Y5];&quot;MMMM&quot;);3);&quot;&quot;)">
            <text:p/>
          </table:table-cell>
          <table:table-cell table:style-name="ce233" table:formula="of:=IF([.Y3]=&quot;&quot;;LEFT(TEXT([.Z5];&quot;MMMM&quot;);3);&quot;&quot;)" office:value-type="string" office:string-value="Apr">
            <text:p>Apr</text:p>
          </table:table-cell>
          <table:table-cell table:style-name="ce233" table:formula="of:=IF([.Z3]=&quot;&quot;;LEFT(TEXT([.AA5];&quot;MMMM&quot;);3);&quot;&quot;)">
            <text:p/>
          </table:table-cell>
          <table:table-cell table:style-name="ce233" table:formula="of:=IF([.AA3]=&quot;&quot;;LEFT(TEXT([.AB5];&quot;MMMM&quot;);3);&quot;&quot;)" office:value-type="string" office:string-value="Mai">
            <text:p>Mai</text:p>
          </table:table-cell>
          <table:table-cell table:style-name="ce233" table:formula="of:=IF([.AB3]=&quot;&quot;;LEFT(TEXT([.AC5];&quot;MMMM&quot;);3);&quot;&quot;)">
            <text:p/>
          </table:table-cell>
          <table:table-cell table:style-name="ce233" table:formula="of:=IF([.AC3]=&quot;&quot;;LEFT(TEXT([.AD5];&quot;MMMM&quot;);3);&quot;&quot;)" office:value-type="string" office:string-value="Mai">
            <text:p>Mai</text:p>
          </table:table-cell>
          <table:table-cell table:style-name="ce233" table:formula="of:=IF([.AD3]=&quot;&quot;;LEFT(TEXT([.AE5];&quot;MMMM&quot;);3);&quot;&quot;)">
            <text:p/>
          </table:table-cell>
          <table:table-cell table:style-name="ce233" table:formula="of:=IF([.AE3]=&quot;&quot;;LEFT(TEXT([.AF5];&quot;MMMM&quot;);3);&quot;&quot;)" office:value-type="string" office:string-value="Jun">
            <text:p>Jun</text:p>
          </table:table-cell>
          <table:table-cell table:style-name="ce233" table:formula="of:=IF([.AF3]=&quot;&quot;;LEFT(TEXT([.AG5];&quot;MMMM&quot;);3);&quot;&quot;)">
            <text:p/>
          </table:table-cell>
          <table:table-cell table:style-name="ce233" table:formula="of:=IF([.AG3]=&quot;&quot;;LEFT(TEXT([.AH5];&quot;MMMM&quot;);3);&quot;&quot;)" office:value-type="string" office:string-value="Jun">
            <text:p>Jun</text:p>
          </table:table-cell>
          <table:table-cell table:style-name="ce233" table:formula="of:=IF([.AH3]=&quot;&quot;;LEFT(TEXT([.AI5];&quot;MMMM&quot;);3);&quot;&quot;)">
            <text:p/>
          </table:table-cell>
          <table:table-cell table:style-name="ce233" table:formula="of:=IF([.AI3]=&quot;&quot;;LEFT(TEXT([.AJ5];&quot;MMMM&quot;);3);&quot;&quot;)" office:value-type="string" office:string-value="Jun">
            <text:p>Jun</text:p>
          </table:table-cell>
          <table:table-cell table:style-name="ce233" table:formula="of:=IF([.AJ3]=&quot;&quot;;LEFT(TEXT([.AK5];&quot;MMMM&quot;);3);&quot;&quot;)">
            <text:p/>
          </table:table-cell>
          <table:table-cell table:style-name="ce233" table:formula="of:=IF([.AK3]=&quot;&quot;;LEFT(TEXT([.AL5];&quot;MMMM&quot;);3);&quot;&quot;)" office:value-type="string" office:string-value="Jul">
            <text:p>Jul</text:p>
          </table:table-cell>
          <table:table-cell table:style-name="ce233" table:formula="of:=IF([.AL3]=&quot;&quot;;LEFT(TEXT([.AM5];&quot;MMMM&quot;);3);&quot;&quot;)">
            <text:p/>
          </table:table-cell>
          <table:table-cell table:style-name="ce233" table:formula="of:=IF([.AM3]=&quot;&quot;;LEFT(TEXT([.AN5];&quot;MMMM&quot;);3);&quot;&quot;)" office:value-type="string" office:string-value="Jul">
            <text:p>Jul</text:p>
          </table:table-cell>
          <table:table-cell table:style-name="ce233" table:formula="of:=IF([.AN3]=&quot;&quot;;LEFT(TEXT([.AO5];&quot;MMMM&quot;);3);&quot;&quot;)">
            <text:p/>
          </table:table-cell>
          <table:table-cell table:style-name="ce233" table:formula="of:=IF([.AO3]=&quot;&quot;;LEFT(TEXT([.AP5];&quot;MMMM&quot;);3);&quot;&quot;)" office:value-type="string" office:string-value="Aug">
            <text:p>Aug</text:p>
          </table:table-cell>
          <table:table-cell table:style-name="ce233" table:formula="of:=IF([.AP3]=&quot;&quot;;LEFT(TEXT([.AQ5];&quot;MMMM&quot;);3);&quot;&quot;)">
            <text:p/>
          </table:table-cell>
          <table:table-cell table:style-name="ce233" table:formula="of:=IF([.AQ3]=&quot;&quot;;LEFT(TEXT([.AR5];&quot;MMMM&quot;);3);&quot;&quot;)" office:value-type="string" office:string-value="Aug">
            <text:p>Aug</text:p>
          </table:table-cell>
          <table:table-cell table:style-name="ce233" table:formula="of:=IF([.AR3]=&quot;&quot;;LEFT(TEXT([.AS5];&quot;MMMM&quot;);3);&quot;&quot;)">
            <text:p/>
          </table:table-cell>
          <table:table-cell table:style-name="ce233" table:formula="of:=IF([.AS3]=&quot;&quot;;LEFT(TEXT([.AT5];&quot;MMMM&quot;);3);&quot;&quot;)" office:value-type="string" office:string-value="Sep">
            <text:p>Sep</text:p>
          </table:table-cell>
          <table:table-cell table:style-name="ce233" table:formula="of:=IF([.AT3]=&quot;&quot;;LEFT(TEXT([.AU5];&quot;MMMM&quot;);3);&quot;&quot;)">
            <text:p/>
          </table:table-cell>
          <table:table-cell table:style-name="ce233" table:formula="of:=IF([.AU3]=&quot;&quot;;LEFT(TEXT([.AV5];&quot;MMMM&quot;);3);&quot;&quot;)" office:value-type="string" office:string-value="Sep">
            <text:p>Sep</text:p>
          </table:table-cell>
          <table:table-cell table:style-name="ce233" table:formula="of:=IF([.AV3]=&quot;&quot;;LEFT(TEXT([.AW5];&quot;MMMM&quot;);3);&quot;&quot;)">
            <text:p/>
          </table:table-cell>
          <table:table-cell table:style-name="ce233" table:formula="of:=IF([.AW3]=&quot;&quot;;LEFT(TEXT([.AX5];&quot;MMMM&quot;);3);&quot;&quot;)" office:value-type="string" office:string-value="Okt">
            <text:p>Okt</text:p>
          </table:table-cell>
          <table:table-cell table:style-name="ce233" table:formula="of:=IF([.AX3]=&quot;&quot;;LEFT(TEXT([.AY5];&quot;MMMM&quot;);3);&quot;&quot;)">
            <text:p/>
          </table:table-cell>
          <table:table-cell table:style-name="ce233" table:formula="of:=IF([.AY3]=&quot;&quot;;LEFT(TEXT([.AZ5];&quot;MMMM&quot;);3);&quot;&quot;)" office:value-type="string" office:string-value="Okt">
            <text:p>Okt</text:p>
          </table:table-cell>
          <table:table-cell table:style-name="ce233" table:formula="of:=IF([.AZ3]=&quot;&quot;;LEFT(TEXT([.BA5];&quot;MMMM&quot;);3);&quot;&quot;)">
            <text:p/>
          </table:table-cell>
          <table:table-cell table:style-name="ce233" table:formula="of:=IF([.BA3]=&quot;&quot;;LEFT(TEXT([.BB5];&quot;MMMM&quot;);3);&quot;&quot;)" office:value-type="string" office:string-value="Nov">
            <text:p>Nov</text:p>
          </table:table-cell>
          <table:table-cell table:style-name="ce233" table:formula="of:=IF([.BB3]=&quot;&quot;;LEFT(TEXT([.BC5];&quot;MMMM&quot;);3);&quot;&quot;)">
            <text:p/>
          </table:table-cell>
          <table:table-cell table:style-name="ce233" table:formula="of:=IF([.BC3]=&quot;&quot;;LEFT(TEXT([.BD5];&quot;MMMM&quot;);3);&quot;&quot;)" office:value-type="string" office:string-value="Nov">
            <text:p>Nov</text:p>
          </table:table-cell>
          <table:table-cell table:style-name="ce233" table:formula="of:=IF([.BD3]=&quot;&quot;;LEFT(TEXT([.BE5];&quot;MMMM&quot;);3);&quot;&quot;)">
            <text:p/>
          </table:table-cell>
          <table:table-cell table:style-name="ce233" table:formula="of:=IF([.BE3]=&quot;&quot;;LEFT(TEXT([.BF5];&quot;MMMM&quot;);3);&quot;&quot;)" office:value-type="string" office:string-value="Nov">
            <text:p>Nov</text:p>
          </table:table-cell>
          <table:table-cell table:style-name="ce233" table:formula="of:=IF([.BF3]=&quot;&quot;;LEFT(TEXT([.BG5];&quot;MMMM&quot;);3);&quot;&quot;)">
            <text:p/>
          </table:table-cell>
          <table:table-cell table:style-name="ce233" table:formula="of:=IF([.BG3]=&quot;&quot;;LEFT(TEXT([.BH5];&quot;MMMM&quot;);3);&quot;&quot;)" office:value-type="string" office:string-value="Dez">
            <text:p>Dez</text:p>
          </table:table-cell>
          <table:table-cell table:style-name="ce233" table:formula="of:=IF([.BH3]=&quot;&quot;;LEFT(TEXT([.BI5];&quot;MMMM&quot;);3);&quot;&quot;)">
            <text:p/>
          </table:table-cell>
          <table:table-cell table:style-name="ce233" table:formula="of:=IF([.BI3]=&quot;&quot;;LEFT(TEXT([.BJ5];&quot;MMMM&quot;);3);&quot;&quot;)" office:value-type="string" office:string-value="Dez">
            <text:p>Dez</text:p>
          </table:table-cell>
          <table:table-cell table:style-name="ce233" table:formula="of:=IF([.BJ3]=&quot;&quot;;LEFT(TEXT([.BK5];&quot;MMMM&quot;);3);&quot;&quot;)">
            <text:p/>
          </table:table-cell>
          <table:table-cell table:style-name="ce233" table:formula="of:=IF([.BK3]=&quot;&quot;;LEFT(TEXT([.BL5];&quot;MMMM&quot;);3);&quot;&quot;)" office:value-type="string" office:string-value="Jan">
            <text:p>Jan</text:p>
          </table:table-cell>
          <table:table-cell table:style-name="ce233" table:formula="of:=IF([.BL3]=&quot;&quot;;LEFT(TEXT([.BM5];&quot;MMMM&quot;);3);&quot;&quot;)">
            <text:p/>
          </table:table-cell>
          <table:table-cell table:style-name="ce233" table:formula="of:=IF([.BM3]=&quot;&quot;;LEFT(TEXT([.BN5];&quot;MMMM&quot;);3);&quot;&quot;)" office:value-type="string" office:string-value="Jan">
            <text:p>Jan</text:p>
          </table:table-cell>
          <table:table-cell table:style-name="ce233" table:formula="of:=IF([.BN3]=&quot;&quot;;LEFT(TEXT([.BO5];&quot;MMMM&quot;);3);&quot;&quot;)">
            <text:p/>
          </table:table-cell>
          <table:table-cell table:style-name="ce233" table:formula="of:=IF([.BO3]=&quot;&quot;;LEFT(TEXT([.BP5];&quot;MMMM&quot;);3);&quot;&quot;)" office:value-type="string" office:string-value="Feb">
            <text:p>Feb</text:p>
          </table:table-cell>
          <table:table-cell table:style-name="ce233" table:formula="of:=IF([.BP3]=&quot;&quot;;LEFT(TEXT([.BQ5];&quot;MMMM&quot;);3);&quot;&quot;)">
            <text:p/>
          </table:table-cell>
          <table:table-cell table:style-name="ce233" table:formula="of:=IF([.BQ3]=&quot;&quot;;LEFT(TEXT([.BR5];&quot;MMMM&quot;);3);&quot;&quot;)" office:value-type="string" office:string-value="Feb">
            <text:p>Feb</text:p>
          </table:table-cell>
          <table:table-cell table:style-name="ce233" table:formula="of:=IF([.BR3]=&quot;&quot;;LEFT(TEXT([.BS5];&quot;MMMM&quot;);3);&quot;&quot;)">
            <text:p/>
          </table:table-cell>
          <table:table-cell table:style-name="ce233" table:formula="of:=IF([.BS3]=&quot;&quot;;LEFT(TEXT([.BT5];&quot;MMMM&quot;);3);&quot;&quot;)" office:value-type="string" office:string-value="Mär">
            <text:p>Mär</text:p>
          </table:table-cell>
          <table:table-cell table:style-name="ce233" table:formula="of:=IF([.BT3]=&quot;&quot;;LEFT(TEXT([.BU5];&quot;MMMM&quot;);3);&quot;&quot;)">
            <text:p/>
          </table:table-cell>
          <table:table-cell table:style-name="ce233" table:formula="of:=IF([.BU3]=&quot;&quot;;LEFT(TEXT([.BV5];&quot;MMMM&quot;);3);&quot;&quot;)" office:value-type="string" office:string-value="Mär">
            <text:p>Mär</text:p>
          </table:table-cell>
          <table:table-cell table:style-name="ce233" table:formula="of:=IF([.BV3]=&quot;&quot;;LEFT(TEXT([.BW5];&quot;MMMM&quot;);3);&quot;&quot;)">
            <text:p/>
          </table:table-cell>
          <table:table-cell table:style-name="ce233" table:formula="of:=IF([.BW3]=&quot;&quot;;LEFT(TEXT([.BX5];&quot;MMMM&quot;);3);&quot;&quot;)" office:value-type="string" office:string-value="Apr">
            <text:p>Apr</text:p>
          </table:table-cell>
          <table:table-cell table:style-name="ce233" table:formula="of:=IF([.BX3]=&quot;&quot;;LEFT(TEXT([.BY5];&quot;MMMM&quot;);3);&quot;&quot;)">
            <text:p/>
          </table:table-cell>
          <table:table-cell table:style-name="ce233" table:formula="of:=IF([.BY3]=&quot;&quot;;LEFT(TEXT([.BZ5];&quot;MMMM&quot;);3);&quot;&quot;)" office:value-type="string" office:string-value="Apr">
            <text:p>Apr</text:p>
          </table:table-cell>
          <table:table-cell table:style-name="ce233" table:formula="of:=IF([.BZ3]=&quot;&quot;;LEFT(TEXT([.CA5];&quot;MMMM&quot;);3);&quot;&quot;)">
            <text:p/>
          </table:table-cell>
          <table:table-cell table:style-name="ce233" table:formula="of:=IF([.CA3]=&quot;&quot;;LEFT(TEXT([.CB5];&quot;MMMM&quot;);3);&quot;&quot;)" office:value-type="string" office:string-value="Mai">
            <text:p>Mai</text:p>
          </table:table-cell>
          <table:table-cell table:style-name="ce233" table:formula="of:=IF([.CB3]=&quot;&quot;;LEFT(TEXT([.CC5];&quot;MMMM&quot;);3);&quot;&quot;)">
            <text:p/>
          </table:table-cell>
          <table:table-cell table:style-name="ce233" table:formula="of:=IF([.CC3]=&quot;&quot;;LEFT(TEXT([.CD5];&quot;MMMM&quot;);3);&quot;&quot;)" office:value-type="string" office:string-value="Mai">
            <text:p>Mai</text:p>
          </table:table-cell>
          <table:table-cell table:style-name="ce233" table:formula="of:=IF([.CD3]=&quot;&quot;;LEFT(TEXT([.CE5];&quot;MMMM&quot;);3);&quot;&quot;)">
            <text:p/>
          </table:table-cell>
          <table:table-cell table:style-name="ce233" table:formula="of:=IF([.CE3]=&quot;&quot;;LEFT(TEXT([.CF5];&quot;MMMM&quot;);3);&quot;&quot;)" office:value-type="string" office:string-value="Mai">
            <text:p>Mai</text:p>
          </table:table-cell>
          <table:table-cell table:style-name="ce233" table:formula="of:=IF([.CF3]=&quot;&quot;;LEFT(TEXT([.CG5];&quot;MMMM&quot;);3);&quot;&quot;)">
            <text:p/>
          </table:table-cell>
          <table:table-cell table:style-name="ce233" table:formula="of:=IF([.CG3]=&quot;&quot;;LEFT(TEXT([.CH5];&quot;MMMM&quot;);3);&quot;&quot;)" office:value-type="string" office:string-value="Jun">
            <text:p>Jun</text:p>
          </table:table-cell>
          <table:table-cell table:style-name="ce233" table:formula="of:=IF([.CH3]=&quot;&quot;;LEFT(TEXT([.CI5];&quot;MMMM&quot;);3);&quot;&quot;)">
            <text:p/>
          </table:table-cell>
          <table:table-cell table:style-name="ce233" table:formula="of:=IF([.CI3]=&quot;&quot;;LEFT(TEXT([.CJ5];&quot;MMMM&quot;);3);&quot;&quot;)" office:value-type="string" office:string-value="Jun">
            <text:p>Jun</text:p>
          </table:table-cell>
          <table:table-cell table:style-name="ce233" table:formula="of:=IF([.CJ3]=&quot;&quot;;LEFT(TEXT([.CK5];&quot;MMMM&quot;);3);&quot;&quot;)">
            <text:p/>
          </table:table-cell>
          <table:table-cell table:style-name="ce233" table:formula="of:=IF([.CK3]=&quot;&quot;;LEFT(TEXT([.CL5];&quot;MMMM&quot;);3);&quot;&quot;)" office:value-type="string" office:string-value="Jul">
            <text:p>Jul</text:p>
          </table:table-cell>
          <table:table-cell table:style-name="ce233" table:formula="of:=IF([.CL3]=&quot;&quot;;LEFT(TEXT([.CM5];&quot;MMMM&quot;);3);&quot;&quot;)">
            <text:p/>
          </table:table-cell>
          <table:table-cell table:style-name="ce233" table:formula="of:=IF([.CM3]=&quot;&quot;;LEFT(TEXT([.CN5];&quot;MMMM&quot;);3);&quot;&quot;)" office:value-type="string" office:string-value="Jul">
            <text:p>Jul</text:p>
          </table:table-cell>
          <table:table-cell table:style-name="ce233" table:formula="of:=IF([.CN3]=&quot;&quot;;LEFT(TEXT([.CO5];&quot;MMMM&quot;);3);&quot;&quot;)">
            <text:p/>
          </table:table-cell>
          <table:table-cell table:style-name="ce233" table:formula="of:=IF([.CO3]=&quot;&quot;;LEFT(TEXT([.CP5];&quot;MMMM&quot;);3);&quot;&quot;)" office:value-type="string" office:string-value="Aug">
            <text:p>Aug</text:p>
          </table:table-cell>
          <table:table-cell table:style-name="ce233" table:formula="of:=IF([.CP3]=&quot;&quot;;LEFT(TEXT([.CQ5];&quot;MMMM&quot;);3);&quot;&quot;)">
            <text:p/>
          </table:table-cell>
          <table:table-cell table:style-name="ce233" table:formula="of:=IF([.CQ3]=&quot;&quot;;LEFT(TEXT([.CR5];&quot;MMMM&quot;);3);&quot;&quot;)" office:value-type="string" office:string-value="Aug">
            <text:p>Aug</text:p>
          </table:table-cell>
          <table:table-cell table:style-name="ce233" table:formula="of:=IF([.CR3]=&quot;&quot;;LEFT(TEXT([.CS5];&quot;MMMM&quot;);3);&quot;&quot;)">
            <text:p/>
          </table:table-cell>
          <table:table-cell table:style-name="ce233" table:formula="of:=IF([.CS3]=&quot;&quot;;LEFT(TEXT([.CT5];&quot;MMMM&quot;);3);&quot;&quot;)" office:value-type="string" office:string-value="Sep">
            <text:p>Sep</text:p>
          </table:table-cell>
          <table:table-cell table:style-name="ce233" table:formula="of:=IF([.CT3]=&quot;&quot;;LEFT(TEXT([.CU5];&quot;MMMM&quot;);3);&quot;&quot;)">
            <text:p/>
          </table:table-cell>
          <table:table-cell table:style-name="ce233" table:formula="of:=IF([.CU3]=&quot;&quot;;LEFT(TEXT([.CV5];&quot;MMMM&quot;);3);&quot;&quot;)" office:value-type="string" office:string-value="Sep">
            <text:p>Sep</text:p>
          </table:table-cell>
          <table:table-cell table:style-name="ce233" table:formula="of:=IF([.CV3]=&quot;&quot;;LEFT(TEXT([.CW5];&quot;MMMM&quot;);3);&quot;&quot;)">
            <text:p/>
          </table:table-cell>
          <table:table-cell table:style-name="ce233" table:formula="of:=IF([.CW3]=&quot;&quot;;LEFT(TEXT([.CX5];&quot;MMMM&quot;);3);&quot;&quot;)" office:value-type="string" office:string-value="Okt">
            <text:p>Okt</text:p>
          </table:table-cell>
          <table:table-cell table:style-name="ce233" table:formula="of:=IF([.CX3]=&quot;&quot;;LEFT(TEXT([.CY5];&quot;MMMM&quot;);3);&quot;&quot;)">
            <text:p/>
          </table:table-cell>
          <table:table-cell table:style-name="ce233" table:formula="of:=IF([.CY3]=&quot;&quot;;LEFT(TEXT([.CZ5];&quot;MMMM&quot;);3);&quot;&quot;)" office:value-type="string" office:string-value="Okt">
            <text:p>Okt</text:p>
          </table:table-cell>
          <table:table-cell table:style-name="ce233" table:formula="of:=IF([.CZ3]=&quot;&quot;;LEFT(TEXT([.DA5];&quot;MMMM&quot;);3);&quot;&quot;)">
            <text:p/>
          </table:table-cell>
          <table:table-cell table:style-name="ce233" table:formula="of:=IF([.DA3]=&quot;&quot;;LEFT(TEXT([.DB5];&quot;MMMM&quot;);3);&quot;&quot;)" office:value-type="string" office:string-value="Okt">
            <text:p>Okt</text:p>
          </table:table-cell>
          <table:table-cell table:style-name="ce233" table:formula="of:=IF([.DB3]=&quot;&quot;;LEFT(TEXT([.DC5];&quot;MMMM&quot;);3);&quot;&quot;)">
            <text:p/>
          </table:table-cell>
          <table:table-cell table:style-name="ce233" table:formula="of:=IF([.DC3]=&quot;&quot;;LEFT(TEXT([.DD5];&quot;MMMM&quot;);3);&quot;&quot;)" office:value-type="string" office:string-value="Nov">
            <text:p>Nov</text:p>
          </table:table-cell>
          <table:table-cell table:style-name="ce233" table:formula="of:=IF([.DD3]=&quot;&quot;;LEFT(TEXT([.DE5];&quot;MMMM&quot;);3);&quot;&quot;)">
            <text:p/>
          </table:table-cell>
          <table:table-cell table:style-name="ce233" table:formula="of:=IF([.DE3]=&quot;&quot;;LEFT(TEXT([.DF5];&quot;MMMM&quot;);3);&quot;&quot;)" office:value-type="string" office:string-value="Nov">
            <text:p>Nov</text:p>
          </table:table-cell>
          <table:table-cell table:style-name="ce233" table:formula="of:=IF([.DF3]=&quot;&quot;;LEFT(TEXT([.DG5];&quot;MMMM&quot;);3);&quot;&quot;)">
            <text:p/>
          </table:table-cell>
          <table:table-cell table:style-name="ce233" table:formula="of:=IF([.DG3]=&quot;&quot;;LEFT(TEXT([.DH5];&quot;MMMM&quot;);3);&quot;&quot;)" office:value-type="string" office:string-value="Dez">
            <text:p>Dez</text:p>
          </table:table-cell>
          <table:table-cell table:style-name="ce233" table:formula="of:=IF([.DH3]=&quot;&quot;;LEFT(TEXT([.DI5];&quot;MMMM&quot;);3);&quot;&quot;)">
            <text:p/>
          </table:table-cell>
          <table:table-cell table:style-name="ce233" table:formula="of:=IF([.DI3]=&quot;&quot;;LEFT(TEXT([.DJ5];&quot;MMMM&quot;);3);&quot;&quot;)" office:value-type="string" office:string-value="Dez">
            <text:p>Dez</text:p>
          </table:table-cell>
          <table:table-cell table:style-name="ce233" table:formula="of:=IF([.DJ3]=&quot;&quot;;LEFT(TEXT([.DK5];&quot;MMMM&quot;);3);&quot;&quot;)">
            <text:p/>
          </table:table-cell>
          <table:table-cell table:style-name="ce233" table:formula="of:=IF([.DK3]=&quot;&quot;;LEFT(TEXT([.DL5];&quot;MMMM&quot;);3);&quot;&quot;)" office:value-type="string" office:string-value="Jan">
            <text:p>Jan</text:p>
          </table:table-cell>
          <table:table-cell table:style-name="ce233" table:formula="of:=IF([.DL3]=&quot;&quot;;LEFT(TEXT([.DM5];&quot;MMMM&quot;);3);&quot;&quot;)">
            <text:p/>
          </table:table-cell>
          <table:table-cell table:style-name="ce233" table:formula="of:=IF([.DM3]=&quot;&quot;;LEFT(TEXT([.DN5];&quot;MMMM&quot;);3);&quot;&quot;)" office:value-type="string" office:string-value="Jan">
            <text:p>Jan</text:p>
          </table:table-cell>
          <table:table-cell table:style-name="ce233" table:formula="of:=IF([.DN3]=&quot;&quot;;LEFT(TEXT([.DO5];&quot;MMMM&quot;);3);&quot;&quot;)">
            <text:p/>
          </table:table-cell>
          <table:table-cell table:style-name="ce233" table:formula="of:=IF([.DO3]=&quot;&quot;;LEFT(TEXT([.DP5];&quot;MMMM&quot;);3);&quot;&quot;)" office:value-type="string" office:string-value="Feb">
            <text:p>Feb</text:p>
          </table:table-cell>
          <table:table-cell table:style-name="ce233" table:formula="of:=IF([.DP3]=&quot;&quot;;LEFT(TEXT([.DQ5];&quot;MMMM&quot;);3);&quot;&quot;)">
            <text:p/>
          </table:table-cell>
          <table:table-cell table:style-name="ce233" table:formula="of:=IF([.DQ3]=&quot;&quot;;LEFT(TEXT([.DR5];&quot;MMMM&quot;);3);&quot;&quot;)" office:value-type="string" office:string-value="Feb">
            <text:p>Feb</text:p>
          </table:table-cell>
          <table:table-cell table:style-name="ce233" table:formula="of:=IF([.DR3]=&quot;&quot;;LEFT(TEXT([.DS5];&quot;MMMM&quot;);3);&quot;&quot;)">
            <text:p/>
          </table:table-cell>
          <table:table-cell table:style-name="ce233" table:formula="of:=IF([.DS3]=&quot;&quot;;LEFT(TEXT([.DT5];&quot;MMMM&quot;);3);&quot;&quot;)" office:value-type="string" office:string-value="Mär">
            <text:p>Mär</text:p>
          </table:table-cell>
          <table:table-cell table:style-name="ce233" table:formula="of:=IF([.DT3]=&quot;&quot;;LEFT(TEXT([.DU5];&quot;MMMM&quot;);3);&quot;&quot;)">
            <text:p/>
          </table:table-cell>
          <table:table-cell table:style-name="ce233" table:formula="of:=IF([.DU3]=&quot;&quot;;LEFT(TEXT([.DV5];&quot;MMMM&quot;);3);&quot;&quot;)" office:value-type="string" office:string-value="Mär">
            <text:p>Mär</text:p>
          </table:table-cell>
          <table:table-cell table:style-name="ce233" table:formula="of:=IF([.DV3]=&quot;&quot;;LEFT(TEXT([.DW5];&quot;MMMM&quot;);3);&quot;&quot;)">
            <text:p/>
          </table:table-cell>
          <table:table-cell table:style-name="ce233" table:formula="of:=IF([.DW3]=&quot;&quot;;LEFT(TEXT([.DX5];&quot;MMMM&quot;);3);&quot;&quot;)" office:value-type="string" office:string-value="Apr">
            <text:p>Apr</text:p>
          </table:table-cell>
          <table:table-cell table:style-name="ce233" table:formula="of:=IF([.DX3]=&quot;&quot;;LEFT(TEXT([.DY5];&quot;MMMM&quot;);3);&quot;&quot;)">
            <text:p/>
          </table:table-cell>
          <table:table-cell table:style-name="ce233" table:formula="of:=IF([.DY3]=&quot;&quot;;LEFT(TEXT([.DZ5];&quot;MMMM&quot;);3);&quot;&quot;)" office:value-type="string" office:string-value="Apr">
            <text:p>Apr</text:p>
          </table:table-cell>
          <table:table-cell table:style-name="ce39" table:number-columns-repeated="894"/>
        </table:table-row>
        <table:table-row table:style-name="ro2">
          <table:table-cell table:style-name="ce4" office:value-type="string">
            <text:p>Nr.</text:p>
          </table:table-cell>
          <table:table-cell table:style-name="ce205" office:value-type="string">
            <text:p>Aufgabe</text:p>
          </table:table-cell>
          <table:table-cell table:style-name="ce210" office:value-type="string">
            <text:p>Start</text:p>
          </table:table-cell>
          <table:covered-table-cell table:style-name="ce218"/>
          <table:table-cell table:style-name="ce210" office:value-type="string">
            <text:p>Ende</text:p>
          </table:table-cell>
          <table:table-cell table:style-name="ce224" table:formula="of:=WEEKNUM([.$D$2];1)" office:value-type="float" office:value="49">
            <text:p>49</text:p>
          </table:table-cell>
          <table:table-cell table:style-name="ce234" table:formula="of:=WEEKNUM([.G5];1)" office:value-type="float" office:value="50">
            <text:p>50</text:p>
          </table:table-cell>
          <table:table-cell table:style-name="ce234" table:formula="of:=WEEKNUM([.H5];1)" office:value-type="float" office:value="51">
            <text:p>51</text:p>
          </table:table-cell>
          <table:table-cell table:style-name="ce234" table:formula="of:=WEEKNUM([.I5];1)" office:value-type="float" office:value="52">
            <text:p>52</text:p>
          </table:table-cell>
          <table:table-cell table:style-name="ce234" table:formula="of:=WEEKNUM([.J5];1)" office:value-type="float" office:value="53">
            <text:p>53</text:p>
          </table:table-cell>
          <table:table-cell table:style-name="ce234" table:formula="of:=WEEKNUM([.K5];1)" office:value-type="float" office:value="2">
            <text:p>2</text:p>
          </table:table-cell>
          <table:table-cell table:style-name="ce234" table:formula="of:=WEEKNUM([.L5];1)" office:value-type="float" office:value="3">
            <text:p>3</text:p>
          </table:table-cell>
          <table:table-cell table:style-name="ce234" table:formula="of:=WEEKNUM([.M5];1)" office:value-type="float" office:value="4">
            <text:p>4</text:p>
          </table:table-cell>
          <table:table-cell table:style-name="ce234" table:formula="of:=WEEKNUM([.N5];1)" office:value-type="float" office:value="5">
            <text:p>5</text:p>
          </table:table-cell>
          <table:table-cell table:style-name="ce234" table:formula="of:=WEEKNUM([.O5];1)" office:value-type="float" office:value="6">
            <text:p>6</text:p>
          </table:table-cell>
          <table:table-cell table:style-name="ce234" table:formula="of:=WEEKNUM([.P5];1)" office:value-type="float" office:value="7">
            <text:p>7</text:p>
          </table:table-cell>
          <table:table-cell table:style-name="ce234" table:formula="of:=WEEKNUM([.Q5];1)" office:value-type="float" office:value="8">
            <text:p>8</text:p>
          </table:table-cell>
          <table:table-cell table:style-name="ce234" table:formula="of:=WEEKNUM([.R5];1)" office:value-type="float" office:value="9">
            <text:p>9</text:p>
          </table:table-cell>
          <table:table-cell table:style-name="ce234" table:formula="of:=WEEKNUM([.S5];1)" office:value-type="float" office:value="10">
            <text:p>10</text:p>
          </table:table-cell>
          <table:table-cell table:style-name="ce234" table:formula="of:=WEEKNUM([.T5];1)" office:value-type="float" office:value="11">
            <text:p>11</text:p>
          </table:table-cell>
          <table:table-cell table:style-name="ce234" table:formula="of:=WEEKNUM([.U5];1)" office:value-type="float" office:value="12">
            <text:p>12</text:p>
          </table:table-cell>
          <table:table-cell table:style-name="ce234" table:formula="of:=WEEKNUM([.V5];1)" office:value-type="float" office:value="13">
            <text:p>13</text:p>
          </table:table-cell>
          <table:table-cell table:style-name="ce234" table:formula="of:=WEEKNUM([.W5];1)" office:value-type="float" office:value="14">
            <text:p>14</text:p>
          </table:table-cell>
          <table:table-cell table:style-name="ce234" table:formula="of:=WEEKNUM([.X5];1)" office:value-type="float" office:value="15">
            <text:p>15</text:p>
          </table:table-cell>
          <table:table-cell table:style-name="ce234" table:formula="of:=WEEKNUM([.Y5];1)" office:value-type="float" office:value="16">
            <text:p>16</text:p>
          </table:table-cell>
          <table:table-cell table:style-name="ce234" table:formula="of:=WEEKNUM([.Z5];1)" office:value-type="float" office:value="17">
            <text:p>17</text:p>
          </table:table-cell>
          <table:table-cell table:style-name="ce234" table:formula="of:=WEEKNUM([.AA5];1)" office:value-type="float" office:value="18">
            <text:p>18</text:p>
          </table:table-cell>
          <table:table-cell table:style-name="ce234" table:formula="of:=WEEKNUM([.AB5];1)" office:value-type="float" office:value="19">
            <text:p>19</text:p>
          </table:table-cell>
          <table:table-cell table:style-name="ce234" table:formula="of:=WEEKNUM([.AC5];1)" office:value-type="float" office:value="20">
            <text:p>20</text:p>
          </table:table-cell>
          <table:table-cell table:style-name="ce234" table:formula="of:=WEEKNUM([.AD5];1)" office:value-type="float" office:value="21">
            <text:p>21</text:p>
          </table:table-cell>
          <table:table-cell table:style-name="ce234" table:formula="of:=WEEKNUM([.AE5];1)" office:value-type="float" office:value="22">
            <text:p>22</text:p>
          </table:table-cell>
          <table:table-cell table:style-name="ce234" table:formula="of:=WEEKNUM([.AF5];1)" office:value-type="float" office:value="23">
            <text:p>23</text:p>
          </table:table-cell>
          <table:table-cell table:style-name="ce234" table:formula="of:=WEEKNUM([.AG5];1)" office:value-type="float" office:value="24">
            <text:p>24</text:p>
          </table:table-cell>
          <table:table-cell table:style-name="ce234" table:formula="of:=WEEKNUM([.AH5];1)" office:value-type="float" office:value="25">
            <text:p>25</text:p>
          </table:table-cell>
          <table:table-cell table:style-name="ce234" table:formula="of:=WEEKNUM([.AI5];1)" office:value-type="float" office:value="26">
            <text:p>26</text:p>
          </table:table-cell>
          <table:table-cell table:style-name="ce234" table:formula="of:=WEEKNUM([.AJ5];1)" office:value-type="float" office:value="27">
            <text:p>27</text:p>
          </table:table-cell>
          <table:table-cell table:style-name="ce234" table:formula="of:=WEEKNUM([.AK5];1)" office:value-type="float" office:value="28">
            <text:p>28</text:p>
          </table:table-cell>
          <table:table-cell table:style-name="ce234" table:formula="of:=WEEKNUM([.AL5];1)" office:value-type="float" office:value="29">
            <text:p>29</text:p>
          </table:table-cell>
          <table:table-cell table:style-name="ce234" table:formula="of:=WEEKNUM([.AM5];1)" office:value-type="float" office:value="30">
            <text:p>30</text:p>
          </table:table-cell>
          <table:table-cell table:style-name="ce234" table:formula="of:=WEEKNUM([.AN5];1)" office:value-type="float" office:value="31">
            <text:p>31</text:p>
          </table:table-cell>
          <table:table-cell table:style-name="ce234" table:formula="of:=WEEKNUM([.AO5];1)" office:value-type="float" office:value="32">
            <text:p>32</text:p>
          </table:table-cell>
          <table:table-cell table:style-name="ce234" table:formula="of:=WEEKNUM([.AP5];1)" office:value-type="float" office:value="33">
            <text:p>33</text:p>
          </table:table-cell>
          <table:table-cell table:style-name="ce234" table:formula="of:=WEEKNUM([.AQ5];1)" office:value-type="float" office:value="34">
            <text:p>34</text:p>
          </table:table-cell>
          <table:table-cell table:style-name="ce234" table:formula="of:=WEEKNUM([.AR5];1)" office:value-type="float" office:value="35">
            <text:p>35</text:p>
          </table:table-cell>
          <table:table-cell table:style-name="ce234" table:formula="of:=WEEKNUM([.AS5];1)" office:value-type="float" office:value="36">
            <text:p>36</text:p>
          </table:table-cell>
          <table:table-cell table:style-name="ce234" table:formula="of:=WEEKNUM([.AT5];1)" office:value-type="float" office:value="37">
            <text:p>37</text:p>
          </table:table-cell>
          <table:table-cell table:style-name="ce234" table:formula="of:=WEEKNUM([.AU5];1)" office:value-type="float" office:value="38">
            <text:p>38</text:p>
          </table:table-cell>
          <table:table-cell table:style-name="ce234" table:formula="of:=WEEKNUM([.AV5];1)" office:value-type="float" office:value="39">
            <text:p>39</text:p>
          </table:table-cell>
          <table:table-cell table:style-name="ce234" table:formula="of:=WEEKNUM([.AW5];1)" office:value-type="float" office:value="40">
            <text:p>40</text:p>
          </table:table-cell>
          <table:table-cell table:style-name="ce234" table:formula="of:=WEEKNUM([.AX5];1)" office:value-type="float" office:value="41">
            <text:p>41</text:p>
          </table:table-cell>
          <table:table-cell table:style-name="ce234" table:formula="of:=WEEKNUM([.AY5];1)" office:value-type="float" office:value="42">
            <text:p>42</text:p>
          </table:table-cell>
          <table:table-cell table:style-name="ce234" table:formula="of:=WEEKNUM([.AZ5];1)" office:value-type="float" office:value="43">
            <text:p>43</text:p>
          </table:table-cell>
          <table:table-cell table:style-name="ce234" table:formula="of:=WEEKNUM([.BA5];1)" office:value-type="float" office:value="44">
            <text:p>44</text:p>
          </table:table-cell>
          <table:table-cell table:style-name="ce234" table:formula="of:=WEEKNUM([.BB5];1)" office:value-type="float" office:value="45">
            <text:p>45</text:p>
          </table:table-cell>
          <table:table-cell table:style-name="ce234" table:formula="of:=WEEKNUM([.BC5];1)" office:value-type="float" office:value="46">
            <text:p>46</text:p>
          </table:table-cell>
          <table:table-cell table:style-name="ce234" table:formula="of:=WEEKNUM([.BD5];1)" office:value-type="float" office:value="47">
            <text:p>47</text:p>
          </table:table-cell>
          <table:table-cell table:style-name="ce234" table:formula="of:=WEEKNUM([.BE5];1)" office:value-type="float" office:value="48">
            <text:p>48</text:p>
          </table:table-cell>
          <table:table-cell table:style-name="ce234" table:formula="of:=WEEKNUM([.BF5];1)" office:value-type="float" office:value="49">
            <text:p>49</text:p>
          </table:table-cell>
          <table:table-cell table:style-name="ce234" table:formula="of:=WEEKNUM([.BG5];1)" office:value-type="float" office:value="50">
            <text:p>50</text:p>
          </table:table-cell>
          <table:table-cell table:style-name="ce234" table:formula="of:=WEEKNUM([.BH5];1)" office:value-type="float" office:value="51">
            <text:p>51</text:p>
          </table:table-cell>
          <table:table-cell table:style-name="ce234" table:formula="of:=WEEKNUM([.BI5];1)" office:value-type="float" office:value="52">
            <text:p>52</text:p>
          </table:table-cell>
          <table:table-cell table:style-name="ce234" table:formula="of:=WEEKNUM([.BJ5];1)" office:value-type="float" office:value="53">
            <text:p>53</text:p>
          </table:table-cell>
          <table:table-cell table:style-name="ce234" table:formula="of:=WEEKNUM([.BK5];1)" office:value-type="float" office:value="2">
            <text:p>2</text:p>
          </table:table-cell>
          <table:table-cell table:style-name="ce234" table:formula="of:=WEEKNUM([.BL5];1)" office:value-type="float" office:value="3">
            <text:p>3</text:p>
          </table:table-cell>
          <table:table-cell table:style-name="ce234" table:formula="of:=WEEKNUM([.BM5];1)" office:value-type="float" office:value="4">
            <text:p>4</text:p>
          </table:table-cell>
          <table:table-cell table:style-name="ce234" table:formula="of:=WEEKNUM([.BN5];1)" office:value-type="float" office:value="5">
            <text:p>5</text:p>
          </table:table-cell>
          <table:table-cell table:style-name="ce234" table:formula="of:=WEEKNUM([.BO5];1)" office:value-type="float" office:value="6">
            <text:p>6</text:p>
          </table:table-cell>
          <table:table-cell table:style-name="ce234" table:formula="of:=WEEKNUM([.BP5];1)" office:value-type="float" office:value="7">
            <text:p>7</text:p>
          </table:table-cell>
          <table:table-cell table:style-name="ce234" table:formula="of:=WEEKNUM([.BQ5];1)" office:value-type="float" office:value="8">
            <text:p>8</text:p>
          </table:table-cell>
          <table:table-cell table:style-name="ce234" table:formula="of:=WEEKNUM([.BR5];1)" office:value-type="float" office:value="9">
            <text:p>9</text:p>
          </table:table-cell>
          <table:table-cell table:style-name="ce234" table:formula="of:=WEEKNUM([.BS5];1)" office:value-type="float" office:value="10">
            <text:p>10</text:p>
          </table:table-cell>
          <table:table-cell table:style-name="ce234" table:formula="of:=WEEKNUM([.BT5];1)" office:value-type="float" office:value="11">
            <text:p>11</text:p>
          </table:table-cell>
          <table:table-cell table:style-name="ce234" table:formula="of:=WEEKNUM([.BU5];1)" office:value-type="float" office:value="12">
            <text:p>12</text:p>
          </table:table-cell>
          <table:table-cell table:style-name="ce234" table:formula="of:=WEEKNUM([.BV5];1)" office:value-type="float" office:value="13">
            <text:p>13</text:p>
          </table:table-cell>
          <table:table-cell table:style-name="ce234" table:formula="of:=WEEKNUM([.BW5];1)" office:value-type="float" office:value="14">
            <text:p>14</text:p>
          </table:table-cell>
          <table:table-cell table:style-name="ce234" table:formula="of:=WEEKNUM([.BX5];1)" office:value-type="float" office:value="15">
            <text:p>15</text:p>
          </table:table-cell>
          <table:table-cell table:style-name="ce234" table:formula="of:=WEEKNUM([.BY5];1)" office:value-type="float" office:value="16">
            <text:p>16</text:p>
          </table:table-cell>
          <table:table-cell table:style-name="ce234" table:formula="of:=WEEKNUM([.BZ5];1)" office:value-type="float" office:value="17">
            <text:p>17</text:p>
          </table:table-cell>
          <table:table-cell table:style-name="ce234" table:formula="of:=WEEKNUM([.CA5];1)" office:value-type="float" office:value="18">
            <text:p>18</text:p>
          </table:table-cell>
          <table:table-cell table:style-name="ce234" table:formula="of:=WEEKNUM([.CB5];1)" office:value-type="float" office:value="19">
            <text:p>19</text:p>
          </table:table-cell>
          <table:table-cell table:style-name="ce234" table:formula="of:=WEEKNUM([.CC5];1)" office:value-type="float" office:value="20">
            <text:p>20</text:p>
          </table:table-cell>
          <table:table-cell table:style-name="ce234" table:formula="of:=WEEKNUM([.CD5];1)" office:value-type="float" office:value="21">
            <text:p>21</text:p>
          </table:table-cell>
          <table:table-cell table:style-name="ce234" table:formula="of:=WEEKNUM([.CE5];1)" office:value-type="float" office:value="22">
            <text:p>22</text:p>
          </table:table-cell>
          <table:table-cell table:style-name="ce234" table:formula="of:=WEEKNUM([.CF5];1)" office:value-type="float" office:value="23">
            <text:p>23</text:p>
          </table:table-cell>
          <table:table-cell table:style-name="ce234" table:formula="of:=WEEKNUM([.CG5];1)" office:value-type="float" office:value="24">
            <text:p>24</text:p>
          </table:table-cell>
          <table:table-cell table:style-name="ce234" table:formula="of:=WEEKNUM([.CH5];1)" office:value-type="float" office:value="25">
            <text:p>25</text:p>
          </table:table-cell>
          <table:table-cell table:style-name="ce234" table:formula="of:=WEEKNUM([.CI5];1)" office:value-type="float" office:value="26">
            <text:p>26</text:p>
          </table:table-cell>
          <table:table-cell table:style-name="ce234" table:formula="of:=WEEKNUM([.CJ5];1)" office:value-type="float" office:value="27">
            <text:p>27</text:p>
          </table:table-cell>
          <table:table-cell table:style-name="ce234" table:formula="of:=WEEKNUM([.CK5];1)" office:value-type="float" office:value="28">
            <text:p>28</text:p>
          </table:table-cell>
          <table:table-cell table:style-name="ce234" table:formula="of:=WEEKNUM([.CL5];1)" office:value-type="float" office:value="29">
            <text:p>29</text:p>
          </table:table-cell>
          <table:table-cell table:style-name="ce234" table:formula="of:=WEEKNUM([.CM5];1)" office:value-type="float" office:value="30">
            <text:p>30</text:p>
          </table:table-cell>
          <table:table-cell table:style-name="ce234" table:formula="of:=WEEKNUM([.CN5];1)" office:value-type="float" office:value="31">
            <text:p>31</text:p>
          </table:table-cell>
          <table:table-cell table:style-name="ce234" table:formula="of:=WEEKNUM([.CO5];1)" office:value-type="float" office:value="32">
            <text:p>32</text:p>
          </table:table-cell>
          <table:table-cell table:style-name="ce234" table:formula="of:=WEEKNUM([.CP5];1)" office:value-type="float" office:value="33">
            <text:p>33</text:p>
          </table:table-cell>
          <table:table-cell table:style-name="ce234" table:formula="of:=WEEKNUM([.CQ5];1)" office:value-type="float" office:value="34">
            <text:p>34</text:p>
          </table:table-cell>
          <table:table-cell table:style-name="ce234" table:formula="of:=WEEKNUM([.CR5];1)" office:value-type="float" office:value="35">
            <text:p>35</text:p>
          </table:table-cell>
          <table:table-cell table:style-name="ce234" table:formula="of:=WEEKNUM([.CS5];1)" office:value-type="float" office:value="36">
            <text:p>36</text:p>
          </table:table-cell>
          <table:table-cell table:style-name="ce234" table:formula="of:=WEEKNUM([.CT5];1)" office:value-type="float" office:value="37">
            <text:p>37</text:p>
          </table:table-cell>
          <table:table-cell table:style-name="ce234" table:formula="of:=WEEKNUM([.CU5];1)" office:value-type="float" office:value="38">
            <text:p>38</text:p>
          </table:table-cell>
          <table:table-cell table:style-name="ce234" table:formula="of:=WEEKNUM([.CV5];1)" office:value-type="float" office:value="39">
            <text:p>39</text:p>
          </table:table-cell>
          <table:table-cell table:style-name="ce234" table:formula="of:=WEEKNUM([.CW5];1)" office:value-type="float" office:value="40">
            <text:p>40</text:p>
          </table:table-cell>
          <table:table-cell table:style-name="ce234" table:formula="of:=WEEKNUM([.CX5];1)" office:value-type="float" office:value="41">
            <text:p>41</text:p>
          </table:table-cell>
          <table:table-cell table:style-name="ce234" table:formula="of:=WEEKNUM([.CY5];1)" office:value-type="float" office:value="42">
            <text:p>42</text:p>
          </table:table-cell>
          <table:table-cell table:style-name="ce234" table:formula="of:=WEEKNUM([.CZ5];1)" office:value-type="float" office:value="43">
            <text:p>43</text:p>
          </table:table-cell>
          <table:table-cell table:style-name="ce234" table:formula="of:=WEEKNUM([.DA5];1)" office:value-type="float" office:value="44">
            <text:p>44</text:p>
          </table:table-cell>
          <table:table-cell table:style-name="ce234" table:formula="of:=WEEKNUM([.DB5];1)" office:value-type="float" office:value="45">
            <text:p>45</text:p>
          </table:table-cell>
          <table:table-cell table:style-name="ce234" table:formula="of:=WEEKNUM([.DC5];1)" office:value-type="float" office:value="46">
            <text:p>46</text:p>
          </table:table-cell>
          <table:table-cell table:style-name="ce234" table:formula="of:=WEEKNUM([.DD5];1)" office:value-type="float" office:value="47">
            <text:p>47</text:p>
          </table:table-cell>
          <table:table-cell table:style-name="ce234" table:formula="of:=WEEKNUM([.DE5];1)" office:value-type="float" office:value="48">
            <text:p>48</text:p>
          </table:table-cell>
          <table:table-cell table:style-name="ce234" table:formula="of:=WEEKNUM([.DF5];1)" office:value-type="float" office:value="49">
            <text:p>49</text:p>
          </table:table-cell>
          <table:table-cell table:style-name="ce234" table:formula="of:=WEEKNUM([.DG5];1)" office:value-type="float" office:value="50">
            <text:p>50</text:p>
          </table:table-cell>
          <table:table-cell table:style-name="ce234" table:formula="of:=WEEKNUM([.DH5];1)" office:value-type="float" office:value="51">
            <text:p>51</text:p>
          </table:table-cell>
          <table:table-cell table:style-name="ce234" table:formula="of:=WEEKNUM([.DI5];1)" office:value-type="float" office:value="52">
            <text:p>52</text:p>
          </table:table-cell>
          <table:table-cell table:style-name="ce234" table:formula="of:=WEEKNUM([.DJ5];1)" office:value-type="float" office:value="53">
            <text:p>53</text:p>
          </table:table-cell>
          <table:table-cell table:style-name="ce234" table:formula="of:=WEEKNUM([.DK5];1)" office:value-type="float" office:value="1">
            <text:p>1</text:p>
          </table:table-cell>
          <table:table-cell table:style-name="ce234" table:formula="of:=WEEKNUM([.DL5];1)" office:value-type="float" office:value="2">
            <text:p>2</text:p>
          </table:table-cell>
          <table:table-cell table:style-name="ce234" table:formula="of:=WEEKNUM([.DM5];1)" office:value-type="float" office:value="3">
            <text:p>3</text:p>
          </table:table-cell>
          <table:table-cell table:style-name="ce234" table:formula="of:=WEEKNUM([.DN5];1)" office:value-type="float" office:value="4">
            <text:p>4</text:p>
          </table:table-cell>
          <table:table-cell table:style-name="ce234" table:formula="of:=WEEKNUM([.DO5];1)" office:value-type="float" office:value="5">
            <text:p>5</text:p>
          </table:table-cell>
          <table:table-cell table:style-name="ce234" table:formula="of:=WEEKNUM([.DP5];1)" office:value-type="float" office:value="6">
            <text:p>6</text:p>
          </table:table-cell>
          <table:table-cell table:style-name="ce234" table:formula="of:=WEEKNUM([.DQ5];1)" office:value-type="float" office:value="7">
            <text:p>7</text:p>
          </table:table-cell>
          <table:table-cell table:style-name="ce234" table:formula="of:=WEEKNUM([.DR5];1)" office:value-type="float" office:value="8">
            <text:p>8</text:p>
          </table:table-cell>
          <table:table-cell table:style-name="ce234" table:formula="of:=WEEKNUM([.DS5];1)" office:value-type="float" office:value="9">
            <text:p>9</text:p>
          </table:table-cell>
          <table:table-cell table:style-name="ce234" table:formula="of:=WEEKNUM([.DT5];1)" office:value-type="float" office:value="10">
            <text:p>10</text:p>
          </table:table-cell>
          <table:table-cell table:style-name="ce234" table:formula="of:=WEEKNUM([.DU5];1)" office:value-type="float" office:value="11">
            <text:p>11</text:p>
          </table:table-cell>
          <table:table-cell table:style-name="ce234" table:formula="of:=WEEKNUM([.DV5];1)" office:value-type="float" office:value="12">
            <text:p>12</text:p>
          </table:table-cell>
          <table:table-cell table:style-name="ce234" table:formula="of:=WEEKNUM([.DW5];1)" office:value-type="float" office:value="13">
            <text:p>13</text:p>
          </table:table-cell>
          <table:table-cell table:style-name="ce234" table:formula="of:=WEEKNUM([.DX5];1)" office:value-type="float" office:value="14">
            <text:p>14</text:p>
          </table:table-cell>
          <table:table-cell table:style-name="ce234" table:formula="of:=WEEKNUM([.DY5];1)" office:value-type="float" office:value="15">
            <text:p>15</text:p>
          </table:table-cell>
          <table:table-cell table:style-name="ce234" table:formula="of:=WEEKNUM([.DZ5];1)" office:value-type="float" office:value="16">
            <text:p>16</text:p>
          </table:table-cell>
          <table:table-cell table:style-name="ce256" table:number-columns-repeated="894"/>
        </table:table-row>
        <table:table-row table:style-name="ro3" table:visibility="collapse">
          <table:table-cell table:number-columns-repeated="5"/>
          <table:table-cell table:style-name="ce225" table:formula="of:=([.$D$2]-WEEKDAY([.$D$2];2)+1)" office:value-type="date" office:date-value="2014-12-01">
            <text:p>01.12.2014</text:p>
          </table:table-cell>
          <table:table-cell table:style-name="ce235" table:formula="of:=[.F5]+7" office:value-type="date" office:date-value="2014-12-08">
            <text:p>08.12.2014</text:p>
          </table:table-cell>
          <table:table-cell table:style-name="ce235" table:formula="of:=[.G5]+7" office:value-type="date" office:date-value="2014-12-15">
            <text:p>15.12.2014</text:p>
          </table:table-cell>
          <table:table-cell table:style-name="ce235" table:formula="of:=[.H5]+7" office:value-type="date" office:date-value="2014-12-22">
            <text:p>22.12.2014</text:p>
          </table:table-cell>
          <table:table-cell table:style-name="ce235" table:formula="of:=[.I5]+7" office:value-type="date" office:date-value="2014-12-29">
            <text:p>29.12.2014</text:p>
          </table:table-cell>
          <table:table-cell table:style-name="ce242" table:formula="of:=[.J5]+7" office:value-type="date" office:date-value="2015-01-05">
            <text:p>05.01.2015</text:p>
          </table:table-cell>
          <table:table-cell table:style-name="ce242" table:formula="of:=[.K5]+7" office:value-type="date" office:date-value="2015-01-12">
            <text:p>12.01.2015</text:p>
          </table:table-cell>
          <table:table-cell table:style-name="ce242" table:formula="of:=[.L5]+7" office:value-type="date" office:date-value="2015-01-19">
            <text:p>19.01.2015</text:p>
          </table:table-cell>
          <table:table-cell table:style-name="ce242" table:formula="of:=[.M5]+7" office:value-type="date" office:date-value="2015-01-26">
            <text:p>26.01.2015</text:p>
          </table:table-cell>
          <table:table-cell table:style-name="ce242" table:formula="of:=[.N5]+7" office:value-type="date" office:date-value="2015-02-02">
            <text:p>02.02.2015</text:p>
          </table:table-cell>
          <table:table-cell table:style-name="ce242" table:formula="of:=[.O5]+7" office:value-type="date" office:date-value="2015-02-09">
            <text:p>09.02.2015</text:p>
          </table:table-cell>
          <table:table-cell table:style-name="ce242" table:formula="of:=[.P5]+7" office:value-type="date" office:date-value="2015-02-16">
            <text:p>16.02.2015</text:p>
          </table:table-cell>
          <table:table-cell table:style-name="ce242" table:formula="of:=[.Q5]+7" office:value-type="date" office:date-value="2015-02-23">
            <text:p>23.02.2015</text:p>
          </table:table-cell>
          <table:table-cell table:style-name="ce242" table:formula="of:=[.R5]+7" office:value-type="date" office:date-value="2015-03-02">
            <text:p>02.03.2015</text:p>
          </table:table-cell>
          <table:table-cell table:style-name="ce242" table:formula="of:=[.S5]+7" office:value-type="date" office:date-value="2015-03-09">
            <text:p>09.03.2015</text:p>
          </table:table-cell>
          <table:table-cell table:style-name="ce242" table:formula="of:=[.T5]+7" office:value-type="date" office:date-value="2015-03-16">
            <text:p>16.03.2015</text:p>
          </table:table-cell>
          <table:table-cell table:style-name="ce242" table:formula="of:=[.U5]+7" office:value-type="date" office:date-value="2015-03-23">
            <text:p>23.03.2015</text:p>
          </table:table-cell>
          <table:table-cell table:style-name="ce242" table:formula="of:=[.V5]+7" office:value-type="date" office:date-value="2015-03-30">
            <text:p>30.03.2015</text:p>
          </table:table-cell>
          <table:table-cell table:style-name="ce242" table:formula="of:=[.W5]+7" office:value-type="date" office:date-value="2015-04-06">
            <text:p>06.04.2015</text:p>
          </table:table-cell>
          <table:table-cell table:style-name="ce242" table:formula="of:=[.X5]+7" office:value-type="date" office:date-value="2015-04-13">
            <text:p>13.04.2015</text:p>
          </table:table-cell>
          <table:table-cell table:style-name="ce242" table:formula="of:=[.Y5]+7" office:value-type="date" office:date-value="2015-04-20">
            <text:p>20.04.2015</text:p>
          </table:table-cell>
          <table:table-cell table:style-name="ce242" table:formula="of:=[.Z5]+7" office:value-type="date" office:date-value="2015-04-27">
            <text:p>27.04.2015</text:p>
          </table:table-cell>
          <table:table-cell table:style-name="ce242" table:formula="of:=[.AA5]+7" office:value-type="date" office:date-value="2015-05-04">
            <text:p>04.05.2015</text:p>
          </table:table-cell>
          <table:table-cell table:style-name="ce242" table:formula="of:=[.AB5]+7" office:value-type="date" office:date-value="2015-05-11">
            <text:p>11.05.2015</text:p>
          </table:table-cell>
          <table:table-cell table:style-name="ce242" table:formula="of:=[.AC5]+7" office:value-type="date" office:date-value="2015-05-18">
            <text:p>18.05.2015</text:p>
          </table:table-cell>
          <table:table-cell table:style-name="ce242" table:formula="of:=[.AD5]+7" office:value-type="date" office:date-value="2015-05-25">
            <text:p>25.05.2015</text:p>
          </table:table-cell>
          <table:table-cell table:style-name="ce242" table:formula="of:=[.AE5]+7" office:value-type="date" office:date-value="2015-06-01">
            <text:p>01.06.2015</text:p>
          </table:table-cell>
          <table:table-cell table:style-name="ce242" table:formula="of:=[.AF5]+7" office:value-type="date" office:date-value="2015-06-08">
            <text:p>08.06.2015</text:p>
          </table:table-cell>
          <table:table-cell table:style-name="ce242" table:formula="of:=[.AG5]+7" office:value-type="date" office:date-value="2015-06-15">
            <text:p>15.06.2015</text:p>
          </table:table-cell>
          <table:table-cell table:style-name="ce242" table:formula="of:=[.AH5]+7" office:value-type="date" office:date-value="2015-06-22">
            <text:p>22.06.2015</text:p>
          </table:table-cell>
          <table:table-cell table:style-name="ce242" table:formula="of:=[.AI5]+7" office:value-type="date" office:date-value="2015-06-29">
            <text:p>29.06.2015</text:p>
          </table:table-cell>
          <table:table-cell table:style-name="ce242" table:formula="of:=[.AJ5]+7" office:value-type="date" office:date-value="2015-07-06">
            <text:p>06.07.2015</text:p>
          </table:table-cell>
          <table:table-cell table:style-name="ce242" table:formula="of:=[.AK5]+7" office:value-type="date" office:date-value="2015-07-13">
            <text:p>13.07.2015</text:p>
          </table:table-cell>
          <table:table-cell table:style-name="ce242" table:formula="of:=[.AL5]+7" office:value-type="date" office:date-value="2015-07-20">
            <text:p>20.07.2015</text:p>
          </table:table-cell>
          <table:table-cell table:style-name="ce242" table:formula="of:=[.AM5]+7" office:value-type="date" office:date-value="2015-07-27">
            <text:p>27.07.2015</text:p>
          </table:table-cell>
          <table:table-cell table:style-name="ce242" table:formula="of:=[.AN5]+7" office:value-type="date" office:date-value="2015-08-03">
            <text:p>03.08.2015</text:p>
          </table:table-cell>
          <table:table-cell table:style-name="ce242" table:formula="of:=[.AO5]+7" office:value-type="date" office:date-value="2015-08-10">
            <text:p>10.08.2015</text:p>
          </table:table-cell>
          <table:table-cell table:style-name="ce242" table:formula="of:=[.AP5]+7" office:value-type="date" office:date-value="2015-08-17">
            <text:p>17.08.2015</text:p>
          </table:table-cell>
          <table:table-cell table:style-name="ce242" table:formula="of:=[.AQ5]+7" office:value-type="date" office:date-value="2015-08-24">
            <text:p>24.08.2015</text:p>
          </table:table-cell>
          <table:table-cell table:style-name="ce242" table:formula="of:=[.AR5]+7" office:value-type="date" office:date-value="2015-08-31">
            <text:p>31.08.2015</text:p>
          </table:table-cell>
          <table:table-cell table:style-name="ce242" table:formula="of:=[.AS5]+7" office:value-type="date" office:date-value="2015-09-07">
            <text:p>07.09.2015</text:p>
          </table:table-cell>
          <table:table-cell table:style-name="ce242" table:formula="of:=[.AT5]+7" office:value-type="date" office:date-value="2015-09-14">
            <text:p>14.09.2015</text:p>
          </table:table-cell>
          <table:table-cell table:style-name="ce242" table:formula="of:=[.AU5]+7" office:value-type="date" office:date-value="2015-09-21">
            <text:p>21.09.2015</text:p>
          </table:table-cell>
          <table:table-cell table:style-name="ce242" table:formula="of:=[.AV5]+7" office:value-type="date" office:date-value="2015-09-28">
            <text:p>28.09.2015</text:p>
          </table:table-cell>
          <table:table-cell table:style-name="ce242" table:formula="of:=[.AW5]+7" office:value-type="date" office:date-value="2015-10-05">
            <text:p>05.10.2015</text:p>
          </table:table-cell>
          <table:table-cell table:style-name="ce242" table:formula="of:=[.AX5]+7" office:value-type="date" office:date-value="2015-10-12">
            <text:p>12.10.2015</text:p>
          </table:table-cell>
          <table:table-cell table:style-name="ce242" table:formula="of:=[.AY5]+7" office:value-type="date" office:date-value="2015-10-19">
            <text:p>19.10.2015</text:p>
          </table:table-cell>
          <table:table-cell table:style-name="ce242" table:formula="of:=[.AZ5]+7" office:value-type="date" office:date-value="2015-10-26">
            <text:p>26.10.2015</text:p>
          </table:table-cell>
          <table:table-cell table:style-name="ce242" table:formula="of:=[.BA5]+7" office:value-type="date" office:date-value="2015-11-02">
            <text:p>02.11.2015</text:p>
          </table:table-cell>
          <table:table-cell table:style-name="ce242" table:formula="of:=[.BB5]+7" office:value-type="date" office:date-value="2015-11-09">
            <text:p>09.11.2015</text:p>
          </table:table-cell>
          <table:table-cell table:style-name="ce242" table:formula="of:=[.BC5]+7" office:value-type="date" office:date-value="2015-11-16">
            <text:p>16.11.2015</text:p>
          </table:table-cell>
          <table:table-cell table:style-name="ce242" table:formula="of:=[.BD5]+7" office:value-type="date" office:date-value="2015-11-23">
            <text:p>23.11.2015</text:p>
          </table:table-cell>
          <table:table-cell table:style-name="ce242" table:formula="of:=[.BE5]+7" office:value-type="date" office:date-value="2015-11-30">
            <text:p>30.11.2015</text:p>
          </table:table-cell>
          <table:table-cell table:style-name="ce242" table:formula="of:=[.BF5]+7" office:value-type="date" office:date-value="2015-12-07">
            <text:p>07.12.2015</text:p>
          </table:table-cell>
          <table:table-cell table:style-name="ce242" table:formula="of:=[.BG5]+7" office:value-type="date" office:date-value="2015-12-14">
            <text:p>14.12.2015</text:p>
          </table:table-cell>
          <table:table-cell table:style-name="ce242" table:formula="of:=[.BH5]+7" office:value-type="date" office:date-value="2015-12-21">
            <text:p>21.12.2015</text:p>
          </table:table-cell>
          <table:table-cell table:style-name="ce242" table:formula="of:=[.BI5]+7" office:value-type="date" office:date-value="2015-12-28">
            <text:p>28.12.2015</text:p>
          </table:table-cell>
          <table:table-cell table:style-name="ce242" table:formula="of:=[.BJ5]+7" office:value-type="date" office:date-value="2016-01-04">
            <text:p>04.01.2016</text:p>
          </table:table-cell>
          <table:table-cell table:style-name="ce242" table:formula="of:=[.BK5]+7" office:value-type="date" office:date-value="2016-01-11">
            <text:p>11.01.2016</text:p>
          </table:table-cell>
          <table:table-cell table:style-name="ce242" table:formula="of:=[.BL5]+7" office:value-type="date" office:date-value="2016-01-18">
            <text:p>18.01.2016</text:p>
          </table:table-cell>
          <table:table-cell table:style-name="ce242" table:formula="of:=[.BM5]+7" office:value-type="date" office:date-value="2016-01-25">
            <text:p>25.01.2016</text:p>
          </table:table-cell>
          <table:table-cell table:style-name="ce242" table:formula="of:=[.BN5]+7" office:value-type="date" office:date-value="2016-02-01">
            <text:p>01.02.2016</text:p>
          </table:table-cell>
          <table:table-cell table:style-name="ce242" table:formula="of:=[.BO5]+7" office:value-type="date" office:date-value="2016-02-08">
            <text:p>08.02.2016</text:p>
          </table:table-cell>
          <table:table-cell table:style-name="ce242" table:formula="of:=[.BP5]+7" office:value-type="date" office:date-value="2016-02-15">
            <text:p>15.02.2016</text:p>
          </table:table-cell>
          <table:table-cell table:style-name="ce242" table:formula="of:=[.BQ5]+7" office:value-type="date" office:date-value="2016-02-22">
            <text:p>22.02.2016</text:p>
          </table:table-cell>
          <table:table-cell table:style-name="ce242" table:formula="of:=[.BR5]+7" office:value-type="date" office:date-value="2016-02-29">
            <text:p>29.02.2016</text:p>
          </table:table-cell>
          <table:table-cell table:style-name="ce242" table:formula="of:=[.BS5]+7" office:value-type="date" office:date-value="2016-03-07">
            <text:p>07.03.2016</text:p>
          </table:table-cell>
          <table:table-cell table:style-name="ce242" table:formula="of:=[.BT5]+7" office:value-type="date" office:date-value="2016-03-14">
            <text:p>14.03.2016</text:p>
          </table:table-cell>
          <table:table-cell table:style-name="ce242" table:formula="of:=[.BU5]+7" office:value-type="date" office:date-value="2016-03-21">
            <text:p>21.03.2016</text:p>
          </table:table-cell>
          <table:table-cell table:style-name="ce242" table:formula="of:=[.BV5]+7" office:value-type="date" office:date-value="2016-03-28">
            <text:p>28.03.2016</text:p>
          </table:table-cell>
          <table:table-cell table:style-name="ce242" table:formula="of:=[.BW5]+7" office:value-type="date" office:date-value="2016-04-04">
            <text:p>04.04.2016</text:p>
          </table:table-cell>
          <table:table-cell table:style-name="ce242" table:formula="of:=[.BX5]+7" office:value-type="date" office:date-value="2016-04-11">
            <text:p>11.04.2016</text:p>
          </table:table-cell>
          <table:table-cell table:style-name="ce242" table:formula="of:=[.BY5]+7" office:value-type="date" office:date-value="2016-04-18">
            <text:p>18.04.2016</text:p>
          </table:table-cell>
          <table:table-cell table:style-name="ce242" table:formula="of:=[.BZ5]+7" office:value-type="date" office:date-value="2016-04-25">
            <text:p>25.04.2016</text:p>
          </table:table-cell>
          <table:table-cell table:style-name="ce242" table:formula="of:=[.CA5]+7" office:value-type="date" office:date-value="2016-05-02">
            <text:p>02.05.2016</text:p>
          </table:table-cell>
          <table:table-cell table:style-name="ce242" table:formula="of:=[.CB5]+7" office:value-type="date" office:date-value="2016-05-09">
            <text:p>09.05.2016</text:p>
          </table:table-cell>
          <table:table-cell table:style-name="ce242" table:formula="of:=[.CC5]+7" office:value-type="date" office:date-value="2016-05-16">
            <text:p>16.05.2016</text:p>
          </table:table-cell>
          <table:table-cell table:style-name="ce242" table:formula="of:=[.CD5]+7" office:value-type="date" office:date-value="2016-05-23">
            <text:p>23.05.2016</text:p>
          </table:table-cell>
          <table:table-cell table:style-name="ce242" table:formula="of:=[.CE5]+7" office:value-type="date" office:date-value="2016-05-30">
            <text:p>30.05.2016</text:p>
          </table:table-cell>
          <table:table-cell table:style-name="ce242" table:formula="of:=[.CF5]+7" office:value-type="date" office:date-value="2016-06-06">
            <text:p>06.06.2016</text:p>
          </table:table-cell>
          <table:table-cell table:style-name="ce242" table:formula="of:=[.CG5]+7" office:value-type="date" office:date-value="2016-06-13">
            <text:p>13.06.2016</text:p>
          </table:table-cell>
          <table:table-cell table:style-name="ce242" table:formula="of:=[.CH5]+7" office:value-type="date" office:date-value="2016-06-20">
            <text:p>20.06.2016</text:p>
          </table:table-cell>
          <table:table-cell table:style-name="ce242" table:formula="of:=[.CI5]+7" office:value-type="date" office:date-value="2016-06-27">
            <text:p>27.06.2016</text:p>
          </table:table-cell>
          <table:table-cell table:style-name="ce242" table:formula="of:=[.CJ5]+7" office:value-type="date" office:date-value="2016-07-04">
            <text:p>04.07.2016</text:p>
          </table:table-cell>
          <table:table-cell table:style-name="ce242" table:formula="of:=[.CK5]+7" office:value-type="date" office:date-value="2016-07-11">
            <text:p>11.07.2016</text:p>
          </table:table-cell>
          <table:table-cell table:style-name="ce242" table:formula="of:=[.CL5]+7" office:value-type="date" office:date-value="2016-07-18">
            <text:p>18.07.2016</text:p>
          </table:table-cell>
          <table:table-cell table:style-name="ce242" table:formula="of:=[.CM5]+7" office:value-type="date" office:date-value="2016-07-25">
            <text:p>25.07.2016</text:p>
          </table:table-cell>
          <table:table-cell table:style-name="ce242" table:formula="of:=[.CN5]+7" office:value-type="date" office:date-value="2016-08-01">
            <text:p>01.08.2016</text:p>
          </table:table-cell>
          <table:table-cell table:style-name="ce242" table:formula="of:=[.CO5]+7" office:value-type="date" office:date-value="2016-08-08">
            <text:p>08.08.2016</text:p>
          </table:table-cell>
          <table:table-cell table:style-name="ce242" table:formula="of:=[.CP5]+7" office:value-type="date" office:date-value="2016-08-15">
            <text:p>15.08.2016</text:p>
          </table:table-cell>
          <table:table-cell table:style-name="ce242" table:formula="of:=[.CQ5]+7" office:value-type="date" office:date-value="2016-08-22">
            <text:p>22.08.2016</text:p>
          </table:table-cell>
          <table:table-cell table:style-name="ce242" table:formula="of:=[.CR5]+7" office:value-type="date" office:date-value="2016-08-29">
            <text:p>29.08.2016</text:p>
          </table:table-cell>
          <table:table-cell table:style-name="ce242" table:formula="of:=[.CS5]+7" office:value-type="date" office:date-value="2016-09-05">
            <text:p>05.09.2016</text:p>
          </table:table-cell>
          <table:table-cell table:style-name="ce242" table:formula="of:=[.CT5]+7" office:value-type="date" office:date-value="2016-09-12">
            <text:p>12.09.2016</text:p>
          </table:table-cell>
          <table:table-cell table:style-name="ce242" table:formula="of:=[.CU5]+7" office:value-type="date" office:date-value="2016-09-19">
            <text:p>19.09.2016</text:p>
          </table:table-cell>
          <table:table-cell table:style-name="ce242" table:formula="of:=[.CV5]+7" office:value-type="date" office:date-value="2016-09-26">
            <text:p>26.09.2016</text:p>
          </table:table-cell>
          <table:table-cell table:style-name="ce242" table:formula="of:=[.CW5]+7" office:value-type="date" office:date-value="2016-10-03">
            <text:p>03.10.2016</text:p>
          </table:table-cell>
          <table:table-cell table:style-name="ce242" table:formula="of:=[.CX5]+7" office:value-type="date" office:date-value="2016-10-10">
            <text:p>10.10.2016</text:p>
          </table:table-cell>
          <table:table-cell table:style-name="ce242" table:formula="of:=[.CY5]+7" office:value-type="date" office:date-value="2016-10-17">
            <text:p>17.10.2016</text:p>
          </table:table-cell>
          <table:table-cell table:style-name="ce242" table:formula="of:=[.CZ5]+7" office:value-type="date" office:date-value="2016-10-24">
            <text:p>24.10.2016</text:p>
          </table:table-cell>
          <table:table-cell table:style-name="ce242" table:formula="of:=[.DA5]+7" office:value-type="date" office:date-value="2016-10-31">
            <text:p>31.10.2016</text:p>
          </table:table-cell>
          <table:table-cell table:style-name="ce242" table:formula="of:=[.DB5]+7" office:value-type="date" office:date-value="2016-11-07">
            <text:p>07.11.2016</text:p>
          </table:table-cell>
          <table:table-cell table:style-name="ce242" table:formula="of:=[.DC5]+7" office:value-type="date" office:date-value="2016-11-14">
            <text:p>14.11.2016</text:p>
          </table:table-cell>
          <table:table-cell table:style-name="ce242" table:formula="of:=[.DD5]+7" office:value-type="date" office:date-value="2016-11-21">
            <text:p>21.11.2016</text:p>
          </table:table-cell>
          <table:table-cell table:style-name="ce242" table:formula="of:=[.DE5]+7" office:value-type="date" office:date-value="2016-11-28">
            <text:p>28.11.2016</text:p>
          </table:table-cell>
          <table:table-cell table:style-name="ce242" table:formula="of:=[.DF5]+7" office:value-type="date" office:date-value="2016-12-05">
            <text:p>05.12.2016</text:p>
          </table:table-cell>
          <table:table-cell table:style-name="ce242" table:formula="of:=[.DG5]+7" office:value-type="date" office:date-value="2016-12-12">
            <text:p>12.12.2016</text:p>
          </table:table-cell>
          <table:table-cell table:style-name="ce242" table:formula="of:=[.DH5]+7" office:value-type="date" office:date-value="2016-12-19">
            <text:p>19.12.2016</text:p>
          </table:table-cell>
          <table:table-cell table:style-name="ce242" table:formula="of:=[.DI5]+7" office:value-type="date" office:date-value="2016-12-26">
            <text:p>26.12.2016</text:p>
          </table:table-cell>
          <table:table-cell table:style-name="ce242" table:formula="of:=[.DJ5]+7" office:value-type="date" office:date-value="2017-01-02">
            <text:p>02.01.2017</text:p>
          </table:table-cell>
          <table:table-cell table:style-name="ce242" table:formula="of:=[.DK5]+7" office:value-type="date" office:date-value="2017-01-09">
            <text:p>09.01.2017</text:p>
          </table:table-cell>
          <table:table-cell table:style-name="ce242" table:formula="of:=[.DL5]+7" office:value-type="date" office:date-value="2017-01-16">
            <text:p>16.01.2017</text:p>
          </table:table-cell>
          <table:table-cell table:style-name="ce242" table:formula="of:=[.DM5]+7" office:value-type="date" office:date-value="2017-01-23">
            <text:p>23.01.2017</text:p>
          </table:table-cell>
          <table:table-cell table:style-name="ce242" table:formula="of:=[.DN5]+7" office:value-type="date" office:date-value="2017-01-30">
            <text:p>30.01.2017</text:p>
          </table:table-cell>
          <table:table-cell table:style-name="ce242" table:formula="of:=[.DO5]+7" office:value-type="date" office:date-value="2017-02-06">
            <text:p>06.02.2017</text:p>
          </table:table-cell>
          <table:table-cell table:style-name="ce242" table:formula="of:=[.DP5]+7" office:value-type="date" office:date-value="2017-02-13">
            <text:p>13.02.2017</text:p>
          </table:table-cell>
          <table:table-cell table:style-name="ce242" table:formula="of:=[.DQ5]+7" office:value-type="date" office:date-value="2017-02-20">
            <text:p>20.02.2017</text:p>
          </table:table-cell>
          <table:table-cell table:style-name="ce242" table:formula="of:=[.DR5]+7" office:value-type="date" office:date-value="2017-02-27">
            <text:p>27.02.2017</text:p>
          </table:table-cell>
          <table:table-cell table:style-name="ce242" table:formula="of:=[.DS5]+7" office:value-type="date" office:date-value="2017-03-06">
            <text:p>06.03.2017</text:p>
          </table:table-cell>
          <table:table-cell table:style-name="ce242" table:formula="of:=[.DT5]+7" office:value-type="date" office:date-value="2017-03-13">
            <text:p>13.03.2017</text:p>
          </table:table-cell>
          <table:table-cell table:style-name="ce242" table:formula="of:=[.DU5]+7" office:value-type="date" office:date-value="2017-03-20">
            <text:p>20.03.2017</text:p>
          </table:table-cell>
          <table:table-cell table:style-name="ce242" table:formula="of:=[.DV5]+7" office:value-type="date" office:date-value="2017-03-27">
            <text:p>27.03.2017</text:p>
          </table:table-cell>
          <table:table-cell table:style-name="ce242" table:formula="of:=[.DW5]+7" office:value-type="date" office:date-value="2017-04-03">
            <text:p>03.04.2017</text:p>
          </table:table-cell>
          <table:table-cell table:style-name="ce242" table:formula="of:=[.DX5]+7" office:value-type="date" office:date-value="2017-04-10">
            <text:p>10.04.2017</text:p>
          </table:table-cell>
          <table:table-cell table:style-name="ce242" table:formula="of:=[.DY5]+7" office:value-type="date" office:date-value="2017-04-17">
            <text:p>17.04.2017</text:p>
          </table:table-cell>
          <table:table-cell table:number-columns-repeated="894"/>
        </table:table-row>
        <table:table-row table:style-name="ro2">
          <table:table-cell table:style-name="ce199"/>
          <table:table-cell table:style-name="ce206" table:number-columns-repeated="3"/>
          <table:table-cell table:style-name="ce220"/>
          <table:table-cell table:style-name="ce226"/>
          <table:table-cell table:style-name="ce236" table:number-columns-repeated="4"/>
          <table:table-cell table:style-name="ce243" table:number-columns-repeated="120"/>
          <table:table-cell table:style-name="ce206" table:number-columns-repeated="894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26" office:value-type="string">
            <text:p>Teilprojekt 1</text:p>
          </table:table-cell>
          <table:table-cell table:style-name="ce211" table:formula="of:=[.$D$2]" office:value-type="date" office:date-value="2014-12-01">
            <text:p>01.12.2014</text:p>
          </table:table-cell>
          <table:table-cell table:style-name="ce26"/>
          <table:table-cell table:style-name="ce211" table:formula="of:=IF(NOT([.B7]=&quot;&quot;);IF([.D7]&gt;0;WORKDAY([.C7];[.D7]-1);[.C7]);&quot;&quot;)" office:value-type="date" office:date-value="2014-12-01">
            <text:p>01.12.2014</text:p>
          </table:table-cell>
          <table:table-cell table:style-name="ce227"/>
          <table:table-cell table:style-name="ce237" table:number-columns-repeated="6"/>
          <table:table-cell table:style-name="ce247" table:number-columns-repeated="33"/>
          <table:table-cell table:style-name="ce251" table:number-columns-repeated="85"/>
          <table:table-cell table:style-name="ce26" table:number-columns-repeated="894"/>
        </table:table-row>
        <table:table-row table:style-name="ro2">
          <table:table-cell table:style-name="ce200" office:value-type="string">
            <text:p>1.1 </text:p>
          </table:table-cell>
          <table:table-cell table:style-name="ce201" office:value-type="string">
            <text:p>Aufgabe 1</text:p>
          </table:table-cell>
          <table:table-cell table:style-name="ce212" table:formula="of:=[.C7]" office:value-type="date" office:date-value="2014-12-01">
            <text:p>01.12.2014</text:p>
          </table:table-cell>
          <table:table-cell table:style-name="ce201" office:value-type="float" office:value="3">
            <text:p>3</text:p>
          </table:table-cell>
          <table:table-cell table:style-name="ce212" table:formula="of:=IF(NOT([.B8]=&quot;&quot;);IF([.D8]&gt;0;[.C8]+[.D8]*7;[.C8]);&quot;&quot;)" office:value-type="date" office:date-value="2014-12-22">
            <text:p>22.12.2014</text:p>
          </table:table-cell>
          <table:table-cell table:style-name="ce228"/>
          <table:table-cell table:style-name="ce238" table:number-columns-repeated="4"/>
          <table:table-cell table:style-name="ce244" table:number-columns-repeated="2"/>
          <table:table-cell table:style-name="ce248" table:number-columns-repeated="33"/>
          <table:table-cell table:style-name="ce252" table:number-columns-repeated="85"/>
          <table:table-cell table:style-name="ce201" table:number-columns-repeated="894"/>
        </table:table-row>
        <table:table-row table:style-name="ro2">
          <table:table-cell table:style-name="ce200" office:value-type="string">
            <text:p>1.1</text:p>
          </table:table-cell>
          <table:table-cell table:style-name="ce201" office:value-type="string">
            <text:p>Aufgabe 2</text:p>
          </table:table-cell>
          <table:table-cell table:style-name="ce212" table:formula="of:=IF(NOT([.B9]=&quot;&quot;);[.E8]+1;&quot;&quot;)" office:value-type="date" office:date-value="2014-12-23">
            <text:p>23.12.2014</text:p>
          </table:table-cell>
          <table:table-cell table:style-name="ce201" office:value-type="float" office:value="2">
            <text:p>2</text:p>
          </table:table-cell>
          <table:table-cell table:style-name="ce212" table:formula="of:=IF(NOT([.B9]=&quot;&quot;);IF([.D9]&gt;0;[.C9]+[.D9]*7;[.C9]);&quot;&quot;)" office:value-type="date" office:date-value="2015-01-06">
            <text:p>06.01.2015</text:p>
          </table:table-cell>
          <table:table-cell table:style-name="ce228"/>
          <table:table-cell table:style-name="ce238" table:number-columns-repeated="4"/>
          <table:table-cell table:style-name="ce244" table:number-columns-repeated="2"/>
          <table:table-cell table:style-name="ce248" table:number-columns-repeated="33"/>
          <table:table-cell table:style-name="ce252" table:number-columns-repeated="85"/>
          <table:table-cell table:style-name="ce201" table:number-columns-repeated="894"/>
        </table:table-row>
        <table:table-row table:style-name="ro2">
          <table:table-cell table:style-name="ce200" office:value-type="string">
            <text:p>1.2</text:p>
          </table:table-cell>
          <table:table-cell table:style-name="ce201" office:value-type="string">
            <text:p>Aufgabe 3</text:p>
          </table:table-cell>
          <table:table-cell table:style-name="ce212" table:formula="of:=IF(NOT([.B10]=&quot;&quot;);[.E9]+1;&quot;&quot;)" office:value-type="date" office:date-value="2015-01-07">
            <text:p>07.01.2015</text:p>
          </table:table-cell>
          <table:table-cell table:style-name="ce201" office:value-type="float" office:value="5">
            <text:p>5</text:p>
          </table:table-cell>
          <table:table-cell table:style-name="ce212" table:formula="of:=IF(NOT([.B9]=&quot;&quot;);IF([.D10]&gt;0;[.C10]+[.D10]*7;[.C10]);&quot;&quot;)" office:value-type="date" office:date-value="2015-02-11">
            <text:p>11.02.2015</text:p>
          </table:table-cell>
          <table:table-cell table:style-name="ce228"/>
          <table:table-cell table:style-name="ce238" table:number-columns-repeated="4"/>
          <table:table-cell table:style-name="ce244" table:number-columns-repeated="2"/>
          <table:table-cell table:style-name="ce248" table:number-columns-repeated="33"/>
          <table:table-cell table:style-name="ce252" table:number-columns-repeated="85"/>
          <table:table-cell table:style-name="ce201" table:number-columns-repeated="894"/>
        </table:table-row>
        <table:table-row table:style-name="ro2">
          <table:table-cell table:style-name="ce200" office:value-type="string">
            <text:p>1.3</text:p>
          </table:table-cell>
          <table:table-cell table:style-name="ce201" office:value-type="string">
            <text:p>Aufgabe 4</text:p>
          </table:table-cell>
          <table:table-cell table:style-name="ce212" table:formula="of:=IF(NOT([.B11]=&quot;&quot;);[.E10]+1;&quot;&quot;)" office:value-type="date" office:date-value="2015-02-12">
            <text:p>12.02.2015</text:p>
          </table:table-cell>
          <table:table-cell table:style-name="ce201" office:value-type="float" office:value="2">
            <text:p>2</text:p>
          </table:table-cell>
          <table:table-cell table:style-name="ce212" table:formula="of:=IF(NOT([.B10]=&quot;&quot;);IF([.D11]&gt;0;[.C11]+[.D11]*7;[.C11]);&quot;&quot;)" office:value-type="date" office:date-value="2015-02-26">
            <text:p>26.02.2015</text:p>
          </table:table-cell>
          <table:table-cell table:style-name="ce228"/>
          <table:table-cell table:style-name="ce238" table:number-columns-repeated="4"/>
          <table:table-cell table:style-name="ce244" table:number-columns-repeated="2"/>
          <table:table-cell table:style-name="ce248" table:number-columns-repeated="33"/>
          <table:table-cell table:style-name="ce252" table:number-columns-repeated="85"/>
          <table:table-cell table:style-name="ce201" table:number-columns-repeated="894"/>
        </table:table-row>
        <table:table-row table:style-name="ro2">
          <table:table-cell table:style-name="ce200"/>
          <table:table-cell table:style-name="ce201"/>
          <table:table-cell table:style-name="ce212" table:formula="of:=IF(NOT([.B12]=&quot;&quot;);[.E11]+1;&quot;&quot;)">
            <text:p/>
          </table:table-cell>
          <table:table-cell table:style-name="ce201"/>
          <table:table-cell table:style-name="ce212"/>
          <table:table-cell table:style-name="ce228"/>
          <table:table-cell table:style-name="ce238" table:number-columns-repeated="4"/>
          <table:table-cell table:style-name="ce244" table:number-columns-repeated="2"/>
          <table:table-cell table:style-name="ce248" table:number-columns-repeated="33"/>
          <table:table-cell table:style-name="ce252" table:number-columns-repeated="85"/>
          <table:table-cell table:style-name="ce201" table:number-columns-repeated="894"/>
        </table:table-row>
        <table:table-row table:style-name="ro2">
          <table:table-cell table:style-name="ce7" office:value-type="string">
            <text:p>2 </text:p>
          </table:table-cell>
          <table:table-cell table:style-name="ce26" office:value-type="string">
            <text:p>Teilprojekt 2</text:p>
          </table:table-cell>
          <table:table-cell table:style-name="ce213" office:value-type="date" office:date-value="2015-01-15">
            <text:p>15.01.2015</text:p>
          </table:table-cell>
          <table:table-cell table:style-name="ce26"/>
          <table:table-cell table:style-name="ce211" table:formula="of:=IF(NOT([.B11]=&quot;&quot;);IF([.D13]&gt;0;[.C13]+[.D13]*7;[.C13]);&quot;&quot;)" office:value-type="date" office:date-value="2015-01-15">
            <text:p>15.01.2015</text:p>
          </table:table-cell>
          <table:table-cell table:style-name="ce227"/>
          <table:table-cell table:style-name="ce237" table:number-columns-repeated="6"/>
          <table:table-cell table:style-name="ce247" table:number-columns-repeated="33"/>
          <table:table-cell table:style-name="ce251" table:number-columns-repeated="85"/>
          <table:table-cell table:style-name="ce26" table:number-columns-repeated="894"/>
        </table:table-row>
        <table:table-row table:style-name="ro2">
          <table:table-cell table:style-name="ce200" office:value-type="string">
            <text:p>2.1</text:p>
          </table:table-cell>
          <table:table-cell table:style-name="ce201" office:value-type="string">
            <text:p>Aufgabe 1</text:p>
          </table:table-cell>
          <table:table-cell table:style-name="ce212" table:formula="of:=IF(NOT([.B14]=&quot;&quot;);[.E13]+1;&quot;&quot;)" office:value-type="date" office:date-value="2015-01-16">
            <text:p>16.01.2015</text:p>
          </table:table-cell>
          <table:table-cell table:style-name="ce201" office:value-type="float" office:value="5">
            <text:p>5</text:p>
          </table:table-cell>
          <table:table-cell table:style-name="ce212" table:formula="of:=IF(NOT([.B13]=&quot;&quot;);IF([.D14]&gt;0;[.C14]+[.D14]*7;[.C14]);&quot;&quot;)" office:value-type="date" office:date-value="2015-02-20">
            <text:p>20.02.2015</text:p>
          </table:table-cell>
          <table:table-cell table:style-name="ce228"/>
          <table:table-cell table:style-name="ce238" table:number-columns-repeated="4"/>
          <table:table-cell table:style-name="ce244" table:number-columns-repeated="2"/>
          <table:table-cell table:style-name="ce248" table:number-columns-repeated="33"/>
          <table:table-cell table:style-name="ce252" table:number-columns-repeated="85"/>
          <table:table-cell table:style-name="ce201" table:number-columns-repeated="894"/>
        </table:table-row>
        <table:table-row table:style-name="ro2">
          <table:table-cell table:style-name="ce200" office:value-type="string">
            <text:p>2.2</text:p>
          </table:table-cell>
          <table:table-cell table:style-name="ce201" office:value-type="string">
            <text:p>Aufgabe 2</text:p>
          </table:table-cell>
          <table:table-cell table:style-name="ce212" table:formula="of:=IF(NOT([.B15]=&quot;&quot;);[.E14]+1;&quot;&quot;)" office:value-type="date" office:date-value="2015-02-21">
            <text:p>21.02.2015</text:p>
          </table:table-cell>
          <table:table-cell table:style-name="ce201" office:value-type="float" office:value="1">
            <text:p>1</text:p>
          </table:table-cell>
          <table:table-cell table:style-name="ce212" table:formula="of:=IF(NOT([.B14]=&quot;&quot;);IF([.D15]&gt;0;[.C15]+[.D15]*7;[.C15]);&quot;&quot;)" office:value-type="date" office:date-value="2015-02-28">
            <text:p>28.02.2015</text:p>
          </table:table-cell>
          <table:table-cell table:style-name="ce228"/>
          <table:table-cell table:style-name="ce238" table:number-columns-repeated="4"/>
          <table:table-cell table:style-name="ce244" table:number-columns-repeated="2"/>
          <table:table-cell table:style-name="ce248" table:number-columns-repeated="33"/>
          <table:table-cell table:style-name="ce252" table:number-columns-repeated="85"/>
          <table:table-cell table:style-name="ce201" table:number-columns-repeated="894"/>
        </table:table-row>
        <table:table-row table:style-name="ro2">
          <table:table-cell table:style-name="ce200" office:value-type="string">
            <text:p>2.3</text:p>
          </table:table-cell>
          <table:table-cell table:style-name="ce201" office:value-type="string">
            <text:p>Aufgabe 3</text:p>
          </table:table-cell>
          <table:table-cell table:style-name="ce212" table:formula="of:=IF(NOT([.B16]=&quot;&quot;);[.E15]+1;&quot;&quot;)" office:value-type="date" office:date-value="2015-03-01">
            <text:p>01.03.2015</text:p>
          </table:table-cell>
          <table:table-cell table:style-name="ce201" office:value-type="float" office:value="3">
            <text:p>3</text:p>
          </table:table-cell>
          <table:table-cell table:style-name="ce212" table:formula="of:=IF(NOT([.B15]=&quot;&quot;);IF([.D16]&gt;0;[.C16]+[.D16]*7;[.C16]);&quot;&quot;)" office:value-type="date" office:date-value="2015-03-22">
            <text:p>22.03.2015</text:p>
          </table:table-cell>
          <table:table-cell table:style-name="ce228"/>
          <table:table-cell table:style-name="ce238" table:number-columns-repeated="4"/>
          <table:table-cell table:style-name="ce244" table:number-columns-repeated="2"/>
          <table:table-cell table:style-name="ce248" table:number-columns-repeated="33"/>
          <table:table-cell table:style-name="ce252" table:number-columns-repeated="85"/>
          <table:table-cell table:style-name="ce201" table:number-columns-repeated="894"/>
        </table:table-row>
        <table:table-row table:style-name="ro2">
          <table:table-cell table:style-name="ce201"/>
          <table:table-cell table:style-name="ce201"/>
          <table:table-cell table:style-name="ce212" table:formula="of:=IF(NOT([.B17]=&quot;&quot;);[.E16]+1;&quot;&quot;)">
            <text:p/>
          </table:table-cell>
          <table:table-cell table:style-name="ce201"/>
          <table:table-cell table:style-name="ce212" table:formula="of:=IF(NOT([.B16]=&quot;&quot;);IF([.D17]&gt;0;[.C17]+[.D17]*7;[.C17]);&quot;&quot;)">
            <text:p/>
          </table:table-cell>
          <table:table-cell table:style-name="ce228"/>
          <table:table-cell table:style-name="ce238" table:number-columns-repeated="4"/>
          <table:table-cell table:style-name="ce244" table:number-columns-repeated="2"/>
          <table:table-cell table:style-name="ce248" table:number-columns-repeated="33"/>
          <table:table-cell table:style-name="ce252" table:number-columns-repeated="85"/>
          <table:table-cell table:style-name="ce201" table:number-columns-repeated="894"/>
        </table:table-row>
        <table:table-row table:style-name="ro2">
          <table:table-cell table:style-name="ce201"/>
          <table:table-cell table:style-name="ce201"/>
          <table:table-cell table:style-name="ce212" table:formula="of:=IF(NOT([.B18]=&quot;&quot;);[.E17]+1;&quot;&quot;)">
            <text:p/>
          </table:table-cell>
          <table:table-cell table:style-name="ce201"/>
          <table:table-cell table:style-name="ce212" table:formula="of:=IF(NOT([.B17]=&quot;&quot;);IF([.D18]&gt;0;[.C18]+[.D18]*7;[.C18]);&quot;&quot;)">
            <text:p/>
          </table:table-cell>
          <table:table-cell table:style-name="ce228"/>
          <table:table-cell table:style-name="ce238" table:number-columns-repeated="4"/>
          <table:table-cell table:style-name="ce244" table:number-columns-repeated="2"/>
          <table:table-cell table:style-name="ce248" table:number-columns-repeated="33"/>
          <table:table-cell table:style-name="ce252" table:number-columns-repeated="85"/>
          <table:table-cell table:style-name="ce201" table:number-columns-repeated="894"/>
        </table:table-row>
        <table:table-row table:style-name="ro2">
          <table:table-cell table:style-name="ce201"/>
          <table:table-cell table:style-name="ce201"/>
          <table:table-cell table:style-name="ce212" table:formula="of:=IF(NOT([.B19]=&quot;&quot;);[.E18]+1;&quot;&quot;)">
            <text:p/>
          </table:table-cell>
          <table:table-cell table:style-name="ce201"/>
          <table:table-cell table:style-name="ce212" table:formula="of:=IF(NOT([.B18]=&quot;&quot;);IF([.D19]&gt;0;[.C19]+[.D19]*7;[.C19]);&quot;&quot;)">
            <text:p/>
          </table:table-cell>
          <table:table-cell table:style-name="ce228"/>
          <table:table-cell table:style-name="ce238" table:number-columns-repeated="4"/>
          <table:table-cell table:style-name="ce244" table:number-columns-repeated="2"/>
          <table:table-cell table:style-name="ce248" table:number-columns-repeated="33"/>
          <table:table-cell table:style-name="ce252" table:number-columns-repeated="85"/>
          <table:table-cell table:style-name="ce201" table:number-columns-repeated="894"/>
        </table:table-row>
        <table:table-row table:style-name="ro2">
          <table:table-cell table:style-name="ce200"/>
          <table:table-cell table:style-name="ce201"/>
          <table:table-cell table:style-name="ce212" table:formula="of:=IF(NOT([.B20]=&quot;&quot;);[.E19]+1;&quot;&quot;)">
            <text:p/>
          </table:table-cell>
          <table:table-cell table:style-name="ce201"/>
          <table:table-cell table:style-name="ce212" table:formula="of:=IF(NOT([.B19]=&quot;&quot;);IF([.D20]&gt;0;[.C20]+[.D20]*7;[.C20]);&quot;&quot;)">
            <text:p/>
          </table:table-cell>
          <table:table-cell table:style-name="ce228"/>
          <table:table-cell table:style-name="ce238" table:number-columns-repeated="4"/>
          <table:table-cell table:style-name="ce244" table:number-columns-repeated="2"/>
          <table:table-cell table:style-name="ce248" table:number-columns-repeated="33"/>
          <table:table-cell table:style-name="ce252" table:number-columns-repeated="85"/>
          <table:table-cell table:style-name="ce201" table:number-columns-repeated="894"/>
        </table:table-row>
        <table:table-row table:style-name="ro2">
          <table:table-cell table:style-name="ce200"/>
          <table:table-cell table:style-name="ce201"/>
          <table:table-cell table:style-name="ce212" table:formula="of:=IF(NOT([.B21]=&quot;&quot;);[.E20]+1;&quot;&quot;)">
            <text:p/>
          </table:table-cell>
          <table:table-cell table:style-name="ce201" table:formula="of:=IF(NOT([.B21]=&quot;&quot;); 1; &quot;&quot;)">
            <text:p/>
          </table:table-cell>
          <table:table-cell table:style-name="ce212" table:formula="of:=IF(NOT([.B20]=&quot;&quot;);IF([.D21]&gt;0;[.C21]+[.D21]*7;[.C21]);&quot;&quot;)">
            <text:p/>
          </table:table-cell>
          <table:table-cell table:style-name="ce228"/>
          <table:table-cell table:style-name="ce238" table:number-columns-repeated="4"/>
          <table:table-cell table:style-name="ce244" table:number-columns-repeated="2"/>
          <table:table-cell table:style-name="ce248" table:number-columns-repeated="33"/>
          <table:table-cell table:style-name="ce252" table:number-columns-repeated="85"/>
          <table:table-cell table:style-name="ce201" table:number-columns-repeated="894"/>
        </table:table-row>
        <table:table-row table:style-name="ro2">
          <table:table-cell table:style-name="ce200"/>
          <table:table-cell table:style-name="ce201"/>
          <table:table-cell table:style-name="ce212" table:formula="of:=IF(NOT([.B22]=&quot;&quot;);[.E21]+1;&quot;&quot;)">
            <text:p/>
          </table:table-cell>
          <table:table-cell table:style-name="ce201" table:formula="of:=IF(NOT([.B22]=&quot;&quot;); 1; &quot;&quot;)">
            <text:p/>
          </table:table-cell>
          <table:table-cell table:style-name="ce212" table:formula="of:=IF(NOT([.B21]=&quot;&quot;);IF([.D22]&gt;0;[.C22]+[.D22]*7;[.C22]);&quot;&quot;)">
            <text:p/>
          </table:table-cell>
          <table:table-cell table:style-name="ce228"/>
          <table:table-cell table:style-name="ce238" table:number-columns-repeated="4"/>
          <table:table-cell table:style-name="ce244" table:number-columns-repeated="2"/>
          <table:table-cell table:style-name="ce248" table:number-columns-repeated="33"/>
          <table:table-cell table:style-name="ce252" table:number-columns-repeated="85"/>
          <table:table-cell table:style-name="ce201" table:number-columns-repeated="894"/>
        </table:table-row>
        <table:table-row table:style-name="ro2">
          <table:table-cell table:style-name="ce200"/>
          <table:table-cell table:style-name="ce201"/>
          <table:table-cell table:style-name="ce212" table:formula="of:=IF(NOT([.B23]=&quot;&quot;);[.E22]+1;&quot;&quot;)">
            <text:p/>
          </table:table-cell>
          <table:table-cell table:style-name="ce201" table:formula="of:=IF(NOT([.B23]=&quot;&quot;); 1; &quot;&quot;)">
            <text:p/>
          </table:table-cell>
          <table:table-cell table:style-name="ce212" table:formula="of:=IF(NOT([.B22]=&quot;&quot;);IF([.D23]&gt;0;[.C23]+[.D23]*7;[.C23]);&quot;&quot;)">
            <text:p/>
          </table:table-cell>
          <table:table-cell table:style-name="ce228"/>
          <table:table-cell table:style-name="ce238" table:number-columns-repeated="4"/>
          <table:table-cell table:style-name="ce244" table:number-columns-repeated="2"/>
          <table:table-cell table:style-name="ce248" table:number-columns-repeated="33"/>
          <table:table-cell table:style-name="ce252" table:number-columns-repeated="85"/>
          <table:table-cell table:style-name="ce201" table:number-columns-repeated="894"/>
        </table:table-row>
        <table:table-row table:style-name="ro2">
          <table:table-cell table:style-name="ce200"/>
          <table:table-cell table:style-name="ce201"/>
          <table:table-cell table:style-name="ce212" table:formula="of:=IF(NOT([.B24]=&quot;&quot;);[.E23]+1;&quot;&quot;)">
            <text:p/>
          </table:table-cell>
          <table:table-cell table:style-name="ce201" table:formula="of:=IF(NOT([.B24]=&quot;&quot;); 1; &quot;&quot;)">
            <text:p/>
          </table:table-cell>
          <table:table-cell table:style-name="ce212" table:formula="of:=IF(NOT([.B23]=&quot;&quot;);IF([.D24]&gt;0;[.C24]+[.D24]*7;[.C24]);&quot;&quot;)">
            <text:p/>
          </table:table-cell>
          <table:table-cell table:style-name="ce228"/>
          <table:table-cell table:style-name="ce238" table:number-columns-repeated="4"/>
          <table:table-cell table:style-name="ce244" table:number-columns-repeated="2"/>
          <table:table-cell table:style-name="ce248" table:number-columns-repeated="33"/>
          <table:table-cell table:style-name="ce252" table:number-columns-repeated="85"/>
          <table:table-cell table:style-name="ce201" table:number-columns-repeated="894"/>
        </table:table-row>
        <table:table-row table:style-name="ro2">
          <table:table-cell table:style-name="ce200"/>
          <table:table-cell table:style-name="ce201"/>
          <table:table-cell table:style-name="ce212" table:formula="of:=IF(NOT([.B25]=&quot;&quot;);[.E24]+1;&quot;&quot;)">
            <text:p/>
          </table:table-cell>
          <table:table-cell table:style-name="ce201" table:formula="of:=IF(NOT([.B25]=&quot;&quot;); 1; &quot;&quot;)">
            <text:p/>
          </table:table-cell>
          <table:table-cell table:style-name="ce212" table:formula="of:=IF(NOT([.B24]=&quot;&quot;);IF([.D25]&gt;0;[.C25]+[.D25]*7;[.C25]);&quot;&quot;)">
            <text:p/>
          </table:table-cell>
          <table:table-cell table:style-name="ce228"/>
          <table:table-cell table:style-name="ce238" table:number-columns-repeated="4"/>
          <table:table-cell table:style-name="ce244" table:number-columns-repeated="2"/>
          <table:table-cell table:style-name="ce248" table:number-columns-repeated="33"/>
          <table:table-cell table:style-name="ce252" table:number-columns-repeated="85"/>
          <table:table-cell table:style-name="ce201" table:number-columns-repeated="894"/>
        </table:table-row>
        <table:table-row table:style-name="ro2">
          <table:table-cell table:style-name="ce200"/>
          <table:table-cell table:style-name="ce201"/>
          <table:table-cell table:style-name="ce212" table:formula="of:=IF(NOT([.B26]=&quot;&quot;);[.E25]+1;&quot;&quot;)">
            <text:p/>
          </table:table-cell>
          <table:table-cell table:style-name="ce201" table:formula="of:=IF(NOT([.B26]=&quot;&quot;); 1; &quot;&quot;)">
            <text:p/>
          </table:table-cell>
          <table:table-cell table:style-name="ce212" table:formula="of:=IF(NOT([.B25]=&quot;&quot;);IF([.D26]&gt;0;[.C26]+[.D26]*7;[.C26]);&quot;&quot;)">
            <text:p/>
          </table:table-cell>
          <table:table-cell table:style-name="ce228"/>
          <table:table-cell table:style-name="ce238" table:number-columns-repeated="4"/>
          <table:table-cell table:style-name="ce244" table:number-columns-repeated="2"/>
          <table:table-cell table:style-name="ce248" table:number-columns-repeated="33"/>
          <table:table-cell table:style-name="ce252" table:number-columns-repeated="85"/>
          <table:table-cell table:style-name="ce201" table:number-columns-repeated="894"/>
        </table:table-row>
        <table:table-row table:style-name="ro2">
          <table:table-cell table:style-name="ce200"/>
          <table:table-cell table:style-name="ce201"/>
          <table:table-cell table:style-name="ce212" table:formula="of:=IF(NOT([.B27]=&quot;&quot;);[.E26]+1;&quot;&quot;)">
            <text:p/>
          </table:table-cell>
          <table:table-cell table:style-name="ce201" table:formula="of:=IF(NOT([.B27]=&quot;&quot;); 1; &quot;&quot;)">
            <text:p/>
          </table:table-cell>
          <table:table-cell table:style-name="ce212" table:formula="of:=IF(NOT([.B27]=&quot;&quot;);IF([.D27]&gt;0;WORKDAY([.C27];[.D27]-1);[.C27]);&quot;&quot;)">
            <text:p/>
          </table:table-cell>
          <table:table-cell table:style-name="ce228"/>
          <table:table-cell table:style-name="ce238" table:number-columns-repeated="4"/>
          <table:table-cell table:style-name="ce244" table:number-columns-repeated="2"/>
          <table:table-cell table:style-name="ce248" table:number-columns-repeated="33"/>
          <table:table-cell table:style-name="ce252" table:number-columns-repeated="85"/>
          <table:table-cell table:style-name="ce201" table:number-columns-repeated="894"/>
        </table:table-row>
        <table:table-row table:style-name="ro2">
          <table:table-cell table:style-name="ce200"/>
          <table:table-cell table:style-name="ce201"/>
          <table:table-cell table:style-name="ce212" table:formula="of:=IF(NOT([.B28]=&quot;&quot;);[.E27]+1;&quot;&quot;)">
            <text:p/>
          </table:table-cell>
          <table:table-cell table:style-name="ce201" table:formula="of:=IF(NOT([.B28]=&quot;&quot;); 1; &quot;&quot;)">
            <text:p/>
          </table:table-cell>
          <table:table-cell table:style-name="ce212" table:formula="of:=IF(NOT([.B28]=&quot;&quot;);IF([.D28]&gt;0;WORKDAY([.C28];[.D28]-1);[.C28]);&quot;&quot;)">
            <text:p/>
          </table:table-cell>
          <table:table-cell table:style-name="ce228"/>
          <table:table-cell table:style-name="ce238" table:number-columns-repeated="4"/>
          <table:table-cell table:style-name="ce244" table:number-columns-repeated="2"/>
          <table:table-cell table:style-name="ce248" table:number-columns-repeated="33"/>
          <table:table-cell table:style-name="ce252" table:number-columns-repeated="85"/>
          <table:table-cell table:style-name="ce201" table:number-columns-repeated="894"/>
        </table:table-row>
        <table:table-row table:style-name="ro2">
          <table:table-cell table:style-name="ce200"/>
          <table:table-cell table:style-name="ce201"/>
          <table:table-cell table:style-name="ce212" table:formula="of:=IF(NOT([.B29]=&quot;&quot;);[.E28]+1;&quot;&quot;)">
            <text:p/>
          </table:table-cell>
          <table:table-cell table:style-name="ce201" table:formula="of:=IF(NOT([.B29]=&quot;&quot;); 1; &quot;&quot;)">
            <text:p/>
          </table:table-cell>
          <table:table-cell table:style-name="ce212" table:formula="of:=IF(NOT([.B29]=&quot;&quot;);IF([.D29]&gt;0;WORKDAY([.C29];[.D29]-1);[.C29]);&quot;&quot;)">
            <text:p/>
          </table:table-cell>
          <table:table-cell table:style-name="ce228"/>
          <table:table-cell table:style-name="ce238" table:number-columns-repeated="4"/>
          <table:table-cell table:style-name="ce244" table:number-columns-repeated="2"/>
          <table:table-cell table:style-name="ce248" table:number-columns-repeated="33"/>
          <table:table-cell table:style-name="ce252" table:number-columns-repeated="85"/>
          <table:table-cell table:style-name="ce201" table:number-columns-repeated="894"/>
        </table:table-row>
        <table:table-row table:style-name="ro2">
          <table:table-cell table:style-name="ce200"/>
          <table:table-cell table:style-name="ce201"/>
          <table:table-cell table:style-name="ce212" table:formula="of:=IF(NOT([.B30]=&quot;&quot;);[.E29]+1;&quot;&quot;)">
            <text:p/>
          </table:table-cell>
          <table:table-cell table:style-name="ce201" table:formula="of:=IF(NOT([.B30]=&quot;&quot;); 1; &quot;&quot;)">
            <text:p/>
          </table:table-cell>
          <table:table-cell table:style-name="ce212" table:formula="of:=IF(NOT([.B30]=&quot;&quot;);IF([.D30]&gt;0;WORKDAY([.C30];[.D30]-1);[.C30]);&quot;&quot;)">
            <text:p/>
          </table:table-cell>
          <table:table-cell table:style-name="ce228"/>
          <table:table-cell table:style-name="ce238" table:number-columns-repeated="4"/>
          <table:table-cell table:style-name="ce244" table:number-columns-repeated="2"/>
          <table:table-cell table:style-name="ce248" table:number-columns-repeated="33"/>
          <table:table-cell table:style-name="ce252" table:number-columns-repeated="85"/>
          <table:table-cell table:style-name="ce201" table:number-columns-repeated="894"/>
        </table:table-row>
        <table:table-row table:style-name="ro2">
          <table:table-cell table:style-name="ce200"/>
          <table:table-cell table:style-name="ce201"/>
          <table:table-cell table:style-name="ce212" table:formula="of:=IF(NOT([.B31]=&quot;&quot;);[.E30]+1;&quot;&quot;)">
            <text:p/>
          </table:table-cell>
          <table:table-cell table:style-name="ce201" table:formula="of:=IF(NOT([.B31]=&quot;&quot;); 1; &quot;&quot;)">
            <text:p/>
          </table:table-cell>
          <table:table-cell table:style-name="ce212" table:formula="of:=IF(NOT([.B31]=&quot;&quot;);IF([.D31]&gt;0;WORKDAY([.C31];[.D31]-1);[.C31]);&quot;&quot;)">
            <text:p/>
          </table:table-cell>
          <table:table-cell table:style-name="ce228"/>
          <table:table-cell table:style-name="ce238" table:number-columns-repeated="4"/>
          <table:table-cell table:style-name="ce244" table:number-columns-repeated="2"/>
          <table:table-cell table:style-name="ce248" table:number-columns-repeated="33"/>
          <table:table-cell table:style-name="ce252" table:number-columns-repeated="85"/>
          <table:table-cell table:style-name="ce201" table:number-columns-repeated="894"/>
        </table:table-row>
        <table:table-row table:style-name="ro2">
          <table:table-cell table:style-name="ce200"/>
          <table:table-cell table:style-name="ce201"/>
          <table:table-cell table:style-name="ce212" table:formula="of:=IF(NOT([.B32]=&quot;&quot;);[.E31]+1;&quot;&quot;)">
            <text:p/>
          </table:table-cell>
          <table:table-cell table:style-name="ce201" table:formula="of:=IF(NOT([.B32]=&quot;&quot;); 1; &quot;&quot;)">
            <text:p/>
          </table:table-cell>
          <table:table-cell table:style-name="ce212" table:formula="of:=IF(NOT([.B32]=&quot;&quot;);IF([.D32]&gt;0;WORKDAY([.C32];[.D32]-1);[.C32]);&quot;&quot;)">
            <text:p/>
          </table:table-cell>
          <table:table-cell table:style-name="ce228"/>
          <table:table-cell table:style-name="ce238" table:number-columns-repeated="4"/>
          <table:table-cell table:style-name="ce244" table:number-columns-repeated="2"/>
          <table:table-cell table:style-name="ce248" table:number-columns-repeated="33"/>
          <table:table-cell table:style-name="ce252" table:number-columns-repeated="85"/>
          <table:table-cell table:style-name="ce201" table:number-columns-repeated="894"/>
        </table:table-row>
        <table:table-row table:style-name="ro2">
          <table:table-cell table:style-name="ce200"/>
          <table:table-cell table:style-name="ce201"/>
          <table:table-cell table:style-name="ce212" table:formula="of:=IF(NOT([.B33]=&quot;&quot;);[.E32]+1;&quot;&quot;)">
            <text:p/>
          </table:table-cell>
          <table:table-cell table:style-name="ce201" table:formula="of:=IF(NOT([.B33]=&quot;&quot;); 1; &quot;&quot;)">
            <text:p/>
          </table:table-cell>
          <table:table-cell table:style-name="ce212" table:formula="of:=IF(NOT([.B33]=&quot;&quot;);IF([.D33]&gt;0;WORKDAY([.C33];[.D33]-1);[.C33]);&quot;&quot;)">
            <text:p/>
          </table:table-cell>
          <table:table-cell table:style-name="ce228"/>
          <table:table-cell table:style-name="ce238" table:number-columns-repeated="4"/>
          <table:table-cell table:style-name="ce244" table:number-columns-repeated="2"/>
          <table:table-cell table:style-name="ce248" table:number-columns-repeated="33"/>
          <table:table-cell table:style-name="ce252" table:number-columns-repeated="85"/>
          <table:table-cell table:style-name="ce201" table:number-columns-repeated="894"/>
        </table:table-row>
        <table:table-row table:style-name="ro2">
          <table:table-cell table:style-name="ce200"/>
          <table:table-cell table:style-name="ce201"/>
          <table:table-cell table:style-name="ce212" table:formula="of:=IF(NOT([.B34]=&quot;&quot;);[.E33]+1;&quot;&quot;)">
            <text:p/>
          </table:table-cell>
          <table:table-cell table:style-name="ce201" table:formula="of:=IF(NOT([.B34]=&quot;&quot;); 1; &quot;&quot;)">
            <text:p/>
          </table:table-cell>
          <table:table-cell table:style-name="ce212" table:formula="of:=IF(NOT([.B34]=&quot;&quot;);IF([.D34]&gt;0;WORKDAY([.C34];[.D34]-1);[.C34]);&quot;&quot;)">
            <text:p/>
          </table:table-cell>
          <table:table-cell table:style-name="ce228"/>
          <table:table-cell table:style-name="ce238" table:number-columns-repeated="4"/>
          <table:table-cell table:style-name="ce244" table:number-columns-repeated="2"/>
          <table:table-cell table:style-name="ce248" table:number-columns-repeated="33"/>
          <table:table-cell table:style-name="ce252" table:number-columns-repeated="85"/>
          <table:table-cell table:style-name="ce201" table:number-columns-repeated="894"/>
        </table:table-row>
        <table:table-row table:style-name="ro2">
          <table:table-cell table:style-name="ce200"/>
          <table:table-cell table:style-name="ce201"/>
          <table:table-cell table:style-name="ce212" table:formula="of:=IF(NOT([.B35]=&quot;&quot;);[.E34]+1;&quot;&quot;)">
            <text:p/>
          </table:table-cell>
          <table:table-cell table:style-name="ce201" table:formula="of:=IF(NOT([.B35]=&quot;&quot;); 1; &quot;&quot;)">
            <text:p/>
          </table:table-cell>
          <table:table-cell table:style-name="ce212" table:formula="of:=IF(NOT([.B35]=&quot;&quot;);IF([.D35]&gt;0;WORKDAY([.C35];[.D35]-1);[.C35]);&quot;&quot;)">
            <text:p/>
          </table:table-cell>
          <table:table-cell table:style-name="ce228"/>
          <table:table-cell table:style-name="ce238" table:number-columns-repeated="4"/>
          <table:table-cell table:style-name="ce244" table:number-columns-repeated="2"/>
          <table:table-cell table:style-name="ce248" table:number-columns-repeated="33"/>
          <table:table-cell table:style-name="ce252" table:number-columns-repeated="85"/>
          <table:table-cell table:style-name="ce201" table:number-columns-repeated="894"/>
        </table:table-row>
        <table:table-row table:style-name="ro2">
          <table:table-cell table:style-name="ce200"/>
          <table:table-cell table:style-name="ce201"/>
          <table:table-cell table:style-name="ce212" table:formula="of:=IF(NOT([.B36]=&quot;&quot;);[.E35]+1;&quot;&quot;)">
            <text:p/>
          </table:table-cell>
          <table:table-cell table:style-name="ce201" table:formula="of:=IF(NOT([.B36]=&quot;&quot;); 1; &quot;&quot;)">
            <text:p/>
          </table:table-cell>
          <table:table-cell table:style-name="ce212" table:formula="of:=IF(NOT([.B36]=&quot;&quot;);IF([.D36]&gt;0;WORKDAY([.C36];[.D36]-1);[.C36]);&quot;&quot;)">
            <text:p/>
          </table:table-cell>
          <table:table-cell table:style-name="ce228"/>
          <table:table-cell table:style-name="ce238" table:number-columns-repeated="4"/>
          <table:table-cell table:style-name="ce244" table:number-columns-repeated="2"/>
          <table:table-cell table:style-name="ce248" table:number-columns-repeated="33"/>
          <table:table-cell table:style-name="ce252" table:number-columns-repeated="85"/>
          <table:table-cell table:style-name="ce201" table:number-columns-repeated="894"/>
        </table:table-row>
        <table:table-row table:style-name="ro2">
          <table:table-cell table:style-name="ce200"/>
          <table:table-cell table:style-name="ce201"/>
          <table:table-cell table:style-name="ce212" table:formula="of:=IF(NOT([.B37]=&quot;&quot;);[.E36]+1;&quot;&quot;)">
            <text:p/>
          </table:table-cell>
          <table:table-cell table:style-name="ce201" table:formula="of:=IF(NOT([.B37]=&quot;&quot;); 1; &quot;&quot;)">
            <text:p/>
          </table:table-cell>
          <table:table-cell table:style-name="ce212" table:formula="of:=IF(NOT([.B37]=&quot;&quot;);IF([.D37]&gt;0;WORKDAY([.C37];[.D37]-1);[.C37]);&quot;&quot;)">
            <text:p/>
          </table:table-cell>
          <table:table-cell table:style-name="ce228"/>
          <table:table-cell table:style-name="ce238" table:number-columns-repeated="4"/>
          <table:table-cell table:style-name="ce244" table:number-columns-repeated="2"/>
          <table:table-cell table:style-name="ce248" table:number-columns-repeated="33"/>
          <table:table-cell table:style-name="ce252" table:number-columns-repeated="85"/>
          <table:table-cell table:style-name="ce201" table:number-columns-repeated="894"/>
        </table:table-row>
        <table:table-row table:style-name="ro2">
          <table:table-cell table:style-name="ce200"/>
          <table:table-cell table:style-name="ce201"/>
          <table:table-cell table:style-name="ce212" table:formula="of:=IF(NOT([.B38]=&quot;&quot;);[.E37]+1;&quot;&quot;)">
            <text:p/>
          </table:table-cell>
          <table:table-cell table:style-name="ce201" table:formula="of:=IF(NOT([.B38]=&quot;&quot;); 1; &quot;&quot;)">
            <text:p/>
          </table:table-cell>
          <table:table-cell table:style-name="ce212" table:formula="of:=IF(NOT([.B38]=&quot;&quot;);IF([.D38]&gt;0;WORKDAY([.C38];[.D38]-1);[.C38]);&quot;&quot;)">
            <text:p/>
          </table:table-cell>
          <table:table-cell table:style-name="ce228"/>
          <table:table-cell table:style-name="ce238" table:number-columns-repeated="4"/>
          <table:table-cell table:style-name="ce244" table:number-columns-repeated="2"/>
          <table:table-cell table:style-name="ce248" table:number-columns-repeated="33"/>
          <table:table-cell table:style-name="ce252" table:number-columns-repeated="85"/>
          <table:table-cell table:style-name="ce201" table:number-columns-repeated="894"/>
        </table:table-row>
        <table:table-row table:style-name="ro2">
          <table:table-cell table:style-name="ce200"/>
          <table:table-cell table:style-name="ce201"/>
          <table:table-cell table:style-name="ce212" table:formula="of:=IF(NOT([.B39]=&quot;&quot;);[.E38]+1;&quot;&quot;)">
            <text:p/>
          </table:table-cell>
          <table:table-cell table:style-name="ce201" table:formula="of:=IF(NOT([.B39]=&quot;&quot;); 1; &quot;&quot;)">
            <text:p/>
          </table:table-cell>
          <table:table-cell table:style-name="ce212" table:formula="of:=IF(NOT([.B39]=&quot;&quot;);IF([.D39]&gt;0;WORKDAY([.C39];[.D39]-1);[.C39]);&quot;&quot;)">
            <text:p/>
          </table:table-cell>
          <table:table-cell table:style-name="ce228"/>
          <table:table-cell table:style-name="ce238" table:number-columns-repeated="4"/>
          <table:table-cell table:style-name="ce244" table:number-columns-repeated="2"/>
          <table:table-cell table:style-name="ce248" table:number-columns-repeated="33"/>
          <table:table-cell table:style-name="ce252" table:number-columns-repeated="85"/>
          <table:table-cell table:style-name="ce201" table:number-columns-repeated="894"/>
        </table:table-row>
        <table:table-row table:style-name="ro2">
          <table:table-cell table:style-name="ce200"/>
          <table:table-cell table:style-name="ce201"/>
          <table:table-cell table:style-name="ce212" table:formula="of:=IF(NOT([.B40]=&quot;&quot;);[.E39]+1;&quot;&quot;)">
            <text:p/>
          </table:table-cell>
          <table:table-cell table:style-name="ce201" table:formula="of:=IF(NOT([.B40]=&quot;&quot;); 1; &quot;&quot;)">
            <text:p/>
          </table:table-cell>
          <table:table-cell table:style-name="ce212" table:formula="of:=IF(NOT([.B40]=&quot;&quot;);IF([.D40]&gt;0;WORKDAY([.C40];[.D40]-1);[.C40]);&quot;&quot;)">
            <text:p/>
          </table:table-cell>
          <table:table-cell table:style-name="ce228"/>
          <table:table-cell table:style-name="ce238" table:number-columns-repeated="4"/>
          <table:table-cell table:style-name="ce244" table:number-columns-repeated="2"/>
          <table:table-cell table:style-name="ce248" table:number-columns-repeated="33"/>
          <table:table-cell table:style-name="ce252" table:number-columns-repeated="85"/>
          <table:table-cell table:style-name="ce201" table:number-columns-repeated="894"/>
        </table:table-row>
        <table:table-row table:style-name="ro2">
          <table:table-cell table:style-name="ce200"/>
          <table:table-cell table:style-name="ce201"/>
          <table:table-cell table:style-name="ce212" table:formula="of:=IF(NOT([.B41]=&quot;&quot;);[.E40]+1;&quot;&quot;)">
            <text:p/>
          </table:table-cell>
          <table:table-cell table:style-name="ce201" table:formula="of:=IF(NOT([.B41]=&quot;&quot;); 1; &quot;&quot;)">
            <text:p/>
          </table:table-cell>
          <table:table-cell table:style-name="ce212" table:formula="of:=IF(NOT([.B41]=&quot;&quot;);IF([.D41]&gt;0;WORKDAY([.C41];[.D41]-1);[.C41]);&quot;&quot;)">
            <text:p/>
          </table:table-cell>
          <table:table-cell table:style-name="ce228"/>
          <table:table-cell table:style-name="ce238" table:number-columns-repeated="4"/>
          <table:table-cell table:style-name="ce244" table:number-columns-repeated="2"/>
          <table:table-cell table:style-name="ce248" table:number-columns-repeated="33"/>
          <table:table-cell table:style-name="ce252" table:number-columns-repeated="85"/>
          <table:table-cell table:style-name="ce201" table:number-columns-repeated="894"/>
        </table:table-row>
        <table:table-row table:style-name="ro2">
          <table:table-cell table:style-name="ce200"/>
          <table:table-cell table:style-name="ce201"/>
          <table:table-cell table:style-name="ce212" table:formula="of:=IF(NOT([.B42]=&quot;&quot;);[.E41]+1;&quot;&quot;)">
            <text:p/>
          </table:table-cell>
          <table:table-cell table:style-name="ce201" table:formula="of:=IF(NOT([.B42]=&quot;&quot;); 1; &quot;&quot;)">
            <text:p/>
          </table:table-cell>
          <table:table-cell table:style-name="ce212" table:formula="of:=IF(NOT([.B42]=&quot;&quot;);IF([.D42]&gt;0;WORKDAY([.C42];[.D42]-1);[.C42]);&quot;&quot;)">
            <text:p/>
          </table:table-cell>
          <table:table-cell table:style-name="ce228"/>
          <table:table-cell table:style-name="ce238" table:number-columns-repeated="4"/>
          <table:table-cell table:style-name="ce244" table:number-columns-repeated="2"/>
          <table:table-cell table:style-name="ce248" table:number-columns-repeated="33"/>
          <table:table-cell table:style-name="ce252" table:number-columns-repeated="85"/>
          <table:table-cell table:style-name="ce201" table:number-columns-repeated="894"/>
        </table:table-row>
        <table:table-row table:style-name="ro2">
          <table:table-cell table:style-name="ce200"/>
          <table:table-cell table:style-name="ce201"/>
          <table:table-cell table:style-name="ce212" table:formula="of:=IF(NOT([.B43]=&quot;&quot;);[.E42]+1;&quot;&quot;)">
            <text:p/>
          </table:table-cell>
          <table:table-cell table:style-name="ce201" table:formula="of:=IF(NOT([.B43]=&quot;&quot;); 1; &quot;&quot;)">
            <text:p/>
          </table:table-cell>
          <table:table-cell table:style-name="ce212" table:formula="of:=IF(NOT([.B43]=&quot;&quot;);IF([.D43]&gt;0;WORKDAY([.C43];[.D43]-1);[.C43]);&quot;&quot;)">
            <text:p/>
          </table:table-cell>
          <table:table-cell table:style-name="ce228"/>
          <table:table-cell table:style-name="ce238" table:number-columns-repeated="4"/>
          <table:table-cell table:style-name="ce244" table:number-columns-repeated="2"/>
          <table:table-cell table:style-name="ce248" table:number-columns-repeated="33"/>
          <table:table-cell table:style-name="ce252" table:number-columns-repeated="85"/>
          <table:table-cell table:style-name="ce201" table:number-columns-repeated="894"/>
        </table:table-row>
        <table:table-row table:style-name="ro2">
          <table:table-cell table:style-name="ce200"/>
          <table:table-cell table:style-name="ce201"/>
          <table:table-cell table:style-name="ce212" table:formula="of:=IF(NOT([.B44]=&quot;&quot;);[.E43]+1;&quot;&quot;)">
            <text:p/>
          </table:table-cell>
          <table:table-cell table:style-name="ce201" table:formula="of:=IF(NOT([.B44]=&quot;&quot;); 1; &quot;&quot;)">
            <text:p/>
          </table:table-cell>
          <table:table-cell table:style-name="ce212" table:formula="of:=IF(NOT([.B44]=&quot;&quot;);IF([.D44]&gt;0;WORKDAY([.C44];[.D44]-1);[.C44]);&quot;&quot;)">
            <text:p/>
          </table:table-cell>
          <table:table-cell table:style-name="ce228"/>
          <table:table-cell table:style-name="ce238" table:number-columns-repeated="4"/>
          <table:table-cell table:style-name="ce244" table:number-columns-repeated="2"/>
          <table:table-cell table:style-name="ce248" table:number-columns-repeated="33"/>
          <table:table-cell table:style-name="ce252" table:number-columns-repeated="85"/>
          <table:table-cell table:style-name="ce201" table:number-columns-repeated="894"/>
        </table:table-row>
        <table:table-row table:style-name="ro2">
          <table:table-cell table:style-name="ce200"/>
          <table:table-cell table:style-name="ce201"/>
          <table:table-cell table:style-name="ce212" table:formula="of:=IF(NOT([.B45]=&quot;&quot;);[.E44]+1;&quot;&quot;)">
            <text:p/>
          </table:table-cell>
          <table:table-cell table:style-name="ce201" table:formula="of:=IF(NOT([.B45]=&quot;&quot;); 1; &quot;&quot;)">
            <text:p/>
          </table:table-cell>
          <table:table-cell table:style-name="ce212" table:formula="of:=IF(NOT([.B45]=&quot;&quot;);IF([.D45]&gt;0;WORKDAY([.C45];[.D45]-1);[.C45]);&quot;&quot;)">
            <text:p/>
          </table:table-cell>
          <table:table-cell table:style-name="ce228"/>
          <table:table-cell table:style-name="ce238" table:number-columns-repeated="4"/>
          <table:table-cell table:style-name="ce244" table:number-columns-repeated="2"/>
          <table:table-cell table:style-name="ce248" table:number-columns-repeated="33"/>
          <table:table-cell table:style-name="ce252" table:number-columns-repeated="85"/>
          <table:table-cell table:style-name="ce201" table:number-columns-repeated="894"/>
        </table:table-row>
        <table:table-row table:style-name="ro2">
          <table:table-cell table:style-name="ce200"/>
          <table:table-cell table:style-name="ce201"/>
          <table:table-cell table:style-name="ce212" table:formula="of:=IF(NOT([.B46]=&quot;&quot;);[.E45]+1;&quot;&quot;)">
            <text:p/>
          </table:table-cell>
          <table:table-cell table:style-name="ce201" table:formula="of:=IF(NOT([.B46]=&quot;&quot;); 1; &quot;&quot;)">
            <text:p/>
          </table:table-cell>
          <table:table-cell table:style-name="ce212" table:formula="of:=IF(NOT([.B46]=&quot;&quot;);IF([.D46]&gt;0;WORKDAY([.C46];[.D46]-1);[.C46]);&quot;&quot;)">
            <text:p/>
          </table:table-cell>
          <table:table-cell table:style-name="ce228"/>
          <table:table-cell table:style-name="ce238" table:number-columns-repeated="4"/>
          <table:table-cell table:style-name="ce244" table:number-columns-repeated="2"/>
          <table:table-cell table:style-name="ce248" table:number-columns-repeated="33"/>
          <table:table-cell table:style-name="ce252" table:number-columns-repeated="85"/>
          <table:table-cell table:style-name="ce201" table:number-columns-repeated="894"/>
        </table:table-row>
        <table:table-row table:style-name="ro2">
          <table:table-cell table:style-name="ce200"/>
          <table:table-cell table:style-name="ce201"/>
          <table:table-cell table:style-name="ce212" table:formula="of:=IF(NOT([.B47]=&quot;&quot;);[.E46]+1;&quot;&quot;)">
            <text:p/>
          </table:table-cell>
          <table:table-cell table:style-name="ce201" table:formula="of:=IF(NOT([.B47]=&quot;&quot;); 1; &quot;&quot;)">
            <text:p/>
          </table:table-cell>
          <table:table-cell table:style-name="ce212" table:formula="of:=IF(NOT([.B47]=&quot;&quot;);IF([.D47]&gt;0;WORKDAY([.C47];[.D47]-1);[.C47]);&quot;&quot;)">
            <text:p/>
          </table:table-cell>
          <table:table-cell table:style-name="ce228"/>
          <table:table-cell table:style-name="ce238" table:number-columns-repeated="4"/>
          <table:table-cell table:style-name="ce244" table:number-columns-repeated="2"/>
          <table:table-cell table:style-name="ce248" table:number-columns-repeated="33"/>
          <table:table-cell table:style-name="ce252" table:number-columns-repeated="85"/>
          <table:table-cell table:style-name="ce201" table:number-columns-repeated="894"/>
        </table:table-row>
        <table:table-row table:style-name="ro2">
          <table:table-cell table:style-name="ce200"/>
          <table:table-cell table:style-name="ce201"/>
          <table:table-cell table:style-name="ce212" table:formula="of:=IF(NOT([.B48]=&quot;&quot;);[.E47]+1;&quot;&quot;)">
            <text:p/>
          </table:table-cell>
          <table:table-cell table:style-name="ce201" table:formula="of:=IF(NOT([.B48]=&quot;&quot;); 1; &quot;&quot;)">
            <text:p/>
          </table:table-cell>
          <table:table-cell table:style-name="ce212" table:formula="of:=IF(NOT([.B48]=&quot;&quot;);IF([.D48]&gt;0;WORKDAY([.C48];[.D48]-1);[.C48]);&quot;&quot;)">
            <text:p/>
          </table:table-cell>
          <table:table-cell table:style-name="ce228"/>
          <table:table-cell table:style-name="ce238" table:number-columns-repeated="4"/>
          <table:table-cell table:style-name="ce244" table:number-columns-repeated="2"/>
          <table:table-cell table:style-name="ce248" table:number-columns-repeated="33"/>
          <table:table-cell table:style-name="ce252" table:number-columns-repeated="85"/>
          <table:table-cell table:style-name="ce201" table:number-columns-repeated="894"/>
        </table:table-row>
        <table:table-row table:style-name="ro2">
          <table:table-cell table:style-name="ce200"/>
          <table:table-cell table:style-name="ce201"/>
          <table:table-cell table:style-name="ce212" table:formula="of:=IF(NOT([.B49]=&quot;&quot;);[.E48]+1;&quot;&quot;)">
            <text:p/>
          </table:table-cell>
          <table:table-cell table:style-name="ce201" table:formula="of:=IF(NOT([.B49]=&quot;&quot;); 1; &quot;&quot;)">
            <text:p/>
          </table:table-cell>
          <table:table-cell table:style-name="ce212" table:formula="of:=IF(NOT([.B49]=&quot;&quot;);IF([.D49]&gt;0;WORKDAY([.C49];[.D49]-1);[.C49]);&quot;&quot;)">
            <text:p/>
          </table:table-cell>
          <table:table-cell table:style-name="ce228"/>
          <table:table-cell table:style-name="ce238" table:number-columns-repeated="4"/>
          <table:table-cell table:style-name="ce244" table:number-columns-repeated="2"/>
          <table:table-cell table:style-name="ce248" table:number-columns-repeated="33"/>
          <table:table-cell table:style-name="ce252" table:number-columns-repeated="85"/>
          <table:table-cell table:style-name="ce201" table:number-columns-repeated="894"/>
        </table:table-row>
        <table:table-row table:style-name="ro2">
          <table:table-cell table:style-name="ce200"/>
          <table:table-cell table:style-name="ce201"/>
          <table:table-cell table:style-name="ce212" table:formula="of:=IF(NOT([.B50]=&quot;&quot;);[.E49]+1;&quot;&quot;)">
            <text:p/>
          </table:table-cell>
          <table:table-cell table:style-name="ce201" table:formula="of:=IF(NOT([.B50]=&quot;&quot;); 1; &quot;&quot;)">
            <text:p/>
          </table:table-cell>
          <table:table-cell table:style-name="ce212" table:formula="of:=IF(NOT([.B50]=&quot;&quot;);IF([.D50]&gt;0;WORKDAY([.C50];[.D50]-1);[.C50]);&quot;&quot;)">
            <text:p/>
          </table:table-cell>
          <table:table-cell table:style-name="ce228"/>
          <table:table-cell table:style-name="ce238" table:number-columns-repeated="4"/>
          <table:table-cell table:style-name="ce244" table:number-columns-repeated="2"/>
          <table:table-cell table:style-name="ce248" table:number-columns-repeated="33"/>
          <table:table-cell table:style-name="ce252" table:number-columns-repeated="85"/>
          <table:table-cell table:style-name="ce201" table:number-columns-repeated="894"/>
        </table:table-row>
        <table:table-row table:style-name="ro2">
          <table:table-cell table:style-name="ce200"/>
          <table:table-cell table:style-name="ce201"/>
          <table:table-cell table:style-name="ce212" table:formula="of:=IF(NOT([.B51]=&quot;&quot;);[.E50]+1;&quot;&quot;)">
            <text:p/>
          </table:table-cell>
          <table:table-cell table:style-name="ce201" table:formula="of:=IF(NOT([.B51]=&quot;&quot;); 1; &quot;&quot;)">
            <text:p/>
          </table:table-cell>
          <table:table-cell table:style-name="ce212" table:formula="of:=IF(NOT([.B51]=&quot;&quot;);IF([.D51]&gt;0;WORKDAY([.C51];[.D51]-1);[.C51]);&quot;&quot;)">
            <text:p/>
          </table:table-cell>
          <table:table-cell table:style-name="ce228"/>
          <table:table-cell table:style-name="ce238" table:number-columns-repeated="4"/>
          <table:table-cell table:style-name="ce244" table:number-columns-repeated="2"/>
          <table:table-cell table:style-name="ce248" table:number-columns-repeated="33"/>
          <table:table-cell table:style-name="ce252" table:number-columns-repeated="85"/>
          <table:table-cell table:style-name="ce201" table:number-columns-repeated="894"/>
        </table:table-row>
        <table:table-row table:style-name="ro2">
          <table:table-cell table:style-name="ce200"/>
          <table:table-cell table:style-name="ce201"/>
          <table:table-cell table:style-name="ce212" table:formula="of:=IF(NOT([.B52]=&quot;&quot;);[.E51]+1;&quot;&quot;)">
            <text:p/>
          </table:table-cell>
          <table:table-cell table:style-name="ce201" table:formula="of:=IF(NOT([.B52]=&quot;&quot;); 1; &quot;&quot;)">
            <text:p/>
          </table:table-cell>
          <table:table-cell table:style-name="ce212" table:formula="of:=IF(NOT([.B52]=&quot;&quot;);IF([.D52]&gt;0;WORKDAY([.C52];[.D52]-1);[.C52]);&quot;&quot;)">
            <text:p/>
          </table:table-cell>
          <table:table-cell table:style-name="ce228"/>
          <table:table-cell table:style-name="ce238" table:number-columns-repeated="4"/>
          <table:table-cell table:style-name="ce244" table:number-columns-repeated="2"/>
          <table:table-cell table:style-name="ce248" table:number-columns-repeated="33"/>
          <table:table-cell table:style-name="ce252" table:number-columns-repeated="85"/>
          <table:table-cell table:style-name="ce201" table:number-columns-repeated="894"/>
        </table:table-row>
        <table:table-row table:style-name="ro2">
          <table:table-cell table:style-name="ce200"/>
          <table:table-cell table:style-name="ce201"/>
          <table:table-cell table:style-name="ce212" table:formula="of:=IF(NOT([.B53]=&quot;&quot;);[.E52]+1;&quot;&quot;)">
            <text:p/>
          </table:table-cell>
          <table:table-cell table:style-name="ce201" table:formula="of:=IF(NOT([.B53]=&quot;&quot;); 1; &quot;&quot;)">
            <text:p/>
          </table:table-cell>
          <table:table-cell table:style-name="ce212" table:formula="of:=IF(NOT([.B53]=&quot;&quot;);IF([.D53]&gt;0;WORKDAY([.C53];[.D53]-1);[.C53]);&quot;&quot;)">
            <text:p/>
          </table:table-cell>
          <table:table-cell table:style-name="ce228"/>
          <table:table-cell table:style-name="ce238" table:number-columns-repeated="4"/>
          <table:table-cell table:style-name="ce244" table:number-columns-repeated="2"/>
          <table:table-cell table:style-name="ce248" table:number-columns-repeated="33"/>
          <table:table-cell table:style-name="ce252" table:number-columns-repeated="85"/>
          <table:table-cell table:style-name="ce201" table:number-columns-repeated="894"/>
        </table:table-row>
        <table:table-row table:style-name="ro2">
          <table:table-cell table:style-name="ce200"/>
          <table:table-cell table:style-name="ce201"/>
          <table:table-cell table:style-name="ce212" table:formula="of:=IF(NOT([.B54]=&quot;&quot;);[.E53]+1;&quot;&quot;)">
            <text:p/>
          </table:table-cell>
          <table:table-cell table:style-name="ce201" table:formula="of:=IF(NOT([.B54]=&quot;&quot;); 1; &quot;&quot;)">
            <text:p/>
          </table:table-cell>
          <table:table-cell table:style-name="ce212" table:formula="of:=IF(NOT([.B54]=&quot;&quot;);IF([.D54]&gt;0;WORKDAY([.C54];[.D54]-1);[.C54]);&quot;&quot;)">
            <text:p/>
          </table:table-cell>
          <table:table-cell table:style-name="ce228"/>
          <table:table-cell table:style-name="ce238" table:number-columns-repeated="4"/>
          <table:table-cell table:style-name="ce244" table:number-columns-repeated="2"/>
          <table:table-cell table:style-name="ce248" table:number-columns-repeated="33"/>
          <table:table-cell table:style-name="ce252" table:number-columns-repeated="85"/>
          <table:table-cell table:style-name="ce201" table:number-columns-repeated="894"/>
        </table:table-row>
        <table:table-row table:style-name="ro2">
          <table:table-cell table:style-name="ce200"/>
          <table:table-cell table:style-name="ce201"/>
          <table:table-cell table:style-name="ce212" table:formula="of:=IF(NOT([.B55]=&quot;&quot;);[.E54]+1;&quot;&quot;)">
            <text:p/>
          </table:table-cell>
          <table:table-cell table:style-name="ce201" table:formula="of:=IF(NOT([.B55]=&quot;&quot;); 1; &quot;&quot;)">
            <text:p/>
          </table:table-cell>
          <table:table-cell table:style-name="ce212" table:formula="of:=IF(NOT([.B55]=&quot;&quot;);IF([.D55]&gt;0;WORKDAY([.C55];[.D55]-1);[.C55]);&quot;&quot;)">
            <text:p/>
          </table:table-cell>
          <table:table-cell table:style-name="ce228"/>
          <table:table-cell table:style-name="ce238" table:number-columns-repeated="4"/>
          <table:table-cell table:style-name="ce244" table:number-columns-repeated="2"/>
          <table:table-cell table:style-name="ce248" table:number-columns-repeated="33"/>
          <table:table-cell table:style-name="ce252" table:number-columns-repeated="85"/>
          <table:table-cell table:style-name="ce201" table:number-columns-repeated="894"/>
        </table:table-row>
        <table:table-row table:style-name="ro2">
          <table:table-cell table:style-name="ce200"/>
          <table:table-cell table:style-name="ce201"/>
          <table:table-cell table:style-name="ce212" table:formula="of:=IF(NOT([.B56]=&quot;&quot;);[.E55]+1;&quot;&quot;)">
            <text:p/>
          </table:table-cell>
          <table:table-cell table:style-name="ce201" table:formula="of:=IF(NOT([.B56]=&quot;&quot;); 1; &quot;&quot;)">
            <text:p/>
          </table:table-cell>
          <table:table-cell table:style-name="ce212" table:formula="of:=IF(NOT([.B56]=&quot;&quot;);IF([.D56]&gt;0;WORKDAY([.C56];[.D56]-1);[.C56]);&quot;&quot;)">
            <text:p/>
          </table:table-cell>
          <table:table-cell table:style-name="ce228"/>
          <table:table-cell table:style-name="ce238" table:number-columns-repeated="4"/>
          <table:table-cell table:style-name="ce244" table:number-columns-repeated="2"/>
          <table:table-cell table:style-name="ce248" table:number-columns-repeated="33"/>
          <table:table-cell table:style-name="ce252" table:number-columns-repeated="85"/>
          <table:table-cell table:style-name="ce201" table:number-columns-repeated="894"/>
        </table:table-row>
        <table:table-row table:style-name="ro2">
          <table:table-cell table:style-name="ce200"/>
          <table:table-cell table:style-name="ce201"/>
          <table:table-cell table:style-name="ce212" table:formula="of:=IF(NOT([.B57]=&quot;&quot;);[.E56]+1;&quot;&quot;)">
            <text:p/>
          </table:table-cell>
          <table:table-cell table:style-name="ce201" table:formula="of:=IF(NOT([.B57]=&quot;&quot;); 1; &quot;&quot;)">
            <text:p/>
          </table:table-cell>
          <table:table-cell table:style-name="ce212" table:formula="of:=IF(NOT([.B57]=&quot;&quot;);IF([.D57]&gt;0;WORKDAY([.C57];[.D57]-1);[.C57]);&quot;&quot;)">
            <text:p/>
          </table:table-cell>
          <table:table-cell table:style-name="ce228"/>
          <table:table-cell table:style-name="ce238" table:number-columns-repeated="4"/>
          <table:table-cell table:style-name="ce244" table:number-columns-repeated="2"/>
          <table:table-cell table:style-name="ce248" table:number-columns-repeated="33"/>
          <table:table-cell table:style-name="ce252" table:number-columns-repeated="85"/>
          <table:table-cell table:style-name="ce201" table:number-columns-repeated="894"/>
        </table:table-row>
        <table:table-row table:style-name="ro2">
          <table:table-cell table:style-name="ce200"/>
          <table:table-cell table:style-name="ce201"/>
          <table:table-cell table:style-name="ce212" table:formula="of:=IF(NOT([.B58]=&quot;&quot;);[.E57]+1;&quot;&quot;)">
            <text:p/>
          </table:table-cell>
          <table:table-cell table:style-name="ce201" table:formula="of:=IF(NOT([.B58]=&quot;&quot;); 1; &quot;&quot;)">
            <text:p/>
          </table:table-cell>
          <table:table-cell table:style-name="ce212" table:formula="of:=IF(NOT([.B58]=&quot;&quot;);IF([.D58]&gt;0;WORKDAY([.C58];[.D58]-1);[.C58]);&quot;&quot;)">
            <text:p/>
          </table:table-cell>
          <table:table-cell table:style-name="ce228"/>
          <table:table-cell table:style-name="ce238" table:number-columns-repeated="4"/>
          <table:table-cell table:style-name="ce244" table:number-columns-repeated="2"/>
          <table:table-cell table:style-name="ce248" table:number-columns-repeated="33"/>
          <table:table-cell table:style-name="ce252" table:number-columns-repeated="85"/>
          <table:table-cell table:style-name="ce201" table:number-columns-repeated="894"/>
        </table:table-row>
        <table:table-row table:style-name="ro2">
          <table:table-cell table:style-name="ce200"/>
          <table:table-cell table:style-name="ce201"/>
          <table:table-cell table:style-name="ce212" table:formula="of:=IF(NOT([.B59]=&quot;&quot;);[.E58]+1;&quot;&quot;)">
            <text:p/>
          </table:table-cell>
          <table:table-cell table:style-name="ce201" table:formula="of:=IF(NOT([.B59]=&quot;&quot;); 1; &quot;&quot;)">
            <text:p/>
          </table:table-cell>
          <table:table-cell table:style-name="ce212" table:formula="of:=IF(NOT([.B59]=&quot;&quot;);IF([.D59]&gt;0;WORKDAY([.C59];[.D59]-1);[.C59]);&quot;&quot;)">
            <text:p/>
          </table:table-cell>
          <table:table-cell table:style-name="ce228"/>
          <table:table-cell table:style-name="ce238" table:number-columns-repeated="4"/>
          <table:table-cell table:style-name="ce244" table:number-columns-repeated="2"/>
          <table:table-cell table:style-name="ce248" table:number-columns-repeated="33"/>
          <table:table-cell table:style-name="ce252" table:number-columns-repeated="85"/>
          <table:table-cell table:style-name="ce201" table:number-columns-repeated="894"/>
        </table:table-row>
        <table:table-row table:style-name="ro2">
          <table:table-cell table:style-name="ce200"/>
          <table:table-cell table:style-name="ce201"/>
          <table:table-cell table:style-name="ce212" table:formula="of:=IF(NOT([.B60]=&quot;&quot;);[.E59]+1;&quot;&quot;)">
            <text:p/>
          </table:table-cell>
          <table:table-cell table:style-name="ce201" table:formula="of:=IF(NOT([.B60]=&quot;&quot;); 1; &quot;&quot;)">
            <text:p/>
          </table:table-cell>
          <table:table-cell table:style-name="ce212" table:formula="of:=IF(NOT([.B60]=&quot;&quot;);IF([.D60]&gt;0;WORKDAY([.C60];[.D60]-1);[.C60]);&quot;&quot;)">
            <text:p/>
          </table:table-cell>
          <table:table-cell table:style-name="ce228"/>
          <table:table-cell table:style-name="ce238" table:number-columns-repeated="4"/>
          <table:table-cell table:style-name="ce244" table:number-columns-repeated="2"/>
          <table:table-cell table:style-name="ce248" table:number-columns-repeated="33"/>
          <table:table-cell table:style-name="ce252" table:number-columns-repeated="85"/>
          <table:table-cell table:style-name="ce201" table:number-columns-repeated="894"/>
        </table:table-row>
        <table:table-row table:style-name="ro2">
          <table:table-cell table:style-name="ce200"/>
          <table:table-cell table:style-name="ce201"/>
          <table:table-cell table:style-name="ce212" table:formula="of:=IF(NOT([.B61]=&quot;&quot;);[.E60]+1;&quot;&quot;)">
            <text:p/>
          </table:table-cell>
          <table:table-cell table:style-name="ce201" table:formula="of:=IF(NOT([.B61]=&quot;&quot;); 1; &quot;&quot;)">
            <text:p/>
          </table:table-cell>
          <table:table-cell table:style-name="ce212" table:formula="of:=IF(NOT([.B61]=&quot;&quot;);IF([.D61]&gt;0;WORKDAY([.C61];[.D61]-1);[.C61]);&quot;&quot;)">
            <text:p/>
          </table:table-cell>
          <table:table-cell table:style-name="ce228"/>
          <table:table-cell table:style-name="ce238" table:number-columns-repeated="4"/>
          <table:table-cell table:style-name="ce244" table:number-columns-repeated="2"/>
          <table:table-cell table:style-name="ce248" table:number-columns-repeated="33"/>
          <table:table-cell table:style-name="ce252" table:number-columns-repeated="85"/>
          <table:table-cell table:style-name="ce201" table:number-columns-repeated="894"/>
        </table:table-row>
        <table:table-row table:style-name="ro2">
          <table:table-cell table:style-name="ce200"/>
          <table:table-cell table:style-name="ce201"/>
          <table:table-cell table:style-name="ce212" table:formula="of:=IF(NOT([.B62]=&quot;&quot;);[.E61]+1;&quot;&quot;)">
            <text:p/>
          </table:table-cell>
          <table:table-cell table:style-name="ce201" table:formula="of:=IF(NOT([.B62]=&quot;&quot;); 1; &quot;&quot;)">
            <text:p/>
          </table:table-cell>
          <table:table-cell table:style-name="ce212" table:formula="of:=IF(NOT([.B62]=&quot;&quot;);IF([.D62]&gt;0;WORKDAY([.C62];[.D62]-1);[.C62]);&quot;&quot;)">
            <text:p/>
          </table:table-cell>
          <table:table-cell table:style-name="ce228"/>
          <table:table-cell table:style-name="ce238" table:number-columns-repeated="4"/>
          <table:table-cell table:style-name="ce244" table:number-columns-repeated="2"/>
          <table:table-cell table:style-name="ce248" table:number-columns-repeated="33"/>
          <table:table-cell table:style-name="ce252" table:number-columns-repeated="85"/>
          <table:table-cell table:style-name="ce201" table:number-columns-repeated="894"/>
        </table:table-row>
        <table:table-row table:style-name="ro2">
          <table:table-cell table:style-name="ce200"/>
          <table:table-cell table:style-name="ce201"/>
          <table:table-cell table:style-name="ce212" table:formula="of:=IF(NOT([.B63]=&quot;&quot;);[.E62]+1;&quot;&quot;)">
            <text:p/>
          </table:table-cell>
          <table:table-cell table:style-name="ce201" table:formula="of:=IF(NOT([.B63]=&quot;&quot;); 1; &quot;&quot;)">
            <text:p/>
          </table:table-cell>
          <table:table-cell table:style-name="ce212" table:formula="of:=IF(NOT([.B63]=&quot;&quot;);IF([.D63]&gt;0;WORKDAY([.C63];[.D63]-1);[.C63]);&quot;&quot;)">
            <text:p/>
          </table:table-cell>
          <table:table-cell table:style-name="ce228"/>
          <table:table-cell table:style-name="ce238" table:number-columns-repeated="4"/>
          <table:table-cell table:style-name="ce244" table:number-columns-repeated="2"/>
          <table:table-cell table:style-name="ce248" table:number-columns-repeated="33"/>
          <table:table-cell table:style-name="ce252" table:number-columns-repeated="85"/>
          <table:table-cell table:style-name="ce201" table:number-columns-repeated="894"/>
        </table:table-row>
        <table:table-row table:style-name="ro2">
          <table:table-cell table:style-name="ce200"/>
          <table:table-cell table:style-name="ce201"/>
          <table:table-cell table:style-name="ce212" table:formula="of:=IF(NOT([.B64]=&quot;&quot;);[.E63]+1;&quot;&quot;)">
            <text:p/>
          </table:table-cell>
          <table:table-cell table:style-name="ce201" table:formula="of:=IF(NOT([.B64]=&quot;&quot;); 1; &quot;&quot;)">
            <text:p/>
          </table:table-cell>
          <table:table-cell table:style-name="ce212" table:formula="of:=IF(NOT([.B64]=&quot;&quot;);IF([.D64]&gt;0;WORKDAY([.C64];[.D64]-1);[.C64]);&quot;&quot;)">
            <text:p/>
          </table:table-cell>
          <table:table-cell table:style-name="ce228"/>
          <table:table-cell table:style-name="ce238" table:number-columns-repeated="4"/>
          <table:table-cell table:style-name="ce244" table:number-columns-repeated="2"/>
          <table:table-cell table:style-name="ce248" table:number-columns-repeated="33"/>
          <table:table-cell table:style-name="ce252" table:number-columns-repeated="85"/>
          <table:table-cell table:style-name="ce201" table:number-columns-repeated="894"/>
        </table:table-row>
        <table:table-row table:style-name="ro2">
          <table:table-cell table:style-name="ce200"/>
          <table:table-cell table:style-name="ce201"/>
          <table:table-cell table:style-name="ce212" table:formula="of:=IF(NOT([.B65]=&quot;&quot;);[.E64]+1;&quot;&quot;)">
            <text:p/>
          </table:table-cell>
          <table:table-cell table:style-name="ce201" table:formula="of:=IF(NOT([.B65]=&quot;&quot;); 1; &quot;&quot;)">
            <text:p/>
          </table:table-cell>
          <table:table-cell table:style-name="ce212" table:formula="of:=IF(NOT([.B65]=&quot;&quot;);IF([.D65]&gt;0;WORKDAY([.C65];[.D65]-1);[.C65]);&quot;&quot;)">
            <text:p/>
          </table:table-cell>
          <table:table-cell table:style-name="ce228"/>
          <table:table-cell table:style-name="ce238" table:number-columns-repeated="4"/>
          <table:table-cell table:style-name="ce244" table:number-columns-repeated="2"/>
          <table:table-cell table:style-name="ce248" table:number-columns-repeated="33"/>
          <table:table-cell table:style-name="ce252" table:number-columns-repeated="85"/>
          <table:table-cell table:style-name="ce201" table:number-columns-repeated="894"/>
        </table:table-row>
        <table:table-row table:style-name="ro2">
          <table:table-cell table:style-name="ce200"/>
          <table:table-cell table:style-name="ce201"/>
          <table:table-cell table:style-name="ce212" table:formula="of:=IF(NOT([.B66]=&quot;&quot;);[.E65]+1;&quot;&quot;)">
            <text:p/>
          </table:table-cell>
          <table:table-cell table:style-name="ce201" table:formula="of:=IF(NOT([.B66]=&quot;&quot;); 1; &quot;&quot;)">
            <text:p/>
          </table:table-cell>
          <table:table-cell table:style-name="ce212" table:formula="of:=IF(NOT([.B66]=&quot;&quot;);IF([.D66]&gt;0;WORKDAY([.C66];[.D66]-1);[.C66]);&quot;&quot;)">
            <text:p/>
          </table:table-cell>
          <table:table-cell table:style-name="ce228"/>
          <table:table-cell table:style-name="ce238" table:number-columns-repeated="4"/>
          <table:table-cell table:style-name="ce244" table:number-columns-repeated="2"/>
          <table:table-cell table:style-name="ce248" table:number-columns-repeated="33"/>
          <table:table-cell table:style-name="ce252" table:number-columns-repeated="85"/>
          <table:table-cell table:style-name="ce201" table:number-columns-repeated="894"/>
        </table:table-row>
        <table:table-row table:style-name="ro2">
          <table:table-cell table:style-name="ce200"/>
          <table:table-cell table:style-name="ce201"/>
          <table:table-cell table:style-name="ce212" table:formula="of:=IF(NOT([.B67]=&quot;&quot;);[.E66]+1;&quot;&quot;)">
            <text:p/>
          </table:table-cell>
          <table:table-cell table:style-name="ce201" table:formula="of:=IF(NOT([.B67]=&quot;&quot;); 1; &quot;&quot;)">
            <text:p/>
          </table:table-cell>
          <table:table-cell table:style-name="ce212" table:formula="of:=IF(NOT([.B67]=&quot;&quot;);IF([.D67]&gt;0;WORKDAY([.C67];[.D67]-1);[.C67]);&quot;&quot;)">
            <text:p/>
          </table:table-cell>
          <table:table-cell table:style-name="ce228"/>
          <table:table-cell table:style-name="ce238" table:number-columns-repeated="4"/>
          <table:table-cell table:style-name="ce244" table:number-columns-repeated="2"/>
          <table:table-cell table:style-name="ce248" table:number-columns-repeated="33"/>
          <table:table-cell table:style-name="ce252" table:number-columns-repeated="85"/>
          <table:table-cell table:style-name="ce201" table:number-columns-repeated="894"/>
        </table:table-row>
        <table:table-row table:style-name="ro2">
          <table:table-cell table:style-name="ce200"/>
          <table:table-cell table:style-name="ce201"/>
          <table:table-cell table:style-name="ce212" table:formula="of:=IF(NOT([.B68]=&quot;&quot;);[.E67]+1;&quot;&quot;)">
            <text:p/>
          </table:table-cell>
          <table:table-cell table:style-name="ce201" table:formula="of:=IF(NOT([.B68]=&quot;&quot;); 1; &quot;&quot;)">
            <text:p/>
          </table:table-cell>
          <table:table-cell table:style-name="ce212" table:formula="of:=IF(NOT([.B68]=&quot;&quot;);IF([.D68]&gt;0;WORKDAY([.C68];[.D68]-1);[.C68]);&quot;&quot;)">
            <text:p/>
          </table:table-cell>
          <table:table-cell table:style-name="ce228"/>
          <table:table-cell table:style-name="ce238" table:number-columns-repeated="4"/>
          <table:table-cell table:style-name="ce244" table:number-columns-repeated="2"/>
          <table:table-cell table:style-name="ce248" table:number-columns-repeated="33"/>
          <table:table-cell table:style-name="ce252" table:number-columns-repeated="85"/>
          <table:table-cell table:style-name="ce201" table:number-columns-repeated="894"/>
        </table:table-row>
        <table:table-row table:style-name="ro2">
          <table:table-cell table:style-name="ce200"/>
          <table:table-cell table:style-name="ce201"/>
          <table:table-cell table:style-name="ce212" table:formula="of:=IF(NOT([.B69]=&quot;&quot;);[.E68]+1;&quot;&quot;)">
            <text:p/>
          </table:table-cell>
          <table:table-cell table:style-name="ce201" table:formula="of:=IF(NOT([.B69]=&quot;&quot;); 1; &quot;&quot;)">
            <text:p/>
          </table:table-cell>
          <table:table-cell table:style-name="ce212" table:formula="of:=IF(NOT([.B69]=&quot;&quot;);IF([.D69]&gt;0;WORKDAY([.C69];[.D69]-1);[.C69]);&quot;&quot;)">
            <text:p/>
          </table:table-cell>
          <table:table-cell table:style-name="ce228"/>
          <table:table-cell table:style-name="ce238" table:number-columns-repeated="4"/>
          <table:table-cell table:style-name="ce244" table:number-columns-repeated="2"/>
          <table:table-cell table:style-name="ce248" table:number-columns-repeated="33"/>
          <table:table-cell table:style-name="ce252" table:number-columns-repeated="85"/>
          <table:table-cell table:style-name="ce201" table:number-columns-repeated="894"/>
        </table:table-row>
        <table:table-row table:style-name="ro2">
          <table:table-cell table:style-name="ce200"/>
          <table:table-cell table:style-name="ce201"/>
          <table:table-cell table:style-name="ce212" table:formula="of:=IF(NOT([.B70]=&quot;&quot;);[.E69]+1;&quot;&quot;)">
            <text:p/>
          </table:table-cell>
          <table:table-cell table:style-name="ce201" table:formula="of:=IF(NOT([.B70]=&quot;&quot;); 1; &quot;&quot;)">
            <text:p/>
          </table:table-cell>
          <table:table-cell table:style-name="ce212" table:formula="of:=IF(NOT([.B70]=&quot;&quot;);IF([.D70]&gt;0;WORKDAY([.C70];[.D70]-1);[.C70]);&quot;&quot;)">
            <text:p/>
          </table:table-cell>
          <table:table-cell table:style-name="ce228"/>
          <table:table-cell table:style-name="ce238" table:number-columns-repeated="4"/>
          <table:table-cell table:style-name="ce244" table:number-columns-repeated="2"/>
          <table:table-cell table:style-name="ce248" table:number-columns-repeated="33"/>
          <table:table-cell table:style-name="ce252" table:number-columns-repeated="85"/>
          <table:table-cell table:style-name="ce201" table:number-columns-repeated="894"/>
        </table:table-row>
        <table:table-row table:style-name="ro2">
          <table:table-cell table:style-name="ce200"/>
          <table:table-cell table:style-name="ce201"/>
          <table:table-cell table:style-name="ce212" table:formula="of:=IF(NOT([.B71]=&quot;&quot;);[.E70]+1;&quot;&quot;)">
            <text:p/>
          </table:table-cell>
          <table:table-cell table:style-name="ce201" table:formula="of:=IF(NOT([.B71]=&quot;&quot;); 1; &quot;&quot;)">
            <text:p/>
          </table:table-cell>
          <table:table-cell table:style-name="ce212" table:formula="of:=IF(NOT([.B71]=&quot;&quot;);IF([.D71]&gt;0;WORKDAY([.C71];[.D71]-1);[.C71]);&quot;&quot;)">
            <text:p/>
          </table:table-cell>
          <table:table-cell table:style-name="ce228"/>
          <table:table-cell table:style-name="ce238" table:number-columns-repeated="4"/>
          <table:table-cell table:style-name="ce244" table:number-columns-repeated="2"/>
          <table:table-cell table:style-name="ce248" table:number-columns-repeated="33"/>
          <table:table-cell table:style-name="ce252" table:number-columns-repeated="85"/>
          <table:table-cell table:style-name="ce201" table:number-columns-repeated="894"/>
        </table:table-row>
        <table:table-row table:style-name="ro2">
          <table:table-cell table:style-name="ce200"/>
          <table:table-cell table:style-name="ce201"/>
          <table:table-cell table:style-name="ce212" table:formula="of:=IF(NOT([.B72]=&quot;&quot;);[.E71]+1;&quot;&quot;)">
            <text:p/>
          </table:table-cell>
          <table:table-cell table:style-name="ce201" table:formula="of:=IF(NOT([.B72]=&quot;&quot;); 1; &quot;&quot;)">
            <text:p/>
          </table:table-cell>
          <table:table-cell table:style-name="ce212" table:formula="of:=IF(NOT([.B72]=&quot;&quot;);IF([.D72]&gt;0;WORKDAY([.C72];[.D72]-1);[.C72]);&quot;&quot;)">
            <text:p/>
          </table:table-cell>
          <table:table-cell table:style-name="ce228"/>
          <table:table-cell table:style-name="ce238" table:number-columns-repeated="4"/>
          <table:table-cell table:style-name="ce244" table:number-columns-repeated="2"/>
          <table:table-cell table:style-name="ce248" table:number-columns-repeated="33"/>
          <table:table-cell table:style-name="ce252" table:number-columns-repeated="85"/>
          <table:table-cell table:style-name="ce201" table:number-columns-repeated="894"/>
        </table:table-row>
        <table:table-row table:style-name="ro2">
          <table:table-cell table:style-name="ce200"/>
          <table:table-cell table:style-name="ce201"/>
          <table:table-cell table:style-name="ce212" table:formula="of:=IF(NOT([.B73]=&quot;&quot;);[.E72]+1;&quot;&quot;)">
            <text:p/>
          </table:table-cell>
          <table:table-cell table:style-name="ce201" table:formula="of:=IF(NOT([.B73]=&quot;&quot;); 1; &quot;&quot;)">
            <text:p/>
          </table:table-cell>
          <table:table-cell table:style-name="ce212" table:formula="of:=IF(NOT([.B73]=&quot;&quot;);IF([.D73]&gt;0;WORKDAY([.C73];[.D73]-1);[.C73]);&quot;&quot;)">
            <text:p/>
          </table:table-cell>
          <table:table-cell table:style-name="ce228"/>
          <table:table-cell table:style-name="ce238" table:number-columns-repeated="4"/>
          <table:table-cell table:style-name="ce244" table:number-columns-repeated="2"/>
          <table:table-cell table:style-name="ce248" table:number-columns-repeated="33"/>
          <table:table-cell table:style-name="ce252" table:number-columns-repeated="85"/>
          <table:table-cell table:style-name="ce201" table:number-columns-repeated="894"/>
        </table:table-row>
        <table:table-row table:style-name="ro2">
          <table:table-cell table:style-name="ce200"/>
          <table:table-cell table:style-name="ce201"/>
          <table:table-cell table:style-name="ce212" table:formula="of:=IF(NOT([.B74]=&quot;&quot;);[.E73]+1;&quot;&quot;)">
            <text:p/>
          </table:table-cell>
          <table:table-cell table:style-name="ce201" table:formula="of:=IF(NOT([.B74]=&quot;&quot;); 1; &quot;&quot;)">
            <text:p/>
          </table:table-cell>
          <table:table-cell table:style-name="ce212" table:formula="of:=IF(NOT([.B74]=&quot;&quot;);IF([.D74]&gt;0;WORKDAY([.C74];[.D74]-1);[.C74]);&quot;&quot;)">
            <text:p/>
          </table:table-cell>
          <table:table-cell table:style-name="ce228"/>
          <table:table-cell table:style-name="ce238" table:number-columns-repeated="4"/>
          <table:table-cell table:style-name="ce244" table:number-columns-repeated="2"/>
          <table:table-cell table:style-name="ce248" table:number-columns-repeated="33"/>
          <table:table-cell table:style-name="ce252" table:number-columns-repeated="85"/>
          <table:table-cell table:style-name="ce201" table:number-columns-repeated="894"/>
        </table:table-row>
        <table:table-row table:style-name="ro2">
          <table:table-cell table:style-name="ce200"/>
          <table:table-cell table:style-name="ce201"/>
          <table:table-cell table:style-name="ce212" table:formula="of:=IF(NOT([.B75]=&quot;&quot;);[.E74]+1;&quot;&quot;)">
            <text:p/>
          </table:table-cell>
          <table:table-cell table:style-name="ce201" table:formula="of:=IF(NOT([.B75]=&quot;&quot;); 1; &quot;&quot;)">
            <text:p/>
          </table:table-cell>
          <table:table-cell table:style-name="ce212" table:formula="of:=IF(NOT([.B75]=&quot;&quot;);IF([.D75]&gt;0;WORKDAY([.C75];[.D75]-1);[.C75]);&quot;&quot;)">
            <text:p/>
          </table:table-cell>
          <table:table-cell table:style-name="ce228"/>
          <table:table-cell table:style-name="ce238" table:number-columns-repeated="4"/>
          <table:table-cell table:style-name="ce244" table:number-columns-repeated="2"/>
          <table:table-cell table:style-name="ce248" table:number-columns-repeated="33"/>
          <table:table-cell table:style-name="ce252" table:number-columns-repeated="85"/>
          <table:table-cell table:style-name="ce201" table:number-columns-repeated="894"/>
        </table:table-row>
        <table:table-row table:style-name="ro2">
          <table:table-cell table:style-name="ce200"/>
          <table:table-cell table:style-name="ce201"/>
          <table:table-cell table:style-name="ce212" table:formula="of:=IF(NOT([.B76]=&quot;&quot;);[.E75]+1;&quot;&quot;)">
            <text:p/>
          </table:table-cell>
          <table:table-cell table:style-name="ce201" table:formula="of:=IF(NOT([.B76]=&quot;&quot;); 1; &quot;&quot;)">
            <text:p/>
          </table:table-cell>
          <table:table-cell table:style-name="ce212" table:formula="of:=IF(NOT([.B76]=&quot;&quot;);IF([.D76]&gt;0;WORKDAY([.C76];[.D76]-1);[.C76]);&quot;&quot;)">
            <text:p/>
          </table:table-cell>
          <table:table-cell table:style-name="ce228"/>
          <table:table-cell table:style-name="ce238" table:number-columns-repeated="4"/>
          <table:table-cell table:style-name="ce244" table:number-columns-repeated="2"/>
          <table:table-cell table:style-name="ce248" table:number-columns-repeated="33"/>
          <table:table-cell table:style-name="ce252" table:number-columns-repeated="85"/>
          <table:table-cell table:style-name="ce201" table:number-columns-repeated="894"/>
        </table:table-row>
        <table:table-row table:style-name="ro2">
          <table:table-cell table:style-name="ce200"/>
          <table:table-cell table:style-name="ce201"/>
          <table:table-cell table:style-name="ce212" table:formula="of:=IF(NOT([.B77]=&quot;&quot;);[.E76]+1;&quot;&quot;)">
            <text:p/>
          </table:table-cell>
          <table:table-cell table:style-name="ce201" table:formula="of:=IF(NOT([.B77]=&quot;&quot;); 1; &quot;&quot;)">
            <text:p/>
          </table:table-cell>
          <table:table-cell table:style-name="ce212" table:formula="of:=IF(NOT([.B77]=&quot;&quot;);IF([.D77]&gt;0;WORKDAY([.C77];[.D77]-1);[.C77]);&quot;&quot;)">
            <text:p/>
          </table:table-cell>
          <table:table-cell table:style-name="ce228"/>
          <table:table-cell table:style-name="ce238" table:number-columns-repeated="4"/>
          <table:table-cell table:style-name="ce244" table:number-columns-repeated="2"/>
          <table:table-cell table:style-name="ce248" table:number-columns-repeated="33"/>
          <table:table-cell table:style-name="ce252" table:number-columns-repeated="85"/>
          <table:table-cell table:style-name="ce201" table:number-columns-repeated="894"/>
        </table:table-row>
        <table:table-row table:style-name="ro2">
          <table:table-cell table:style-name="ce200"/>
          <table:table-cell table:style-name="ce201"/>
          <table:table-cell table:style-name="ce212" table:formula="of:=IF(NOT([.B78]=&quot;&quot;);[.E77]+1;&quot;&quot;)">
            <text:p/>
          </table:table-cell>
          <table:table-cell table:style-name="ce201" table:formula="of:=IF(NOT([.B78]=&quot;&quot;); 1; &quot;&quot;)">
            <text:p/>
          </table:table-cell>
          <table:table-cell table:style-name="ce212" table:formula="of:=IF(NOT([.B78]=&quot;&quot;);IF([.D78]&gt;0;WORKDAY([.C78];[.D78]-1);[.C78]);&quot;&quot;)">
            <text:p/>
          </table:table-cell>
          <table:table-cell table:style-name="ce228"/>
          <table:table-cell table:style-name="ce238" table:number-columns-repeated="4"/>
          <table:table-cell table:style-name="ce244" table:number-columns-repeated="2"/>
          <table:table-cell table:style-name="ce248" table:number-columns-repeated="33"/>
          <table:table-cell table:style-name="ce252" table:number-columns-repeated="85"/>
          <table:table-cell table:style-name="ce201" table:number-columns-repeated="894"/>
        </table:table-row>
        <table:table-row table:style-name="ro2">
          <table:table-cell table:style-name="ce200"/>
          <table:table-cell table:style-name="ce201"/>
          <table:table-cell table:style-name="ce212" table:formula="of:=IF(NOT([.B79]=&quot;&quot;);[.E78]+1;&quot;&quot;)">
            <text:p/>
          </table:table-cell>
          <table:table-cell table:style-name="ce201" table:formula="of:=IF(NOT([.B79]=&quot;&quot;); 1; &quot;&quot;)">
            <text:p/>
          </table:table-cell>
          <table:table-cell table:style-name="ce212" table:formula="of:=IF(NOT([.B79]=&quot;&quot;);IF([.D79]&gt;0;WORKDAY([.C79];[.D79]-1);[.C79]);&quot;&quot;)">
            <text:p/>
          </table:table-cell>
          <table:table-cell table:style-name="ce228"/>
          <table:table-cell table:style-name="ce238" table:number-columns-repeated="4"/>
          <table:table-cell table:style-name="ce244" table:number-columns-repeated="2"/>
          <table:table-cell table:style-name="ce248" table:number-columns-repeated="33"/>
          <table:table-cell table:style-name="ce252" table:number-columns-repeated="85"/>
          <table:table-cell table:style-name="ce201" table:number-columns-repeated="894"/>
        </table:table-row>
        <table:table-row table:style-name="ro2">
          <table:table-cell table:style-name="ce200"/>
          <table:table-cell table:style-name="ce201"/>
          <table:table-cell table:style-name="ce212" table:formula="of:=IF(NOT([.B80]=&quot;&quot;);[.E79]+1;&quot;&quot;)">
            <text:p/>
          </table:table-cell>
          <table:table-cell table:style-name="ce201" table:formula="of:=IF(NOT([.B80]=&quot;&quot;); 1; &quot;&quot;)">
            <text:p/>
          </table:table-cell>
          <table:table-cell table:style-name="ce212" table:formula="of:=IF(NOT([.B80]=&quot;&quot;);IF([.D80]&gt;0;WORKDAY([.C80];[.D80]-1);[.C80]);&quot;&quot;)">
            <text:p/>
          </table:table-cell>
          <table:table-cell table:style-name="ce228"/>
          <table:table-cell table:style-name="ce238" table:number-columns-repeated="4"/>
          <table:table-cell table:style-name="ce244" table:number-columns-repeated="2"/>
          <table:table-cell table:style-name="ce248" table:number-columns-repeated="33"/>
          <table:table-cell table:style-name="ce252" table:number-columns-repeated="85"/>
          <table:table-cell table:style-name="ce201" table:number-columns-repeated="894"/>
        </table:table-row>
        <table:table-row table:style-name="ro2">
          <table:table-cell table:style-name="ce200"/>
          <table:table-cell table:style-name="ce201"/>
          <table:table-cell table:style-name="ce212" table:formula="of:=IF(NOT([.B81]=&quot;&quot;);[.E80]+1;&quot;&quot;)">
            <text:p/>
          </table:table-cell>
          <table:table-cell table:style-name="ce201" table:formula="of:=IF(NOT([.B81]=&quot;&quot;); 1; &quot;&quot;)">
            <text:p/>
          </table:table-cell>
          <table:table-cell table:style-name="ce212" table:formula="of:=IF(NOT([.B81]=&quot;&quot;);IF([.D81]&gt;0;WORKDAY([.C81];[.D81]-1);[.C81]);&quot;&quot;)">
            <text:p/>
          </table:table-cell>
          <table:table-cell table:style-name="ce228"/>
          <table:table-cell table:style-name="ce238" table:number-columns-repeated="4"/>
          <table:table-cell table:style-name="ce244" table:number-columns-repeated="2"/>
          <table:table-cell table:style-name="ce248" table:number-columns-repeated="33"/>
          <table:table-cell table:style-name="ce252" table:number-columns-repeated="85"/>
          <table:table-cell table:style-name="ce201" table:number-columns-repeated="894"/>
        </table:table-row>
        <table:table-row table:style-name="ro2">
          <table:table-cell table:style-name="ce200"/>
          <table:table-cell table:style-name="ce201"/>
          <table:table-cell table:style-name="ce212" table:formula="of:=IF(NOT([.B82]=&quot;&quot;);[.E81]+1;&quot;&quot;)">
            <text:p/>
          </table:table-cell>
          <table:table-cell table:style-name="ce201" table:formula="of:=IF(NOT([.B82]=&quot;&quot;); 1; &quot;&quot;)">
            <text:p/>
          </table:table-cell>
          <table:table-cell table:style-name="ce212" table:formula="of:=IF(NOT([.B82]=&quot;&quot;);IF([.D82]&gt;0;WORKDAY([.C82];[.D82]-1);[.C82]);&quot;&quot;)">
            <text:p/>
          </table:table-cell>
          <table:table-cell table:style-name="ce228"/>
          <table:table-cell table:style-name="ce238" table:number-columns-repeated="4"/>
          <table:table-cell table:style-name="ce244" table:number-columns-repeated="2"/>
          <table:table-cell table:style-name="ce248" table:number-columns-repeated="33"/>
          <table:table-cell table:style-name="ce252" table:number-columns-repeated="85"/>
          <table:table-cell table:style-name="ce201" table:number-columns-repeated="894"/>
        </table:table-row>
        <table:table-row table:style-name="ro2">
          <table:table-cell table:style-name="ce200"/>
          <table:table-cell table:style-name="ce201"/>
          <table:table-cell table:style-name="ce212" table:formula="of:=IF(NOT([.B83]=&quot;&quot;);[.E82]+1;&quot;&quot;)">
            <text:p/>
          </table:table-cell>
          <table:table-cell table:style-name="ce201" table:formula="of:=IF(NOT([.B83]=&quot;&quot;); 1; &quot;&quot;)">
            <text:p/>
          </table:table-cell>
          <table:table-cell table:style-name="ce212" table:formula="of:=IF(NOT([.B83]=&quot;&quot;);IF([.D83]&gt;0;WORKDAY([.C83];[.D83]-1);[.C83]);&quot;&quot;)">
            <text:p/>
          </table:table-cell>
          <table:table-cell table:style-name="ce228"/>
          <table:table-cell table:style-name="ce238" table:number-columns-repeated="4"/>
          <table:table-cell table:style-name="ce244" table:number-columns-repeated="2"/>
          <table:table-cell table:style-name="ce248" table:number-columns-repeated="33"/>
          <table:table-cell table:style-name="ce252" table:number-columns-repeated="85"/>
          <table:table-cell table:style-name="ce201" table:number-columns-repeated="894"/>
        </table:table-row>
        <table:table-row table:style-name="ro2">
          <table:table-cell table:style-name="ce200"/>
          <table:table-cell table:style-name="ce201"/>
          <table:table-cell table:style-name="ce212" table:formula="of:=IF(NOT([.B84]=&quot;&quot;);[.E83]+1;&quot;&quot;)">
            <text:p/>
          </table:table-cell>
          <table:table-cell table:style-name="ce201" table:formula="of:=IF(NOT([.B84]=&quot;&quot;); 1; &quot;&quot;)">
            <text:p/>
          </table:table-cell>
          <table:table-cell table:style-name="ce212" table:formula="of:=IF(NOT([.B84]=&quot;&quot;);IF([.D84]&gt;0;WORKDAY([.C84];[.D84]-1);[.C84]);&quot;&quot;)">
            <text:p/>
          </table:table-cell>
          <table:table-cell table:style-name="ce228"/>
          <table:table-cell table:style-name="ce238" table:number-columns-repeated="4"/>
          <table:table-cell table:style-name="ce244" table:number-columns-repeated="2"/>
          <table:table-cell table:style-name="ce248" table:number-columns-repeated="33"/>
          <table:table-cell table:style-name="ce252" table:number-columns-repeated="85"/>
          <table:table-cell table:style-name="ce201" table:number-columns-repeated="894"/>
        </table:table-row>
        <table:table-row table:style-name="ro2">
          <table:table-cell table:style-name="ce200"/>
          <table:table-cell table:style-name="ce201"/>
          <table:table-cell table:style-name="ce212" table:formula="of:=IF(NOT([.B85]=&quot;&quot;);[.E84]+1;&quot;&quot;)">
            <text:p/>
          </table:table-cell>
          <table:table-cell table:style-name="ce201" table:formula="of:=IF(NOT([.B85]=&quot;&quot;); 1; &quot;&quot;)">
            <text:p/>
          </table:table-cell>
          <table:table-cell table:style-name="ce212" table:formula="of:=IF(NOT([.B85]=&quot;&quot;);IF([.D85]&gt;0;WORKDAY([.C85];[.D85]-1);[.C85]);&quot;&quot;)">
            <text:p/>
          </table:table-cell>
          <table:table-cell table:style-name="ce228"/>
          <table:table-cell table:style-name="ce238" table:number-columns-repeated="4"/>
          <table:table-cell table:style-name="ce244" table:number-columns-repeated="2"/>
          <table:table-cell table:style-name="ce248" table:number-columns-repeated="33"/>
          <table:table-cell table:style-name="ce252" table:number-columns-repeated="85"/>
          <table:table-cell table:style-name="ce201" table:number-columns-repeated="894"/>
        </table:table-row>
        <table:table-row table:style-name="ro2">
          <table:table-cell table:style-name="ce200"/>
          <table:table-cell table:style-name="ce201"/>
          <table:table-cell table:style-name="ce212" table:formula="of:=IF(NOT([.B86]=&quot;&quot;);[.E85]+1;&quot;&quot;)">
            <text:p/>
          </table:table-cell>
          <table:table-cell table:style-name="ce201" table:formula="of:=IF(NOT([.B86]=&quot;&quot;); 1; &quot;&quot;)">
            <text:p/>
          </table:table-cell>
          <table:table-cell table:style-name="ce212" table:formula="of:=IF(NOT([.B86]=&quot;&quot;);IF([.D86]&gt;0;WORKDAY([.C86];[.D86]-1);[.C86]);&quot;&quot;)">
            <text:p/>
          </table:table-cell>
          <table:table-cell table:style-name="ce228"/>
          <table:table-cell table:style-name="ce238" table:number-columns-repeated="4"/>
          <table:table-cell table:style-name="ce244" table:number-columns-repeated="2"/>
          <table:table-cell table:style-name="ce248" table:number-columns-repeated="33"/>
          <table:table-cell table:style-name="ce252" table:number-columns-repeated="85"/>
          <table:table-cell table:style-name="ce201" table:number-columns-repeated="894"/>
        </table:table-row>
        <table:table-row table:style-name="ro2">
          <table:table-cell table:style-name="ce200"/>
          <table:table-cell table:style-name="ce201"/>
          <table:table-cell table:style-name="ce212" table:formula="of:=IF(NOT([.B87]=&quot;&quot;);[.E86]+1;&quot;&quot;)">
            <text:p/>
          </table:table-cell>
          <table:table-cell table:style-name="ce201" table:formula="of:=IF(NOT([.B87]=&quot;&quot;); 1; &quot;&quot;)">
            <text:p/>
          </table:table-cell>
          <table:table-cell table:style-name="ce212" table:formula="of:=IF(NOT([.B87]=&quot;&quot;);IF([.D87]&gt;0;WORKDAY([.C87];[.D87]-1);[.C87]);&quot;&quot;)">
            <text:p/>
          </table:table-cell>
          <table:table-cell table:style-name="ce228"/>
          <table:table-cell table:style-name="ce238" table:number-columns-repeated="4"/>
          <table:table-cell table:style-name="ce244" table:number-columns-repeated="2"/>
          <table:table-cell table:style-name="ce248" table:number-columns-repeated="33"/>
          <table:table-cell table:style-name="ce252" table:number-columns-repeated="85"/>
          <table:table-cell table:style-name="ce201" table:number-columns-repeated="894"/>
        </table:table-row>
        <table:table-row table:style-name="ro2">
          <table:table-cell table:style-name="ce200"/>
          <table:table-cell table:style-name="ce201"/>
          <table:table-cell table:style-name="ce212" table:formula="of:=IF(NOT([.B88]=&quot;&quot;);[.E87]+1;&quot;&quot;)">
            <text:p/>
          </table:table-cell>
          <table:table-cell table:style-name="ce201" table:formula="of:=IF(NOT([.B88]=&quot;&quot;); 1; &quot;&quot;)">
            <text:p/>
          </table:table-cell>
          <table:table-cell table:style-name="ce212" table:formula="of:=IF(NOT([.B88]=&quot;&quot;);IF([.D88]&gt;0;WORKDAY([.C88];[.D88]-1);[.C88]);&quot;&quot;)">
            <text:p/>
          </table:table-cell>
          <table:table-cell table:style-name="ce228"/>
          <table:table-cell table:style-name="ce238" table:number-columns-repeated="4"/>
          <table:table-cell table:style-name="ce244" table:number-columns-repeated="2"/>
          <table:table-cell table:style-name="ce248" table:number-columns-repeated="33"/>
          <table:table-cell table:style-name="ce252" table:number-columns-repeated="85"/>
          <table:table-cell table:style-name="ce201" table:number-columns-repeated="894"/>
        </table:table-row>
        <table:table-row table:style-name="ro2">
          <table:table-cell table:style-name="ce200"/>
          <table:table-cell table:style-name="ce201"/>
          <table:table-cell table:style-name="ce212" table:formula="of:=IF(NOT([.B89]=&quot;&quot;);[.E88]+1;&quot;&quot;)">
            <text:p/>
          </table:table-cell>
          <table:table-cell table:style-name="ce201" table:formula="of:=IF(NOT([.B89]=&quot;&quot;); 1; &quot;&quot;)">
            <text:p/>
          </table:table-cell>
          <table:table-cell table:style-name="ce212" table:formula="of:=IF(NOT([.B89]=&quot;&quot;);IF([.D89]&gt;0;WORKDAY([.C89];[.D89]-1);[.C89]);&quot;&quot;)">
            <text:p/>
          </table:table-cell>
          <table:table-cell table:style-name="ce228"/>
          <table:table-cell table:style-name="ce238" table:number-columns-repeated="4"/>
          <table:table-cell table:style-name="ce244" table:number-columns-repeated="2"/>
          <table:table-cell table:style-name="ce248" table:number-columns-repeated="33"/>
          <table:table-cell table:style-name="ce252" table:number-columns-repeated="85"/>
          <table:table-cell table:style-name="ce201" table:number-columns-repeated="894"/>
        </table:table-row>
        <table:table-row table:style-name="ro2">
          <table:table-cell table:style-name="ce200"/>
          <table:table-cell table:style-name="ce201"/>
          <table:table-cell table:style-name="ce212" table:formula="of:=IF(NOT([.B90]=&quot;&quot;);[.E89]+1;&quot;&quot;)">
            <text:p/>
          </table:table-cell>
          <table:table-cell table:style-name="ce201" table:formula="of:=IF(NOT([.B90]=&quot;&quot;); 1; &quot;&quot;)">
            <text:p/>
          </table:table-cell>
          <table:table-cell table:style-name="ce212" table:formula="of:=IF(NOT([.B90]=&quot;&quot;);IF([.D90]&gt;0;WORKDAY([.C90];[.D90]-1);[.C90]);&quot;&quot;)">
            <text:p/>
          </table:table-cell>
          <table:table-cell table:style-name="ce228"/>
          <table:table-cell table:style-name="ce238" table:number-columns-repeated="4"/>
          <table:table-cell table:style-name="ce244" table:number-columns-repeated="2"/>
          <table:table-cell table:style-name="ce248" table:number-columns-repeated="33"/>
          <table:table-cell table:style-name="ce252" table:number-columns-repeated="85"/>
          <table:table-cell table:style-name="ce201" table:number-columns-repeated="894"/>
        </table:table-row>
        <table:table-row table:style-name="ro2">
          <table:table-cell table:style-name="ce200"/>
          <table:table-cell table:style-name="ce201"/>
          <table:table-cell table:style-name="ce212" table:formula="of:=IF(NOT([.B91]=&quot;&quot;);[.E90]+1;&quot;&quot;)">
            <text:p/>
          </table:table-cell>
          <table:table-cell table:style-name="ce201" table:formula="of:=IF(NOT([.B91]=&quot;&quot;); 1; &quot;&quot;)">
            <text:p/>
          </table:table-cell>
          <table:table-cell table:style-name="ce212" table:formula="of:=IF(NOT([.B91]=&quot;&quot;);IF([.D91]&gt;0;WORKDAY([.C91];[.D91]-1);[.C91]);&quot;&quot;)">
            <text:p/>
          </table:table-cell>
          <table:table-cell table:style-name="ce228"/>
          <table:table-cell table:style-name="ce238" table:number-columns-repeated="4"/>
          <table:table-cell table:style-name="ce244" table:number-columns-repeated="2"/>
          <table:table-cell table:style-name="ce248" table:number-columns-repeated="33"/>
          <table:table-cell table:style-name="ce252" table:number-columns-repeated="85"/>
          <table:table-cell table:style-name="ce201" table:number-columns-repeated="894"/>
        </table:table-row>
        <table:table-row table:style-name="ro2">
          <table:table-cell table:style-name="ce200"/>
          <table:table-cell table:style-name="ce201"/>
          <table:table-cell table:style-name="ce212" table:formula="of:=IF(NOT([.B92]=&quot;&quot;);[.E91]+1;&quot;&quot;)">
            <text:p/>
          </table:table-cell>
          <table:table-cell table:style-name="ce201" table:formula="of:=IF(NOT([.B92]=&quot;&quot;); 1; &quot;&quot;)">
            <text:p/>
          </table:table-cell>
          <table:table-cell table:style-name="ce212" table:formula="of:=IF(NOT([.B92]=&quot;&quot;);IF([.D92]&gt;0;WORKDAY([.C92];[.D92]-1);[.C92]);&quot;&quot;)">
            <text:p/>
          </table:table-cell>
          <table:table-cell table:style-name="ce228"/>
          <table:table-cell table:style-name="ce238" table:number-columns-repeated="4"/>
          <table:table-cell table:style-name="ce244" table:number-columns-repeated="2"/>
          <table:table-cell table:style-name="ce248" table:number-columns-repeated="33"/>
          <table:table-cell table:style-name="ce252" table:number-columns-repeated="85"/>
          <table:table-cell table:style-name="ce201" table:number-columns-repeated="894"/>
        </table:table-row>
        <table:table-row table:style-name="ro2">
          <table:table-cell table:style-name="ce200"/>
          <table:table-cell table:style-name="ce201"/>
          <table:table-cell table:style-name="ce212" table:formula="of:=IF(NOT([.B93]=&quot;&quot;);[.E92]+1;&quot;&quot;)">
            <text:p/>
          </table:table-cell>
          <table:table-cell table:style-name="ce201" table:formula="of:=IF(NOT([.B93]=&quot;&quot;); 1; &quot;&quot;)">
            <text:p/>
          </table:table-cell>
          <table:table-cell table:style-name="ce212" table:formula="of:=IF(NOT([.B93]=&quot;&quot;);IF([.D93]&gt;0;WORKDAY([.C93];[.D93]-1);[.C93]);&quot;&quot;)">
            <text:p/>
          </table:table-cell>
          <table:table-cell table:style-name="ce228"/>
          <table:table-cell table:style-name="ce238" table:number-columns-repeated="4"/>
          <table:table-cell table:style-name="ce244" table:number-columns-repeated="2"/>
          <table:table-cell table:style-name="ce248" table:number-columns-repeated="33"/>
          <table:table-cell table:style-name="ce252" table:number-columns-repeated="85"/>
          <table:table-cell table:style-name="ce201" table:number-columns-repeated="894"/>
        </table:table-row>
        <table:table-row table:style-name="ro2">
          <table:table-cell table:style-name="ce200"/>
          <table:table-cell table:style-name="ce201"/>
          <table:table-cell table:style-name="ce212" table:formula="of:=IF(NOT([.B94]=&quot;&quot;);[.E93]+1;&quot;&quot;)">
            <text:p/>
          </table:table-cell>
          <table:table-cell table:style-name="ce201" table:formula="of:=IF(NOT([.B94]=&quot;&quot;); 1; &quot;&quot;)">
            <text:p/>
          </table:table-cell>
          <table:table-cell table:style-name="ce212" table:formula="of:=IF(NOT([.B94]=&quot;&quot;);IF([.D94]&gt;0;WORKDAY([.C94];[.D94]-1);[.C94]);&quot;&quot;)">
            <text:p/>
          </table:table-cell>
          <table:table-cell table:style-name="ce228"/>
          <table:table-cell table:style-name="ce238" table:number-columns-repeated="4"/>
          <table:table-cell table:style-name="ce244" table:number-columns-repeated="2"/>
          <table:table-cell table:style-name="ce248" table:number-columns-repeated="33"/>
          <table:table-cell table:style-name="ce252" table:number-columns-repeated="85"/>
          <table:table-cell table:style-name="ce201" table:number-columns-repeated="894"/>
        </table:table-row>
        <table:table-row table:style-name="ro2">
          <table:table-cell table:style-name="ce200"/>
          <table:table-cell table:style-name="ce201"/>
          <table:table-cell table:style-name="ce212" table:formula="of:=IF(NOT([.B95]=&quot;&quot;);[.E94]+1;&quot;&quot;)">
            <text:p/>
          </table:table-cell>
          <table:table-cell table:style-name="ce201" table:formula="of:=IF(NOT([.B95]=&quot;&quot;); 1; &quot;&quot;)">
            <text:p/>
          </table:table-cell>
          <table:table-cell table:style-name="ce212" table:formula="of:=IF(NOT([.B95]=&quot;&quot;);IF([.D95]&gt;0;WORKDAY([.C95];[.D95]-1);[.C95]);&quot;&quot;)">
            <text:p/>
          </table:table-cell>
          <table:table-cell table:style-name="ce228"/>
          <table:table-cell table:style-name="ce238" table:number-columns-repeated="4"/>
          <table:table-cell table:style-name="ce244" table:number-columns-repeated="2"/>
          <table:table-cell table:style-name="ce248" table:number-columns-repeated="33"/>
          <table:table-cell table:style-name="ce252" table:number-columns-repeated="85"/>
          <table:table-cell table:style-name="ce201" table:number-columns-repeated="894"/>
        </table:table-row>
        <table:table-row table:style-name="ro2">
          <table:table-cell table:style-name="ce200"/>
          <table:table-cell table:style-name="ce201"/>
          <table:table-cell table:style-name="ce212" table:formula="of:=IF(NOT([.B96]=&quot;&quot;);[.E95]+1;&quot;&quot;)">
            <text:p/>
          </table:table-cell>
          <table:table-cell table:style-name="ce201" table:formula="of:=IF(NOT([.B96]=&quot;&quot;); 1; &quot;&quot;)">
            <text:p/>
          </table:table-cell>
          <table:table-cell table:style-name="ce212" table:formula="of:=IF(NOT([.B96]=&quot;&quot;);IF([.D96]&gt;0;WORKDAY([.C96];[.D96]-1);[.C96]);&quot;&quot;)">
            <text:p/>
          </table:table-cell>
          <table:table-cell table:style-name="ce228"/>
          <table:table-cell table:style-name="ce238" table:number-columns-repeated="4"/>
          <table:table-cell table:style-name="ce244" table:number-columns-repeated="2"/>
          <table:table-cell table:style-name="ce248" table:number-columns-repeated="33"/>
          <table:table-cell table:style-name="ce252" table:number-columns-repeated="85"/>
          <table:table-cell table:style-name="ce201" table:number-columns-repeated="894"/>
        </table:table-row>
        <table:table-row table:style-name="ro2">
          <table:table-cell table:style-name="ce200"/>
          <table:table-cell table:style-name="ce201"/>
          <table:table-cell table:style-name="ce212" table:formula="of:=IF(NOT([.B97]=&quot;&quot;);[.E96]+1;&quot;&quot;)">
            <text:p/>
          </table:table-cell>
          <table:table-cell table:style-name="ce201" table:formula="of:=IF(NOT([.B97]=&quot;&quot;); 1; &quot;&quot;)">
            <text:p/>
          </table:table-cell>
          <table:table-cell table:style-name="ce212" table:formula="of:=IF(NOT([.B97]=&quot;&quot;);IF([.D97]&gt;0;WORKDAY([.C97];[.D97]-1);[.C97]);&quot;&quot;)">
            <text:p/>
          </table:table-cell>
          <table:table-cell table:style-name="ce228"/>
          <table:table-cell table:style-name="ce238" table:number-columns-repeated="4"/>
          <table:table-cell table:style-name="ce244" table:number-columns-repeated="2"/>
          <table:table-cell table:style-name="ce248" table:number-columns-repeated="33"/>
          <table:table-cell table:style-name="ce252" table:number-columns-repeated="85"/>
          <table:table-cell table:style-name="ce201" table:number-columns-repeated="894"/>
        </table:table-row>
        <table:table-row table:style-name="ro2">
          <table:table-cell table:style-name="ce200"/>
          <table:table-cell table:style-name="ce201"/>
          <table:table-cell table:style-name="ce212" table:formula="of:=IF(NOT([.B98]=&quot;&quot;);[.E97]+1;&quot;&quot;)">
            <text:p/>
          </table:table-cell>
          <table:table-cell table:style-name="ce201" table:formula="of:=IF(NOT([.B98]=&quot;&quot;); 1; &quot;&quot;)">
            <text:p/>
          </table:table-cell>
          <table:table-cell table:style-name="ce212" table:formula="of:=IF(NOT([.B98]=&quot;&quot;);IF([.D98]&gt;0;WORKDAY([.C98];[.D98]-1);[.C98]);&quot;&quot;)">
            <text:p/>
          </table:table-cell>
          <table:table-cell table:style-name="ce228"/>
          <table:table-cell table:style-name="ce238" table:number-columns-repeated="4"/>
          <table:table-cell table:style-name="ce244" table:number-columns-repeated="2"/>
          <table:table-cell table:style-name="ce248" table:number-columns-repeated="33"/>
          <table:table-cell table:style-name="ce252" table:number-columns-repeated="85"/>
          <table:table-cell table:style-name="ce201" table:number-columns-repeated="894"/>
        </table:table-row>
        <table:table-row table:style-name="ro2">
          <table:table-cell table:style-name="ce200"/>
          <table:table-cell table:style-name="ce201"/>
          <table:table-cell table:style-name="ce212" table:formula="of:=IF(NOT([.B99]=&quot;&quot;);[.E98]+1;&quot;&quot;)">
            <text:p/>
          </table:table-cell>
          <table:table-cell table:style-name="ce201" table:formula="of:=IF(NOT([.B99]=&quot;&quot;); 1; &quot;&quot;)">
            <text:p/>
          </table:table-cell>
          <table:table-cell table:style-name="ce212" table:formula="of:=IF(NOT([.B99]=&quot;&quot;);IF([.D99]&gt;0;WORKDAY([.C99];[.D99]-1);[.C99]);&quot;&quot;)">
            <text:p/>
          </table:table-cell>
          <table:table-cell table:style-name="ce228"/>
          <table:table-cell table:style-name="ce238" table:number-columns-repeated="4"/>
          <table:table-cell table:style-name="ce244" table:number-columns-repeated="2"/>
          <table:table-cell table:style-name="ce248" table:number-columns-repeated="33"/>
          <table:table-cell table:style-name="ce252" table:number-columns-repeated="85"/>
          <table:table-cell table:style-name="ce201" table:number-columns-repeated="894"/>
        </table:table-row>
        <table:table-row table:style-name="ro2">
          <table:table-cell table:style-name="ce200"/>
          <table:table-cell table:style-name="ce201"/>
          <table:table-cell table:style-name="ce212" table:formula="of:=IF(NOT([.B100]=&quot;&quot;);[.E99]+1;&quot;&quot;)">
            <text:p/>
          </table:table-cell>
          <table:table-cell table:style-name="ce201" table:formula="of:=IF(NOT([.B100]=&quot;&quot;); 1; &quot;&quot;)">
            <text:p/>
          </table:table-cell>
          <table:table-cell table:style-name="ce212" table:formula="of:=IF(NOT([.B100]=&quot;&quot;);IF([.D100]&gt;0;WORKDAY([.C100];[.D100]-1);[.C100]);&quot;&quot;)">
            <text:p/>
          </table:table-cell>
          <table:table-cell table:style-name="ce228"/>
          <table:table-cell table:style-name="ce238" table:number-columns-repeated="4"/>
          <table:table-cell table:style-name="ce244" table:number-columns-repeated="2"/>
          <table:table-cell table:style-name="ce248" table:number-columns-repeated="33"/>
          <table:table-cell table:style-name="ce252" table:number-columns-repeated="85"/>
          <table:table-cell table:style-name="ce201" table:number-columns-repeated="894"/>
        </table:table-row>
        <table:table-row table:style-name="ro2">
          <table:table-cell table:style-name="ce202"/>
          <table:table-cell table:style-name="ce207"/>
          <table:table-cell table:style-name="ce214" table:formula="of:=IF(NOT([.B101]=&quot;&quot;);[.E100]+1;&quot;&quot;)">
            <text:p/>
          </table:table-cell>
          <table:table-cell table:style-name="ce207" table:formula="of:=IF(NOT([.B101]=&quot;&quot;); 1; &quot;&quot;)">
            <text:p/>
          </table:table-cell>
          <table:table-cell table:style-name="ce214" table:formula="of:=IF(NOT([.B101]=&quot;&quot;);IF([.D101]&gt;0;WORKDAY([.C101];[.D101]-1);[.C101]);&quot;&quot;)">
            <text:p/>
          </table:table-cell>
          <table:table-cell table:style-name="ce229"/>
          <table:table-cell table:style-name="ce239" table:number-columns-repeated="4"/>
          <table:table-cell table:style-name="ce245" table:number-columns-repeated="2"/>
          <table:table-cell table:style-name="ce249" table:number-columns-repeated="33"/>
          <table:table-cell table:style-name="ce253" table:number-columns-repeated="85"/>
          <table:table-cell table:style-name="ce207" table:number-columns-repeated="894"/>
        </table:table-row>
        <table:table-row table:style-name="ro2">
          <table:table-cell/>
          <table:table-cell/>
          <table:table-cell table:style-name="ce215" table:formula="of:=IF(NOT([.B102]=&quot;&quot;);[.E101]+1;&quot;&quot;)">
            <text:p/>
          </table:table-cell>
          <table:table-cell table:formula="of:=IF(NOT([.B102]=&quot;&quot;); 1; &quot;&quot;)">
            <text:p/>
          </table:table-cell>
          <table:table-cell table:formula="of:=IF(NOT([.B102]=&quot;&quot;);WORKDAY([.C102];[.D102]-1);&quot;&quot;)">
            <text:p/>
          </table:table-cell>
          <table:table-cell table:number-columns-repeated="1019"/>
        </table:table-row>
        <table:table-row table:style-name="ro2" table:number-rows-repeated="104847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DE">
      <number:number number:min-integer-digits="1"/>
    </number:number-style>
    <number:number-style style:name="N106">
      <number:number number:decimal-places="0" number:min-integer-digits="0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de" number:country="DE">
      <number:number number:decimal-places="2" number:min-integer-digits="1" number:grouping="true"/>
      <number:text>    </number:text>
    </number:number-style>
    <number:number-style style:name="N8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de" number:country="DE">
      <number:number number:decimal-places="2" number:min-integer-digits="1" number:grouping="true"/>
      <number:text> € </number:text>
    </number:number-style>
    <number:number-style style:name="N8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39" number:language="de" number:country="D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de" number:country="DE">
      <number:minutes number:style="long"/>
      <number:text>:</number:text>
      <number:seconds number:style="long"/>
    </number:time-style>
    <number:time-style style:name="N8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de" number:country="DE">
      <number:minutes number:style="long"/>
      <number:text>:</number:text>
      <number:seconds number:style="long" number:decimal-places="1"/>
    </number:time-style>
    <number:number-style style:name="N8143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Calibri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onditionalStyle_5f_9" style:display-name="ConditionalStyle_9" style:family="table-cell" style:parent-style-name="Default">
      <style:table-cell-properties fo:background-color="#e86000"/>
      <style:text-properties fo:color="#9c0006"/>
    </style:style>
    <style:style style:name="ConditionalStyle_5f_8" style:display-name="ConditionalStyle_8" style:family="table-cell" style:parent-style-name="Default">
      <style:table-cell-properties fo:border-bottom="0.035cm solid #ffffff" fo:background-color="#4f7c87" fo:border-left="none" fo:border-right="none" fo:border-top="0.035cm solid #ffffff"/>
      <style:text-properties fo:color="#ffffff"/>
    </style:style>
    <style:style style:name="ConditionalStyle_5f_7" style:display-name="ConditionalStyle_7" style:family="table-cell" style:parent-style-name="Default">
      <style:table-cell-properties fo:background-color="#e86000"/>
      <style:text-properties fo:color="#9c0006"/>
    </style:style>
    <style:style style:name="ConditionalStyle_5f_6" style:display-name="ConditionalStyle_6" style:family="table-cell" style:parent-style-name="Default">
      <style:table-cell-properties fo:border-bottom="0.035cm solid #ffffff" fo:background-color="#4f7c87" fo:border-left="none" fo:border-right="none" fo:border-top="0.035cm solid #ffffff"/>
      <style:text-properties fo:color="#ffffff"/>
    </style:style>
    <style:style style:name="ConditionalStyle_5f_5" style:display-name="ConditionalStyle_5" style:family="table-cell" style:parent-style-name="Default">
      <style:table-cell-properties fo:border-bottom="0.035cm solid #ffffff" fo:background-color="#4f7c87" fo:border-left="none" fo:border-right="none" fo:border-top="0.035cm solid #ffffff"/>
      <style:text-properties fo:color="#ffffff"/>
    </style:style>
    <style:style style:name="ConditionalStyle_5f_4" style:display-name="ConditionalStyle_4" style:family="table-cell" style:parent-style-name="Default">
      <style:table-cell-properties fo:background-color="#e86000"/>
      <style:text-properties fo:color="#9c0006"/>
    </style:style>
    <style:style style:name="ConditionalStyle_5f_3" style:display-name="ConditionalStyle_3" style:family="table-cell" style:parent-style-name="Default">
      <style:table-cell-properties fo:border-bottom="0.035cm solid #ffffff" fo:background-color="#4f7c87" fo:border-left="none" fo:border-right="none" fo:border-top="0.035cm solid #ffffff"/>
      <style:text-properties fo:color="#ffffff"/>
    </style:style>
    <style:style style:name="ConditionalStyle_5f_2" style:display-name="ConditionalStyle_2" style:family="table-cell" style:parent-style-name="Default">
      <style:table-cell-properties fo:background-color="#e86000"/>
      <style:text-properties fo:color="#9c0006"/>
    </style:style>
    <style:style style:name="ConditionalStyle_5f_1" style:display-name="ConditionalStyle_1" style:family="table-cell" style:parent-style-name="Default">
      <style:table-cell-properties fo:border-bottom="0.035cm solid #ffffff" fo:background-color="#4f7c87" fo:border-left="none" fo:border-right="none" fo:border-top="0.035cm solid #ffffff"/>
      <style:text-properties fo:color="#ff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8">18.05.2016</text:date>, <text:time>21:20:5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Projektplan_20_Kalenderwochen" style:display-name="PageStyle_Projektplan Kalenderwoch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jektplan_20_Monate" style:display-name="PageStyle_Projektplan Monat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18T21:19:27.01</dc:date>
    <meta:generator>OpenOffice/4.1.2$Win32 OpenOffice.org_project/412m3$Build-9782</meta:generator>
    <meta:editing-duration>PT5H54M13S</meta:editing-duration>
    <meta:editing-cycles>8</meta:editing-cycles>
    <meta:document-statistic meta:table-count="2" meta:cell-count="2447" meta:object-count="0"/>
  </office:meta>
</office:document-meta>
</file>